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59cm"/>
    </style:style>
    <style:style style:name="co10" style:family="table-column">
      <style:table-column-properties fo:break-before="auto" style:column-width="3.311cm"/>
    </style:style>
    <style:style style:name="co11" style:family="table-column">
      <style:table-column-properties fo:break-before="auto" style:column-width="3.898cm"/>
    </style:style>
    <style:style style:name="co12" style:family="table-column">
      <style:table-column-properties fo:break-before="auto" style:column-width="3.265cm"/>
    </style:style>
    <style:style style:name="co13" style:family="table-column">
      <style:table-column-properties fo:break-before="auto" style:column-width="3.337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3.669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032cm"/>
    </style:style>
    <style:style style:name="co19" style:family="table-column">
      <style:table-column-properties fo:break-before="auto" style:column-width="3.388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3.293cm"/>
    </style:style>
    <style:style style:name="co22" style:family="table-column">
      <style:table-column-properties fo:break-before="auto" style:column-width="3.108cm"/>
    </style:style>
    <style:style style:name="co23" style:family="table-column">
      <style:table-column-properties fo:break-before="auto" style:column-width="3.403cm"/>
    </style:style>
    <style:style style:name="co24" style:family="table-column">
      <style:table-column-properties fo:break-before="auto" style:column-width="3.006cm"/>
    </style:style>
    <style:style style:name="co25" style:family="table-column">
      <style:table-column-properties fo:break-before="auto" style:column-width="3.953cm"/>
    </style:style>
    <style:style style:name="co26" style:family="table-column">
      <style:table-column-properties fo:break-before="auto" style:column-width="3.457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3.057cm"/>
    </style:style>
    <style:style style:name="co29" style:family="table-column">
      <style:table-column-properties fo:break-before="auto" style:column-width="3.362cm"/>
    </style:style>
    <style:style style:name="co30" style:family="table-column">
      <style:table-column-properties fo:break-before="auto" style:column-width="3.642cm"/>
    </style:style>
    <style:style style:name="co31" style:family="table-column">
      <style:table-column-properties fo:break-before="auto" style:column-width="2.879cm"/>
    </style:style>
    <style:style style:name="co32" style:family="table-column">
      <style:table-column-properties fo:break-before="auto" style:column-width="3.567cm"/>
    </style:style>
    <style:style style:name="co33" style:family="table-column">
      <style:table-column-properties fo:break-before="auto" style:column-width="3.21cm"/>
    </style:style>
    <style:style style:name="co34" style:family="table-column">
      <style:table-column-properties fo:break-before="auto" style:column-width="3.286cm"/>
    </style:style>
    <style:style style:name="co35" style:family="table-column">
      <style:table-column-properties fo:break-before="auto" style:column-width="3.235cm"/>
    </style:style>
    <style:style style:name="co36" style:family="table-column">
      <style:table-column-properties fo:break-before="auto" style:column-width="3.54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3.923cm"/>
    </style:style>
    <style:style style:name="co40" style:family="table-column">
      <style:table-column-properties fo:break-before="auto" style:column-width="3.618cm"/>
    </style:style>
    <style:style style:name="co41" style:family="table-column">
      <style:table-column-properties fo:break-before="auto" style:column-width="2.93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3.515cm"/>
    </style:style>
    <style:style style:name="co44" style:family="table-column">
      <style:table-column-properties fo:break-before="auto" style:column-width="2.981cm"/>
    </style:style>
    <style:style style:name="co45" style:family="table-column">
      <style:table-column-properties fo:break-before="auto" style:column-width="3.847cm"/>
    </style:style>
    <style:style style:name="co46" style:family="table-column">
      <style:table-column-properties fo:break-before="auto" style:column-width="4.076cm"/>
    </style:style>
    <style:style style:name="co47" style:family="table-column">
      <style:table-column-properties fo:break-before="auto" style:column-width="3.74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eat1">
      <style:table-properties table:display="true" style:writing-mode="lr-tb"/>
    </style:style>
    <style:style style:name="ta2" style:family="table" style:master-page-name="PageStyle_5f_heat2">
      <style:table-properties table:display="true" style:writing-mode="lr-tb"/>
    </style:style>
    <style:style style:name="ta3" style:family="table" style:master-page-name="PageStyle_5f_heat3">
      <style:table-properties table:display="true" style:writing-mode="lr-tb"/>
    </style:style>
    <style:style style:name="ta4" style:family="table" style:master-page-name="PageStyle_5f_heat4">
      <style:table-properties table:display="true" style:writing-mode="lr-tb"/>
    </style:style>
    <style:style style:name="ta5" style:family="table" style:master-page-name="PageStyle_5f_heat5">
      <style:table-properties table:display="true" style:writing-mode="lr-tb"/>
    </style:style>
    <style:style style:name="ta6" style:family="table" style:master-page-name="PageStyle_5f_heat6">
      <style:table-properties table:display="true" style:writing-mode="lr-tb"/>
    </style:style>
    <style:style style:name="ta7" style:family="table" style:master-page-name="PageStyle_5f_heat7">
      <style:table-properties table:display="true" style:writing-mode="lr-tb"/>
    </style:style>
    <style:style style:name="ta8" style:family="table" style:master-page-name="PageStyle_5f_heat8">
      <style:table-properties table:display="true" style:writing-mode="lr-tb"/>
    </style:style>
    <style:style style:name="ta9" style:family="table" style:master-page-name="PageStyle_5f_heat9">
      <style:table-properties table:display="true" style:writing-mode="lr-tb"/>
    </style:style>
    <style:style style:name="ta10" style:family="table" style:master-page-name="PageStyle_5f_heat10">
      <style:table-properties table:display="true" style:writing-mode="lr-tb"/>
    </style:style>
    <style:style style:name="ta11" style:family="table" style:master-page-name="PageStyle_5f_heat11">
      <style:table-properties table:display="true" style:writing-mode="lr-tb"/>
    </style:style>
    <style:style style:name="ta12" style:family="table" style:master-page-name="PageStyle_5f_heat12">
      <style:table-properties table:display="true" style:writing-mode="lr-tb"/>
    </style:style>
    <style:style style:name="ta13" style:family="table" style:master-page-name="PageStyle_5f_heat13">
      <style:table-properties table:display="true" style:writing-mode="lr-tb"/>
    </style:style>
    <style:style style:name="ta14" style:family="table" style:master-page-name="PageStyle_5f_heat14">
      <style:table-properties table:display="true" style:writing-mode="lr-tb"/>
    </style:style>
    <style:style style:name="ta15" style:family="table" style:master-page-name="PageStyle_5f_heat15">
      <style:table-properties table:display="true" style:writing-mode="lr-tb"/>
    </style:style>
    <style:style style:name="ta16" style:family="table" style:master-page-name="PageStyle_5f_heat16">
      <style:table-properties table:display="true" style:writing-mode="lr-tb"/>
    </style:style>
    <style:style style:name="ta17" style:family="table" style:master-page-name="PageStyle_5f_heat17">
      <style:table-properties table:display="true" style:writing-mode="lr-tb"/>
    </style:style>
    <style:style style:name="ta18" style:family="table" style:master-page-name="PageStyle_5f_heat18">
      <style:table-properties table:display="true" style:writing-mode="lr-tb"/>
    </style:style>
    <style:style style:name="ta19" style:family="table" style:master-page-name="PageStyle_5f_heat19">
      <style:table-properties table:display="true" style:writing-mode="lr-tb"/>
    </style:style>
    <style:style style:name="ta20" style:family="table" style:master-page-name="PageStyle_5f_heat2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/>
    </style:style>
    <style:style style:name="ce15" style:family="table-cell" style:parent-style-name="Default" style:data-style-name="N143">
      <style:table-cell-properties style:rotation-align="none"/>
    </style:style>
    <style:style style:name="ce16" style:family="table-cell" style:parent-style-name="Default" style:data-style-name="N141">
      <style:table-cell-properties style:rotation-align="none"/>
    </style:style>
    <style:style style:name="ce17" style:family="table-cell" style:parent-style-name="Default" style:data-style-name="N61">
      <style:table-cell-properties style:rotation-align="none"/>
    </style:style>
    <style:style style:name="ce18" style:family="table-cell" style:parent-style-name="Default" style:data-style-name="N142">
      <style:table-cell-properties style:rotation-align="none"/>
    </style:style>
    <style:style style:name="ce6" style:family="table-cell" style:parent-style-name="Default">
      <style:table-cell-properties fo:background-color="transparent"/>
    </style:style>
    <style:style style:name="ce19" style:family="table-cell" style:parent-style-name="Default" style:data-style-name="N144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61"/>
    <style:style style:name="ce11" style:family="table-cell" style:parent-style-name="Default" style:data-style-name="N143">
      <style:table-cell-properties fo:background-color="#ffffff"/>
    </style:style>
    <style:style style:name="ce7" style:family="table-cell" style:parent-style-name="Default" style:data-style-name="N143"/>
    <style:style style:name="ce1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1" table:style-name="ta1">
        <office:forms form:automatic-focus="false" form:apply-design-mode="false"/>
        <table:shapes>
          <draw:frame draw:z-index="0" draw:style-name="gr1" draw:text-style-name="P1" svg:width="15.995cm" svg:height="8.979cm" svg:x="26.29cm" svg:y="1.433cm">
            <draw:object draw:notify-on-update-of-ranges="heat1.G6:heat1.G6 heat1.G7:heat1.G11 heat1.E7:heat1.E11 heat1.F6:heat1.F6 heat1.F7:heat1.F11 heat1.E7:heat1.E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B10]/2" office:value-type="float" office:value="0.005" calcext:value-type="float">
            <text:p>5.000000E-03</text:p>
          </table:table-cell>
          <table:table-cell table:style-name="ce15" table:formula="of:=[.$B$7]+([.$B$8]-[.$B$7])*[.E7]/[.$B$9]" office:value-type="float" office:value="12" calcext:value-type="float">
            <text:p>1.200000E+01</text:p>
          </table:table-cell>
          <table:table-cell table:style-name="ce15" office:value-type="float" office:value="12" calcext:value-type="float">
            <text:p>1.200000E+01</text:p>
          </table:table-cell>
          <table:table-cell table:style-name="ce15" table:formula="of:=ABS(100*([.F7]-[.G7])/[.F7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E7]+[.$B$10]" office:value-type="float" office:value="0.015" calcext:value-type="float">
            <text:p>1.500000E-02</text:p>
          </table:table-cell>
          <table:table-cell table:style-name="ce15" table:formula="of:=[.$B$7]+([.$B$8]-[.$B$7])*[.E8]/[.$B$9]" office:value-type="float" office:value="16" calcext:value-type="float">
            <text:p>1.600000E+01</text:p>
          </table:table-cell>
          <table:table-cell table:style-name="ce15" office:value-type="float" office:value="16" calcext:value-type="float">
            <text:p>1.600000E+01</text:p>
          </table:table-cell>
          <table:table-cell table:style-name="ce15" table:formula="of:=ABS(100*([.F8]-[.G8])/[.F8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8]+[.$B$10]" office:value-type="float" office:value="0.025" calcext:value-type="float">
            <text:p>2.500000E-02</text:p>
          </table:table-cell>
          <table:table-cell table:style-name="ce15" table:formula="of:=[.$B$7]+([.$B$8]-[.$B$7])*[.E9]/[.$B$9]" office:value-type="float" office:value="20" calcext:value-type="float">
            <text:p>2.000000E+01</text:p>
          </table:table-cell>
          <table:table-cell table:style-name="ce15" office:value-type="float" office:value="20" calcext:value-type="float">
            <text:p>2.000000E+01</text:p>
          </table:table-cell>
          <table:table-cell table:style-name="ce15" table:formula="of:=ABS(100*([.F9]-[.G9])/[.F9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9]/[.B11]" office:value-type="float" office:value="0.01" calcext:value-type="float">
            <text:p>0.01</text:p>
          </table:table-cell>
          <table:table-cell table:number-columns-repeated="2"/>
          <table:table-cell table:style-name="ce15" table:formula="of:=[.$E9]+[.$B$10]" office:value-type="float" office:value="0.035" calcext:value-type="float">
            <text:p>3.500000E-02</text:p>
          </table:table-cell>
          <table:table-cell table:style-name="ce15" table:formula="of:=[.$B$7]+([.$B$8]-[.$B$7])*[.E10]/[.$B$9]" office:value-type="float" office:value="24" calcext:value-type="float">
            <text:p>2.400000E+01</text:p>
          </table:table-cell>
          <table:table-cell table:style-name="ce15" office:value-type="float" office:value="24" calcext:value-type="float">
            <text:p>2.400000E+01</text:p>
          </table:table-cell>
          <table:table-cell table:style-name="ce15" table:formula="of:=ABS(100*([.F10]-[.G10])/[.F10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 table:formula="of:=[.$E10]+[.$B$10]" office:value-type="float" office:value="0.045" calcext:value-type="float">
            <text:p>4.500000E-02</text:p>
          </table:table-cell>
          <table:table-cell table:style-name="ce15" table:formula="of:=[.$B$7]+([.$B$8]-[.$B$7])*[.E11]/[.$B$9]" office:value-type="float" office:value="28" calcext:value-type="float">
            <text:p>2.800000E+01</text:p>
          </table:table-cell>
          <table:table-cell table:style-name="ce15" office:value-type="float" office:value="28" calcext:value-type="float">
            <text:p>2.800000E+01</text:p>
          </table:table-cell>
          <table:table-cell table:style-name="ce15" table:formula="of:=ABS(100*([.F11]-[.G11])/[.F11])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5" table:number-columns-repeated="6"/>
          <table:table-cell table:number-columns-repeated="52"/>
        </table:table-row>
        <table:table-row table:style-name="ro1">
          <table:table-cell table:style-name="ce15" table:formula="of:=MAX([.H7:.H11])" office:value-type="float" office:value="0" calcext:value-type="float">
            <text:p>0.000000E+00</text:p>
          </table:table-cell>
          <table:table-cell table:number-columns-repeated="3"/>
          <table:table-cell table:style-name="ce15" table:number-columns-repeated="6"/>
          <table:table-cell table:number-columns-repeated="52"/>
        </table:table-row>
        <table:table-row table:style-name="ro1">
          <table:table-cell table:number-columns-repeated="62"/>
        </table:table-row>
        <table:table-row table:style-name="ro1" table:number-rows-repeated="2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4">
          <table:table-cell/>
          <table:table-cell table:style-name="ce16"/>
          <table:table-cell table:number-columns-repeated="2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20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2" table:style-name="ta2">
        <office:forms form:automatic-focus="false" form:apply-design-mode="false"/>
        <table:shapes>
          <draw:frame draw:z-index="0" draw:style-name="gr1" draw:text-style-name="P1" svg:width="17.538cm" svg:height="9.845cm" svg:x="26.919cm" svg:y="3.246cm">
            <draw:object draw:notify-on-update-of-ranges="heat2.E7:heat2.E31 heat2.G6:heat2.G6 heat2.G7:heat2.G31 heat2.E7:heat2.E31 heat2.F6:heat2.F6 heat2.F7:heat2.F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L) = h(T2 - Tinf2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B12]/2" office:value-type="float" office:value="0.001" calcext:value-type="float">
            <text:p>1.000000E-03</text:p>
          </table:table-cell>
          <table:table-cell table:style-name="ce15" table:formula="of:=[.$B$7]+([.$B$8]-[.$B$7])*[.$B$9]*[.E7]/([.$B$10]+[.$B$9]*[.$B$11])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ABS(100*([.F7]-[.G7])/[.F7])" office:value-type="float" office:value="0.0000199346127410595" calcext:value-type="float">
            <text:p>1.99346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E7]+[.$B$12]" office:value-type="float" office:value="0.003" calcext:value-type="float">
            <text:p>3.000000E-03</text:p>
          </table:table-cell>
          <table:table-cell table:style-name="ce15" table:formula="of:=[.$B$7]+([.$B$8]-[.$B$7])*[.$B$9]*[.E8]/([.$B$10]+[.$B$9]*[.$B$11])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ABS(100*([.F8]-[.G8])/[.F8])" office:value-type="float" office:value="0.0000356114771889365" calcext:value-type="float">
            <text:p>3.561148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E8]+[.$B$12]" office:value-type="float" office:value="0.005" calcext:value-type="float">
            <text:p>5.000000E-03</text:p>
          </table:table-cell>
          <table:table-cell table:style-name="ce15" table:formula="of:=[.$B$7]+([.$B$8]-[.$B$7])*[.$B$9]*[.E9]/([.$B$10]+[.$B$9]*[.$B$11])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ABS(100*([.F9]-[.G9])/[.F9])" office:value-type="float" office:value="0.00000212326369855978" calcext:value-type="float">
            <text:p>2.123264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9]+[.$B$12]" office:value-type="float" office:value="0.007" calcext:value-type="float">
            <text:p>7.000000E-03</text:p>
          </table:table-cell>
          <table:table-cell table:style-name="ce15" table:formula="of:=[.$B$7]+([.$B$8]-[.$B$7])*[.$B$9]*[.E10]/([.$B$10]+[.$B$9]*[.$B$11])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ABS(100*([.F10]-[.G10])/[.F10])" office:value-type="float" office:value="0.000036375873847229" calcext:value-type="float">
            <text:p>3.637587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0]+[.$B$12]" office:value-type="float" office:value="0.009" calcext:value-type="float">
            <text:p>9.000000E-03</text:p>
          </table:table-cell>
          <table:table-cell table:style-name="ce15" table:formula="of:=[.$B$7]+([.$B$8]-[.$B$7])*[.$B$9]*[.E11]/([.$B$10]+[.$B$9]*[.$B$11])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ABS(100*([.F11]-[.G11])/[.F11])" office:value-type="float" office:value="0.0000125458343501946" calcext:value-type="float">
            <text:p>1.254583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1]+[.$B$12]" office:value-type="float" office:value="0.011" calcext:value-type="float">
            <text:p>1.100000E-02</text:p>
          </table:table-cell>
          <table:table-cell table:style-name="ce15" table:formula="of:=[.$B$7]+([.$B$8]-[.$B$7])*[.$B$9]*[.E12]/([.$B$10]+[.$B$9]*[.$B$11])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ABS(100*([.F12]-[.G12])/[.F12])" office:value-type="float" office:value="0.0000194326534701158" calcext:value-type="float">
            <text:p>1.943265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2]+[.$B$12]" office:value-type="float" office:value="0.013" calcext:value-type="float">
            <text:p>1.300000E-02</text:p>
          </table:table-cell>
          <table:table-cell table:style-name="ce15" table:formula="of:=[.$B$7]+([.$B$8]-[.$B$7])*[.$B$9]*[.E13]/([.$B$10]+[.$B$9]*[.$B$11])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ABS(100*([.F13]-[.G13])/[.F13])" office:value-type="float" office:value="0.0000248368052783409" calcext:value-type="float">
            <text:p>2.48368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13]+[.$B$12]" office:value-type="float" office:value="0.015" calcext:value-type="float">
            <text:p>1.500000E-02</text:p>
          </table:table-cell>
          <table:table-cell table:style-name="ce15" table:formula="of:=[.$B$7]+([.$B$8]-[.$B$7])*[.$B$9]*[.E14]/([.$B$10]+[.$B$9]*[.$B$11])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ABS(100*([.F14]-[.G14])/[.F14])" office:value-type="float" office:value="0.0000051292463169726" calcext:value-type="float">
            <text:p>5.129246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36375873847229" calcext:value-type="float">
            <text:p>3.637587E-05</text:p>
          </table:table-cell>
          <table:table-cell table:number-columns-repeated="2"/>
          <table:table-cell table:style-name="ce15" table:formula="of:=[.$E14]+[.$B$12]" office:value-type="float" office:value="0.017" calcext:value-type="float">
            <text:p>1.700000E-02</text:p>
          </table:table-cell>
          <table:table-cell table:style-name="ce15" table:formula="of:=[.$B$7]+([.$B$8]-[.$B$7])*[.$B$9]*[.E15]/([.$B$10]+[.$B$9]*[.$B$11])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ABS(100*([.F15]-[.G15])/[.F15])" office:value-type="float" office:value="0.0000328484082225956" calcext:value-type="float">
            <text:p>3.28484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2]" office:value-type="float" office:value="0.019" calcext:value-type="float">
            <text:p>1.900000E-02</text:p>
          </table:table-cell>
          <table:table-cell table:style-name="ce15" table:formula="of:=[.$B$7]+([.$B$8]-[.$B$7])*[.$B$9]*[.E16]/([.$B$10]+[.$B$9]*[.$B$11])" office:value-type="float" office:value="15.2274310821677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ABS(100*([.F16]-[.G16])/[.F16])" office:value-type="float" office:value="0.00000710669873105961" calcext:value-type="float">
            <text:p>7.106699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2]" office:value-type="float" office:value="0.021" calcext:value-type="float">
            <text:p>2.100000E-02</text:p>
          </table:table-cell>
          <table:table-cell table:style-name="ce15" table:formula="of:=[.$B$7]+([.$B$8]-[.$B$7])*[.$B$9]*[.E17]/([.$B$10]+[.$B$9]*[.$B$11])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ABS(100*([.F17]-[.G17])/[.F17])" office:value-type="float" office:value="0.0000191057553691556" calcext:value-type="float">
            <text:p>1.910576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2]" office:value-type="float" office:value="0.023" calcext:value-type="float">
            <text:p>2.300000E-02</text:p>
          </table:table-cell>
          <table:table-cell table:style-name="ce15" table:formula="of:=[.$B$7]+([.$B$8]-[.$B$7])*[.$B$9]*[.E18]/([.$B$10]+[.$B$9]*[.$B$11])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ABS(100*([.F18]-[.G18])/[.F18])" office:value-type="float" office:value="0.0000176932256911425" calcext:value-type="float">
            <text:p>1.769323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2]" office:value-type="float" office:value="0.025" calcext:value-type="float">
            <text:p>2.500000E-02</text:p>
          </table:table-cell>
          <table:table-cell table:style-name="ce15" table:formula="of:=[.$B$7]+([.$B$8]-[.$B$7])*[.$B$9]*[.E19]/([.$B$10]+[.$B$9]*[.$B$11])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ABS(100*([.F19]-[.G19])/[.F19])" office:value-type="float" office:value="0.00000715523117651722" calcext:value-type="float">
            <text:p>7.155231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19]+[.$B$12]" office:value-type="float" office:value="0.027" calcext:value-type="float">
            <text:p>2.700000E-02</text:p>
          </table:table-cell>
          <table:table-cell table:style-name="ce15" table:formula="of:=[.$B$7]+([.$B$8]-[.$B$7])*[.$B$9]*[.E20]/([.$B$10]+[.$B$9]*[.$B$11])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ABS(100*([.F20]-[.G20])/[.F20])" office:value-type="float" office:value="0.0000269427898683235" calcext:value-type="float">
            <text:p>2.694279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0]+[.$B$12]" office:value-type="float" office:value="0.029" calcext:value-type="float">
            <text:p>2.900000E-02</text:p>
          </table:table-cell>
          <table:table-cell table:style-name="ce15" table:formula="of:=[.$B$7]+([.$B$8]-[.$B$7])*[.$B$9]*[.E21]/([.$B$10]+[.$B$9]*[.$B$11])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ABS(100*([.F21]-[.G21])/[.F21])" office:value-type="float" office:value="0.00000333226342665343" calcext:value-type="float">
            <text:p>3.332263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1]+[.$B$12]" office:value-type="float" office:value="0.031" calcext:value-type="float">
            <text:p>3.100000E-02</text:p>
          </table:table-cell>
          <table:table-cell table:style-name="ce15" table:formula="of:=[.$B$7]+([.$B$8]-[.$B$7])*[.$B$9]*[.E22]/([.$B$10]+[.$B$9]*[.$B$11])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ABS(100*([.F22]-[.G22])/[.F22])" office:value-type="float" office:value="0.0000188759364063303" calcext:value-type="float">
            <text:p>1.887594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2]+[.$B$12]" office:value-type="float" office:value="0.033" calcext:value-type="float">
            <text:p>3.300000E-02</text:p>
          </table:table-cell>
          <table:table-cell table:style-name="ce15" table:formula="of:=[.$B$7]+([.$B$8]-[.$B$7])*[.$B$9]*[.E23]/([.$B$10]+[.$B$9]*[.$B$11])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ABS(100*([.F23]-[.G23])/[.F23])" office:value-type="float" office:value="0.0000126098961637207" calcext:value-type="float">
            <text:p>1.260990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3]+[.$B$12]" office:value-type="float" office:value="0.035" calcext:value-type="float">
            <text:p>3.500000E-02</text:p>
          </table:table-cell>
          <table:table-cell table:style-name="ce15" table:formula="of:=[.$B$7]+([.$B$8]-[.$B$7])*[.$B$9]*[.E24]/([.$B$10]+[.$B$9]*[.$B$11])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ABS(100*([.F24]-[.G24])/[.F24])" office:value-type="float" office:value="0.00000861328951678723" calcext:value-type="float">
            <text:p>8.613290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4]+[.$B$12]" office:value-type="float" office:value="0.037" calcext:value-type="float">
            <text:p>3.700000E-02</text:p>
          </table:table-cell>
          <table:table-cell table:style-name="ce15" table:formula="of:=[.$B$7]+([.$B$8]-[.$B$7])*[.$B$9]*[.E25]/([.$B$10]+[.$B$9]*[.$B$11])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ABS(100*([.F25]-[.G25])/[.F25])" office:value-type="float" office:value="0.0000208756083193953" calcext:value-type="float">
            <text:p>2.087561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5]+[.$B$12]" office:value-type="float" office:value="0.039" calcext:value-type="float">
            <text:p>3.900000E-02</text:p>
          </table:table-cell>
          <table:table-cell table:style-name="ce15" table:formula="of:=[.$B$7]+([.$B$8]-[.$B$7])*[.$B$9]*[.E26]/([.$B$10]+[.$B$9]*[.$B$11])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ABS(100*([.F26]-[.G26])/[.F26])" office:value-type="float" office:value="0.000000559712466273899" calcext:value-type="float">
            <text:p>5.597125E-07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6]+[.$B$12]" office:value-type="float" office:value="0.041" calcext:value-type="float">
            <text:p>4.100000E-02</text:p>
          </table:table-cell>
          <table:table-cell table:style-name="ce15" table:formula="of:=[.$B$7]+([.$B$8]-[.$B$7])*[.$B$9]*[.E27]/([.$B$10]+[.$B$9]*[.$B$11])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ABS(100*([.F27]-[.G27])/[.F27])" office:value-type="float" office:value="0.0000187055430915399" calcext:value-type="float">
            <text:p>1.870554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7]+[.$B$12]" office:value-type="float" office:value="0.043" calcext:value-type="float">
            <text:p>4.300000E-02</text:p>
          </table:table-cell>
          <table:table-cell table:style-name="ce15" table:formula="of:=[.$B$7]+([.$B$8]-[.$B$7])*[.$B$9]*[.E28]/([.$B$10]+[.$B$9]*[.$B$11])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ABS(100*([.F28]-[.G28])/[.F28])" office:value-type="float" office:value="0.00000880786197970639" calcext:value-type="float">
            <text:p>8.807862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8]+[.$B$12]" office:value-type="float" office:value="0.045" calcext:value-type="float">
            <text:p>4.500000E-02</text:p>
          </table:table-cell>
          <table:table-cell table:style-name="ce15" table:formula="of:=[.$B$7]+([.$B$8]-[.$B$7])*[.$B$9]*[.E29]/([.$B$10]+[.$B$9]*[.$B$11])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ABS(100*([.F29]-[.G29])/[.F29])" office:value-type="float" office:value="0.00000971286792935646" calcext:value-type="float">
            <text:p>9.712868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29]+[.$B$12]" office:value-type="float" office:value="0.047" calcext:value-type="float">
            <text:p>4.700000E-02</text:p>
          </table:table-cell>
          <table:table-cell table:style-name="ce15" table:formula="of:=[.$B$7]+([.$B$8]-[.$B$7])*[.$B$9]*[.E30]/([.$B$10]+[.$B$9]*[.$B$11])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ABS(100*([.F30]-[.G30])/[.F30])" office:value-type="float" office:value="0.0000162643163652564" calcext:value-type="float">
            <text:p>1.626432E-05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4"/>
          <table:table-cell table:style-name="ce15" table:formula="of:=[.$E30]+[.$B$12]" office:value-type="float" office:value="0.049" calcext:value-type="float">
            <text:p>4.900000E-02</text:p>
          </table:table-cell>
          <table:table-cell table:style-name="ce15" table:formula="of:=[.$B$7]+([.$B$8]-[.$B$7])*[.$B$9]*[.E31]/([.$B$10]+[.$B$9]*[.$B$11])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ABS(100*([.F31]-[.G31])/[.F31])" office:value-type="float" office:value="0.00000156312379456466" calcext:value-type="float">
            <text:p>1.563124E-06</text:p>
          </table:table-cell>
          <table:table-cell table:number-columns-repeated="2"/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number-columns-repeated="7"/>
          <table:table-cell table:number-columns-repeated="51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3" table:style-name="ta3">
        <office:forms form:automatic-focus="false" form:apply-design-mode="false"/>
        <table:shapes>
          <draw:frame draw:z-index="0" draw:style-name="gr1" draw:text-style-name="P1" svg:width="15.995cm" svg:height="8.979cm" svg:x="28.8cm" svg:y="2.463cm">
            <draw:object draw:notify-on-update-of-ranges="heat3.E7:heat3.E31 heat3.G6:heat3.G6 heat3.G7:heat3.G31 heat3.E7:heat3.E31 heat3.F6:heat3.F6 heat3.F7:heat3.F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9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h(T1 - Tinf1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2]/2" office:value-type="float" office:value="0.001" calcext:value-type="float">
            <text:p>1.000000E-03</text:p>
          </table:table-cell>
          <table:table-cell table:style-name="ce15" table:formula="of:=([.$B$9]*([.$B$8]-[.$B$7])/([.$B$10]+[.$B$9]*[.$B$11]))*([.$E7]-[.$B$11])+[.$B$8]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ABS(100*([.F7]-[.G7])/[.F7])" office:value-type="float" office:value="0.00000156312382482464" calcext:value-type="float">
            <text:p>1.563124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$E7]+[.$B$12]" office:value-type="float" office:value="0.003" calcext:value-type="float">
            <text:p>3.000000E-03</text:p>
          </table:table-cell>
          <table:table-cell table:style-name="ce15" table:formula="of:=([.$B$9]*([.$B$8]-[.$B$7])/([.$B$10]+[.$B$9]*[.$B$11]))*([.$E8]-[.$B$11])+[.$B$8]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ABS(100*([.F8]-[.G8])/[.F8])" office:value-type="float" office:value="0.0000162643163187773" calcext:value-type="float">
            <text:p>1.626432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E8]+[.$B$12]" office:value-type="float" office:value="0.005" calcext:value-type="float">
            <text:p>5.000000E-03</text:p>
          </table:table-cell>
          <table:table-cell table:style-name="ce15" table:formula="of:=([.$B$9]*([.$B$8]-[.$B$7])/([.$B$10]+[.$B$9]*[.$B$11]))*([.$E9]-[.$B$11])+[.$B$8]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ABS(100*([.F9]-[.G9])/[.F9])" office:value-type="float" office:value="0.00000971286797697836" calcext:value-type="float">
            <text:p>9.71286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9]+[.$B$12]" office:value-type="float" office:value="0.007" calcext:value-type="float">
            <text:p>7.000000E-03</text:p>
          </table:table-cell>
          <table:table-cell table:style-name="ce15" table:formula="of:=([.$B$9]*([.$B$8]-[.$B$7])/([.$B$10]+[.$B$9]*[.$B$11]))*([.$E10]-[.$B$11])+[.$B$8]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ABS(100*([.F10]-[.G10])/[.F10])" office:value-type="float" office:value="0.00000880786194715823" calcext:value-type="float">
            <text:p>8.807862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0]+[.$B$12]" office:value-type="float" office:value="0.009" calcext:value-type="float">
            <text:p>9.000000E-03</text:p>
          </table:table-cell>
          <table:table-cell table:style-name="ce15" table:formula="of:=([.$B$9]*([.$B$8]-[.$B$7])/([.$B$10]+[.$B$9]*[.$B$11]))*([.$E11]-[.$B$11])+[.$B$8]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ABS(100*([.F11]-[.G11])/[.F11])" office:value-type="float" office:value="0.0000187055431082348" calcext:value-type="float">
            <text:p>1.870554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1]+[.$B$12]" office:value-type="float" office:value="0.011" calcext:value-type="float">
            <text:p>1.100000E-02</text:p>
          </table:table-cell>
          <table:table-cell table:style-name="ce15" table:formula="of:=([.$B$9]*([.$B$8]-[.$B$7])/([.$B$10]+[.$B$9]*[.$B$11]))*([.$E12]-[.$B$11])+[.$B$8]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ABS(100*([.F12]-[.G12])/[.F12])" office:value-type="float" office:value="0.000000559712431997823" calcext:value-type="float">
            <text:p>5.597124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2]+[.$B$12]" office:value-type="float" office:value="0.013" calcext:value-type="float">
            <text:p>1.300000E-02</text:p>
          </table:table-cell>
          <table:table-cell table:style-name="ce15" table:formula="of:=([.$B$9]*([.$B$8]-[.$B$7])/([.$B$10]+[.$B$9]*[.$B$11]))*([.$E13]-[.$B$11])+[.$B$8]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ABS(100*([.F13]-[.G13])/[.F13])" office:value-type="float" office:value="0.0000208756082841846" calcext:value-type="float">
            <text:p>2.087561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3]+[.$B$12]" office:value-type="float" office:value="0.015" calcext:value-type="float">
            <text:p>1.500000E-02</text:p>
          </table:table-cell>
          <table:table-cell table:style-name="ce15" table:formula="of:=([.$B$9]*([.$B$8]-[.$B$7])/([.$B$10]+[.$B$9]*[.$B$11]))*([.$E14]-[.$B$11])+[.$B$8]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ABS(100*([.F14]-[.G14])/[.F14])" office:value-type="float" office:value="0.0000086132895348861" calcext:value-type="float">
            <text:p>8.613290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363758738919139" calcext:value-type="float">
            <text:p>3.637587E-05</text:p>
          </table:table-cell>
          <table:table-cell table:number-columns-repeated="2"/>
          <table:table-cell table:style-name="ce15" table:formula="of:=[.$E14]+[.$B$12]" office:value-type="float" office:value="0.017" calcext:value-type="float">
            <text:p>1.700000E-02</text:p>
          </table:table-cell>
          <table:table-cell table:style-name="ce15" table:formula="of:=([.$B$9]*([.$B$8]-[.$B$7])/([.$B$10]+[.$B$9]*[.$B$11]))*([.$E15]-[.$B$11])+[.$B$8]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ABS(100*([.F15]-[.G15])/[.F15])" office:value-type="float" office:value="0.0000126098961450998" calcext:value-type="float">
            <text:p>1.260990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2]" office:value-type="float" office:value="0.019" calcext:value-type="float">
            <text:p>1.900000E-02</text:p>
          </table:table-cell>
          <table:table-cell table:style-name="ce15" table:formula="of:=([.$B$9]*([.$B$8]-[.$B$7])/([.$B$10]+[.$B$9]*[.$B$11]))*([.$E16]-[.$B$11])+[.$B$8]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ABS(100*([.F16]-[.G16])/[.F16])" office:value-type="float" office:value="0.000018875936444678" calcext:value-type="float">
            <text:p>1.88759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2]" office:value-type="float" office:value="0.021" calcext:value-type="float">
            <text:p>2.100000E-02</text:p>
          </table:table-cell>
          <table:table-cell table:style-name="ce15" table:formula="of:=([.$B$9]*([.$B$8]-[.$B$7])/([.$B$10]+[.$B$9]*[.$B$11]))*([.$E17]-[.$B$11])+[.$B$8]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ABS(100*([.F17]-[.G17])/[.F17])" office:value-type="float" office:value="0.00000333226340689276" calcext:value-type="float">
            <text:p>3.33226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2]" office:value-type="float" office:value="0.023" calcext:value-type="float">
            <text:p>2.300000E-02</text:p>
          </table:table-cell>
          <table:table-cell table:style-name="ce15" table:formula="of:=([.$B$9]*([.$B$8]-[.$B$7])/([.$B$10]+[.$B$9]*[.$B$11]))*([.$E18]-[.$B$11])+[.$B$8]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ABS(100*([.F18]-[.G18])/[.F18])" office:value-type="float" office:value="0.000026942789847939" calcext:value-type="float">
            <text:p>2.694279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2]" office:value-type="float" office:value="0.025" calcext:value-type="float">
            <text:p>2.500000E-02</text:p>
          </table:table-cell>
          <table:table-cell table:style-name="ce15" table:formula="of:=([.$B$9]*([.$B$8]-[.$B$7])/([.$B$10]+[.$B$9]*[.$B$11]))*([.$E19]-[.$B$11])+[.$B$8]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ABS(100*([.F19]-[.G19])/[.F19])" office:value-type="float" office:value="0.00000715523119756635" calcext:value-type="float">
            <text:p>7.15523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2]" office:value-type="float" office:value="0.027" calcext:value-type="float">
            <text:p>2.700000E-02</text:p>
          </table:table-cell>
          <table:table-cell table:style-name="ce15" table:formula="of:=([.$B$9]*([.$B$8]-[.$B$7])/([.$B$10]+[.$B$9]*[.$B$11]))*([.$E20]-[.$B$11])+[.$B$8]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ABS(100*([.F20]-[.G20])/[.F20])" office:value-type="float" office:value="0.000017693225669384" calcext:value-type="float">
            <text:p>1.76932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2]" office:value-type="float" office:value="0.029" calcext:value-type="float">
            <text:p>2.900000E-02</text:p>
          </table:table-cell>
          <table:table-cell table:style-name="ce15" table:formula="of:=([.$B$9]*([.$B$8]-[.$B$7])/([.$B$10]+[.$B$9]*[.$B$11]))*([.$E21]-[.$B$11])+[.$B$8]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ABS(100*([.F21]-[.G21])/[.F21])" office:value-type="float" office:value="0.0000191057554029316" calcext:value-type="float">
            <text:p>1.91057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2]" office:value-type="float" office:value="0.031" calcext:value-type="float">
            <text:p>3.100000E-02</text:p>
          </table:table-cell>
          <table:table-cell table:style-name="ce15" table:formula="of:=([.$B$9]*([.$B$8]-[.$B$7])/([.$B$10]+[.$B$9]*[.$B$11]))*([.$E22]-[.$B$11])+[.$B$8]" office:value-type="float" office:value="15.2274310821676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ABS(100*([.F22]-[.G22])/[.F22])" office:value-type="float" office:value="0.0000071066987077286" calcext:value-type="float">
            <text:p>7.10669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2]" office:value-type="float" office:value="0.033" calcext:value-type="float">
            <text:p>3.300000E-02</text:p>
          </table:table-cell>
          <table:table-cell table:style-name="ce15" table:formula="of:=([.$B$9]*([.$B$8]-[.$B$7])/([.$B$10]+[.$B$9]*[.$B$11]))*([.$E23]-[.$B$11])+[.$B$8]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ABS(100*([.F23]-[.G23])/[.F23])" office:value-type="float" office:value="0.0000328484082468014" calcext:value-type="float">
            <text:p>3.28484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2]" office:value-type="float" office:value="0.035" calcext:value-type="float">
            <text:p>3.500000E-02</text:p>
          </table:table-cell>
          <table:table-cell table:style-name="ce15" table:formula="of:=([.$B$9]*([.$B$8]-[.$B$7])/([.$B$10]+[.$B$9]*[.$B$11]))*([.$E24]-[.$B$11])+[.$B$8]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ABS(100*([.F24]-[.G24])/[.F24])" office:value-type="float" office:value="0.00000512924635469541" calcext:value-type="float">
            <text:p>5.12924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2]" office:value-type="float" office:value="0.037" calcext:value-type="float">
            <text:p>3.700000E-02</text:p>
          </table:table-cell>
          <table:table-cell table:style-name="ce15" table:formula="of:=([.$B$9]*([.$B$8]-[.$B$7])/([.$B$10]+[.$B$9]*[.$B$11]))*([.$E25]-[.$B$11])+[.$B$8]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ABS(100*([.F25]-[.G25])/[.F25])" office:value-type="float" office:value="0.0000248368052390892" calcext:value-type="float">
            <text:p>2.48368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2]" office:value-type="float" office:value="0.039" calcext:value-type="float">
            <text:p>3.900000E-02</text:p>
          </table:table-cell>
          <table:table-cell table:style-name="ce15" table:formula="of:=([.$B$9]*([.$B$8]-[.$B$7])/([.$B$10]+[.$B$9]*[.$B$11]))*([.$E26]-[.$B$11])+[.$B$8]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ABS(100*([.F26]-[.G26])/[.F26])" office:value-type="float" office:value="0.0000194326535110255" calcext:value-type="float">
            <text:p>1.943265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2]" office:value-type="float" office:value="0.041" calcext:value-type="float">
            <text:p>4.100000E-02</text:p>
          </table:table-cell>
          <table:table-cell table:style-name="ce15" table:formula="of:=([.$B$9]*([.$B$8]-[.$B$7])/([.$B$10]+[.$B$9]*[.$B$11]))*([.$E27]-[.$B$11])+[.$B$8]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ABS(100*([.F27]-[.G27])/[.F27])" office:value-type="float" office:value="0.0000125458342932425" calcext:value-type="float">
            <text:p>1.25458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2]" office:value-type="float" office:value="0.043" calcext:value-type="float">
            <text:p>4.300000E-02</text:p>
          </table:table-cell>
          <table:table-cell table:style-name="ce15" table:formula="of:=([.$B$9]*([.$B$8]-[.$B$7])/([.$B$10]+[.$B$9]*[.$B$11]))*([.$E28]-[.$B$11])+[.$B$8]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ABS(100*([.F28]-[.G28])/[.F28])" office:value-type="float" office:value="0.0000363758738919139" calcext:value-type="float">
            <text:p>3.637587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2]" office:value-type="float" office:value="0.045" calcext:value-type="float">
            <text:p>4.500000E-02</text:p>
          </table:table-cell>
          <table:table-cell table:style-name="ce15" table:formula="of:=([.$B$9]*([.$B$8]-[.$B$7])/([.$B$10]+[.$B$9]*[.$B$11]))*([.$E29]-[.$B$11])+[.$B$8]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ABS(100*([.F29]-[.G29])/[.F29])" office:value-type="float" office:value="0.00000212326376102156" calcext:value-type="float">
            <text:p>2.12326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2]" office:value-type="float" office:value="0.047" calcext:value-type="float">
            <text:p>4.700000E-02</text:p>
          </table:table-cell>
          <table:table-cell table:style-name="ce15" table:formula="of:=([.$B$9]*([.$B$8]-[.$B$7])/([.$B$10]+[.$B$9]*[.$B$11]))*([.$E30]-[.$B$11])+[.$B$8]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ABS(100*([.F30]-[.G30])/[.F30])" office:value-type="float" office:value="0.0000356114771232998" calcext:value-type="float">
            <text:p>3.56114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2]" office:value-type="float" office:value="0.049" calcext:value-type="float">
            <text:p>4.900000E-02</text:p>
          </table:table-cell>
          <table:table-cell table:style-name="ce15" table:formula="of:=([.$B$9]*([.$B$8]-[.$B$7])/([.$B$10]+[.$B$9]*[.$B$11]))*([.$E31]-[.$B$11])+[.$B$8]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ABS(100*([.F31]-[.G31])/[.F31])" office:value-type="float" office:value="0.0000199346128274992" calcext:value-type="float">
            <text:p>1.9934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4" table:style-name="ta4">
        <office:forms form:automatic-focus="false" form:apply-design-mode="false"/>
        <table:shapes>
          <draw:frame draw:z-index="0" draw:style-name="gr1" draw:text-style-name="P1" svg:width="15.995cm" svg:height="8.979cm" svg:x="27.823cm" svg:y="3.219cm">
            <draw:object draw:notify-on-update-of-ranges="heat4.E7:heat4.E31 heat4.G6:heat4.G6 heat4.G7:heat4.G31 heat4.E7:heat4.E31 heat4.F6:heat4.F6 heat4.F7:heat4.F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h1(T1 - Tinf1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h2(T2 - Tinf2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3]/2" office:value-type="float" office:value="0.001" calcext:value-type="float">
            <text:p>1.000000E-03</text:p>
          </table:table-cell>
          <table:table-cell table:style-name="ce15" table:formula="of:=[.$B$7]+([.$B$8]-[.$B$7])*([.$B$10]*([.$B$9]*[.$E7]+[.$B$11])/([.$B$11]*([.$B$9]+[.$B$10])+[.$B$9]*[.$B$10]*[.$B$12]))" office:value-type="float" office:value="27.9934468351423" calcext:value-type="float">
            <text:p>2.799345E+01</text:p>
          </table:table-cell>
          <table:table-cell table:style-name="ce15" office:value-type="float" office:value="27.99345" calcext:value-type="float">
            <text:p>2.799345E+01</text:p>
          </table:table-cell>
          <table:table-cell table:style-name="ce15" table:formula="of:=ABS(100*([.F7]-[.G7])/[.F7])" office:value-type="float" office:value="0.0000113057090632123" calcext:value-type="float">
            <text:p>1.130571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nf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E7]+[.$B$13]" office:value-type="float" office:value="0.003" calcext:value-type="float">
            <text:p>3.000000E-03</text:p>
          </table:table-cell>
          <table:table-cell table:style-name="ce15" table:formula="of:=[.$B$7]+([.$B$8]-[.$B$7])*([.$B$10]*([.$B$9]*[.$E8]+[.$B$11])/([.$B$11]*([.$B$9]+[.$B$10])+[.$B$9]*[.$B$10]*[.$B$12]))" office:value-type="float" office:value="27.824070643422" calcext:value-type="float">
            <text:p>2.782407E+01</text:p>
          </table:table-cell>
          <table:table-cell table:style-name="ce15" office:value-type="float" office:value="27.82407" calcext:value-type="float">
            <text:p>2.782407E+01</text:p>
          </table:table-cell>
          <table:table-cell table:style-name="ce15" table:formula="of:=ABS(100*([.F8]-[.G8])/[.F8])" office:value-type="float" office:value="0.00000231246553668789" calcext:value-type="float">
            <text:p>2.312466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1 [W/(m2K)]</text:p>
          </table:table-cell>
          <table:table-cell office:value-type="float" office:value="1000" calcext:value-type="float">
            <text:p>1000</text:p>
          </table:table-cell>
          <table:table-cell table:formula="of:=1/[.B9]" office:value-type="float" office:value="0.001" calcext:value-type="float">
            <text:p>0.001</text:p>
          </table:table-cell>
          <table:table-cell/>
          <table:table-cell table:style-name="ce15" table:formula="of:=[.$E8]+[.$B$13]" office:value-type="float" office:value="0.005" calcext:value-type="float">
            <text:p>5.000000E-03</text:p>
          </table:table-cell>
          <table:table-cell table:style-name="ce15" table:formula="of:=[.$B$7]+([.$B$8]-[.$B$7])*([.$B$10]*([.$B$9]*[.$E9]+[.$B$11])/([.$B$11]*([.$B$9]+[.$B$10])+[.$B$9]*[.$B$10]*[.$B$12]))" office:value-type="float" office:value="27.6546944517017" calcext:value-type="float">
            <text:p>2.765469E+01</text:p>
          </table:table-cell>
          <table:table-cell table:style-name="ce15" office:value-type="float" office:value="27.65469" calcext:value-type="float">
            <text:p>2.765469E+01</text:p>
          </table:table-cell>
          <table:table-cell table:style-name="ce15" table:formula="of:=ABS(100*([.F9]-[.G9])/[.F9])" office:value-type="float" office:value="0.0000160974540969406" calcext:value-type="float">
            <text:p>1.609745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2 [W/(m2K)]</text:p>
          </table:table-cell>
          <table:table-cell office:value-type="float" office:value="500" calcext:value-type="float">
            <text:p>500</text:p>
          </table:table-cell>
          <table:table-cell table:formula="of:=1/[.B10]" office:value-type="float" office:value="0.002" calcext:value-type="float">
            <text:p>0.002</text:p>
          </table:table-cell>
          <table:table-cell/>
          <table:table-cell table:style-name="ce15" table:formula="of:=[.$E9]+[.$B$13]" office:value-type="float" office:value="0.007" calcext:value-type="float">
            <text:p>7.000000E-03</text:p>
          </table:table-cell>
          <table:table-cell table:style-name="ce15" table:formula="of:=[.$B$7]+([.$B$8]-[.$B$7])*([.$B$10]*([.$B$9]*[.$E10]+[.$B$11])/([.$B$11]*([.$B$9]+[.$B$10])+[.$B$9]*[.$B$10]*[.$B$12]))" office:value-type="float" office:value="27.4853182599814" calcext:value-type="float">
            <text:p>2.748532E+01</text:p>
          </table:table-cell>
          <table:table-cell table:style-name="ce15" office:value-type="float" office:value="27.48532" calcext:value-type="float">
            <text:p>2.748532E+01</text:p>
          </table:table-cell>
          <table:table-cell table:style-name="ce15" table:formula="of:=ABS(100*([.F10]-[.G10])/[.F10])" office:value-type="float" office:value="0.0000063307200637975" calcext:value-type="float">
            <text:p>6.330720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10]+[.$B$13]" office:value-type="float" office:value="0.009" calcext:value-type="float">
            <text:p>9.000000E-03</text:p>
          </table:table-cell>
          <table:table-cell table:style-name="ce15" table:formula="of:=[.$B$7]+([.$B$8]-[.$B$7])*([.$B$10]*([.$B$9]*[.$E11]+[.$B$11])/([.$B$11]*([.$B$9]+[.$B$10])+[.$B$9]*[.$B$10]*[.$B$12]))" office:value-type="float" office:value="27.3159420682611" calcext:value-type="float">
            <text:p>2.731594E+01</text:p>
          </table:table-cell>
          <table:table-cell table:style-name="ce15" office:value-type="float" office:value="27.31594" calcext:value-type="float">
            <text:p>2.731594E+01</text:p>
          </table:table-cell>
          <table:table-cell table:style-name="ce15" table:formula="of:=ABS(100*([.F11]-[.G11])/[.F11])" office:value-type="float" office:value="0.00000757162662604611" calcext:value-type="float">
            <text:p>7.57162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1]+[.$B$13]" office:value-type="float" office:value="0.011" calcext:value-type="float">
            <text:p>1.100000E-02</text:p>
          </table:table-cell>
          <table:table-cell table:style-name="ce15" table:formula="of:=[.$B$7]+([.$B$8]-[.$B$7])*([.$B$10]*([.$B$9]*[.$E12]+[.$B$11])/([.$B$11]*([.$B$9]+[.$B$10])+[.$B$9]*[.$B$10]*[.$B$12]))" office:value-type="float" office:value="27.1465658765408" calcext:value-type="float">
            <text:p>2.714657E+01</text:p>
          </table:table-cell>
          <table:table-cell table:style-name="ce15" office:value-type="float" office:value="27.14657" calcext:value-type="float">
            <text:p>2.714657E+01</text:p>
          </table:table-cell>
          <table:table-cell table:style-name="ce15" table:formula="of:=ABS(100*([.F12]-[.G12])/[.F12])" office:value-type="float" office:value="0.0000151896161435183" calcext:value-type="float">
            <text:p>1.518962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2]+[.$B$13]" office:value-type="float" office:value="0.013" calcext:value-type="float">
            <text:p>1.300000E-02</text:p>
          </table:table-cell>
          <table:table-cell table:style-name="ce15" table:formula="of:=[.$B$7]+([.$B$8]-[.$B$7])*([.$B$10]*([.$B$9]*[.$E13]+[.$B$11])/([.$B$11]*([.$B$9]+[.$B$10])+[.$B$9]*[.$B$10]*[.$B$12]))" office:value-type="float" office:value="26.9771896848205" calcext:value-type="float">
            <text:p>2.697719E+01</text:p>
          </table:table-cell>
          <table:table-cell table:style-name="ce15" office:value-type="float" office:value="26.97719" calcext:value-type="float">
            <text:p>2.697719E+01</text:p>
          </table:table-cell>
          <table:table-cell table:style-name="ce15" table:formula="of:=ABS(100*([.F13]-[.G13])/[.F13])" office:value-type="float" office:value="0.00000116831833114253" calcext:value-type="float">
            <text:p>1.16831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3]+[.$B$13]" office:value-type="float" office:value="0.015" calcext:value-type="float">
            <text:p>1.500000E-02</text:p>
          </table:table-cell>
          <table:table-cell table:style-name="ce15" table:formula="of:=[.$B$7]+([.$B$8]-[.$B$7])*([.$B$10]*([.$B$9]*[.$E14]+[.$B$11])/([.$B$11]*([.$B$9]+[.$B$10])+[.$B$9]*[.$B$10]*[.$B$12]))" office:value-type="float" office:value="26.8078134931002" calcext:value-type="float">
            <text:p>2.680781E+01</text:p>
          </table:table-cell>
          <table:table-cell table:style-name="ce15" office:value-type="float" office:value="26.80781" calcext:value-type="float">
            <text:p>2.680781E+01</text:p>
          </table:table-cell>
          <table:table-cell table:style-name="ce15" table:formula="of:=ABS(100*([.F14]-[.G14])/[.F14])" office:value-type="float" office:value="0.0000130301572303285" calcext:value-type="float">
            <text:p>1.303016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4]+[.$B$13]" office:value-type="float" office:value="0.017" calcext:value-type="float">
            <text:p>1.700000E-02</text:p>
          </table:table-cell>
          <table:table-cell table:style-name="ce15" table:formula="of:=[.$B$7]+([.$B$8]-[.$B$7])*([.$B$10]*([.$B$9]*[.$E15]+[.$B$11])/([.$B$11]*([.$B$9]+[.$B$10])+[.$B$9]*[.$B$10]*[.$B$12]))" office:value-type="float" office:value="26.63843730138" calcext:value-type="float">
            <text:p>2.663844E+01</text:p>
          </table:table-cell>
          <table:table-cell table:style-name="ce15" office:value-type="float" office:value="26.63844" calcext:value-type="float">
            <text:p>2.663844E+01</text:p>
          </table:table-cell>
          <table:table-cell table:style-name="ce15" table:formula="of:=ABS(100*([.F15]-[.G15])/[.F15])" office:value-type="float" office:value="0.0000101305493895683" calcext:value-type="float">
            <text:p>1.013055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5" table:formula="of:=[.$E15]+[.$B$13]" office:value-type="float" office:value="0.019" calcext:value-type="float">
            <text:p>1.900000E-02</text:p>
          </table:table-cell>
          <table:table-cell table:style-name="ce15" table:formula="of:=[.$B$7]+([.$B$8]-[.$B$7])*([.$B$10]*([.$B$9]*[.$E16]+[.$B$11])/([.$B$11]*([.$B$9]+[.$B$10])+[.$B$9]*[.$B$10]*[.$B$12]))" office:value-type="float" office:value="26.4690611096597" calcext:value-type="float">
            <text:p>2.646906E+01</text:p>
          </table:table-cell>
          <table:table-cell table:style-name="ce15" office:value-type="float" office:value="26.46906" calcext:value-type="float">
            <text:p>2.646906E+01</text:p>
          </table:table-cell>
          <table:table-cell table:style-name="ce15" table:formula="of:=ABS(100*([.F16]-[.G16])/[.F16])" office:value-type="float" office:value="0.00000419228943730301" calcext:value-type="float">
            <text:p>4.19228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3]" office:value-type="float" office:value="0.021" calcext:value-type="float">
            <text:p>2.100000E-02</text:p>
          </table:table-cell>
          <table:table-cell table:style-name="ce15" table:formula="of:=[.$B$7]+([.$B$8]-[.$B$7])*([.$B$10]*([.$B$9]*[.$E17]+[.$B$11])/([.$B$11]*([.$B$9]+[.$B$10])+[.$B$9]*[.$B$10]*[.$B$12]))" office:value-type="float" office:value="26.2996849179394" calcext:value-type="float">
            <text:p>2.629968E+01</text:p>
          </table:table-cell>
          <table:table-cell table:style-name="ce15" office:value-type="float" office:value="26.29968" calcext:value-type="float">
            <text:p>2.629968E+01</text:p>
          </table:table-cell>
          <table:table-cell table:style-name="ce15" table:formula="of:=ABS(100*([.F17]-[.G17])/[.F17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3]" office:value-type="float" office:value="0.023" calcext:value-type="float">
            <text:p>2.300000E-02</text:p>
          </table:table-cell>
          <table:table-cell table:style-name="ce15" table:formula="of:=[.$B$7]+([.$B$8]-[.$B$7])*([.$B$10]*([.$B$9]*[.$E18]+[.$B$11])/([.$B$11]*([.$B$9]+[.$B$10])+[.$B$9]*[.$B$10]*[.$B$12]))" office:value-type="float" office:value="26.1303087262191" calcext:value-type="float">
            <text:p>2.613031E+01</text:p>
          </table:table-cell>
          <table:table-cell table:style-name="ce15" office:value-type="float" office:value="26.13031" calcext:value-type="float">
            <text:p>2.613031E+01</text:p>
          </table:table-cell>
          <table:table-cell table:style-name="ce15" table:formula="of:=ABS(100*([.F18]-[.G18])/[.F18])" office:value-type="float" office:value="0.00000487472598394684" calcext:value-type="float">
            <text:p>4.87472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3]" office:value-type="float" office:value="0.025" calcext:value-type="float">
            <text:p>2.500000E-02</text:p>
          </table:table-cell>
          <table:table-cell table:style-name="ce15" table:formula="of:=[.$B$7]+([.$B$8]-[.$B$7])*([.$B$10]*([.$B$9]*[.$E19]+[.$B$11])/([.$B$11]*([.$B$9]+[.$B$10])+[.$B$9]*[.$B$10]*[.$B$12]))" office:value-type="float" office:value="25.9609325344987" calcext:value-type="float">
            <text:p>2.596093E+01</text:p>
          </table:table-cell>
          <table:table-cell table:style-name="ce15" office:value-type="float" office:value="25.96093" calcext:value-type="float">
            <text:p>2.596093E+01</text:p>
          </table:table-cell>
          <table:table-cell table:style-name="ce15" table:formula="of:=ABS(100*([.F19]-[.G19])/[.F19])" office:value-type="float" office:value="0.00000976274156542135" calcext:value-type="float">
            <text:p>9.762742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3]" office:value-type="float" office:value="0.027" calcext:value-type="float">
            <text:p>2.700000E-02</text:p>
          </table:table-cell>
          <table:table-cell table:style-name="ce15" table:formula="of:=[.$B$7]+([.$B$8]-[.$B$7])*([.$B$10]*([.$B$9]*[.$E20]+[.$B$11])/([.$B$11]*([.$B$9]+[.$B$10])+[.$B$9]*[.$B$10]*[.$B$12]))" office:value-type="float" office:value="25.7915563427785" calcext:value-type="float">
            <text:p>2.579156E+01</text:p>
          </table:table-cell>
          <table:table-cell table:style-name="ce15" office:value-type="float" office:value="25.79156" calcext:value-type="float">
            <text:p>2.579156E+01</text:p>
          </table:table-cell>
          <table:table-cell table:style-name="ce15" table:formula="of:=ABS(100*([.F20]-[.G20])/[.F20])" office:value-type="float" office:value="0.0000141799180152894" calcext:value-type="float">
            <text:p>1.417992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3]" office:value-type="float" office:value="0.029" calcext:value-type="float">
            <text:p>2.900000E-02</text:p>
          </table:table-cell>
          <table:table-cell table:style-name="ce15" table:formula="of:=[.$B$7]+([.$B$8]-[.$B$7])*([.$B$10]*([.$B$9]*[.$E21]+[.$B$11])/([.$B$11]*([.$B$9]+[.$B$10])+[.$B$9]*[.$B$10]*[.$B$12]))" office:value-type="float" office:value="25.6221801510582" calcext:value-type="float">
            <text:p>2.562218E+01</text:p>
          </table:table-cell>
          <table:table-cell table:style-name="ce15" office:value-type="float" office:value="25.62218" calcext:value-type="float">
            <text:p>2.562218E+01</text:p>
          </table:table-cell>
          <table:table-cell table:style-name="ce15" table:formula="of:=ABS(100*([.F21]-[.G21])/[.F21])" office:value-type="float" office:value="0.000000589560120627069" calcext:value-type="float">
            <text:p>5.895601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3]" office:value-type="float" office:value="0.031" calcext:value-type="float">
            <text:p>3.100000E-02</text:p>
          </table:table-cell>
          <table:table-cell table:style-name="ce15" table:formula="of:=[.$B$7]+([.$B$8]-[.$B$7])*([.$B$10]*([.$B$9]*[.$E22]+[.$B$11])/([.$B$11]*([.$B$9]+[.$B$10])+[.$B$9]*[.$B$10]*[.$B$12]))" office:value-type="float" office:value="25.4528039593379" calcext:value-type="float">
            <text:p>2.545280E+01</text:p>
          </table:table-cell>
          <table:table-cell table:style-name="ce15" office:value-type="float" office:value="25.4528" calcext:value-type="float">
            <text:p>2.545280E+01</text:p>
          </table:table-cell>
          <table:table-cell table:style-name="ce15" table:formula="of:=ABS(100*([.F22]-[.G22])/[.F22])" office:value-type="float" office:value="0.0000155556058303444" calcext:value-type="float">
            <text:p>1.555561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3]" office:value-type="float" office:value="0.033" calcext:value-type="float">
            <text:p>3.300000E-02</text:p>
          </table:table-cell>
          <table:table-cell table:style-name="ce15" table:formula="of:=[.$B$7]+([.$B$8]-[.$B$7])*([.$B$10]*([.$B$9]*[.$E23]+[.$B$11])/([.$B$11]*([.$B$9]+[.$B$10])+[.$B$9]*[.$B$10]*[.$B$12]))" office:value-type="float" office:value="25.2834277676176" calcext:value-type="float">
            <text:p>2.528343E+01</text:p>
          </table:table-cell>
          <table:table-cell table:style-name="ce15" office:value-type="float" office:value="25.28343" calcext:value-type="float">
            <text:p>2.528343E+01</text:p>
          </table:table-cell>
          <table:table-cell table:style-name="ce15" table:formula="of:=ABS(100*([.F23]-[.G23])/[.F23])" office:value-type="float" office:value="0.00000882942954956716" calcext:value-type="float">
            <text:p>8.8294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3]" office:value-type="float" office:value="0.035" calcext:value-type="float">
            <text:p>3.500000E-02</text:p>
          </table:table-cell>
          <table:table-cell table:style-name="ce15" table:formula="of:=[.$B$7]+([.$B$8]-[.$B$7])*([.$B$10]*([.$B$9]*[.$E24]+[.$B$11])/([.$B$11]*([.$B$9]+[.$B$10])+[.$B$9]*[.$B$10]*[.$B$12]))" office:value-type="float" office:value="25.1140515758973" calcext:value-type="float">
            <text:p>2.511405E+01</text:p>
          </table:table-cell>
          <table:table-cell table:style-name="ce15" office:value-type="float" office:value="25.11405" calcext:value-type="float">
            <text:p>2.511405E+01</text:p>
          </table:table-cell>
          <table:table-cell table:style-name="ce15" table:formula="of:=ABS(100*([.F24]-[.G24])/[.F24])" office:value-type="float" office:value="0.00000627496225871408" calcext:value-type="float">
            <text:p>6.274962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3]" office:value-type="float" office:value="0.037" calcext:value-type="float">
            <text:p>3.700000E-02</text:p>
          </table:table-cell>
          <table:table-cell table:style-name="ce15" table:formula="of:=[.$B$7]+([.$B$8]-[.$B$7])*([.$B$10]*([.$B$9]*[.$E25]+[.$B$11])/([.$B$11]*([.$B$9]+[.$B$10])+[.$B$9]*[.$B$10]*[.$B$12]))" office:value-type="float" office:value="24.944675384177" calcext:value-type="float">
            <text:p>2.494468E+01</text:p>
          </table:table-cell>
          <table:table-cell table:style-name="ce15" office:value-type="float" office:value="24.94468" calcext:value-type="float">
            <text:p>2.494468E+01</text:p>
          </table:table-cell>
          <table:table-cell table:style-name="ce15" table:formula="of:=ABS(100*([.F25]-[.G25])/[.F25])" office:value-type="float" office:value="0.000018504241767158" calcext:value-type="float">
            <text:p>1.85042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3]" office:value-type="float" office:value="0.039" calcext:value-type="float">
            <text:p>3.900000E-02</text:p>
          </table:table-cell>
          <table:table-cell table:style-name="ce15" table:formula="of:=[.$B$7]+([.$B$8]-[.$B$7])*([.$B$10]*([.$B$9]*[.$E26]+[.$B$11])/([.$B$11]*([.$B$9]+[.$B$10])+[.$B$9]*[.$B$10]*[.$B$12]))" office:value-type="float" office:value="24.7752991924567" calcext:value-type="float">
            <text:p>2.477530E+01</text:p>
          </table:table-cell>
          <table:table-cell table:style-name="ce15" office:value-type="float" office:value="24.7753" calcext:value-type="float">
            <text:p>2.477530E+01</text:p>
          </table:table-cell>
          <table:table-cell table:style-name="ce15" table:formula="of:=ABS(100*([.F26]-[.G26])/[.F26])" office:value-type="float" office:value="0.00000325946958044279" calcext:value-type="float">
            <text:p>3.25947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3]" office:value-type="float" office:value="0.041" calcext:value-type="float">
            <text:p>4.100000E-02</text:p>
          </table:table-cell>
          <table:table-cell table:style-name="ce15" table:formula="of:=[.$B$7]+([.$B$8]-[.$B$7])*([.$B$10]*([.$B$9]*[.$E27]+[.$B$11])/([.$B$11]*([.$B$9]+[.$B$10])+[.$B$9]*[.$B$10]*[.$B$12]))" office:value-type="float" office:value="24.6059230007364" calcext:value-type="float">
            <text:p>2.460592E+01</text:p>
          </table:table-cell>
          <table:table-cell table:style-name="ce15" office:value-type="float" office:value="24.60592" calcext:value-type="float">
            <text:p>2.460592E+01</text:p>
          </table:table-cell>
          <table:table-cell table:style-name="ce15" table:formula="of:=ABS(100*([.F27]-[.G27])/[.F27])" office:value-type="float" office:value="0.0000121951790215202" calcext:value-type="float">
            <text:p>1.21951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3]" office:value-type="float" office:value="0.043" calcext:value-type="float">
            <text:p>4.300000E-02</text:p>
          </table:table-cell>
          <table:table-cell table:style-name="ce15" table:formula="of:=[.$B$7]+([.$B$8]-[.$B$7])*([.$B$10]*([.$B$9]*[.$E28]+[.$B$11])/([.$B$11]*([.$B$9]+[.$B$10])+[.$B$9]*[.$B$10]*[.$B$12]))" office:value-type="float" office:value="24.4365468090161" calcext:value-type="float">
            <text:p>2.443655E+01</text:p>
          </table:table-cell>
          <table:table-cell table:style-name="ce15" office:value-type="float" office:value="24.43655" calcext:value-type="float">
            <text:p>2.443655E+01</text:p>
          </table:table-cell>
          <table:table-cell table:style-name="ce15" table:formula="of:=ABS(100*([.F28]-[.G28])/[.F28])" office:value-type="float" office:value="0.0000130582441156339" calcext:value-type="float">
            <text:p>1.30582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3]" office:value-type="float" office:value="0.045" calcext:value-type="float">
            <text:p>4.500000E-02</text:p>
          </table:table-cell>
          <table:table-cell table:style-name="ce15" table:formula="of:=[.$B$7]+([.$B$8]-[.$B$7])*([.$B$10]*([.$B$9]*[.$E29]+[.$B$11])/([.$B$11]*([.$B$9]+[.$B$10])+[.$B$9]*[.$B$10]*[.$B$12]))" office:value-type="float" office:value="24.2671706172958" calcext:value-type="float">
            <text:p>2.426717E+01</text:p>
          </table:table-cell>
          <table:table-cell table:style-name="ce15" office:value-type="float" office:value="24.26717" calcext:value-type="float">
            <text:p>2.426717E+01</text:p>
          </table:table-cell>
          <table:table-cell table:style-name="ce15" table:formula="of:=ABS(100*([.F29]-[.G29])/[.F29])" office:value-type="float" office:value="0.00000254374838710658" calcext:value-type="float">
            <text:p>2.54374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3]" office:value-type="float" office:value="0.047" calcext:value-type="float">
            <text:p>4.700000E-02</text:p>
          </table:table-cell>
          <table:table-cell table:style-name="ce15" table:formula="of:=[.$B$7]+([.$B$8]-[.$B$7])*([.$B$10]*([.$B$9]*[.$E30]+[.$B$11])/([.$B$11]*([.$B$9]+[.$B$10])+[.$B$9]*[.$B$10]*[.$B$12]))" office:value-type="float" office:value="24.0977944255755" calcext:value-type="float">
            <text:p>2.409779E+01</text:p>
          </table:table-cell>
          <table:table-cell table:style-name="ce15" office:value-type="float" office:value="24.09779" calcext:value-type="float">
            <text:p>2.409779E+01</text:p>
          </table:table-cell>
          <table:table-cell table:style-name="ce15" table:formula="of:=ABS(100*([.F30]-[.G30])/[.F30])" office:value-type="float" office:value="0.0000183650643998716" calcext:value-type="float">
            <text:p>1.83650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3]" office:value-type="float" office:value="0.049" calcext:value-type="float">
            <text:p>4.900000E-02</text:p>
          </table:table-cell>
          <table:table-cell table:style-name="ce15" table:formula="of:=[.$B$7]+([.$B$8]-[.$B$7])*([.$B$10]*([.$B$9]*[.$E31]+[.$B$11])/([.$B$11]*([.$B$9]+[.$B$10])+[.$B$9]*[.$B$10]*[.$B$12]))" office:value-type="float" office:value="23.9284182338552" calcext:value-type="float">
            <text:p>2.392842E+01</text:p>
          </table:table-cell>
          <table:table-cell table:style-name="ce15" office:value-type="float" office:value="23.92842" calcext:value-type="float">
            <text:p>2.392842E+01</text:p>
          </table:table-cell>
          <table:table-cell table:style-name="ce15" table:formula="of:=ABS(100*([.F31]-[.G31])/[.F31])" office:value-type="float" office:value="0.00000738095103769937" calcext:value-type="float">
            <text:p>7.38095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5" table:style-name="ta5">
        <office:forms form:automatic-focus="false" form:apply-design-mode="false"/>
        <table:shapes>
          <draw:frame draw:z-index="0" draw:style-name="gr1" draw:text-style-name="P1" svg:width="18.355cm" svg:height="10.304cm" svg:x="28.099cm" svg:y="3.408cm">
            <draw:object draw:notify-on-update-of-ranges="heat5.E9:heat5.E33 heat5.G8:heat5.G8 heat5.G9:heat5.G33 heat5.E9:heat5.E33 heat5.F8:heat5.F8 heat5.F9:heat5.F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L) = q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B13]/2" office:value-type="float" office:value="0.001" calcext:value-type="float">
            <text:p>1.000000E-03</text:p>
          </table:table-cell>
          <table:table-cell table:style-name="ce15" table:formula="of:=([.$B$10]/[.$B$11])*[.$E9]+[.$B$9]" office:value-type="float" office:value="30.4406557839377" calcext:value-type="float">
            <text:p>3.044066E+01</text:p>
          </table:table-cell>
          <table:table-cell table:style-name="ce15" office:value-type="float" office:value="30.44066" calcext:value-type="float">
            <text:p>3.044066E+01</text:p>
          </table:table-cell>
          <table:table-cell table:style-name="ce15" table:formula="of:=ABS(100*([.F9]-[.G9])/[.F9])" office:value-type="float" office:value="0.0000138501035378868" calcext:value-type="float">
            <text:p>1.385010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2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$E9]+[.$B$13]" office:value-type="float" office:value="0.003" calcext:value-type="float">
            <text:p>3.000000E-03</text:p>
          </table:table-cell>
          <table:table-cell table:style-name="ce15" table:formula="of:=[.$B$10]/[.$B$11]*[.$E10]+[.$B$9]" office:value-type="float" office:value="31.321967351813" calcext:value-type="float">
            <text:p>3.132197E+01</text:p>
          </table:table-cell>
          <table:table-cell table:style-name="ce15" office:value-type="float" office:value="31.32197" calcext:value-type="float">
            <text:p>3.132197E+01</text:p>
          </table:table-cell>
          <table:table-cell table:style-name="ce15" table:formula="of:=ABS(100*([.F10]-[.G10])/[.F10])" office:value-type="float" office:value="0.00000845472764113137" calcext:value-type="float">
            <text:p>8.45472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10]+[.$B$13]" office:value-type="float" office:value="0.005" calcext:value-type="float">
            <text:p>5.000000E-03</text:p>
          </table:table-cell>
          <table:table-cell table:style-name="ce15" table:formula="of:=[.$B$10]/[.$B$11]*[.$E11]+[.$B$9]" office:value-type="float" office:value="32.2032789196883" calcext:value-type="float">
            <text:p>3.220328E+01</text:p>
          </table:table-cell>
          <table:table-cell table:style-name="ce15" office:value-type="float" office:value="32.20328" calcext:value-type="float">
            <text:p>3.220328E+01</text:p>
          </table:table-cell>
          <table:table-cell table:style-name="ce15" table:formula="of:=ABS(100*([.F11]-[.G11])/[.F11])" office:value-type="float" office:value="0.00000335466373435711" calcext:value-type="float">
            <text:p>3.354664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11]+[.$B$13]" office:value-type="float" office:value="0.007" calcext:value-type="float">
            <text:p>7.000000E-03</text:p>
          </table:table-cell>
          <table:table-cell table:style-name="ce15" table:formula="of:=[.$B$10]/[.$B$11]*[.$E12]+[.$B$9]" office:value-type="float" office:value="33.0845904875636" calcext:value-type="float">
            <text:p>3.308459E+01</text:p>
          </table:table-cell>
          <table:table-cell table:style-name="ce15" office:value-type="float" office:value="33.08459" calcext:value-type="float">
            <text:p>3.308459E+01</text:p>
          </table:table-cell>
          <table:table-cell table:style-name="ce15" table:formula="of:=ABS(100*([.F12]-[.G12])/[.F12])" office:value-type="float" office:value="0.00000147368786925309" calcext:value-type="float">
            <text:p>1.47368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2]+[.$B$13]" office:value-type="float" office:value="0.009" calcext:value-type="float">
            <text:p>9.000000E-03</text:p>
          </table:table-cell>
          <table:table-cell table:style-name="ce15" table:formula="of:=[.$B$10]/[.$B$11]*[.$E13]+[.$B$9]" office:value-type="float" office:value="33.9659020554389" calcext:value-type="float">
            <text:p>3.396590E+01</text:p>
          </table:table-cell>
          <table:table-cell table:style-name="ce15" office:value-type="float" office:value="33.9659" calcext:value-type="float">
            <text:p>3.396590E+01</text:p>
          </table:table-cell>
          <table:table-cell table:style-name="ce15" table:formula="of:=ABS(100*([.F13]-[.G13])/[.F13])" office:value-type="float" office:value="0.00000605147745508695" calcext:value-type="float">
            <text:p>6.05147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3]+[.$B$13]" office:value-type="float" office:value="0.011" calcext:value-type="float">
            <text:p>1.100000E-02</text:p>
          </table:table-cell>
          <table:table-cell table:style-name="ce15" table:formula="of:=[.$B$10]/[.$B$11]*[.$E14]+[.$B$9]" office:value-type="float" office:value="34.8472136233142" calcext:value-type="float">
            <text:p>3.484721E+01</text:p>
          </table:table-cell>
          <table:table-cell table:style-name="ce15" office:value-type="float" office:value="34.84721" calcext:value-type="float">
            <text:p>3.484721E+01</text:p>
          </table:table-cell>
          <table:table-cell table:style-name="ce15" table:formula="of:=ABS(100*([.F14]-[.G14])/[.F14])" office:value-type="float" office:value="0.0000103977157550341" calcext:value-type="float">
            <text:p>1.039772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4]+[.$B$13]" office:value-type="float" office:value="0.013" calcext:value-type="float">
            <text:p>1.300000E-02</text:p>
          </table:table-cell>
          <table:table-cell table:style-name="ce15" table:formula="of:=[.$B$10]/[.$B$11]*[.$E15]+[.$B$9]" office:value-type="float" office:value="35.7285251911895" calcext:value-type="float">
            <text:p>3.572853E+01</text:p>
          </table:table-cell>
          <table:table-cell table:style-name="ce15" office:value-type="float" office:value="35.72853" calcext:value-type="float">
            <text:p>3.572853E+01</text:p>
          </table:table-cell>
          <table:table-cell table:style-name="ce15" table:formula="of:=ABS(100*([.F15]-[.G15])/[.F15])" office:value-type="float" office:value="0.0000134593030094013" calcext:value-type="float">
            <text:p>1.345930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33])" office:value-type="float" office:value="0.0000138501035378868" calcext:value-type="float">
            <text:p>1.385010E-05</text:p>
          </table:table-cell>
          <table:table-cell table:number-columns-repeated="2"/>
          <table:table-cell table:style-name="ce15" table:formula="of:=[.$E15]+[.$B$13]" office:value-type="float" office:value="0.015" calcext:value-type="float">
            <text:p>1.500000E-02</text:p>
          </table:table-cell>
          <table:table-cell table:style-name="ce15" table:formula="of:=[.$B$10]/[.$B$11]*[.$E16]+[.$B$9]" office:value-type="float" office:value="36.6098367590648" calcext:value-type="float">
            <text:p>3.660984E+01</text:p>
          </table:table-cell>
          <table:table-cell table:style-name="ce15" office:value-type="float" office:value="36.60984" calcext:value-type="float">
            <text:p>3.660984E+01</text:p>
          </table:table-cell>
          <table:table-cell table:style-name="ce15" table:formula="of:=ABS(100*([.F16]-[.G16])/[.F16])" office:value-type="float" office:value="0.00000885263482300416" calcext:value-type="float">
            <text:p>8.852635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3]" office:value-type="float" office:value="0.017" calcext:value-type="float">
            <text:p>1.700000E-02</text:p>
          </table:table-cell>
          <table:table-cell table:style-name="ce15" table:formula="of:=[.$B$10]/[.$B$11]*[.$E17]+[.$B$9]" office:value-type="float" office:value="37.4911483269402" calcext:value-type="float">
            <text:p>3.749115E+01</text:p>
          </table:table-cell>
          <table:table-cell table:style-name="ce15" office:value-type="float" office:value="37.49115" calcext:value-type="float">
            <text:p>3.749115E+01</text:p>
          </table:table-cell>
          <table:table-cell table:style-name="ce15" table:formula="of:=ABS(100*([.F17]-[.G17])/[.F17])" office:value-type="float" office:value="0.00000446254627142428" calcext:value-type="float">
            <text:p>4.462546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7]+[.$B$13]" office:value-type="float" office:value="0.019" calcext:value-type="float">
            <text:p>1.900000E-02</text:p>
          </table:table-cell>
          <table:table-cell table:style-name="ce15" table:formula="of:=[.$B$10]/[.$B$11]*[.$E18]+[.$B$9]" office:value-type="float" office:value="38.3724598948155" calcext:value-type="float">
            <text:p>3.837246E+01</text:p>
          </table:table-cell>
          <table:table-cell table:style-name="ce15" office:value-type="float" office:value="38.37246" calcext:value-type="float">
            <text:p>3.837246E+01</text:p>
          </table:table-cell>
          <table:table-cell table:style-name="ce15" table:formula="of:=ABS(100*([.F18]-[.G18])/[.F18])" office:value-type="float" office:value="0.000000274114647254381" calcext:value-type="float">
            <text:p>2.741146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8]+[.$B$13]" office:value-type="float" office:value="0.021" calcext:value-type="float">
            <text:p>2.100000E-02</text:p>
          </table:table-cell>
          <table:table-cell table:style-name="ce15" table:formula="of:=[.$B$10]/[.$B$11]*[.$E19]+[.$B$9]" office:value-type="float" office:value="39.2537714626908" calcext:value-type="float">
            <text:p>3.925377E+01</text:p>
          </table:table-cell>
          <table:table-cell table:style-name="ce15" office:value-type="float" office:value="39.25377" calcext:value-type="float">
            <text:p>3.925377E+01</text:p>
          </table:table-cell>
          <table:table-cell table:style-name="ce15" table:formula="of:=ABS(100*([.F19]-[.G19])/[.F19])" office:value-type="float" office:value="0.00000372624265416443" calcext:value-type="float">
            <text:p>3.72624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3]" office:value-type="float" office:value="0.023" calcext:value-type="float">
            <text:p>2.300000E-02</text:p>
          </table:table-cell>
          <table:table-cell table:style-name="ce15" table:formula="of:=[.$B$10]/[.$B$11]*[.$E20]+[.$B$9]" office:value-type="float" office:value="40.1350830305661" calcext:value-type="float">
            <text:p>4.013508E+01</text:p>
          </table:table-cell>
          <table:table-cell table:style-name="ce15" office:value-type="float" office:value="40.13508" calcext:value-type="float">
            <text:p>4.013508E+01</text:p>
          </table:table-cell>
          <table:table-cell table:style-name="ce15" table:formula="of:=ABS(100*([.F20]-[.G20])/[.F20])" office:value-type="float" office:value="0.00000755091521575507" calcext:value-type="float">
            <text:p>7.550915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3]" office:value-type="float" office:value="0.025" calcext:value-type="float">
            <text:p>2.500000E-02</text:p>
          </table:table-cell>
          <table:table-cell table:style-name="ce15" table:formula="of:=[.$B$10]/[.$B$11]*[.$E21]+[.$B$9]" office:value-type="float" office:value="41.0163945984414" calcext:value-type="float">
            <text:p>4.101639E+01</text:p>
          </table:table-cell>
          <table:table-cell table:style-name="ce15" office:value-type="float" office:value="41.01639" calcext:value-type="float">
            <text:p>4.101639E+01</text:p>
          </table:table-cell>
          <table:table-cell table:style-name="ce15" table:formula="of:=ABS(100*([.F21]-[.G21])/[.F21])" office:value-type="float" office:value="0.0000112112277352277" calcext:value-type="float">
            <text:p>1.121123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3]" office:value-type="float" office:value="0.027" calcext:value-type="float">
            <text:p>2.700000E-02</text:p>
          </table:table-cell>
          <table:table-cell table:style-name="ce15" table:formula="of:=[.$B$10]/[.$B$11]*[.$E22]+[.$B$9]" office:value-type="float" office:value="41.8977061663167" calcext:value-type="float">
            <text:p>4.189771E+01</text:p>
          </table:table-cell>
          <table:table-cell table:style-name="ce15" office:value-type="float" office:value="41.89771" calcext:value-type="float">
            <text:p>4.189771E+01</text:p>
          </table:table-cell>
          <table:table-cell table:style-name="ce15" table:formula="of:=ABS(100*([.F22]-[.G22])/[.F22])" office:value-type="float" office:value="0.00000915010304394849" calcext:value-type="float">
            <text:p>9.15010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3]" office:value-type="float" office:value="0.029" calcext:value-type="float">
            <text:p>2.900000E-02</text:p>
          </table:table-cell>
          <table:table-cell table:style-name="ce15" table:formula="of:=[.$B$10]/[.$B$11]*[.$E23]+[.$B$9]" office:value-type="float" office:value="42.779017734192" calcext:value-type="float">
            <text:p>4.277902E+01</text:p>
          </table:table-cell>
          <table:table-cell table:style-name="ce15" office:value-type="float" office:value="42.77902" calcext:value-type="float">
            <text:p>4.277902E+01</text:p>
          </table:table-cell>
          <table:table-cell table:style-name="ce15" table:formula="of:=ABS(100*([.F23]-[.G23])/[.F23])" office:value-type="float" office:value="0.00000529654043378796" calcext:value-type="float">
            <text:p>5.29654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3]" office:value-type="float" office:value="0.031" calcext:value-type="float">
            <text:p>3.100000E-02</text:p>
          </table:table-cell>
          <table:table-cell table:style-name="ce15" table:formula="of:=[.$B$10]/[.$B$11]*[.$E24]+[.$B$9]" office:value-type="float" office:value="43.6603293020673" calcext:value-type="float">
            <text:p>4.366033E+01</text:p>
          </table:table-cell>
          <table:table-cell table:style-name="ce15" office:value-type="float" office:value="43.66033" calcext:value-type="float">
            <text:p>4.366033E+01</text:p>
          </table:table-cell>
          <table:table-cell table:style-name="ce15" table:formula="of:=ABS(100*([.F24]-[.G24])/[.F24])" office:value-type="float" office:value="0.00000159855105727711" calcext:value-type="float">
            <text:p>1.598551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3]" office:value-type="float" office:value="0.033" calcext:value-type="float">
            <text:p>3.300000E-02</text:p>
          </table:table-cell>
          <table:table-cell table:style-name="ce15" table:formula="of:=[.$B$10]/[.$B$11]*[.$E25]+[.$B$9]" office:value-type="float" office:value="44.5416408699427" calcext:value-type="float">
            <text:p>4.454164E+01</text:p>
          </table:table-cell>
          <table:table-cell table:style-name="ce15" office:value-type="float" office:value="44.54164" calcext:value-type="float">
            <text:p>4.454164E+01</text:p>
          </table:table-cell>
          <table:table-cell table:style-name="ce15" table:formula="of:=ABS(100*([.F25]-[.G25])/[.F25])" office:value-type="float" office:value="0.00000195309969735016" calcext:value-type="float">
            <text:p>1.95310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3]" office:value-type="float" office:value="0.035" calcext:value-type="float">
            <text:p>3.500000E-02</text:p>
          </table:table-cell>
          <table:table-cell table:style-name="ce15" table:formula="of:=[.$B$10]/[.$B$11]*[.$E26]+[.$B$9]" office:value-type="float" office:value="45.422952437818" calcext:value-type="float">
            <text:p>4.542295E+01</text:p>
          </table:table-cell>
          <table:table-cell table:style-name="ce15" office:value-type="float" office:value="45.42295" calcext:value-type="float">
            <text:p>4.542295E+01</text:p>
          </table:table-cell>
          <table:table-cell table:style-name="ce15" table:formula="of:=ABS(100*([.F26]-[.G26])/[.F26])" office:value-type="float" office:value="0.00000536692979647866" calcext:value-type="float">
            <text:p>5.3669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3]" office:value-type="float" office:value="0.037" calcext:value-type="float">
            <text:p>3.700000E-02</text:p>
          </table:table-cell>
          <table:table-cell table:style-name="ce15" table:formula="of:=[.$B$10]/[.$B$11]*[.$E27]+[.$B$9]" office:value-type="float" office:value="46.3042640056933" calcext:value-type="float">
            <text:p>4.630426E+01</text:p>
          </table:table-cell>
          <table:table-cell table:style-name="ce15" office:value-type="float" office:value="46.30426" calcext:value-type="float">
            <text:p>4.630426E+01</text:p>
          </table:table-cell>
          <table:table-cell table:style-name="ce15" table:formula="of:=ABS(100*([.F27]-[.G27])/[.F27])" office:value-type="float" office:value="0.00000865080866879346" calcext:value-type="float">
            <text:p>8.65080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3]" office:value-type="float" office:value="0.039" calcext:value-type="float">
            <text:p>3.900000E-02</text:p>
          </table:table-cell>
          <table:table-cell table:style-name="ce15" table:formula="of:=[.$B$10]/[.$B$11]*[.$E28]+[.$B$9]" office:value-type="float" office:value="47.1855755735686" calcext:value-type="float">
            <text:p>4.718558E+01</text:p>
          </table:table-cell>
          <table:table-cell table:style-name="ce15" office:value-type="float" office:value="47.18558" calcext:value-type="float">
            <text:p>4.718558E+01</text:p>
          </table:table-cell>
          <table:table-cell table:style-name="ce15" table:formula="of:=ABS(100*([.F28]-[.G28])/[.F28])" office:value-type="float" office:value="0.00000938089945696918" calcext:value-type="float">
            <text:p>9.380899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3]" office:value-type="float" office:value="0.041" calcext:value-type="float">
            <text:p>4.100000E-02</text:p>
          </table:table-cell>
          <table:table-cell table:style-name="ce15" table:formula="of:=[.$B$10]/[.$B$11]*[.$E29]+[.$B$9]" office:value-type="float" office:value="48.0668871414439" calcext:value-type="float">
            <text:p>4.806689E+01</text:p>
          </table:table-cell>
          <table:table-cell table:style-name="ce15" office:value-type="float" office:value="48.06689" calcext:value-type="float">
            <text:p>4.806689E+01</text:p>
          </table:table-cell>
          <table:table-cell table:style-name="ce15" table:formula="of:=ABS(100*([.F29]-[.G29])/[.F29])" office:value-type="float" office:value="0.00000594703810471946" calcext:value-type="float">
            <text:p>5.94703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3]" office:value-type="float" office:value="0.043" calcext:value-type="float">
            <text:p>4.300000E-02</text:p>
          </table:table-cell>
          <table:table-cell table:style-name="ce15" table:formula="of:=[.$B$10]/[.$B$11]*[.$E30]+[.$B$9]" office:value-type="float" office:value="48.9481987093192" calcext:value-type="float">
            <text:p>4.894820E+01</text:p>
          </table:table-cell>
          <table:table-cell table:style-name="ce15" office:value-type="float" office:value="48.9482" calcext:value-type="float">
            <text:p>4.894820E+01</text:p>
          </table:table-cell>
          <table:table-cell table:style-name="ce15" table:formula="of:=ABS(100*([.F30]-[.G30])/[.F30])" office:value-type="float" office:value="0.00000263682998003458" calcext:value-type="float">
            <text:p>2.63683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3]" office:value-type="float" office:value="0.045" calcext:value-type="float">
            <text:p>4.500000E-02</text:p>
          </table:table-cell>
          <table:table-cell table:style-name="ce15" table:formula="of:=[.$B$10]/[.$B$11]*[.$E31]+[.$B$9]" office:value-type="float" office:value="49.8295102771945" calcext:value-type="float">
            <text:p>4.982951E+01</text:p>
          </table:table-cell>
          <table:table-cell table:style-name="ce15" office:value-type="float" office:value="49.82951" calcext:value-type="float">
            <text:p>4.982951E+01</text:p>
          </table:table-cell>
          <table:table-cell table:style-name="ce15" table:formula="of:=ABS(100*([.F31]-[.G31])/[.F31])" office:value-type="float" office:value="0.000000556285881394959" calcext:value-type="float">
            <text:p>5.562859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1]+[.$B$13]" office:value-type="float" office:value="0.047" calcext:value-type="float">
            <text:p>4.700000E-02</text:p>
          </table:table-cell>
          <table:table-cell table:style-name="ce15" table:formula="of:=[.$B$10]/[.$B$11]*[.$E32]+[.$B$9]" office:value-type="float" office:value="50.7108218450698" calcext:value-type="float">
            <text:p>5.071082E+01</text:p>
          </table:table-cell>
          <table:table-cell table:style-name="ce15" office:value-type="float" office:value="50.71082" calcext:value-type="float">
            <text:p>5.071082E+01</text:p>
          </table:table-cell>
          <table:table-cell table:style-name="ce15" table:formula="of:=ABS(100*([.F32]-[.G32])/[.F32])" office:value-type="float" office:value="0.00000363841440368926" calcext:value-type="float">
            <text:p>3.63841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2]+[.$B$13]" office:value-type="float" office:value="0.049" calcext:value-type="float">
            <text:p>4.900000E-02</text:p>
          </table:table-cell>
          <table:table-cell table:style-name="ce15" table:formula="of:=[.$B$10]/[.$B$11]*[.$E33]+[.$B$9]" office:value-type="float" office:value="51.5921334129452" calcext:value-type="float">
            <text:p>5.159213E+01</text:p>
          </table:table-cell>
          <table:table-cell table:style-name="ce15" office:value-type="float" office:value="51.59213" calcext:value-type="float">
            <text:p>5.159213E+01</text:p>
          </table:table-cell>
          <table:table-cell table:style-name="ce15" table:formula="of:=ABS(100*([.F33]-[.G33])/[.F33])" office:value-type="float" office:value="0.00000661524332541714" calcext:value-type="float">
            <text:p>6.615243E-06</text:p>
          </table:table-cell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6" table:style-name="ta6">
        <office:forms form:automatic-focus="false" form:apply-design-mode="false"/>
        <table:shapes>
          <draw:frame draw:z-index="0" draw:style-name="gr1" draw:text-style-name="P1" svg:width="18.647cm" svg:height="10.468cm" svg:x="28.01cm" svg:y="3.164cm">
            <draw:object draw:notify-on-update-of-ranges="heat6.E7:heat6.E31 heat6.G6:heat6.G6 heat6.G7:heat6.G31 heat6.E7:heat6.E31 heat6.F6:heat6.F6 heat6.F7:heat6.F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7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3" table:number-columns-repeated="54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q1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1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B11]/2" office:value-type="float" office:value="0.001" calcext:value-type="float">
            <text:p>1.000000E-03</text:p>
          </table:table-cell>
          <table:table-cell table:style-name="ce15" table:formula="of:=([.$B$7]/[.$B$9])*([.$B$10]-[.$E7])+[.$B$8]" office:value-type="float" office:value="41.5921334129452" calcext:value-type="float">
            <text:p>4.159213E+01</text:p>
          </table:table-cell>
          <table:table-cell table:style-name="ce15" office:value-type="float" office:value="41.59213" calcext:value-type="float">
            <text:p>4.159213E+01</text:p>
          </table:table-cell>
          <table:table-cell table:style-name="ce15" table:formula="of:=ABS(100*([.F7]-[.G7])/[.F7])" office:value-type="float" office:value="0.00000820574677894993" calcext:value-type="float">
            <text:p>8.205747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E7]+[.$B$11]" office:value-type="float" office:value="0.003" calcext:value-type="float">
            <text:p>3.000000E-03</text:p>
          </table:table-cell>
          <table:table-cell table:style-name="ce15" table:formula="of:=([.$B$7]/[.$B$9])*([.$B$10]-[.$E8])+[.$B$8]" office:value-type="float" office:value="40.7108218450698" calcext:value-type="float">
            <text:p>4.071082E+01</text:p>
          </table:table-cell>
          <table:table-cell table:style-name="ce15" office:value-type="float" office:value="40.71082" calcext:value-type="float">
            <text:p>4.071082E+01</text:p>
          </table:table-cell>
          <table:table-cell table:style-name="ce15" table:formula="of:=ABS(100*([.F8]-[.G8])/[.F8])" office:value-type="float" office:value="0.00000453213604739058" calcext:value-type="float">
            <text:p>4.532136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E8]+[.$B$11]" office:value-type="float" office:value="0.005" calcext:value-type="float">
            <text:p>5.000000E-03</text:p>
          </table:table-cell>
          <table:table-cell table:style-name="ce15" table:formula="of:=([.$B$7]/[.$B$9])*([.$B$10]-[.$E9])+[.$B$8]" office:value-type="float" office:value="39.8295102771945" calcext:value-type="float">
            <text:p>3.982951E+01</text:p>
          </table:table-cell>
          <table:table-cell table:style-name="ce15" office:value-type="float" office:value="39.82951" calcext:value-type="float">
            <text:p>3.982951E+01</text:p>
          </table:table-cell>
          <table:table-cell table:style-name="ce15" table:formula="of:=ABS(100*([.F9]-[.G9])/[.F9])" office:value-type="float" office:value="0.000000695952645440882" calcext:value-type="float">
            <text:p>6.959526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E9]+[.$B$11]" office:value-type="float" office:value="0.007" calcext:value-type="float">
            <text:p>7.000000E-03</text:p>
          </table:table-cell>
          <table:table-cell table:style-name="ce15" table:formula="of:=([.$B$7]/[.$B$9])*([.$B$10]-[.$E10])+[.$B$8]" office:value-type="float" office:value="38.9481987093192" calcext:value-type="float">
            <text:p>3.894820E+01</text:p>
          </table:table-cell>
          <table:table-cell table:style-name="ce15" office:value-type="float" office:value="38.9482" calcext:value-type="float">
            <text:p>3.894820E+01</text:p>
          </table:table-cell>
          <table:table-cell table:style-name="ce15" table:formula="of:=ABS(100*([.F10]-[.G10])/[.F10])" office:value-type="float" office:value="0.0000033138394794387" calcext:value-type="float">
            <text:p>3.313839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0]/[.B12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E10]+[.$B$11]" office:value-type="float" office:value="0.009" calcext:value-type="float">
            <text:p>9.000000E-03</text:p>
          </table:table-cell>
          <table:table-cell table:style-name="ce15" table:formula="of:=([.$B$7]/[.$B$9])*([.$B$10]-[.$E11])+[.$B$8]" office:value-type="float" office:value="38.0668871414439" calcext:value-type="float">
            <text:p>3.806689E+01</text:p>
          </table:table-cell>
          <table:table-cell table:style-name="ce15" office:value-type="float" office:value="38.06689" calcext:value-type="float">
            <text:p>3.806689E+01</text:p>
          </table:table-cell>
          <table:table-cell table:style-name="ce15" table:formula="of:=ABS(100*([.F11]-[.G11])/[.F11])" office:value-type="float" office:value="0.00000750929827946832" calcext:value-type="float">
            <text:p>7.509298E-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E11]+[.$B$11]" office:value-type="float" office:value="0.011" calcext:value-type="float">
            <text:p>1.100000E-02</text:p>
          </table:table-cell>
          <table:table-cell table:style-name="ce15" table:formula="of:=([.$B$7]/[.$B$9])*([.$B$10]-[.$E12])+[.$B$8]" office:value-type="float" office:value="37.1855755735686" calcext:value-type="float">
            <text:p>3.718558E+01</text:p>
          </table:table-cell>
          <table:table-cell table:style-name="ce15" office:value-type="float" office:value="37.18558" calcext:value-type="float">
            <text:p>3.718558E+01</text:p>
          </table:table-cell>
          <table:table-cell table:style-name="ce15" table:formula="of:=ABS(100*([.F12]-[.G12])/[.F12])" office:value-type="float" office:value="0.0000119036248563699" calcext:value-type="float">
            <text:p>1.190362E-05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table:formula="of:=[.$E12]+[.$B$11]" office:value-type="float" office:value="0.013" calcext:value-type="float">
            <text:p>1.300000E-02</text:p>
          </table:table-cell>
          <table:table-cell table:style-name="ce15" table:formula="of:=([.$B$7]/[.$B$9])*([.$B$10]-[.$E13])+[.$B$8]" office:value-type="float" office:value="36.3042640056933" calcext:value-type="float">
            <text:p>3.630426E+01</text:p>
          </table:table-cell>
          <table:table-cell table:style-name="ce15" office:value-type="float" office:value="36.30426" calcext:value-type="float">
            <text:p>3.630426E+01</text:p>
          </table:table-cell>
          <table:table-cell table:style-name="ce15" table:formula="of:=ABS(100*([.F13]-[.G13])/[.F13])" office:value-type="float" office:value="0.0000110336716284674" calcext:value-type="float">
            <text:p>1.103367E-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0000206258664225976" calcext:value-type="float">
            <text:p>2.062587E-05</text:p>
          </table:table-cell>
          <table:table-cell table:number-columns-repeated="2"/>
          <table:table-cell table:style-name="ce15" table:formula="of:=[.$E13]+[.$B$11]" office:value-type="float" office:value="0.015" calcext:value-type="float">
            <text:p>1.500000E-02</text:p>
          </table:table-cell>
          <table:table-cell table:style-name="ce15" table:formula="of:=([.$B$7]/[.$B$9])*([.$B$10]-[.$E14])+[.$B$8]" office:value-type="float" office:value="35.422952437818" calcext:value-type="float">
            <text:p>3.542295E+01</text:p>
          </table:table-cell>
          <table:table-cell table:style-name="ce15" office:value-type="float" office:value="35.42295" calcext:value-type="float">
            <text:p>3.542295E+01</text:p>
          </table:table-cell>
          <table:table-cell table:style-name="ce15" table:formula="of:=ABS(100*([.F14]-[.G14])/[.F14])" office:value-type="float" office:value="0.00000688202928877694" calcext:value-type="float">
            <text:p>6.882029E-06</text:p>
          </table:table-cell>
          <table:table-cell table:number-columns-repeated="56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4]+[.$B$11]" office:value-type="float" office:value="0.017" calcext:value-type="float">
            <text:p>1.700000E-02</text:p>
          </table:table-cell>
          <table:table-cell table:style-name="ce15" table:formula="of:=([.$B$7]/[.$B$9])*([.$B$10]-[.$E15])+[.$B$8]" office:value-type="float" office:value="34.5416408699427" calcext:value-type="float">
            <text:p>3.454164E+01</text:p>
          </table:table-cell>
          <table:table-cell table:style-name="ce15" office:value-type="float" office:value="34.54164" calcext:value-type="float">
            <text:p>3.454164E+01</text:p>
          </table:table-cell>
          <table:table-cell table:style-name="ce15" table:formula="of:=ABS(100*([.F15]-[.G15])/[.F15])" office:value-type="float" office:value="0.00000251853308388326" calcext:value-type="float">
            <text:p>2.51853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5]+[.$B$11]" office:value-type="float" office:value="0.019" calcext:value-type="float">
            <text:p>1.900000E-02</text:p>
          </table:table-cell>
          <table:table-cell table:style-name="ce15" table:formula="of:=([.$B$7]/[.$B$9])*([.$B$10]-[.$E16])+[.$B$8]" office:value-type="float" office:value="33.6603293020673" calcext:value-type="float">
            <text:p>3.366033E+01</text:p>
          </table:table-cell>
          <table:table-cell table:style-name="ce15" office:value-type="float" office:value="33.66033" calcext:value-type="float">
            <text:p>3.366033E+01</text:p>
          </table:table-cell>
          <table:table-cell table:style-name="ce15" table:formula="of:=ABS(100*([.F16]-[.G16])/[.F16])" office:value-type="float" office:value="0.0000020734576198321" calcext:value-type="float">
            <text:p>2.07345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/>
          <table:table-cell table:style-name="ce16"/>
          <table:table-cell table:number-columns-repeated="2"/>
          <table:table-cell table:style-name="ce15" table:formula="of:=[.$E16]+[.$B$11]" office:value-type="float" office:value="0.021" calcext:value-type="float">
            <text:p>2.100000E-02</text:p>
          </table:table-cell>
          <table:table-cell table:style-name="ce15" table:formula="of:=([.$B$7]/[.$B$9])*([.$B$10]-[.$E17])+[.$B$8]" office:value-type="float" office:value="32.779017734192" calcext:value-type="float">
            <text:p>3.277902E+01</text:p>
          </table:table-cell>
          <table:table-cell table:style-name="ce15" office:value-type="float" office:value="32.77902" calcext:value-type="float">
            <text:p>3.277902E+01</text:p>
          </table:table-cell>
          <table:table-cell table:style-name="ce15" table:formula="of:=ABS(100*([.F17]-[.G17])/[.F17])" office:value-type="float" office:value="0.00000691237302150989" calcext:value-type="float">
            <text:p>6.91237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7]+[.$B$11]" office:value-type="float" office:value="0.023" calcext:value-type="float">
            <text:p>2.300000E-02</text:p>
          </table:table-cell>
          <table:table-cell table:style-name="ce15" table:formula="of:=([.$B$7]/[.$B$9])*([.$B$10]-[.$E18])+[.$B$8]" office:value-type="float" office:value="31.8977061663167" calcext:value-type="float">
            <text:p>3.189771E+01</text:p>
          </table:table-cell>
          <table:table-cell table:style-name="ce15" office:value-type="float" office:value="31.89771" calcext:value-type="float">
            <text:p>3.189771E+01</text:p>
          </table:table-cell>
          <table:table-cell table:style-name="ce15" table:formula="of:=ABS(100*([.F18]-[.G18])/[.F18])" office:value-type="float" office:value="0.0000120186801860685" calcext:value-type="float">
            <text:p>1.20186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8]+[.$B$11]" office:value-type="float" office:value="0.025" calcext:value-type="float">
            <text:p>2.500000E-02</text:p>
          </table:table-cell>
          <table:table-cell table:style-name="ce15" table:formula="of:=([.$B$7]/[.$B$9])*([.$B$10]-[.$E19])+[.$B$8]" office:value-type="float" office:value="31.0163945984414" calcext:value-type="float">
            <text:p>3.101639E+01</text:p>
          </table:table-cell>
          <table:table-cell table:style-name="ce15" office:value-type="float" office:value="31.01639" calcext:value-type="float">
            <text:p>3.101639E+01</text:p>
          </table:table-cell>
          <table:table-cell table:style-name="ce15" table:formula="of:=ABS(100*([.F19]-[.G19])/[.F19])" office:value-type="float" office:value="0.000014825841170903" calcext:value-type="float">
            <text:p>1.482584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19]+[.$B$11]" office:value-type="float" office:value="0.027" calcext:value-type="float">
            <text:p>2.700000E-02</text:p>
          </table:table-cell>
          <table:table-cell table:style-name="ce15" table:formula="of:=([.$B$7]/[.$B$9])*([.$B$10]-[.$E20])+[.$B$8]" office:value-type="float" office:value="30.1350830305661" calcext:value-type="float">
            <text:p>3.013508E+01</text:p>
          </table:table-cell>
          <table:table-cell table:style-name="ce15" office:value-type="float" office:value="30.13508" calcext:value-type="float">
            <text:p>3.013508E+01</text:p>
          </table:table-cell>
          <table:table-cell table:style-name="ce15" table:formula="of:=ABS(100*([.F20]-[.G20])/[.F20])" office:value-type="float" office:value="0.0000100566044061811" calcext:value-type="float">
            <text:p>1.005660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0]+[.$B$11]" office:value-type="float" office:value="0.029" calcext:value-type="float">
            <text:p>2.900000E-02</text:p>
          </table:table-cell>
          <table:table-cell table:style-name="ce15" table:formula="of:=([.$B$7]/[.$B$9])*([.$B$10]-[.$E21])+[.$B$8]" office:value-type="float" office:value="29.2537714626908" calcext:value-type="float">
            <text:p>2.925377E+01</text:p>
          </table:table-cell>
          <table:table-cell table:style-name="ce15" office:value-type="float" office:value="29.25377" calcext:value-type="float">
            <text:p>2.925377E+01</text:p>
          </table:table-cell>
          <table:table-cell table:style-name="ce15" table:formula="of:=ABS(100*([.F21]-[.G21])/[.F21])" office:value-type="float" office:value="0.00000500000751671886" calcext:value-type="float">
            <text:p>5.000008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1]+[.$B$11]" office:value-type="float" office:value="0.031" calcext:value-type="float">
            <text:p>3.100000E-02</text:p>
          </table:table-cell>
          <table:table-cell table:style-name="ce15" table:formula="of:=([.$B$7]/[.$B$9])*([.$B$10]-[.$E22])+[.$B$8]" office:value-type="float" office:value="28.3724598948155" calcext:value-type="float">
            <text:p>2.837246E+01</text:p>
          </table:table-cell>
          <table:table-cell table:style-name="ce15" office:value-type="float" office:value="28.37246" calcext:value-type="float">
            <text:p>2.837246E+01</text:p>
          </table:table-cell>
          <table:table-cell table:style-name="ce15" table:formula="of:=ABS(100*([.F22]-[.G22])/[.F22])" office:value-type="float" office:value="0.000000370727601973455" calcext:value-type="float">
            <text:p>3.707276E-07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2]+[.$B$11]" office:value-type="float" office:value="0.033" calcext:value-type="float">
            <text:p>3.300000E-02</text:p>
          </table:table-cell>
          <table:table-cell table:style-name="ce15" table:formula="of:=([.$B$7]/[.$B$9])*([.$B$10]-[.$E23])+[.$B$8]" office:value-type="float" office:value="27.4911483269401" calcext:value-type="float">
            <text:p>2.749115E+01</text:p>
          </table:table-cell>
          <table:table-cell table:style-name="ce15" office:value-type="float" office:value="27.49115" calcext:value-type="float">
            <text:p>2.749115E+01</text:p>
          </table:table-cell>
          <table:table-cell table:style-name="ce15" table:formula="of:=ABS(100*([.F23]-[.G23])/[.F23])" office:value-type="float" office:value="0.00000608581290435448" calcext:value-type="float">
            <text:p>6.085813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3]+[.$B$11]" office:value-type="float" office:value="0.035" calcext:value-type="float">
            <text:p>3.500000E-02</text:p>
          </table:table-cell>
          <table:table-cell table:style-name="ce15" table:formula="of:=([.$B$7]/[.$B$9])*([.$B$10]-[.$E24])+[.$B$8]" office:value-type="float" office:value="26.6098367590648" calcext:value-type="float">
            <text:p>2.660984E+01</text:p>
          </table:table-cell>
          <table:table-cell table:style-name="ce15" office:value-type="float" office:value="26.60984" calcext:value-type="float">
            <text:p>2.660984E+01</text:p>
          </table:table-cell>
          <table:table-cell table:style-name="ce15" table:formula="of:=ABS(100*([.F24]-[.G24])/[.F24])" office:value-type="float" office:value="0.0000121794627829851" calcext:value-type="float">
            <text:p>1.217946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4]+[.$B$11]" office:value-type="float" office:value="0.037" calcext:value-type="float">
            <text:p>3.700000E-02</text:p>
          </table:table-cell>
          <table:table-cell table:style-name="ce15" table:formula="of:=([.$B$7]/[.$B$9])*([.$B$10]-[.$E25])+[.$B$8]" office:value-type="float" office:value="25.7285251911895" calcext:value-type="float">
            <text:p>2.572853E+01</text:p>
          </table:table-cell>
          <table:table-cell table:style-name="ce15" office:value-type="float" office:value="25.72853" calcext:value-type="float">
            <text:p>2.572853E+01</text:p>
          </table:table-cell>
          <table:table-cell table:style-name="ce15" table:formula="of:=ABS(100*([.F25]-[.G25])/[.F25])" office:value-type="float" office:value="0.0000186905795850954" calcext:value-type="float">
            <text:p>1.86905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5]+[.$B$11]" office:value-type="float" office:value="0.039" calcext:value-type="float">
            <text:p>3.900000E-02</text:p>
          </table:table-cell>
          <table:table-cell table:style-name="ce15" table:formula="of:=([.$B$7]/[.$B$9])*([.$B$10]-[.$E26])+[.$B$8]" office:value-type="float" office:value="24.8472136233142" calcext:value-type="float">
            <text:p>2.484721E+01</text:p>
          </table:table-cell>
          <table:table-cell table:style-name="ce15" office:value-type="float" office:value="24.84721" calcext:value-type="float">
            <text:p>2.484721E+01</text:p>
          </table:table-cell>
          <table:table-cell table:style-name="ce15" table:formula="of:=ABS(100*([.F26]-[.G26])/[.F26])" office:value-type="float" office:value="0.0000145823763654976" calcext:value-type="float">
            <text:p>1.458238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6]+[.$B$11]" office:value-type="float" office:value="0.041" calcext:value-type="float">
            <text:p>4.100000E-02</text:p>
          </table:table-cell>
          <table:table-cell table:style-name="ce15" table:formula="of:=([.$B$7]/[.$B$9])*([.$B$10]-[.$E27])+[.$B$8]" office:value-type="float" office:value="23.9659020554389" calcext:value-type="float">
            <text:p>2.396590E+01</text:p>
          </table:table-cell>
          <table:table-cell table:style-name="ce15" office:value-type="float" office:value="23.9659" calcext:value-type="float">
            <text:p>2.396590E+01</text:p>
          </table:table-cell>
          <table:table-cell table:style-name="ce15" table:formula="of:=ABS(100*([.F27]-[.G27])/[.F27])" office:value-type="float" office:value="0.00000857651378983747" calcext:value-type="float">
            <text:p>8.57651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7]+[.$B$11]" office:value-type="float" office:value="0.043" calcext:value-type="float">
            <text:p>4.300000E-02</text:p>
          </table:table-cell>
          <table:table-cell table:style-name="ce15" table:formula="of:=([.$B$7]/[.$B$9])*([.$B$10]-[.$E28])+[.$B$8]" office:value-type="float" office:value="23.0845904875636" calcext:value-type="float">
            <text:p>2.308459E+01</text:p>
          </table:table-cell>
          <table:table-cell table:style-name="ce15" office:value-type="float" office:value="23.08459" calcext:value-type="float">
            <text:p>2.308459E+01</text:p>
          </table:table-cell>
          <table:table-cell table:style-name="ce15" table:formula="of:=ABS(100*([.F28]-[.G28])/[.F28])" office:value-type="float" office:value="0.00000211207377778306" calcext:value-type="float">
            <text:p>2.112074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8]+[.$B$11]" office:value-type="float" office:value="0.045" calcext:value-type="float">
            <text:p>4.500000E-02</text:p>
          </table:table-cell>
          <table:table-cell table:style-name="ce15" table:formula="of:=([.$B$7]/[.$B$9])*([.$B$10]-[.$E29])+[.$B$8]" office:value-type="float" office:value="22.2032789196883" calcext:value-type="float">
            <text:p>2.220328E+01</text:p>
          </table:table-cell>
          <table:table-cell table:style-name="ce15" office:value-type="float" office:value="22.20328" calcext:value-type="float">
            <text:p>2.220328E+01</text:p>
          </table:table-cell>
          <table:table-cell table:style-name="ce15" table:formula="of:=ABS(100*([.F29]-[.G29])/[.F29])" office:value-type="float" office:value="0.0000048655504160372" calcext:value-type="float">
            <text:p>4.865550E-06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29]+[.$B$11]" office:value-type="float" office:value="0.047" calcext:value-type="float">
            <text:p>4.700000E-02</text:p>
          </table:table-cell>
          <table:table-cell table:style-name="ce15" table:formula="of:=([.$B$7]/[.$B$9])*([.$B$10]-[.$E30])+[.$B$8]" office:value-type="float" office:value="21.321967351813" calcext:value-type="float">
            <text:p>2.132197E+01</text:p>
          </table:table-cell>
          <table:table-cell table:style-name="ce15" office:value-type="float" office:value="21.32197" calcext:value-type="float">
            <text:p>2.132197E+01</text:p>
          </table:table-cell>
          <table:table-cell table:style-name="ce15" table:formula="of:=ABS(100*([.F30]-[.G30])/[.F30])" office:value-type="float" office:value="0.000012419993888945" calcext:value-type="float">
            <text:p>1.241999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4"/>
          <table:table-cell table:style-name="ce15" table:formula="of:=[.$E30]+[.$B$11]" office:value-type="float" office:value="0.049" calcext:value-type="float">
            <text:p>4.900000E-02</text:p>
          </table:table-cell>
          <table:table-cell table:style-name="ce15" table:formula="of:=([.$B$7]/[.$B$9])*([.$B$10]-[.$E31])+[.$B$8]" office:value-type="float" office:value="20.4406557839376" calcext:value-type="float">
            <text:p>2.044066E+01</text:p>
          </table:table-cell>
          <table:table-cell table:style-name="ce15" office:value-type="float" office:value="20.44066" calcext:value-type="float">
            <text:p>2.044066E+01</text:p>
          </table:table-cell>
          <table:table-cell table:style-name="ce15" table:formula="of:=ABS(100*([.F31]-[.G31])/[.F31])" office:value-type="float" office:value="0.0000206258664225976" calcext:value-type="float">
            <text:p>2.062587E-05</text:p>
          </table:table-cell>
          <table:table-cell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7" table:style-name="ta7">
        <office:forms form:automatic-focus="false" form:apply-design-mode="false"/>
        <table:shapes>
          <draw:frame draw:z-index="0" draw:style-name="gr1" draw:text-style-name="P1" svg:width="16.957cm" svg:height="9.519cm" svg:x="27.513cm" svg:y="2.165cm">
            <draw:object draw:notify-on-update-of-ranges="heat7.E7:heat7.E26 heat7.G6:heat7.G6 heat7.G7:heat7.G26 heat7.E7:heat7.E26 heat7.F6:heat7.F6 heat7.F7:heat7.F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3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(-[.$B$10]/(2*[.$B$9]))*[.$E7]^2+[.$B$10]*[.$B$11]*[.$E7]/(2*[.$B$9])+[.$B$7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7]-[.G7])/[.F7])" office:value-type="float" office:value="0.901851623909312" calcext:value-type="float">
            <text:p>9.018516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7]+[.$B$12]" office:value-type="float" office:value="0.0075" calcext:value-type="float">
            <text:p>7.500000E-03</text:p>
          </table:table-cell>
          <table:table-cell table:style-name="ce15" table:formula="of:=(-[.$B$10]/(2*[.$B$9]))*[.$E8]^2+[.$B$10]*[.$B$11]*[.$E8]/(2*[.$B$9])+[.$B$7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8]-[.G8])/[.F8])" office:value-type="float" office:value="0.546794389988271" calcext:value-type="float">
            <text:p>5.467944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46345" calcext:value-type="float">
            <text:p>22.463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8]+[.$B$12]" office:value-type="float" office:value="0.0125" calcext:value-type="float">
            <text:p>1.250000E-02</text:p>
          </table:table-cell>
          <table:table-cell table:style-name="ce15" table:formula="of:=(-[.$B$10]/(2*[.$B$9]))*[.$E9]^2+[.$B$10]*[.$B$11]*[.$E9]/(2*[.$B$9])+[.$B$7]" office:value-type="float" office:value="68.6902056451703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9]-[.G9])/[.F9])" office:value-type="float" office:value="0.405056808632947" calcext:value-type="float">
            <text:p>4.050568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9]+[.$B$12]" office:value-type="float" office:value="0.0175" calcext:value-type="float">
            <text:p>1.750000E-02</text:p>
          </table:table-cell>
          <table:table-cell table:style-name="ce15" table:formula="of:=(-[.$B$10]/(2*[.$B$9]))*[.$E10]^2+[.$B$10]*[.$B$11]*[.$E10]/(2*[.$B$9])+[.$B$7]" office:value-type="float" office:value="84.2710714516248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10]-[.G10])/[.F10])" office:value-type="float" office:value="0.330159025609362" calcext:value-type="float">
            <text:p>3.301590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0]+[.$B$12]" office:value-type="float" office:value="0.0225" calcext:value-type="float">
            <text:p>2.250000E-02</text:p>
          </table:table-cell>
          <table:table-cell table:style-name="ce15" table:formula="of:=(-[.$B$10]/(2*[.$B$9]))*[.$E11]^2+[.$B$10]*[.$B$11]*[.$E11]/(2*[.$B$9])+[.$B$7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11]-[.G11])/[.F11])" office:value-type="float" office:value="0.284996242098203" calcext:value-type="float">
            <text:p>2.849962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1]+[.$B$12]" office:value-type="float" office:value="0.0275" calcext:value-type="float">
            <text:p>2.750000E-02</text:p>
          </table:table-cell>
          <table:table-cell table:style-name="ce15" table:formula="of:=(-[.$B$10]/(2*[.$B$9]))*[.$E12]^2+[.$B$10]*[.$B$11]*[.$E12]/(2*[.$B$9])+[.$B$7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12]-[.G12])/[.F12])" office:value-type="float" office:value="0.255813629570637" calcext:value-type="float">
            <text:p>2.558136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2]+[.$B$12]" office:value-type="float" office:value="0.0325" calcext:value-type="float">
            <text:p>3.250000E-02</text:p>
          </table:table-cell>
          <table:table-cell table:style-name="ce15" table:formula="of:=(-[.$B$10]/(2*[.$B$9]))*[.$E13]^2+[.$B$10]*[.$B$11]*[.$E13]/(2*[.$B$9])+[.$B$7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13]-[.G13])/[.F13])" office:value-type="float" office:value="0.236496835815413" calcext:value-type="float">
            <text:p>2.3649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3]+[.$B$12]" office:value-type="float" office:value="0.0375" calcext:value-type="float">
            <text:p>3.750000E-02</text:p>
          </table:table-cell>
          <table:table-cell table:style-name="ce15" table:formula="of:=(-[.$B$10]/(2*[.$B$9]))*[.$E14]^2+[.$B$10]*[.$B$11]*[.$E14]/(2*[.$B$9])+[.$B$7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4]-[.G14])/[.F14])" office:value-type="float" office:value="0.2237845027191" calcext:value-type="float">
            <text:p>2.237845E-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7:.H31])" office:value-type="float" office:value="0.901851623909312" calcext:value-type="float">
            <text:p>9.018516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E14]+[.$B$12]" office:value-type="float" office:value="0.0425" calcext:value-type="float">
            <text:p>4.250000E-02</text:p>
          </table:table-cell>
          <table:table-cell table:style-name="ce15" table:formula="of:=(-[.$B$10]/(2*[.$B$9]))*[.$E15]^2+[.$B$10]*[.$B$11]*[.$E15]/(2*[.$B$9])+[.$B$7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5]-[.G15])/[.F15])" office:value-type="float" office:value="0.216067853166518" calcext:value-type="float">
            <text:p>2.160679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5]+[.$B$12]" office:value-type="float" office:value="0.0475" calcext:value-type="float">
            <text:p>4.750000E-02</text:p>
          </table:table-cell>
          <table:table-cell table:style-name="ce15" table:formula="of:=(-[.$B$10]/(2*[.$B$9]))*[.$E16]^2+[.$B$10]*[.$B$11]*[.$E16]/(2*[.$B$9])+[.$B$7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6]-[.G16])/[.F16])" office:value-type="float" office:value="0.212368015802846" calcext:value-type="float">
            <text:p>2.12368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6]+[.$B$12]" office:value-type="float" office:value="0.0525" calcext:value-type="float">
            <text:p>5.250000E-02</text:p>
          </table:table-cell>
          <table:table-cell table:style-name="ce15" table:formula="of:=(-[.$B$10]/(2*[.$B$9]))*[.$E17]^2+[.$B$10]*[.$B$11]*[.$E17]/(2*[.$B$9])+[.$B$7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7]-[.G17])/[.F17])" office:value-type="float" office:value="0.212368015802824" calcext:value-type="float">
            <text:p>2.12368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7]+[.$B$12]" office:value-type="float" office:value="0.0575" calcext:value-type="float">
            <text:p>5.750000E-02</text:p>
          </table:table-cell>
          <table:table-cell table:style-name="ce15" table:formula="of:=(-[.$B$10]/(2*[.$B$9]))*[.$E18]^2+[.$B$10]*[.$B$11]*[.$E18]/(2*[.$B$9])+[.$B$7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8]-[.G18])/[.F18])" office:value-type="float" office:value="0.21606785316654" calcext:value-type="float">
            <text:p>2.160679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8]+[.$B$12]" office:value-type="float" office:value="0.0625" calcext:value-type="float">
            <text:p>6.250000E-02</text:p>
          </table:table-cell>
          <table:table-cell table:style-name="ce15" table:formula="of:=(-[.$B$10]/(2*[.$B$9]))*[.$E19]^2+[.$B$10]*[.$B$11]*[.$E19]/(2*[.$B$9])+[.$B$7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9]-[.G19])/[.F19])" office:value-type="float" office:value="0.223784502719089" calcext:value-type="float">
            <text:p>2.237845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19]+[.$B$12]" office:value-type="float" office:value="0.0675" calcext:value-type="float">
            <text:p>6.750000E-02</text:p>
          </table:table-cell>
          <table:table-cell table:style-name="ce15" table:formula="of:=(-[.$B$10]/(2*[.$B$9]))*[.$E20]^2+[.$B$10]*[.$B$11]*[.$E20]/(2*[.$B$9])+[.$B$7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20]-[.G20])/[.F20])" office:value-type="float" office:value="0.236496835815389" calcext:value-type="float">
            <text:p>2.3649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0]+[.$B$12]" office:value-type="float" office:value="0.0725" calcext:value-type="float">
            <text:p>7.250000E-02</text:p>
          </table:table-cell>
          <table:table-cell table:style-name="ce15" table:formula="of:=(-[.$B$10]/(2*[.$B$9]))*[.$E21]^2+[.$B$10]*[.$B$11]*[.$E21]/(2*[.$B$9])+[.$B$7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21]-[.G21])/[.F21])" office:value-type="float" office:value="0.255813629570663" calcext:value-type="float">
            <text:p>2.558136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1]+[.$B$12]" office:value-type="float" office:value="0.0775" calcext:value-type="float">
            <text:p>7.750000E-02</text:p>
          </table:table-cell>
          <table:table-cell table:style-name="ce15" table:formula="of:=(-[.$B$10]/(2*[.$B$9]))*[.$E22]^2+[.$B$10]*[.$B$11]*[.$E22]/(2*[.$B$9])+[.$B$7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22]-[.G22])/[.F22])" office:value-type="float" office:value="0.284996242098247" calcext:value-type="float">
            <text:p>2.849962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2]+[.$B$12]" office:value-type="float" office:value="0.0825" calcext:value-type="float">
            <text:p>8.250000E-02</text:p>
          </table:table-cell>
          <table:table-cell table:style-name="ce15" table:formula="of:=(-[.$B$10]/(2*[.$B$9]))*[.$E23]^2+[.$B$10]*[.$B$11]*[.$E23]/(2*[.$B$9])+[.$B$7]" office:value-type="float" office:value="84.2710714516247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23]-[.G23])/[.F23])" office:value-type="float" office:value="0.330159025609395" calcext:value-type="float">
            <text:p>3.301590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3]+[.$B$12]" office:value-type="float" office:value="0.0875" calcext:value-type="float">
            <text:p>8.750000E-02</text:p>
          </table:table-cell>
          <table:table-cell table:style-name="ce15" table:formula="of:=(-[.$B$10]/(2*[.$B$9]))*[.$E24]^2+[.$B$10]*[.$B$11]*[.$E24]/(2*[.$B$9])+[.$B$7]" office:value-type="float" office:value="68.6902056451702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24]-[.G24])/[.F24])" office:value-type="float" office:value="0.405056808633071" calcext:value-type="float">
            <text:p>4.050568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4]+[.$B$12]" office:value-type="float" office:value="0.0925" calcext:value-type="float">
            <text:p>9.250000E-02</text:p>
          </table:table-cell>
          <table:table-cell table:style-name="ce15" table:formula="of:=(-[.$B$10]/(2*[.$B$9]))*[.$E25]^2+[.$B$10]*[.$B$11]*[.$E25]/(2*[.$B$9])+[.$B$7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25]-[.G25])/[.F25])" office:value-type="float" office:value="0.546794389988411" calcext:value-type="float">
            <text:p>5.467944E-01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5]+[.$B$12]" office:value-type="float" office:value="0.0975" calcext:value-type="float">
            <text:p>9.750000E-02</text:p>
          </table:table-cell>
          <table:table-cell table:style-name="ce15" table:formula="of:=(-[.$B$10]/(2*[.$B$9]))*[.$E26]^2+[.$B$10]*[.$B$11]*[.$E26]/(2*[.$B$9])+[.$B$7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26]-[.G26])/[.F26])" office:value-type="float" office:value="0.9018516239093" calcext:value-type="float">
            <text:p>9.018516E-01</text:p>
          </table:table-cell>
          <table:table-cell table:number-columns-repeated="56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8" table:style-name="ta8">
        <office:forms form:automatic-focus="false" form:apply-design-mode="false"/>
        <table:shapes>
          <draw:frame draw:z-index="0" draw:style-name="gr1" draw:text-style-name="P1" svg:width="15.995cm" svg:height="8.979cm" svg:x="12.973cm" svg:y="14.28cm">
            <draw:object draw:notify-on-update-of-ranges="heat8.E8:heat8.E27 heat8.K7:heat8.K7 heat8.K8:heat8.K27 heat8.E8:heat8.E27 heat8.J7:heat8.J7 heat8.J8:heat8.J2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temperature-dependent conductivity, slab geometry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025" calcext:value-type="float">
            <text:p>2.500000E-03</text:p>
          </table:table-cell>
          <table:table-cell table:style-name="ce15" table:formula="of:=(-[.$B$11]/(2*[.$B$9]))*[.$E8]^2+[.$B$11]*[.$B$12]*[.$E8]/(2*[.$B$9])+[.$B$7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8]-[.G8])/[.F8])" office:value-type="float" office:value="0.165332596125584" calcext:value-type="float">
            <text:p>1.653326E-01</text:p>
          </table:table-cell>
          <table:table-cell/>
          <table:table-cell table:style-name="ce15" table:formula="of:=SQRT(1/([.$B$10]^2)+2*[.$F8]/[.$B$10])-1/[.$B$10]" office:value-type="float" office:value="30.5887828139917" calcext:value-type="float">
            <text:p>3.058878E+01</text:p>
          </table:table-cell>
          <table:table-cell table:style-name="ce15" office:value-type="float" office:value="31.01004" calcext:value-type="float">
            <text:p>3.101004E+01</text:p>
          </table:table-cell>
          <table:table-cell table:style-name="ce15" table:formula="of:=ABS(100*([.J8]-[.K8])/[.J8])" office:value-type="float" office:value="1.37716230348223" calcext:value-type="float">
            <text:p>1.377162E+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3]" office:value-type="float" office:value="0.0075" calcext:value-type="float">
            <text:p>7.500000E-03</text:p>
          </table:table-cell>
          <table:table-cell table:style-name="ce15" table:formula="of:=(-[.$B$11]/(2*[.$B$9]))*[.$E9]^2+[.$B$11]*[.$B$12]*[.$E9]/(2*[.$B$9])+[.$B$7]" office:value-type="float" office:value="51.5291465656522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9]-[.G9])/[.F9])" office:value-type="float" office:value="0.713026685167552" calcext:value-type="float">
            <text:p>7.130267E-01</text:p>
          </table:table-cell>
          <table:table-cell/>
          <table:table-cell table:style-name="ce15" table:formula="of:=SQRT(1/([.$B$10]^2)+2*[.$F9]/[.$B$10])-1/[.$B$10]" office:value-type="float" office:value="50.2114581534358" calcext:value-type="float">
            <text:p>5.021146E+01</text:p>
          </table:table-cell>
          <table:table-cell table:style-name="ce15" office:value-type="float" office:value="50.63603" calcext:value-type="float">
            <text:p>5.063603E+01</text:p>
          </table:table-cell>
          <table:table-cell table:style-name="ce15" table:formula="of:=ABS(100*([.J9]-[.K9])/[.J9])" office:value-type="float" office:value="0.8455676496523" calcext:value-type="float">
            <text:p>8.45567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3]" office:value-type="float" office:value="0.0125" calcext:value-type="float">
            <text:p>1.250000E-02</text:p>
          </table:table-cell>
          <table:table-cell table:style-name="ce15" table:formula="of:=(-[.$B$11]/(2*[.$B$9]))*[.$E10]^2+[.$B$11]*[.$B$12]*[.$E10]/(2*[.$B$9])+[.$B$7]" office:value-type="float" office:value="69.7081139548571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10]-[.G10])/[.F10])" office:value-type="float" office:value="1.06110166075659" calcext:value-type="float">
            <text:p>1.061102E+00</text:p>
          </table:table-cell>
          <table:table-cell/>
          <table:table-cell table:style-name="ce15" table:formula="of:=SQRT(1/([.$B$10]^2)+2*[.$F10]/[.$B$10])-1/[.$B$10]" office:value-type="float" office:value="67.3382128076515" calcext:value-type="float">
            <text:p>6.733821E+01</text:p>
          </table:table-cell>
          <table:table-cell table:style-name="ce15" office:value-type="float" office:value="67.76638" calcext:value-type="float">
            <text:p>6.776638E+01</text:p>
          </table:table-cell>
          <table:table-cell table:style-name="ce15" table:formula="of:=ABS(100*([.J10]-[.K10])/[.J10])" office:value-type="float" office:value="0.635845791707463" calcext:value-type="float">
            <text:p>6.35845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3]" office:value-type="float" office:value="0.0175" calcext:value-type="float">
            <text:p>1.750000E-02</text:p>
          </table:table-cell>
          <table:table-cell table:style-name="ce15" table:formula="of:=(-[.$B$11]/(2*[.$B$9]))*[.$E11]^2+[.$B$11]*[.$B$12]*[.$E11]/(2*[.$B$9])+[.$B$7]" office:value-type="float" office:value="85.6147104204114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11]-[.G11])/[.F11])" office:value-type="float" office:value="1.24442448637582" calcext:value-type="float">
            <text:p>1.244424E+00</text:p>
          </table:table-cell>
          <table:table-cell/>
          <table:table-cell table:style-name="ce15" table:formula="of:=SQRT(1/([.$B$10]^2)+2*[.$F11]/[.$B$10])-1/[.$B$10]" office:value-type="float" office:value="82.0925095212684" calcext:value-type="float">
            <text:p>8.209251E+01</text:p>
          </table:table-cell>
          <table:table-cell table:style-name="ce15" office:value-type="float" office:value="82.52469" calcext:value-type="float">
            <text:p>8.252469E+01</text:p>
          </table:table-cell>
          <table:table-cell table:style-name="ce15" table:formula="of:=ABS(100*([.J11]-[.K11])/[.J11])" office:value-type="float" office:value="0.526455435766174" calcext:value-type="float">
            <text:p>5.26455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3]" office:value-type="float" office:value="0.0225" calcext:value-type="float">
            <text:p>2.250000E-02</text:p>
          </table:table-cell>
          <table:table-cell table:style-name="ce15" table:formula="of:=(-[.$B$11]/(2*[.$B$9]))*[.$E12]^2+[.$B$11]*[.$B$12]*[.$E12]/(2*[.$B$9])+[.$B$7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12]-[.G12])/[.F12])" office:value-type="float" office:value="1.35478123697524" calcext:value-type="float">
            <text:p>1.354781E+00</text:p>
          </table:table-cell>
          <table:table-cell/>
          <table:table-cell table:style-name="ce15" table:formula="of:=SQRT(1/([.$B$10]^2)+2*[.$F12]/[.$B$10])-1/[.$B$10]" office:value-type="float" office:value="94.5742457839796" calcext:value-type="float">
            <text:p>9.457425E+01</text:p>
          </table:table-cell>
          <table:table-cell table:style-name="ce15" office:value-type="float" office:value="95.01097" calcext:value-type="float">
            <text:p>9.501097E+01</text:p>
          </table:table-cell>
          <table:table-cell table:style-name="ce15" table:formula="of:=ABS(100*([.J12]-[.K12])/[.J12])" office:value-type="float" office:value="0.461779221605398" calcext:value-type="float">
            <text:p>4.617792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3]" office:value-type="float" office:value="0.0275" calcext:value-type="float">
            <text:p>2.750000E-02</text:p>
          </table:table-cell>
          <table:table-cell table:style-name="ce15" table:formula="of:=(-[.$B$11]/(2*[.$B$9]))*[.$E13]^2+[.$B$11]*[.$B$12]*[.$E13]/(2*[.$B$9])+[.$B$7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13]-[.G13])/[.F13])" office:value-type="float" office:value="1.42598255765938" calcext:value-type="float">
            <text:p>1.425983E+00</text:p>
          </table:table-cell>
          <table:table-cell/>
          <table:table-cell table:style-name="ce15" table:formula="of:=SQRT(1/([.$B$10]^2)+2*[.$F13]/[.$B$10])-1/[.$B$10]" office:value-type="float" office:value="104.863588229639" calcext:value-type="float">
            <text:p>1.048636E+02</text:p>
          </table:table-cell>
          <table:table-cell table:style-name="ce15" office:value-type="float" office:value="105.3055" calcext:value-type="float">
            <text:p>1.053055E+02</text:p>
          </table:table-cell>
          <table:table-cell table:style-name="ce15" table:formula="of:=ABS(100*([.J13]-[.K13])/[.J13])" office:value-type="float" office:value="0.421415839207419" calcext:value-type="float">
            <text:p>4.21415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3]+[.$B$13]" office:value-type="float" office:value="0.0325" calcext:value-type="float">
            <text:p>3.250000E-02</text:p>
          </table:table-cell>
          <table:table-cell table:style-name="ce15" table:formula="of:=(-[.$B$11]/(2*[.$B$9]))*[.$E14]^2+[.$B$11]*[.$B$12]*[.$E14]/(2*[.$B$9])+[.$B$7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14]-[.G14])/[.F14])" office:value-type="float" office:value="1.47315809077997" calcext:value-type="float">
            <text:p>1.473158E+00</text:p>
          </table:table-cell>
          <table:table-cell/>
          <table:table-cell table:style-name="ce15" table:formula="of:=SQRT(1/([.$B$10]^2)+2*[.$F14]/[.$B$10])-1/[.$B$10]" office:value-type="float" office:value="113.023804274924" calcext:value-type="float">
            <text:p>1.130238E+02</text:p>
          </table:table-cell>
          <table:table-cell table:style-name="ce15" office:value-type="float" office:value="113.4715" calcext:value-type="float">
            <text:p>1.134715E+02</text:p>
          </table:table-cell>
          <table:table-cell table:style-name="ce15" table:formula="of:=ABS(100*([.J14]-[.K14])/[.J14])" office:value-type="float" office:value="0.396107464218176" calcext:value-type="float">
            <text:p>3.96107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4]+[.$B$13]" office:value-type="float" office:value="0.0375" calcext:value-type="float">
            <text:p>3.750000E-02</text:p>
          </table:table-cell>
          <table:table-cell table:style-name="ce15" table:formula="of:=(-[.$B$11]/(2*[.$B$9]))*[.$E15]^2+[.$B$11]*[.$B$12]*[.$E15]/(2*[.$B$9])+[.$B$7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15]-[.G15])/[.F15])" office:value-type="float" office:value="1.50413084758744" calcext:value-type="float">
            <text:p>1.504131E+00</text:p>
          </table:table-cell>
          <table:table-cell/>
          <table:table-cell table:style-name="ce15" table:formula="of:=SQRT(1/([.$B$10]^2)+2*[.$F15]/[.$B$10])-1/[.$B$10]" office:value-type="float" office:value="119.103346025452" calcext:value-type="float">
            <text:p>1.191033E+02</text:p>
          </table:table-cell>
          <table:table-cell table:style-name="ce15" office:value-type="float" office:value="119.5576" calcext:value-type="float">
            <text:p>1.195576E+02</text:p>
          </table:table-cell>
          <table:table-cell table:style-name="ce15" table:formula="of:=ABS(100*([.J15]-[.K15])/[.J15])" office:value-type="float" office:value="0.381394805189755" calcext:value-type="float">
            <text:p>3.81394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L27:.LH88])" office:value-type="float" office:value="1.34538594919213" calcext:value-type="float">
            <text:p>1.345386E+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E15]+[.$B$13]" office:value-type="float" office:value="0.0425" calcext:value-type="float">
            <text:p>4.250000E-02</text:p>
          </table:table-cell>
          <table:table-cell table:style-name="ce15" table:formula="of:=(-[.$B$11]/(2*[.$B$9]))*[.$E16]^2+[.$B$11]*[.$B$12]*[.$E16]/(2*[.$B$9])+[.$B$7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6]-[.G16])/[.F16])" office:value-type="float" office:value="1.52296388764343" calcext:value-type="float">
            <text:p>1.522964E+00</text:p>
          </table:table-cell>
          <table:table-cell/>
          <table:table-cell table:style-name="ce15" table:formula="of:=SQRT(1/([.$B$10]^2)+2*[.$F16]/[.$B$10])-1/[.$B$10]" office:value-type="float" office:value="123.137357893696" calcext:value-type="float">
            <text:p>1.231374E+02</text:p>
          </table:table-cell>
          <table:table-cell table:style-name="ce15" office:value-type="float" office:value="123.5989" calcext:value-type="float">
            <text:p>1.235989E+02</text:p>
          </table:table-cell>
          <table:table-cell table:style-name="ce15" table:formula="of:=ABS(100*([.J16]-[.K16])/[.J16])" office:value-type="float" office:value="0.374818912959669" calcext:value-type="float">
            <text:p>3.7481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3]" office:value-type="float" office:value="0.0475" calcext:value-type="float">
            <text:p>4.750000E-02</text:p>
          </table:table-cell>
          <table:table-cell table:style-name="ce15" table:formula="of:=(-[.$B$11]/(2*[.$B$9]))*[.$E17]^2+[.$B$11]*[.$B$12]*[.$E17]/(2*[.$B$9])+[.$B$7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7]-[.G17])/[.F17])" office:value-type="float" office:value="1.53193646046329" calcext:value-type="float">
            <text:p>1.531936E+00</text:p>
          </table:table-cell>
          <table:table-cell/>
          <table:table-cell table:style-name="ce15" table:formula="of:=SQRT(1/([.$B$10]^2)+2*[.$F17]/[.$B$10])-1/[.$B$10]" office:value-type="float" office:value="125.148722916306" calcext:value-type="float">
            <text:p>1.251487E+02</text:p>
          </table:table-cell>
          <table:table-cell table:style-name="ce15" office:value-type="float" office:value="125.6184" calcext:value-type="float">
            <text:p>1.256184E+02</text:p>
          </table:table-cell>
          <table:table-cell table:style-name="ce15" table:formula="of:=ABS(100*([.J17]-[.K17])/[.J17])" office:value-type="float" office:value="0.375295147044936" calcext:value-type="float">
            <text:p>3.75295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3]" office:value-type="float" office:value="0.0525" calcext:value-type="float">
            <text:p>5.250000E-02</text:p>
          </table:table-cell>
          <table:table-cell table:style-name="ce15" table:formula="of:=(-[.$B$11]/(2*[.$B$9]))*[.$E18]^2+[.$B$11]*[.$B$12]*[.$E18]/(2*[.$B$9])+[.$B$7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ABS(100*([.F18]-[.G18])/[.F18])" office:value-type="float" office:value="1.53193646046331" calcext:value-type="float">
            <text:p>1.531936E+00</text:p>
          </table:table-cell>
          <table:table-cell/>
          <table:table-cell table:style-name="ce15" table:formula="of:=SQRT(1/([.$B$10]^2)+2*[.$F18]/[.$B$10])-1/[.$B$10]" office:value-type="float" office:value="125.148722916306" calcext:value-type="float">
            <text:p>1.251487E+02</text:p>
          </table:table-cell>
          <table:table-cell table:style-name="ce15" office:value-type="float" office:value="125.6274" calcext:value-type="float">
            <text:p>1.256274E+02</text:p>
          </table:table-cell>
          <table:table-cell table:style-name="ce15" table:formula="of:=ABS(100*([.J18]-[.K18])/[.J18])" office:value-type="float" office:value="0.382486590785052" calcext:value-type="float">
            <text:p>3.82486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3]" office:value-type="float" office:value="0.0575" calcext:value-type="float">
            <text:p>5.750000E-02</text:p>
          </table:table-cell>
          <table:table-cell table:style-name="ce15" table:formula="of:=(-[.$B$11]/(2*[.$B$9]))*[.$E19]^2+[.$B$11]*[.$B$12]*[.$E19]/(2*[.$B$9])+[.$B$7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ABS(100*([.F19]-[.G19])/[.F19])" office:value-type="float" office:value="1.52296388764343" calcext:value-type="float">
            <text:p>1.522964E+00</text:p>
          </table:table-cell>
          <table:table-cell/>
          <table:table-cell table:style-name="ce15" table:formula="of:=SQRT(1/([.$B$10]^2)+2*[.$F19]/[.$B$10])-1/[.$B$10]" office:value-type="float" office:value="123.137357893696" calcext:value-type="float">
            <text:p>1.231374E+02</text:p>
          </table:table-cell>
          <table:table-cell table:style-name="ce15" office:value-type="float" office:value="123.6259" calcext:value-type="float">
            <text:p>1.236259E+02</text:p>
          </table:table-cell>
          <table:table-cell table:style-name="ce15" table:formula="of:=ABS(100*([.J19]-[.K19])/[.J19])" office:value-type="float" office:value="0.396745646212554" calcext:value-type="float">
            <text:p>3.967456E-01</text:p>
          </table:table-cell>
          <table:table-cell table:number-columns-repeated="52"/>
        </table:table-row>
        <table:table-row table:style-name="ro1">
          <table:table-cell table:formula="of:=[.B9]*[.B10]" office:value-type="float" office:value="0.0230000000000004" calcext:value-type="float">
            <text:p>0.023000000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5" table:formula="of:=[.$E19]+[.$B$13]" office:value-type="float" office:value="0.0625" calcext:value-type="float">
            <text:p>6.250000E-02</text:p>
          </table:table-cell>
          <table:table-cell table:style-name="ce15" table:formula="of:=(-[.$B$11]/(2*[.$B$9]))*[.$E20]^2+[.$B$11]*[.$B$12]*[.$E20]/(2*[.$B$9])+[.$B$7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ABS(100*([.F20]-[.G20])/[.F20])" office:value-type="float" office:value="1.50413084758745" calcext:value-type="float">
            <text:p>1.504131E+00</text:p>
          </table:table-cell>
          <table:table-cell/>
          <table:table-cell table:style-name="ce15" table:formula="of:=SQRT(1/([.$B$10]^2)+2*[.$F20]/[.$B$10])-1/[.$B$10]" office:value-type="float" office:value="119.103346025452" calcext:value-type="float">
            <text:p>1.191033E+02</text:p>
          </table:table-cell>
          <table:table-cell table:style-name="ce15" office:value-type="float" office:value="119.6027" calcext:value-type="float">
            <text:p>1.196027E+02</text:p>
          </table:table-cell>
          <table:table-cell table:style-name="ce15" table:formula="of:=ABS(100*([.J20]-[.K20])/[.J20])" office:value-type="float" office:value="0.419261079736204" calcext:value-type="float">
            <text:p>4.19261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3]" office:value-type="float" office:value="0.0675" calcext:value-type="float">
            <text:p>6.750000E-02</text:p>
          </table:table-cell>
          <table:table-cell table:style-name="ce15" table:formula="of:=(-[.$B$11]/(2*[.$B$9]))*[.$E21]^2+[.$B$11]*[.$B$12]*[.$E21]/(2*[.$B$9])+[.$B$7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ABS(100*([.F21]-[.G21])/[.F21])" office:value-type="float" office:value="1.47315809078001" calcext:value-type="float">
            <text:p>1.473158E+00</text:p>
          </table:table-cell>
          <table:table-cell/>
          <table:table-cell table:style-name="ce15" table:formula="of:=SQRT(1/([.$B$10]^2)+2*[.$F21]/[.$B$10])-1/[.$B$10]" office:value-type="float" office:value="113.023804274924" calcext:value-type="float">
            <text:p>1.130238E+02</text:p>
          </table:table-cell>
          <table:table-cell table:style-name="ce15" office:value-type="float" office:value="113.535" calcext:value-type="float">
            <text:p>1.135350E+02</text:p>
          </table:table-cell>
          <table:table-cell table:style-name="ce15" table:formula="of:=ABS(100*([.J21]-[.K21])/[.J21])" office:value-type="float" office:value="0.452290319154913" calcext:value-type="float">
            <text:p>4.52290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3]" office:value-type="float" office:value="0.0725" calcext:value-type="float">
            <text:p>7.250000E-02</text:p>
          </table:table-cell>
          <table:table-cell table:style-name="ce15" table:formula="of:=(-[.$B$11]/(2*[.$B$9]))*[.$E22]^2+[.$B$11]*[.$B$12]*[.$E22]/(2*[.$B$9])+[.$B$7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ABS(100*([.F22]-[.G22])/[.F22])" office:value-type="float" office:value="1.42598255765936" calcext:value-type="float">
            <text:p>1.425983E+00</text:p>
          </table:table-cell>
          <table:table-cell/>
          <table:table-cell table:style-name="ce15" table:formula="of:=SQRT(1/([.$B$10]^2)+2*[.$F22]/[.$B$10])-1/[.$B$10]" office:value-type="float" office:value="104.863588229639" calcext:value-type="float">
            <text:p>1.048636E+02</text:p>
          </table:table-cell>
          <table:table-cell table:style-name="ce15" office:value-type="float" office:value="105.3878" calcext:value-type="float">
            <text:p>1.053878E+02</text:p>
          </table:table-cell>
          <table:table-cell table:style-name="ce15" table:formula="of:=ABS(100*([.J22]-[.K22])/[.J22])" office:value-type="float" office:value="0.499898753429061" calcext:value-type="float">
            <text:p>4.99898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3]" office:value-type="float" office:value="0.0775" calcext:value-type="float">
            <text:p>7.750000E-02</text:p>
          </table:table-cell>
          <table:table-cell table:style-name="ce15" table:formula="of:=(-[.$B$11]/(2*[.$B$9]))*[.$E23]^2+[.$B$11]*[.$B$12]*[.$E23]/(2*[.$B$9])+[.$B$7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ABS(100*([.F23]-[.G23])/[.F23])" office:value-type="float" office:value="1.35478123697521" calcext:value-type="float">
            <text:p>1.354781E+00</text:p>
          </table:table-cell>
          <table:table-cell/>
          <table:table-cell table:style-name="ce15" table:formula="of:=SQRT(1/([.$B$10]^2)+2*[.$F23]/[.$B$10])-1/[.$B$10]" office:value-type="float" office:value="94.5742457839793" calcext:value-type="float">
            <text:p>9.457425E+01</text:p>
          </table:table-cell>
          <table:table-cell table:style-name="ce15" office:value-type="float" office:value="95.11254" calcext:value-type="float">
            <text:p>9.511254E+01</text:p>
          </table:table-cell>
          <table:table-cell table:style-name="ce15" table:formula="of:=ABS(100*([.J23]-[.K23])/[.J23])" office:value-type="float" office:value="0.569176324440586" calcext:value-type="float">
            <text:p>5.69176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3]" office:value-type="float" office:value="0.0825" calcext:value-type="float">
            <text:p>8.250000E-02</text:p>
          </table:table-cell>
          <table:table-cell table:style-name="ce15" table:formula="of:=(-[.$B$11]/(2*[.$B$9]))*[.$E24]^2+[.$B$11]*[.$B$12]*[.$E24]/(2*[.$B$9])+[.$B$7]" office:value-type="float" office:value="85.6147104204113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ABS(100*([.F24]-[.G24])/[.F24])" office:value-type="float" office:value="1.24442448637578" calcext:value-type="float">
            <text:p>1.244424E+00</text:p>
          </table:table-cell>
          <table:table-cell/>
          <table:table-cell table:style-name="ce15" table:formula="of:=SQRT(1/([.$B$10]^2)+2*[.$F24]/[.$B$10])-1/[.$B$10]" office:value-type="float" office:value="82.0925095212684" calcext:value-type="float">
            <text:p>8.209251E+01</text:p>
          </table:table-cell>
          <table:table-cell table:style-name="ce15" office:value-type="float" office:value="82.64616" calcext:value-type="float">
            <text:p>8.264616E+01</text:p>
          </table:table-cell>
          <table:table-cell table:style-name="ce15" table:formula="of:=ABS(100*([.J24]-[.K24])/[.J24])" office:value-type="float" office:value="0.674422650690353" calcext:value-type="float">
            <text:p>6.74422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3]" office:value-type="float" office:value="0.0875" calcext:value-type="float">
            <text:p>8.750000E-02</text:p>
          </table:table-cell>
          <table:table-cell table:style-name="ce15" table:formula="of:=(-[.$B$11]/(2*[.$B$9]))*[.$E25]^2+[.$B$11]*[.$B$12]*[.$E25]/(2*[.$B$9])+[.$B$7]" office:value-type="float" office:value="69.708113954857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ABS(100*([.F25]-[.G25])/[.F25])" office:value-type="float" office:value="1.06110166075642" calcext:value-type="float">
            <text:p>1.061102E+00</text:p>
          </table:table-cell>
          <table:table-cell/>
          <table:table-cell table:style-name="ce15" table:formula="of:=SQRT(1/([.$B$10]^2)+2*[.$F25]/[.$B$10])-1/[.$B$10]" office:value-type="float" office:value="67.3382128076515" calcext:value-type="float">
            <text:p>6.733821E+01</text:p>
          </table:table-cell>
          <table:table-cell table:style-name="ce15" office:value-type="float" office:value="67.90856" calcext:value-type="float">
            <text:p>6.790856E+01</text:p>
          </table:table-cell>
          <table:table-cell table:style-name="ce15" table:formula="of:=ABS(100*([.J25]-[.K25])/[.J25])" office:value-type="float" office:value="0.846988906547957" calcext:value-type="float">
            <text:p>8.4698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3]" office:value-type="float" office:value="0.0925" calcext:value-type="float">
            <text:p>9.250000E-02</text:p>
          </table:table-cell>
          <table:table-cell table:style-name="ce15" table:formula="of:=(-[.$B$11]/(2*[.$B$9]))*[.$E26]^2+[.$B$11]*[.$B$12]*[.$E26]/(2*[.$B$9])+[.$B$7]" office:value-type="float" office:value="51.5291465656521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ABS(100*([.F26]-[.G26])/[.F26])" office:value-type="float" office:value="0.713026685167415" calcext:value-type="float">
            <text:p>7.130267E-01</text:p>
          </table:table-cell>
          <table:table-cell/>
          <table:table-cell table:style-name="ce15" table:formula="of:=SQRT(1/([.$B$10]^2)+2*[.$F26]/[.$B$10])-1/[.$B$10]" office:value-type="float" office:value="50.2114581534357" calcext:value-type="float">
            <text:p>5.021146E+01</text:p>
          </table:table-cell>
          <table:table-cell table:style-name="ce15" office:value-type="float" office:value="50.79992" calcext:value-type="float">
            <text:p>5.079992E+01</text:p>
          </table:table-cell>
          <table:table-cell table:style-name="ce15" table:formula="of:=ABS(100*([.J26]-[.K26])/[.J26])" office:value-type="float" office:value="1.1719672525065" calcext:value-type="float">
            <text:p>1.171967E+00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3]" office:value-type="float" office:value="0.0975" calcext:value-type="float">
            <text:p>9.750000E-02</text:p>
          </table:table-cell>
          <table:table-cell table:style-name="ce15" table:formula="of:=(-[.$B$11]/(2*[.$B$9]))*[.$E27]^2+[.$B$11]*[.$B$12]*[.$E27]/(2*[.$B$9])+[.$B$7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ABS(100*([.F27]-[.G27])/[.F27])" office:value-type="float" office:value="0.165332596125561" calcext:value-type="float">
            <text:p>1.653326E-01</text:p>
          </table:table-cell>
          <table:table-cell/>
          <table:table-cell table:style-name="ce15" table:formula="of:=SQRT(1/([.$B$10]^2)+2*[.$F27]/[.$B$10])-1/[.$B$10]" office:value-type="float" office:value="30.5887828139917" calcext:value-type="float">
            <text:p>3.058878E+01</text:p>
          </table:table-cell>
          <table:table-cell table:style-name="ce15" office:value-type="float" office:value="31.00032" calcext:value-type="float">
            <text:p>3.100032E+01</text:p>
          </table:table-cell>
          <table:table-cell table:style-name="ce15" table:formula="of:=ABS(100*([.J27]-[.K27])/[.J27])" office:value-type="float" office:value="1.34538594919213" calcext:value-type="float">
            <text:p>1.345386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9" table:style-name="ta9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grid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9.M30" table:end-x="1.919cm" table:end-y="0.163cm" draw:z-index="0" draw:name="Chart 1" draw:style-name="gr2" draw:text-style-name="P2" svg:width="23.04cm" svg:height="10.241cm" svg:x="2.07cm" svg:y="0.146cm">
              <draw:object draw:notify-on-update-of-ranges="heat9.B10:heat9.B34 heat9.C9:heat9.C9 heat9.C10:heat9.C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0.66667" calcext:value-type="float">
            <text:p>2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2" calcext:value-type="float">
            <text:p>2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23.33333" calcext:value-type="float">
            <text:p>2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24.66667" calcext:value-type="float">
            <text:p>2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26" calcext:value-type="float">
            <text:p>2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27.33333" calcext:value-type="float">
            <text:p>2.7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28.66667" calcext:value-type="float">
            <text:p>2.8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30" calcext:value-type="float">
            <text:p>3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31.33333" calcext:value-type="float">
            <text:p>3.1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32.66667" calcext:value-type="float">
            <text:p>3.2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34" calcext:value-type="float">
            <text:p>3.4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35.33333" calcext:value-type="float">
            <text:p>3.5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36.66667" calcext:value-type="float">
            <text:p>3.6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38" calcext:value-type="float">
            <text:p>3.8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39.33333" calcext:value-type="float">
            <text:p>3.9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40.66667" calcext:value-type="float">
            <text:p>4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42" calcext:value-type="float">
            <text:p>4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43.33333" calcext:value-type="float">
            <text:p>4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44.66667" calcext:value-type="float">
            <text:p>4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46" calcext:value-type="float">
            <text:p>4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05" calcext:value-type="float">
            <text:p>1.050000E-01</text:p>
          </table:table-cell>
          <table:table-cell table:style-name="ce15" office:value-type="float" office:value="48" calcext:value-type="float">
            <text:p>4.8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15" calcext:value-type="float">
            <text:p>1.150000E-01</text:p>
          </table:table-cell>
          <table:table-cell table:style-name="ce15" office:value-type="float" office:value="50.66667" calcext:value-type="float">
            <text:p>5.066667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3.33333" calcext:value-type="float">
            <text:p>5.333333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35" calcext:value-type="float">
            <text:p>1.350000E-01</text:p>
          </table:table-cell>
          <table:table-cell table:style-name="ce15" office:value-type="float" office:value="56" calcext:value-type="float">
            <text:p>5.6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45" calcext:value-type="float">
            <text:p>1.450000E-01</text:p>
          </table:table-cell>
          <table:table-cell table:style-name="ce15" office:value-type="float" office:value="58.66667" calcext:value-type="float">
            <text:p>5.866667E+01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10" table:style-name="ta10">
        <office:forms form:automatic-focus="false" form:apply-design-mode="false"/>
        <table:table-column table:style-name="co3" table:default-cell-style-name="Default"/>
        <table:table-column table:style-name="co37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slab geometry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grid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T(0) = T1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3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2.39293" calcext:value-type="float">
            <text:p>2.239293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6.9288" calcext:value-type="float">
            <text:p>2.692880E+01</text:p>
          </table:table-cell>
          <table:table-cell table:style-name="ce15"/>
          <table:table-cell>
            <draw:frame table:end-cell-address="heat10.O33" table:end-x="1.389cm" table:end-y="0.352cm" draw:z-index="0" draw:name="Chart 1" draw:style-name="gr2" draw:text-style-name="P2" svg:width="25.913cm" svg:height="12.024cm" svg:x="0.774cm" svg:y="0.013cm">
              <draw:object draw:notify-on-update-of-ranges="heat10.B8:heat10.B32 heat10.C7:heat10.C7 heat10.C8:heat10.C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31.21467" calcext:value-type="float">
            <text:p>3.12146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35.25054" calcext:value-type="float">
            <text:p>3.52505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39.0364" calcext:value-type="float">
            <text:p>3.90364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42.57227" calcext:value-type="float">
            <text:p>4.2572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45.85814" calcext:value-type="float">
            <text:p>4.58581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48.894" calcext:value-type="float">
            <text:p>4.8894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51.67987" calcext:value-type="float">
            <text:p>5.16798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54.21574" calcext:value-type="float">
            <text:p>5.42157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56.50161" calcext:value-type="float">
            <text:p>5.65016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58.53747" calcext:value-type="float">
            <text:p>5.85374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60.32334" calcext:value-type="float">
            <text:p>6.03233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61.85921" calcext:value-type="float">
            <text:p>6.18592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63.14507" calcext:value-type="float">
            <text:p>6.31450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64.18094" calcext:value-type="float">
            <text:p>6.41809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64.96681" calcext:value-type="float">
            <text:p>6.49668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65.50268" calcext:value-type="float">
            <text:p>6.55026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65.78854" calcext:value-type="float">
            <text:p>6.57885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65.82441" calcext:value-type="float">
            <text:p>6.58244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1" calcext:value-type="float">
            <text:p>1.100000E-01</text:p>
          </table:table-cell>
          <table:table-cell table:style-name="ce15" office:value-type="float" office:value="65.38544" calcext:value-type="float">
            <text:p>6.538544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3" calcext:value-type="float">
            <text:p>1.300000E-01</text:p>
          </table:table-cell>
          <table:table-cell table:style-name="ce15" office:value-type="float" office:value="64.89979" calcext:value-type="float">
            <text:p>6.489979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5" calcext:value-type="float">
            <text:p>1.500000E-01</text:p>
          </table:table-cell>
          <table:table-cell table:style-name="ce15" office:value-type="float" office:value="64.01413" calcext:value-type="float">
            <text:p>6.40141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7" calcext:value-type="float">
            <text:p>1.700000E-01</text:p>
          </table:table-cell>
          <table:table-cell table:style-name="ce15" office:value-type="float" office:value="62.72848" calcext:value-type="float">
            <text:p>6.272848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9" calcext:value-type="float">
            <text:p>1.900000E-01</text:p>
          </table:table-cell>
          <table:table-cell table:style-name="ce15" office:value-type="float" office:value="61.04283" calcext:value-type="float">
            <text:p>6.10428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1" table:style-name="ta11">
        <office:forms form:automatic-focus="false" form:apply-design-mode="false"/>
        <table:shapes>
          <draw:frame draw:z-index="0" draw:style-name="gr1" draw:text-style-name="P1" svg:width="15.995cm" svg:height="8.979cm" svg:x="27.958cm" svg:y="3.057cm">
            <draw:object draw:notify-on-update-of-ranges="heat11.E8:heat11.E27 heat11.G7:heat11.G7 heat11.G8:heat11.G27 heat11.E8:heat11.E28 heat11.F7:heat11.F7 heat11.F8:heat11.F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3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6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1]/2" office:value-type="float" office:value="0.0125" calcext:value-type="float">
            <text:p>1.250000E-02</text:p>
          </table:table-cell>
          <table:table-cell table:style-name="ce15" table:formula="of:=[.$B$7]+([.$B$9]/(4*[.$B$8]))*([.$B$10]^2-[.$E8]^2)" office:value-type="float" office:value="86.7826704545455" calcext:value-type="float">
            <text:p>8.678267E+01</text:p>
          </table:table-cell>
          <table:table-cell table:style-name="ce15" office:value-type="float" office:value="86.81818" calcext:value-type="float">
            <text:p>8.681818E+01</text:p>
          </table:table-cell>
          <table:table-cell table:style-name="ce15" table:formula="of:=ABS(100*([.F8]-[.G8])/[.F8])" office:value-type="float" office:value="0.040917783779343" calcext:value-type="float">
            <text:p>4.091778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1]" office:value-type="float" office:value="0.0375" calcext:value-type="float">
            <text:p>3.750000E-02</text:p>
          </table:table-cell>
          <table:table-cell table:style-name="ce15" table:formula="of:=[.$B$7]+([.$B$9]/(4*[.$B$8]))*([.$B$10]^2-[.$E9]^2)" office:value-type="float" office:value="86.4985795454546" calcext:value-type="float">
            <text:p>8.649858E+01</text:p>
          </table:table-cell>
          <table:table-cell table:style-name="ce15" office:value-type="float" office:value="86.53409" calcext:value-type="float">
            <text:p>8.653409E+01</text:p>
          </table:table-cell>
          <table:table-cell table:style-name="ce15" table:formula="of:=ABS(100*([.F9]-[.G9])/[.F9])" office:value-type="float" office:value="0.041053222760495" calcext:value-type="float">
            <text:p>4.10532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1]" office:value-type="float" office:value="0.0625" calcext:value-type="float">
            <text:p>6.250000E-02</text:p>
          </table:table-cell>
          <table:table-cell table:style-name="ce15" table:formula="of:=[.$B$7]+([.$B$9]/(4*[.$B$8]))*([.$B$10]^2-[.$E10]^2)" office:value-type="float" office:value="85.9303977272727" calcext:value-type="float">
            <text:p>8.593040E+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 table:formula="of:=ABS(100*([.F10]-[.G10])/[.F10])" office:value-type="float" office:value="0.0413267873377984" calcext:value-type="float">
            <text:p>4.13267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0]/[.B12]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1]" office:value-type="float" office:value="0.0875" calcext:value-type="float">
            <text:p>8.750000E-02</text:p>
          </table:table-cell>
          <table:table-cell table:style-name="ce15" table:formula="of:=[.$B$7]+([.$B$9]/(4*[.$B$8]))*([.$B$10]^2-[.$E11]^2)" office:value-type="float" office:value="85.078125" calcext:value-type="float">
            <text:p>8.507813E+01</text:p>
          </table:table-cell>
          <table:table-cell table:style-name="ce15" office:value-type="float" office:value="85.11364" calcext:value-type="float">
            <text:p>8.511364E+01</text:p>
          </table:table-cell>
          <table:table-cell table:style-name="ce15" table:formula="of:=ABS(100*([.F11]-[.G11])/[.F11])" office:value-type="float" office:value="0.0417439853076261" calcext:value-type="float">
            <text:p>4.17439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1]" office:value-type="float" office:value="0.1125" calcext:value-type="float">
            <text:p>1.125000E-01</text:p>
          </table:table-cell>
          <table:table-cell table:style-name="ce15" table:formula="of:=[.$B$7]+([.$B$9]/(4*[.$B$8]))*([.$B$10]^2-[.$E12]^2)" office:value-type="float" office:value="83.9417613636364" calcext:value-type="float">
            <text:p>8.394176E+01</text:p>
          </table:table-cell>
          <table:table-cell table:style-name="ce15" office:value-type="float" office:value="83.97727" calcext:value-type="float">
            <text:p>8.397727E+01</text:p>
          </table:table-cell>
          <table:table-cell table:style-name="ce15" table:formula="of:=ABS(100*([.F12]-[.G12])/[.F12])" office:value-type="float" office:value="0.0423015145105267" calcext:value-type="float">
            <text:p>4.230151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5" table:formula="of:=[.$E12]+[.$B$11]" office:value-type="float" office:value="0.1375" calcext:value-type="float">
            <text:p>1.375000E-01</text:p>
          </table:table-cell>
          <table:table-cell table:style-name="ce15" table:formula="of:=[.$B$7]+([.$B$9]/(4*[.$B$8]))*([.$B$10]^2-[.$E13]^2)" office:value-type="float" office:value="82.5213068181818" calcext:value-type="float">
            <text:p>8.252131E+01</text:p>
          </table:table-cell>
          <table:table-cell table:style-name="ce15" office:value-type="float" office:value="82.55682" calcext:value-type="float">
            <text:p>8.255682E+01</text:p>
          </table:table-cell>
          <table:table-cell table:style-name="ce15" table:formula="of:=ABS(100*([.F13]-[.G13])/[.F13])" office:value-type="float" office:value="0.0430351665375763" calcext:value-type="float">
            <text:p>4.303517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8:.H27])" office:value-type="float" office:value="0.108251309807431" calcext:value-type="float">
            <text:p>1.082513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3]+[.$B$11]" office:value-type="float" office:value="0.1625" calcext:value-type="float">
            <text:p>1.625000E-01</text:p>
          </table:table-cell>
          <table:table-cell table:style-name="ce15" table:formula="of:=[.$B$7]+([.$B$9]/(4*[.$B$8]))*([.$B$10]^2-[.$E14]^2)" office:value-type="float" office:value="80.8167613636364" calcext:value-type="float">
            <text:p>8.081676E+01</text:p>
          </table:table-cell>
          <table:table-cell table:style-name="ce15" office:value-type="float" office:value="80.85227" calcext:value-type="float">
            <text:p>8.085227E+01</text:p>
          </table:table-cell>
          <table:table-cell table:style-name="ce15" table:formula="of:=ABS(100*([.F14]-[.G14])/[.F14])" office:value-type="float" office:value="0.0439372176816869" calcext:value-type="float">
            <text:p>4.39372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4]+[.$B$11]" office:value-type="float" office:value="0.1875" calcext:value-type="float">
            <text:p>1.875000E-01</text:p>
          </table:table-cell>
          <table:table-cell table:style-name="ce15" table:formula="of:=[.$B$7]+([.$B$9]/(4*[.$B$8]))*([.$B$10]^2-[.$E15]^2)" office:value-type="float" office:value="78.828125" calcext:value-type="float">
            <text:p>7.882813E+01</text:p>
          </table:table-cell>
          <table:table-cell table:style-name="ce15" office:value-type="float" office:value="78.86364" calcext:value-type="float">
            <text:p>7.886364E+01</text:p>
          </table:table-cell>
          <table:table-cell table:style-name="ce15" table:formula="of:=ABS(100*([.F15]-[.G15])/[.F15])" office:value-type="float" office:value="0.0450537165510454" calcext:value-type="float">
            <text:p>4.50537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1]" office:value-type="float" office:value="0.2125" calcext:value-type="float">
            <text:p>2.125000E-01</text:p>
          </table:table-cell>
          <table:table-cell table:style-name="ce15" table:formula="of:=[.$B$7]+([.$B$9]/(4*[.$B$8]))*([.$B$10]^2-[.$E16]^2)" office:value-type="float" office:value="76.5553977272727" calcext:value-type="float">
            <text:p>7.655540E+01</text:p>
          </table:table-cell>
          <table:table-cell table:style-name="ce15" office:value-type="float" office:value="76.59091" calcext:value-type="float">
            <text:p>7.659091E+01</text:p>
          </table:table-cell>
          <table:table-cell table:style-name="ce15" table:formula="of:=ABS(100*([.F16]-[.G16])/[.F16])" office:value-type="float" office:value="0.046387679747641" calcext:value-type="float">
            <text:p>4.638768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1]" office:value-type="float" office:value="0.2375" calcext:value-type="float">
            <text:p>2.375000E-01</text:p>
          </table:table-cell>
          <table:table-cell table:style-name="ce15" table:formula="of:=[.$B$7]+([.$B$9]/(4*[.$B$8]))*([.$B$10]^2-[.$E17]^2)" office:value-type="float" office:value="73.9985795454546" calcext:value-type="float">
            <text:p>7.399858E+01</text:p>
          </table:table-cell>
          <table:table-cell table:style-name="ce15" office:value-type="float" office:value="74.03409" calcext:value-type="float">
            <text:p>7.403409E+01</text:p>
          </table:table-cell>
          <table:table-cell table:style-name="ce15" table:formula="of:=ABS(100*([.F17]-[.G17])/[.F17])" office:value-type="float" office:value="0.0479880218831048" calcext:value-type="float">
            <text:p>4.798802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1]" office:value-type="float" office:value="0.2625" calcext:value-type="float">
            <text:p>2.625000E-01</text:p>
          </table:table-cell>
          <table:table-cell table:style-name="ce15" table:formula="of:=[.$B$7]+([.$B$9]/(4*[.$B$8]))*([.$B$10]^2-[.$E18]^2)" office:value-type="float" office:value="71.1576704545455" calcext:value-type="float">
            <text:p>7.115767E+01</text:p>
          </table:table-cell>
          <table:table-cell table:style-name="ce15" office:value-type="float" office:value="71.19318" calcext:value-type="float">
            <text:p>7.119318E+01</text:p>
          </table:table-cell>
          <table:table-cell table:style-name="ce15" table:formula="of:=ABS(100*([.F18]-[.G18])/[.F18])" office:value-type="float" office:value="0.0499026250124555" calcext:value-type="float">
            <text:p>4.990263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1]" office:value-type="float" office:value="0.2875" calcext:value-type="float">
            <text:p>2.875000E-01</text:p>
          </table:table-cell>
          <table:table-cell table:style-name="ce15" table:formula="of:=[.$B$7]+([.$B$9]/(4*[.$B$8]))*([.$B$10]^2-[.$E19]^2)" office:value-type="float" office:value="68.0326704545455" calcext:value-type="float">
            <text:p>6.803267E+01</text:p>
          </table:table-cell>
          <table:table-cell table:style-name="ce15" office:value-type="float" office:value="68.06818" calcext:value-type="float">
            <text:p>6.806818E+01</text:p>
          </table:table-cell>
          <table:table-cell table:style-name="ce15" table:formula="of:=ABS(100*([.F19]-[.G19])/[.F19])" office:value-type="float" office:value="0.0521948428854569" calcext:value-type="float">
            <text:p>5.219484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1]" office:value-type="float" office:value="0.3125" calcext:value-type="float">
            <text:p>3.125000E-01</text:p>
          </table:table-cell>
          <table:table-cell table:style-name="ce15" table:formula="of:=[.$B$7]+([.$B$9]/(4*[.$B$8]))*([.$B$10]^2-[.$E20]^2)" office:value-type="float" office:value="64.6235795454546" calcext:value-type="float">
            <text:p>6.462358E+01</text:p>
          </table:table-cell>
          <table:table-cell table:style-name="ce15" office:value-type="float" office:value="64.65909" calcext:value-type="float">
            <text:p>6.465909E+01</text:p>
          </table:table-cell>
          <table:table-cell table:style-name="ce15" table:formula="of:=ABS(100*([.F20]-[.G20])/[.F20])" office:value-type="float" office:value="0.0549496867787744" calcext:value-type="float">
            <text:p>5.494969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1]" office:value-type="float" office:value="0.3375" calcext:value-type="float">
            <text:p>3.375000E-01</text:p>
          </table:table-cell>
          <table:table-cell table:style-name="ce15" table:formula="of:=[.$B$7]+([.$B$9]/(4*[.$B$8]))*([.$B$10]^2-[.$E21]^2)" office:value-type="float" office:value="60.9303977272727" calcext:value-type="float">
            <text:p>6.093040E+01</text:p>
          </table:table-cell>
          <table:table-cell table:style-name="ce15" office:value-type="float" office:value="60.96591" calcext:value-type="float">
            <text:p>6.096591E+01</text:p>
          </table:table-cell>
          <table:table-cell table:style-name="ce15" table:formula="of:=ABS(100*([.F21]-[.G21])/[.F21])" office:value-type="float" office:value="0.0582833430469778" calcext:value-type="float">
            <text:p>5.828334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1]" office:value-type="float" office:value="0.3625" calcext:value-type="float">
            <text:p>3.625000E-01</text:p>
          </table:table-cell>
          <table:table-cell table:style-name="ce15" table:formula="of:=[.$B$7]+([.$B$9]/(4*[.$B$8]))*([.$B$10]^2-[.$E22]^2)" office:value-type="float" office:value="56.953125" calcext:value-type="float">
            <text:p>5.695313E+01</text:p>
          </table:table-cell>
          <table:table-cell table:style-name="ce15" office:value-type="float" office:value="56.98864" calcext:value-type="float">
            <text:p>5.698864E+01</text:p>
          </table:table-cell>
          <table:table-cell table:style-name="ce15" table:formula="of:=ABS(100*([.F22]-[.G22])/[.F22])" office:value-type="float" office:value="0.0623582990397871" calcext:value-type="float">
            <text:p>6.235830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1]" office:value-type="float" office:value="0.3875" calcext:value-type="float">
            <text:p>3.875000E-01</text:p>
          </table:table-cell>
          <table:table-cell table:style-name="ce15" table:formula="of:=[.$B$7]+([.$B$9]/(4*[.$B$8]))*([.$B$10]^2-[.$E23]^2)" office:value-type="float" office:value="52.6917613636364" calcext:value-type="float">
            <text:p>5.269176E+01</text:p>
          </table:table-cell>
          <table:table-cell table:style-name="ce15" office:value-type="float" office:value="52.72727" calcext:value-type="float">
            <text:p>5.272727E+01</text:p>
          </table:table-cell>
          <table:table-cell table:style-name="ce15" table:formula="of:=ABS(100*([.F23]-[.G23])/[.F23])" office:value-type="float" office:value="0.0673893516646604" calcext:value-type="float">
            <text:p>6.738935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1]" office:value-type="float" office:value="0.4125" calcext:value-type="float">
            <text:p>4.125000E-01</text:p>
          </table:table-cell>
          <table:table-cell table:style-name="ce15" table:formula="of:=[.$B$7]+([.$B$9]/(4*[.$B$8]))*([.$B$10]^2-[.$E24]^2)" office:value-type="float" office:value="48.1463068181818" calcext:value-type="float">
            <text:p>4.814631E+01</text:p>
          </table:table-cell>
          <table:table-cell table:style-name="ce15" office:value-type="float" office:value="48.18182" calcext:value-type="float">
            <text:p>4.818182E+01</text:p>
          </table:table-cell>
          <table:table-cell table:style-name="ce15" table:formula="of:=ABS(100*([.F24]-[.G24])/[.F24])" office:value-type="float" office:value="0.0737609676943796" calcext:value-type="float">
            <text:p>7.376097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1]" office:value-type="float" office:value="0.4375" calcext:value-type="float">
            <text:p>4.375000E-01</text:p>
          </table:table-cell>
          <table:table-cell table:style-name="ce15" table:formula="of:=[.$B$7]+([.$B$9]/(4*[.$B$8]))*([.$B$10]^2-[.$E25]^2)" office:value-type="float" office:value="43.3167613636363" calcext:value-type="float">
            <text:p>4.331676E+01</text:p>
          </table:table-cell>
          <table:table-cell table:style-name="ce15" office:value-type="float" office:value="43.35227" calcext:value-type="float">
            <text:p>4.335227E+01</text:p>
          </table:table-cell>
          <table:table-cell table:style-name="ce15" table:formula="of:=ABS(100*([.F25]-[.G25])/[.F25])" office:value-type="float" office:value="0.0819743564519291" calcext:value-type="float">
            <text:p>8.197436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1]" office:value-type="float" office:value="0.4625" calcext:value-type="float">
            <text:p>4.625000E-01</text:p>
          </table:table-cell>
          <table:table-cell table:style-name="ce15" table:formula="of:=[.$B$7]+([.$B$9]/(4*[.$B$8]))*([.$B$10]^2-[.$E26]^2)" office:value-type="float" office:value="38.203125" calcext:value-type="float">
            <text:p>3.820313E+01</text:p>
          </table:table-cell>
          <table:table-cell table:style-name="ce15" office:value-type="float" office:value="38.23864" calcext:value-type="float">
            <text:p>3.823864E+01</text:p>
          </table:table-cell>
          <table:table-cell table:style-name="ce15" table:formula="of:=ABS(100*([.F26]-[.G26])/[.F26])" office:value-type="float" office:value="0.0929635991820697" calcext:value-type="float">
            <text:p>9.296360E-02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1]" office:value-type="float" office:value="0.4875" calcext:value-type="float">
            <text:p>4.875000E-01</text:p>
          </table:table-cell>
          <table:table-cell table:style-name="ce15" table:formula="of:=[.$B$7]+([.$B$9]/(4*[.$B$8]))*([.$B$10]^2-[.$E27]^2)" office:value-type="float" office:value="32.8053977272727" calcext:value-type="float">
            <text:p>3.280540E+01</text:p>
          </table:table-cell>
          <table:table-cell table:style-name="ce15" office:value-type="float" office:value="32.84091" calcext:value-type="float">
            <text:p>3.284091E+01</text:p>
          </table:table-cell>
          <table:table-cell table:style-name="ce15" table:formula="of:=ABS(100*([.F27]-[.G27])/[.F27])" office:value-type="float" office:value="0.108251309807431" calcext:value-type="float">
            <text:p>1.082513E-01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2" table:style-name="ta12">
        <office:forms form:automatic-focus="false" form:apply-design-mode="false"/>
        <table:shapes>
          <draw:frame draw:z-index="0" draw:style-name="gr1" draw:text-style-name="P1" svg:width="15.995cm" svg:height="8.979cm" svg:x="29.16cm" svg:y="3.381cm">
            <draw:object draw:notify-on-update-of-ranges="heat12.E9:heat12.E28 heat12.G8:heat12.G8 heat12.G9:heat12.G28 heat12.E9:heat12.E28 heat12.F8:heat12.F8 heat12.F9:heat12.F2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 dT/dr = h (T(L) -Tf)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20"/>
          <table:table-cell table:number-columns-repeated="52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125" calcext:value-type="float">
            <text:p>1.250000E-02</text:p>
          </table:table-cell>
          <table:table-cell table:style-name="ce15" table:formula="of:=[.$B$8]+([.$B$12]/(2*[.$B$9]))*[.$B$11]+([.$B$11]/(4*[.$B$10]))*([.$B$12]^2-[.$E9]^2)" office:value-type="float" office:value="87.7826704545455" calcext:value-type="float">
            <text:p>8.778267E+01</text:p>
          </table:table-cell>
          <table:table-cell table:style-name="ce15" office:value-type="float" office:value="88.06818" calcext:value-type="float">
            <text:p>8.806818E+01</text:p>
          </table:table-cell>
          <table:table-cell table:style-name="ce15" table:formula="of:=ABS(100*([.F9]-[.G9])/[.F9])" office:value-type="float" office:value="0.325245910127979" calcext:value-type="float">
            <text:p>3.252459E-01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375" calcext:value-type="float">
            <text:p>3.750000E-02</text:p>
          </table:table-cell>
          <table:table-cell table:style-name="ce15" table:formula="of:=[.$B$8]+([.$B$11]/(4*[.$B$10]))*([.$B$12]^2-[.$E10]^2)" office:value-type="float" office:value="86.4985795454546" calcext:value-type="float">
            <text:p>8.649858E+01</text:p>
          </table:table-cell>
          <table:table-cell table:style-name="ce15" office:value-type="float" office:value="87.78409" calcext:value-type="float">
            <text:p>8.778409E+01</text:p>
          </table:table-cell>
          <table:table-cell table:style-name="ce15" table:formula="of:=ABS(100*([.F10]-[.G10])/[.F10])" office:value-type="float" office:value="1.48616365875688" calcext:value-type="float">
            <text:p>1.48616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625" calcext:value-type="float">
            <text:p>6.250000E-02</text:p>
          </table:table-cell>
          <table:table-cell table:style-name="ce15" table:formula="of:=[.$B$8]+([.$B$11]/(4*[.$B$10]))*([.$B$12]^2-[.$E11]^2)" office:value-type="float" office:value="85.9303977272727" calcext:value-type="float">
            <text:p>8.593040E+01</text:p>
          </table:table-cell>
          <table:table-cell table:style-name="ce15" office:value-type="float" office:value="87.21591" calcext:value-type="float">
            <text:p>8.721591E+01</text:p>
          </table:table-cell>
          <table:table-cell table:style-name="ce15" table:formula="of:=ABS(100*([.F11]-[.G11])/[.F11])" office:value-type="float" office:value="1.49599246218696" calcext:value-type="float">
            <text:p>1.49599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875" calcext:value-type="float">
            <text:p>8.750000E-02</text:p>
          </table:table-cell>
          <table:table-cell table:style-name="ce15" table:formula="of:=[.$B$8]+([.$B$11]/(4*[.$B$10]))*([.$B$12]^2-[.$E12]^2)" office:value-type="float" office:value="85.078125" calcext:value-type="float">
            <text:p>8.507813E+01</text:p>
          </table:table-cell>
          <table:table-cell table:style-name="ce15" office:value-type="float" office:value="86.36364" calcext:value-type="float">
            <text:p>8.636364E+01</text:p>
          </table:table-cell>
          <table:table-cell table:style-name="ce15" table:formula="of:=ABS(100*([.F12]-[.G12])/[.F12])" office:value-type="float" office:value="1.51098181818182" calcext:value-type="float">
            <text:p>1.51098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1125" calcext:value-type="float">
            <text:p>1.125000E-01</text:p>
          </table:table-cell>
          <table:table-cell table:style-name="ce15" table:formula="of:=[.$B$8]+([.$B$11]/(4*[.$B$10]))*([.$B$12]^2-[.$E13]^2)" office:value-type="float" office:value="83.9417613636364" calcext:value-type="float">
            <text:p>8.394176E+01</text:p>
          </table:table-cell>
          <table:table-cell table:style-name="ce15" office:value-type="float" office:value="85.22727" calcext:value-type="float">
            <text:p>8.522727E+01</text:p>
          </table:table-cell>
          <table:table-cell table:style-name="ce15" table:formula="of:=ABS(100*([.F13]-[.G13])/[.F13])" office:value-type="float" office:value="1.53142919028682" calcext:value-type="float">
            <text:p>1.531429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1375" calcext:value-type="float">
            <text:p>1.375000E-01</text:p>
          </table:table-cell>
          <table:table-cell table:style-name="ce15" table:formula="of:=[.$B$8]+([.$B$11]/(4*[.$B$10]))*([.$B$12]^2-[.$E14]^2)" office:value-type="float" office:value="82.5213068181818" calcext:value-type="float">
            <text:p>8.252131E+01</text:p>
          </table:table-cell>
          <table:table-cell table:style-name="ce15" office:value-type="float" office:value="83.80682" calcext:value-type="float">
            <text:p>8.380682E+01</text:p>
          </table:table-cell>
          <table:table-cell table:style-name="ce15" table:formula="of:=ABS(100*([.F14]-[.G14])/[.F14])" office:value-type="float" office:value="1.55779547293227" calcext:value-type="float">
            <text:p>1.557795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1625" calcext:value-type="float">
            <text:p>1.625000E-01</text:p>
          </table:table-cell>
          <table:table-cell table:style-name="ce15" table:formula="of:=[.$B$8]+([.$B$11]/(4*[.$B$10]))*([.$B$12]^2-[.$E15]^2)" office:value-type="float" office:value="80.8167613636364" calcext:value-type="float">
            <text:p>8.081676E+01</text:p>
          </table:table-cell>
          <table:table-cell table:style-name="ce15" office:value-type="float" office:value="82.10227" calcext:value-type="float">
            <text:p>8.210227E+01</text:p>
          </table:table-cell>
          <table:table-cell table:style-name="ce15" table:formula="of:=ABS(100*([.F15]-[.G15])/[.F15])" office:value-type="float" office:value="1.59064606731698" calcext:value-type="float">
            <text:p>1.590646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28])" office:value-type="float" office:value="3.91859987010187" calcext:value-type="float">
            <text:p>3.9186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1875" calcext:value-type="float">
            <text:p>1.875000E-01</text:p>
          </table:table-cell>
          <table:table-cell table:style-name="ce15" table:formula="of:=[.$B$8]+([.$B$11]/(4*[.$B$10]))*([.$B$12]^2-[.$E16]^2)" office:value-type="float" office:value="78.828125" calcext:value-type="float">
            <text:p>7.882813E+01</text:p>
          </table:table-cell>
          <table:table-cell table:style-name="ce15" office:value-type="float" office:value="80.11364" calcext:value-type="float">
            <text:p>8.011364E+01</text:p>
          </table:table-cell>
          <table:table-cell table:style-name="ce15" table:formula="of:=ABS(100*([.F16]-[.G16])/[.F16])" office:value-type="float" office:value="1.63078216055501" calcext:value-type="float">
            <text:p>1.63078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2125" calcext:value-type="float">
            <text:p>2.125000E-01</text:p>
          </table:table-cell>
          <table:table-cell table:style-name="ce15" table:formula="of:=[.$B$8]+([.$B$11]/(4*[.$B$10]))*([.$B$12]^2-[.$E17]^2)" office:value-type="float" office:value="76.5553977272727" calcext:value-type="float">
            <text:p>7.655540E+01</text:p>
          </table:table-cell>
          <table:table-cell table:style-name="ce15" office:value-type="float" office:value="77.84091" calcext:value-type="float">
            <text:p>7.784091E+01</text:p>
          </table:table-cell>
          <table:table-cell table:style-name="ce15" table:formula="of:=ABS(100*([.F17]-[.G17])/[.F17])" office:value-type="float" office:value="1.67919220706928" calcext:value-type="float">
            <text:p>1.679192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2375" calcext:value-type="float">
            <text:p>2.375000E-01</text:p>
          </table:table-cell>
          <table:table-cell table:style-name="ce15" table:formula="of:=[.$B$8]+([.$B$11]/(4*[.$B$10]))*([.$B$12]^2-[.$E18]^2)" office:value-type="float" office:value="73.9985795454546" calcext:value-type="float">
            <text:p>7.399858E+01</text:p>
          </table:table-cell>
          <table:table-cell table:style-name="ce15" office:value-type="float" office:value="75.28409" calcext:value-type="float">
            <text:p>7.528409E+01</text:p>
          </table:table-cell>
          <table:table-cell table:style-name="ce15" table:formula="of:=ABS(100*([.F18]-[.G18])/[.F18])" office:value-type="float" office:value="1.73720963624149" calcext:value-type="float">
            <text:p>1.737210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2625" calcext:value-type="float">
            <text:p>2.625000E-01</text:p>
          </table:table-cell>
          <table:table-cell table:style-name="ce15" table:formula="of:=[.$B$8]+([.$B$11]/(4*[.$B$10]))*([.$B$12]^2-[.$E19]^2)" office:value-type="float" office:value="71.1576704545455" calcext:value-type="float">
            <text:p>7.115767E+01</text:p>
          </table:table-cell>
          <table:table-cell table:style-name="ce15" office:value-type="float" office:value="72.44318" calcext:value-type="float">
            <text:p>7.244318E+01</text:p>
          </table:table-cell>
          <table:table-cell table:style-name="ce15" table:formula="of:=ABS(100*([.F19]-[.G19])/[.F19])" office:value-type="float" office:value="1.80656496656351" calcext:value-type="float">
            <text:p>1.806565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2875" calcext:value-type="float">
            <text:p>2.875000E-01</text:p>
          </table:table-cell>
          <table:table-cell table:style-name="ce15" table:formula="of:=[.$B$8]+([.$B$11]/(4*[.$B$10]))*([.$B$12]^2-[.$E20]^2)" office:value-type="float" office:value="68.0326704545455" calcext:value-type="float">
            <text:p>6.803267E+01</text:p>
          </table:table-cell>
          <table:table-cell table:style-name="ce15" office:value-type="float" office:value="69.31818" calcext:value-type="float">
            <text:p>6.931818E+01</text:p>
          </table:table-cell>
          <table:table-cell table:style-name="ce15" table:formula="of:=ABS(100*([.F20]-[.G20])/[.F20])" office:value-type="float" office:value="1.88954738490446" calcext:value-type="float">
            <text:p>1.88954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3125" calcext:value-type="float">
            <text:p>3.125000E-01</text:p>
          </table:table-cell>
          <table:table-cell table:style-name="ce15" table:formula="of:=[.$B$8]+([.$B$11]/(4*[.$B$10]))*([.$B$12]^2-[.$E21]^2)" office:value-type="float" office:value="64.6235795454546" calcext:value-type="float">
            <text:p>6.462358E+01</text:p>
          </table:table-cell>
          <table:table-cell table:style-name="ce15" office:value-type="float" office:value="65.90909" calcext:value-type="float">
            <text:p>6.590909E+01</text:p>
          </table:table-cell>
          <table:table-cell table:style-name="ce15" table:formula="of:=ABS(100*([.F21]-[.G21])/[.F21])" office:value-type="float" office:value="1.98922817892077" calcext:value-type="float">
            <text:p>1.989228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3375" calcext:value-type="float">
            <text:p>3.375000E-01</text:p>
          </table:table-cell>
          <table:table-cell table:style-name="ce15" table:formula="of:=[.$B$8]+([.$B$11]/(4*[.$B$10]))*([.$B$12]^2-[.$E22]^2)" office:value-type="float" office:value="60.9303977272727" calcext:value-type="float">
            <text:p>6.093040E+01</text:p>
          </table:table-cell>
          <table:table-cell table:style-name="ce15" office:value-type="float" office:value="62.21591" calcext:value-type="float">
            <text:p>6.221591E+01</text:p>
          </table:table-cell>
          <table:table-cell table:style-name="ce15" table:formula="of:=ABS(100*([.F22]-[.G22])/[.F22])" office:value-type="float" office:value="2.1098044993589" calcext:value-type="float">
            <text:p>2.10980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3625" calcext:value-type="float">
            <text:p>3.625000E-01</text:p>
          </table:table-cell>
          <table:table-cell table:style-name="ce15" table:formula="of:=[.$B$8]+([.$B$11]/(4*[.$B$10]))*([.$B$12]^2-[.$E23]^2)" office:value-type="float" office:value="56.953125" calcext:value-type="float">
            <text:p>5.695313E+01</text:p>
          </table:table-cell>
          <table:table-cell table:style-name="ce15" office:value-type="float" office:value="58.23864" calcext:value-type="float">
            <text:p>5.823864E+01</text:p>
          </table:table-cell>
          <table:table-cell table:style-name="ce15" table:formula="of:=ABS(100*([.F23]-[.G23])/[.F23])" office:value-type="float" office:value="2.25714567901235" calcext:value-type="float">
            <text:p>2.257146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3875" calcext:value-type="float">
            <text:p>3.875000E-01</text:p>
          </table:table-cell>
          <table:table-cell table:style-name="ce15" table:formula="of:=[.$B$8]+([.$B$11]/(4*[.$B$10]))*([.$B$12]^2-[.$E24]^2)" office:value-type="float" office:value="52.6917613636364" calcext:value-type="float">
            <text:p>5.269176E+01</text:p>
          </table:table-cell>
          <table:table-cell table:style-name="ce15" office:value-type="float" office:value="53.97727" calcext:value-type="float">
            <text:p>5.397727E+01</text:p>
          </table:table-cell>
          <table:table-cell table:style-name="ce15" table:formula="of:=ABS(100*([.F24]-[.G24])/[.F24])" office:value-type="float" office:value="2.4396767219302" calcext:value-type="float">
            <text:p>2.43967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4125" calcext:value-type="float">
            <text:p>4.125000E-01</text:p>
          </table:table-cell>
          <table:table-cell table:style-name="ce15" table:formula="of:=[.$B$8]+([.$B$11]/(4*[.$B$10]))*([.$B$12]^2-[.$E25]^2)" office:value-type="float" office:value="48.1463068181818" calcext:value-type="float">
            <text:p>4.814631E+01</text:p>
          </table:table-cell>
          <table:table-cell table:style-name="ce15" office:value-type="float" office:value="49.43182" calcext:value-type="float">
            <text:p>4.943182E+01</text:p>
          </table:table-cell>
          <table:table-cell table:style-name="ce15" table:formula="of:=ABS(100*([.F25]-[.G25])/[.F25])" office:value-type="float" office:value="2.67001410237501" calcext:value-type="float">
            <text:p>2.670014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4375" calcext:value-type="float">
            <text:p>4.375000E-01</text:p>
          </table:table-cell>
          <table:table-cell table:style-name="ce15" table:formula="of:=[.$B$8]+([.$B$11]/(4*[.$B$10]))*([.$B$12]^2-[.$E26]^2)" office:value-type="float" office:value="43.3167613636363" calcext:value-type="float">
            <text:p>4.331676E+01</text:p>
          </table:table-cell>
          <table:table-cell table:style-name="ce15" office:value-type="float" office:value="44.60227" calcext:value-type="float">
            <text:p>4.460227E+01</text:p>
          </table:table-cell>
          <table:table-cell table:style-name="ce15" table:formula="of:=ABS(100*([.F26]-[.G26])/[.F26])" office:value-type="float" office:value="2.96769332677493" calcext:value-type="float">
            <text:p>2.967693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4625" calcext:value-type="float">
            <text:p>4.625000E-01</text:p>
          </table:table-cell>
          <table:table-cell table:style-name="ce15" table:formula="of:=[.$B$8]+([.$B$11]/(4*[.$B$10]))*([.$B$12]^2-[.$E27]^2)" office:value-type="float" office:value="38.203125" calcext:value-type="float">
            <text:p>3.820313E+01</text:p>
          </table:table-cell>
          <table:table-cell table:style-name="ce15" office:value-type="float" office:value="39.48864" calcext:value-type="float">
            <text:p>3.948864E+01</text:p>
          </table:table-cell>
          <table:table-cell table:style-name="ce15" table:formula="of:=ABS(100*([.F27]-[.G27])/[.F27])" office:value-type="float" office:value="3.36494723926387" calcext:value-type="float">
            <text:p>3.364947E+00</text:p>
          </table:table-cell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4875" calcext:value-type="float">
            <text:p>4.875000E-01</text:p>
          </table:table-cell>
          <table:table-cell table:style-name="ce15" table:formula="of:=[.$B$8]+([.$B$11]/(4*[.$B$10]))*([.$B$12]^2-[.$E28]^2)" office:value-type="float" office:value="32.8053977272727" calcext:value-type="float">
            <text:p>3.280540E+01</text:p>
          </table:table-cell>
          <table:table-cell table:style-name="ce15" office:value-type="float" office:value="34.09091" calcext:value-type="float">
            <text:p>3.409091E+01</text:p>
          </table:table-cell>
          <table:table-cell table:style-name="ce15" table:formula="of:=ABS(100*([.F28]-[.G28])/[.F28])" office:value-type="float" office:value="3.91859987010187" calcext:value-type="float">
            <text:p>3.918600E+00</text:p>
          </table:table-cell>
          <table:table-cell table:style-name="ce15" table:number-columns-repeated="2"/>
          <table:table-cell table:style-name="ce18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3" table:style-name="ta13">
        <office:forms form:automatic-focus="false" form:apply-design-mode="false"/>
        <table:table-column table:style-name="co3" table:default-cell-style-name="Default"/>
        <table:table-column table:style-name="co32" table:default-cell-style-name="Default"/>
        <table:table-column table:style-name="co26" table:default-cell-style-name="ce7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non-uniform cell sizes with internal generation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/>
          <table:table-cell table:style-name="ce11"/>
          <table:table-cell table:style-name="ce1" table:number-columns-repeated="2"/>
          <table:table-cell table:number-columns-repeated="53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111.8182" calcext:value-type="float">
            <text:p>1.118182E+02</text:p>
          </table:table-cell>
          <table:table-cell table:style-name="ce15"/>
          <table:table-cell>
            <draw:frame table:end-cell-address="heat13.M34" table:end-x="0.23cm" table:end-y="0.406cm" draw:z-index="0" draw:name="Chart 1" draw:style-name="gr2" draw:text-style-name="P2" svg:width="20.589cm" svg:height="12.655cm" svg:x="0.725cm" svg:y="0.41cm">
              <draw:object draw:notify-on-update-of-ranges="heat13.B8:heat13.B37 heat13.C7:heat13.C7 heat13.C8:heat13.C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111.5341" calcext:value-type="float">
            <text:p>1.11534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110.9659" calcext:value-type="float">
            <text:p>1.10965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110.1136" calcext:value-type="float">
            <text:p>1.1011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1125" calcext:value-type="float">
            <text:p>1.125000E-01</text:p>
          </table:table-cell>
          <table:table-cell table:style-name="ce15" office:value-type="float" office:value="108.9773" calcext:value-type="float">
            <text:p>1.0897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1375" calcext:value-type="float">
            <text:p>1.375000E-01</text:p>
          </table:table-cell>
          <table:table-cell table:style-name="ce15" office:value-type="float" office:value="107.5568" calcext:value-type="float">
            <text:p>1.075568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1625" calcext:value-type="float">
            <text:p>1.625000E-01</text:p>
          </table:table-cell>
          <table:table-cell table:style-name="ce15" office:value-type="float" office:value="105.8523" calcext:value-type="float">
            <text:p>1.05852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1875" calcext:value-type="float">
            <text:p>1.875000E-01</text:p>
          </table:table-cell>
          <table:table-cell table:style-name="ce15" office:value-type="float" office:value="103.8636" calcext:value-type="float">
            <text:p>1.038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2125" calcext:value-type="float">
            <text:p>2.125000E-01</text:p>
          </table:table-cell>
          <table:table-cell table:style-name="ce15" office:value-type="float" office:value="101.5909" calcext:value-type="float">
            <text:p>1.015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2375" calcext:value-type="float">
            <text:p>2.375000E-01</text:p>
          </table:table-cell>
          <table:table-cell table:style-name="ce15" office:value-type="float" office:value="99.03409" calcext:value-type="float">
            <text:p>9.9034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2625" calcext:value-type="float">
            <text:p>2.625000E-01</text:p>
          </table:table-cell>
          <table:table-cell table:style-name="ce15" office:value-type="float" office:value="96.19318" calcext:value-type="float">
            <text:p>9.6193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2875" calcext:value-type="float">
            <text:p>2.875000E-01</text:p>
          </table:table-cell>
          <table:table-cell table:style-name="ce15" office:value-type="float" office:value="93.06818" calcext:value-type="float">
            <text:p>9.3068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3125" calcext:value-type="float">
            <text:p>3.125000E-01</text:p>
          </table:table-cell>
          <table:table-cell table:style-name="ce15" office:value-type="float" office:value="89.65909" calcext:value-type="float">
            <text:p>8.9659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3375" calcext:value-type="float">
            <text:p>3.375000E-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625" calcext:value-type="float">
            <text:p>3.625000E-01</text:p>
          </table:table-cell>
          <table:table-cell table:style-name="ce15" office:value-type="float" office:value="81.98864" calcext:value-type="float">
            <text:p>8.198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875" calcext:value-type="float">
            <text:p>3.875000E-01</text:p>
          </table:table-cell>
          <table:table-cell table:style-name="ce15" office:value-type="float" office:value="77.72727" calcext:value-type="float">
            <text:p>7.7727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125" calcext:value-type="float">
            <text:p>4.125000E-01</text:p>
          </table:table-cell>
          <table:table-cell table:style-name="ce15" office:value-type="float" office:value="73.18182" calcext:value-type="float">
            <text:p>7.318182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375" calcext:value-type="float">
            <text:p>4.375000E-01</text:p>
          </table:table-cell>
          <table:table-cell table:style-name="ce15" office:value-type="float" office:value="68.35227" calcext:value-type="float">
            <text:p>6.8352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4625" calcext:value-type="float">
            <text:p>4.625000E-01</text:p>
          </table:table-cell>
          <table:table-cell table:style-name="ce15" office:value-type="float" office:value="63.23864" calcext:value-type="float">
            <text:p>6.323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4875" calcext:value-type="float">
            <text:p>4.875000E-01</text:p>
          </table:table-cell>
          <table:table-cell table:style-name="ce15" office:value-type="float" office:value="57.84091" calcext:value-type="float">
            <text:p>5.7840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505" calcext:value-type="float">
            <text:p>5.050000E-01</text:p>
          </table:table-cell>
          <table:table-cell table:style-name="ce15" office:value-type="float" office:value="53.86364" calcext:value-type="float">
            <text:p>5.386364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515" calcext:value-type="float">
            <text:p>5.150000E-01</text:p>
          </table:table-cell>
          <table:table-cell table:style-name="ce15" office:value-type="float" office:value="51.54545" calcext:value-type="float">
            <text:p>5.154545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49.18182" calcext:value-type="float">
            <text:p>4.918182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535" calcext:value-type="float">
            <text:p>5.350000E-01</text:p>
          </table:table-cell>
          <table:table-cell table:style-name="ce15" office:value-type="float" office:value="46.77273" calcext:value-type="float">
            <text:p>4.67727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545" calcext:value-type="float">
            <text:p>5.450000E-01</text:p>
          </table:table-cell>
          <table:table-cell table:style-name="ce15" office:value-type="float" office:value="44.31818" calcext:value-type="float">
            <text:p>4.431818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0.555" calcext:value-type="float">
            <text:p>5.55E-01</text:p>
          </table:table-cell>
          <table:table-cell table:style-name="ce15" office:value-type="float" office:value="41.81818" calcext:value-type="float">
            <text:p>4.181818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float" office:value="0.565" calcext:value-type="float">
            <text:p>5.65E-01</text:p>
          </table:table-cell>
          <table:table-cell table:style-name="ce15" office:value-type="float" office:value="39.27273" calcext:value-type="float">
            <text:p>3.927273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float" office:value="0.575" calcext:value-type="float">
            <text:p>5.75E-01</text:p>
          </table:table-cell>
          <table:table-cell table:style-name="ce15" office:value-type="float" office:value="36.68182" calcext:value-type="float">
            <text:p>3.668182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float" office:value="0.585" calcext:value-type="float">
            <text:p>5.85E-01</text:p>
          </table:table-cell>
          <table:table-cell table:style-name="ce15" office:value-type="float" office:value="34.04545" calcext:value-type="float">
            <text:p>3.404545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float" office:value="0.595" calcext:value-type="float">
            <text:p>5.95E-01</text:p>
          </table:table-cell>
          <table:table-cell table:style-name="ce15" office:value-type="float" office:value="31.36364" calcext:value-type="float">
            <text:p>3.136364E+01</text:p>
          </table:table-cell>
          <table:table-cell table:style-name="ce18" table:number-columns-repeated="2"/>
          <table:table-cell table:number-columns-repeated="53"/>
        </table:table-row>
        <table:table-row table:style-name="ro1" table:number-rows-repeated="4">
          <table:table-cell/>
          <table:table-cell table:style-name="ce17"/>
          <table:table-cell table:style-name="ce15"/>
          <table:table-cell table:style-name="ce18" table:number-columns-repeated="2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4" table:style-name="ta14">
        <office:forms form:automatic-focus="false" form:apply-design-mode="false"/>
        <table:shapes>
          <draw:frame draw:z-index="0" draw:style-name="gr1" draw:text-style-name="P1" svg:width="15.995cm" svg:height="8.979cm" svg:x="21.645cm" svg:y="3.516cm">
            <draw:object draw:notify-on-update-of-ranges="heat14.E9:heat14.E28 heat14.F8:heat14.F8 heat14.F9:heat14.F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parameters, cylindrical geometry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uniform cell sizes with 2 materials and internal generation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q(0) = 0.0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5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125" calcext:value-type="float">
            <text:p>1.250000E-02</text:p>
          </table:table-cell>
          <table:table-cell table:style-name="ce15" office:value-type="float" office:value="223.75" calcext:value-type="float">
            <text:p>2.237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375" calcext:value-type="float">
            <text:p>3.750000E-02</text:p>
          </table:table-cell>
          <table:table-cell table:style-name="ce15" office:value-type="float" office:value="223.625" calcext:value-type="float">
            <text:p>2.236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625" calcext:value-type="float">
            <text:p>6.250000E-02</text:p>
          </table:table-cell>
          <table:table-cell table:style-name="ce15" office:value-type="float" office:value="223.375" calcext:value-type="float">
            <text:p>2.2337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875" calcext:value-type="float">
            <text:p>8.750000E-02</text:p>
          </table:table-cell>
          <table:table-cell table:style-name="ce15" office:value-type="float" office:value="223" calcext:value-type="float">
            <text:p>2.23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1125" calcext:value-type="float">
            <text:p>1.125000E-01</text:p>
          </table:table-cell>
          <table:table-cell table:style-name="ce15" office:value-type="float" office:value="222.5" calcext:value-type="float">
            <text:p>2.22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1375" calcext:value-type="float">
            <text:p>1.375000E-01</text:p>
          </table:table-cell>
          <table:table-cell table:style-name="ce15" office:value-type="float" office:value="221.875" calcext:value-type="float">
            <text:p>2.2187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1625" calcext:value-type="float">
            <text:p>1.625000E-01</text:p>
          </table:table-cell>
          <table:table-cell table:style-name="ce15" office:value-type="float" office:value="221.125" calcext:value-type="float">
            <text:p>2.211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G9:.G28])" office:value-type="float" office:value="0" calcext:value-type="float">
            <text:p>0.0000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1875" calcext:value-type="float">
            <text:p>1.875000E-01</text:p>
          </table:table-cell>
          <table:table-cell table:style-name="ce15" office:value-type="float" office:value="220.25" calcext:value-type="float">
            <text:p>2.20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2125" calcext:value-type="float">
            <text:p>2.125000E-01</text:p>
          </table:table-cell>
          <table:table-cell table:style-name="ce15" office:value-type="float" office:value="219.25" calcext:value-type="float">
            <text:p>2.19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2375" calcext:value-type="float">
            <text:p>2.375000E-01</text:p>
          </table:table-cell>
          <table:table-cell table:style-name="ce15" office:value-type="float" office:value="218.125" calcext:value-type="float">
            <text:p>2.18125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2625" calcext:value-type="float">
            <text:p>2.625000E-01</text:p>
          </table:table-cell>
          <table:table-cell table:style-name="ce15" office:value-type="float" office:value="211.25" calcext:value-type="float">
            <text:p>2.11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2875" calcext:value-type="float">
            <text:p>2.875000E-01</text:p>
          </table:table-cell>
          <table:table-cell table:style-name="ce15" office:value-type="float" office:value="197.5" calcext:value-type="float">
            <text:p>1.97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3125" calcext:value-type="float">
            <text:p>3.125000E-01</text:p>
          </table:table-cell>
          <table:table-cell table:style-name="ce15" office:value-type="float" office:value="182.5" calcext:value-type="float">
            <text:p>1.825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3375" calcext:value-type="float">
            <text:p>3.375000E-01</text:p>
          </table:table-cell>
          <table:table-cell table:style-name="ce15" office:value-type="float" office:value="166.25" calcext:value-type="float">
            <text:p>1.662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3625" calcext:value-type="float">
            <text:p>3.625000E-01</text:p>
          </table:table-cell>
          <table:table-cell table:style-name="ce15" office:value-type="float" office:value="148.75" calcext:value-type="float">
            <text:p>1.4875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3875" calcext:value-type="float">
            <text:p>3.875000E-01</text:p>
          </table:table-cell>
          <table:table-cell table:style-name="ce15" office:value-type="float" office:value="130" calcext:value-type="float">
            <text:p>1.30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4125" calcext:value-type="float">
            <text:p>4.125000E-01</text:p>
          </table:table-cell>
          <table:table-cell table:style-name="ce15" office:value-type="float" office:value="110" calcext:value-type="float">
            <text:p>1.100000E+02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4375" calcext:value-type="float">
            <text:p>4.375000E-01</text:p>
          </table:table-cell>
          <table:table-cell table:style-name="ce15" office:value-type="float" office:value="88.75" calcext:value-type="float">
            <text:p>8.875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4625" calcext:value-type="float">
            <text:p>4.625000E-01</text:p>
          </table:table-cell>
          <table:table-cell table:style-name="ce15" office:value-type="float" office:value="66.25" calcext:value-type="float">
            <text:p>6.625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4875" calcext:value-type="float">
            <text:p>4.875000E-01</text:p>
          </table:table-cell>
          <table:table-cell table:style-name="ce15" office:value-type="float" office:value="42.5" calcext:value-type="float">
            <text:p>4.250000E+01</text:p>
          </table:table-cell>
          <table:table-cell table:style-name="ce15"/>
          <table:table-cell table:number-columns-repeated="3"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5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5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t15" table:style-name="ta15">
        <office:forms form:automatic-focus="false" form:apply-design-mode="false"/>
        <table:shapes>
          <draw:frame draw:z-index="0" draw:style-name="gr1" draw:text-style-name="P1" svg:width="15.995cm" svg:height="8.979cm" svg:x="15.765cm" svg:y="13.847cm">
            <draw:object draw:notify-on-update-of-ranges="heat15.E8:heat15.E27 heat15.K7:heat15.K7 heat15.K8:heat15.K27 heat15.E8:heat15.E27 heat15.J7:heat15.J7 heat15.J8:heat15.J2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7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temperature-dependent conductivity, cylindrical geometry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7]+([.$B$10]/(4*[.$B$8]))*([.$B$11]^2-[.$E8]^2)" office:value-type="float" office:value="76.7737672955832" calcext:value-type="float">
            <text:p>7.677377E+01</text:p>
          </table:table-cell>
          <table:table-cell table:style-name="ce15" office:value-type="float" office:value="76.80927" calcext:value-type="float">
            <text:p>7.680927E+01</text:p>
          </table:table-cell>
          <table:table-cell table:style-name="ce15" table:formula="of:=ABS(100*([.F8]-[.G8])/[.F8])" office:value-type="float" office:value="0.0462432751021558" calcext:value-type="float">
            <text:p>4.624328E-02</text:p>
          </table:table-cell>
          <table:table-cell/>
          <table:table-cell table:style-name="ce15" table:formula="of:=SQRT(1/([.$B$9]^2)+2*[.$F8]/[.$B$9])-1/[.$B$9]" office:value-type="float" office:value="73.9180936388258" calcext:value-type="float">
            <text:p>7.391809E+01</text:p>
          </table:table-cell>
          <table:table-cell table:style-name="ce15" office:value-type="float" office:value="74.15498" calcext:value-type="float">
            <text:p>7.415498E+01</text:p>
          </table:table-cell>
          <table:table-cell table:style-name="ce15" table:formula="of:=ABS(100*([.J8]-[.K8])/[.J8])" office:value-type="float" office:value="0.320471415742503" calcext:value-type="float">
            <text:p>3.20471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2]" office:value-type="float" office:value="0.0075" calcext:value-type="float">
            <text:p>7.500000E-03</text:p>
          </table:table-cell>
          <table:table-cell table:style-name="ce15" table:formula="of:=[.$B$7]+([.$B$10]/(4*[.$B$8]))*([.$B$11]^2-[.$E9]^2)" office:value-type="float" office:value="76.4897209301269" calcext:value-type="float">
            <text:p>7.648972E+01</text:p>
          </table:table-cell>
          <table:table-cell table:style-name="ce15" office:value-type="float" office:value="76.52523" calcext:value-type="float">
            <text:p>7.652523E+01</text:p>
          </table:table-cell>
          <table:table-cell table:style-name="ce15" table:formula="of:=ABS(100*([.F9]-[.G9])/[.F9])" office:value-type="float" office:value="0.0464233225606249" calcext:value-type="float">
            <text:p>4.642332E-02</text:p>
          </table:table-cell>
          <table:table-cell/>
          <table:table-cell table:style-name="ce15" table:formula="of:=SQRT(1/([.$B$9]^2)+2*[.$F9]/[.$B$9])-1/[.$B$9]" office:value-type="float" office:value="73.6543864950892" calcext:value-type="float">
            <text:p>7.365439E+01</text:p>
          </table:table-cell>
          <table:table-cell table:style-name="ce15" office:value-type="float" office:value="73.89133" calcext:value-type="float">
            <text:p>7.389133E+01</text:p>
          </table:table-cell>
          <table:table-cell table:style-name="ce15" table:formula="of:=ABS(100*([.J9]-[.K9])/[.J9])" office:value-type="float" office:value="0.321696393366367" calcext:value-type="float">
            <text:p>3.21696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2]" office:value-type="float" office:value="0.0125" calcext:value-type="float">
            <text:p>1.250000E-02</text:p>
          </table:table-cell>
          <table:table-cell table:style-name="ce15" table:formula="of:=[.$B$7]+([.$B$10]/(4*[.$B$8]))*([.$B$11]^2-[.$E10]^2)" office:value-type="float" office:value="75.9216281992142" calcext:value-type="float">
            <text:p>7.592163E+01</text:p>
          </table:table-cell>
          <table:table-cell table:style-name="ce15" office:value-type="float" office:value="75.95713" calcext:value-type="float">
            <text:p>7.595713E+01</text:p>
          </table:table-cell>
          <table:table-cell table:style-name="ce15" table:formula="of:=ABS(100*([.F10]-[.G10])/[.F10])" office:value-type="float" office:value="0.0467611162034434" calcext:value-type="float">
            <text:p>4.676112E-02</text:p>
          </table:table-cell>
          <table:table-cell/>
          <table:table-cell table:style-name="ce15" table:formula="of:=SQRT(1/([.$B$9]^2)+2*[.$F10]/[.$B$9])-1/[.$B$9]" office:value-type="float" office:value="73.1267696200702" calcext:value-type="float">
            <text:p>7.312677E+01</text:p>
          </table:table-cell>
          <table:table-cell table:style-name="ce15" office:value-type="float" office:value="73.36384" calcext:value-type="float">
            <text:p>7.336384E+01</text:p>
          </table:table-cell>
          <table:table-cell table:style-name="ce15" table:formula="of:=ABS(100*([.J10]-[.K10])/[.J10])" office:value-type="float" office:value="0.324190964760983" calcext:value-type="float">
            <text:p>3.241910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2]" office:value-type="float" office:value="0.0175" calcext:value-type="float">
            <text:p>1.750000E-02</text:p>
          </table:table-cell>
          <table:table-cell table:style-name="ce15" table:formula="of:=[.$B$7]+([.$B$10]/(4*[.$B$8]))*([.$B$11]^2-[.$E11]^2)" office:value-type="float" office:value="75.0694891028452" calcext:value-type="float">
            <text:p>7.506949E+01</text:p>
          </table:table-cell>
          <table:table-cell table:style-name="ce15" office:value-type="float" office:value="75.10499" calcext:value-type="float">
            <text:p>7.510499E+01</text:p>
          </table:table-cell>
          <table:table-cell table:style-name="ce15" table:formula="of:=ABS(100*([.F11]-[.G11])/[.F11])" office:value-type="float" office:value="0.0472907136827928" calcext:value-type="float">
            <text:p>4.729071E-02</text:p>
          </table:table-cell>
          <table:table-cell/>
          <table:table-cell table:style-name="ce15" table:formula="of:=SQRT(1/([.$B$9]^2)+2*[.$F11]/[.$B$9])-1/[.$B$9]" office:value-type="float" office:value="72.3348370595112" calcext:value-type="float">
            <text:p>7.233484E+01</text:p>
          </table:table-cell>
          <table:table-cell table:style-name="ce15" office:value-type="float" office:value="72.57209" calcext:value-type="float">
            <text:p>7.257209E+01</text:p>
          </table:table-cell>
          <table:table-cell table:style-name="ce15" table:formula="of:=ABS(100*([.J11]-[.K11])/[.J11])" office:value-type="float" office:value="0.327992638310118" calcext:value-type="float">
            <text:p>3.27992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2]" office:value-type="float" office:value="0.0225" calcext:value-type="float">
            <text:p>2.250000E-02</text:p>
          </table:table-cell>
          <table:table-cell table:style-name="ce15" table:formula="of:=[.$B$7]+([.$B$10]/(4*[.$B$8]))*([.$B$11]^2-[.$E12]^2)" office:value-type="float" office:value="73.9333036410199" calcext:value-type="float">
            <text:p>7.393330E+01</text:p>
          </table:table-cell>
          <table:table-cell table:style-name="ce15" office:value-type="float" office:value="73.96881" calcext:value-type="float">
            <text:p>7.396881E+01</text:p>
          </table:table-cell>
          <table:table-cell table:style-name="ce15" table:formula="of:=ABS(100*([.F12]-[.G12])/[.F12])" office:value-type="float" office:value="0.0480248510907504" calcext:value-type="float">
            <text:p>4.802485E-02</text:p>
          </table:table-cell>
          <table:table-cell/>
          <table:table-cell table:style-name="ce15" table:formula="of:=SQRT(1/([.$B$9]^2)+2*[.$F12]/[.$B$9])-1/[.$B$9]" office:value-type="float" office:value="71.2779779271053" calcext:value-type="float">
            <text:p>7.127798E+01</text:p>
          </table:table-cell>
          <table:table-cell table:style-name="ce15" office:value-type="float" office:value="71.51547" calcext:value-type="float">
            <text:p>7.151547E+01</text:p>
          </table:table-cell>
          <table:table-cell table:style-name="ce15" table:formula="of:=ABS(100*([.J12]-[.K12])/[.J12])" office:value-type="float" office:value="0.333191372428587" calcext:value-type="float">
            <text:p>3.331914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2]" office:value-type="float" office:value="0.0275" calcext:value-type="float">
            <text:p>2.750000E-02</text:p>
          </table:table-cell>
          <table:table-cell table:style-name="ce15" table:formula="of:=[.$B$7]+([.$B$10]/(4*[.$B$8]))*([.$B$11]^2-[.$E13]^2)" office:value-type="float" office:value="72.5130718137383" calcext:value-type="float">
            <text:p>7.251307E+01</text:p>
          </table:table-cell>
          <table:table-cell table:style-name="ce15" office:value-type="float" office:value="72.54858" calcext:value-type="float">
            <text:p>7.254858E+01</text:p>
          </table:table-cell>
          <table:table-cell table:style-name="ce15" table:formula="of:=ABS(100*([.F13]-[.G13])/[.F13])" office:value-type="float" office:value="0.0489679796670354" calcext:value-type="float">
            <text:p>4.896798E-02</text:p>
          </table:table-cell>
          <table:table-cell/>
          <table:table-cell table:style-name="ce15" table:formula="of:=SQRT(1/([.$B$9]^2)+2*[.$F13]/[.$B$9])-1/[.$B$9]" office:value-type="float" office:value="69.9553740388643" calcext:value-type="float">
            <text:p>6.995537E+01</text:p>
          </table:table-cell>
          <table:table-cell table:style-name="ce15" office:value-type="float" office:value="70.19317" calcext:value-type="float">
            <text:p>7.019317E+01</text:p>
          </table:table-cell>
          <table:table-cell table:style-name="ce15" table:formula="of:=ABS(100*([.J13]-[.K13])/[.J13])" office:value-type="float" office:value="0.339925222905075" calcext:value-type="float">
            <text:p>3.399252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3]+[.$B$12]" office:value-type="float" office:value="0.0325" calcext:value-type="float">
            <text:p>3.250000E-02</text:p>
          </table:table-cell>
          <table:table-cell table:style-name="ce15" table:formula="of:=[.$B$7]+([.$B$10]/(4*[.$B$8]))*([.$B$11]^2-[.$E14]^2)" office:value-type="float" office:value="70.8087936210004" calcext:value-type="float">
            <text:p>7.080879E+01</text:p>
          </table:table-cell>
          <table:table-cell table:style-name="ce15" office:value-type="float" office:value="70.8443" calcext:value-type="float">
            <text:p>7.084430E+01</text:p>
          </table:table-cell>
          <table:table-cell table:style-name="ce15" table:formula="of:=ABS(100*([.F14]-[.G14])/[.F14])" office:value-type="float" office:value="0.050144024751646" calcext:value-type="float">
            <text:p>5.014402E-02</text:p>
          </table:table-cell>
          <table:table-cell/>
          <table:table-cell table:style-name="ce15" table:formula="of:=SQRT(1/([.$B$9]^2)+2*[.$F14]/[.$B$9])-1/[.$B$9]" office:value-type="float" office:value="68.3659967257198" calcext:value-type="float">
            <text:p>6.836600E+01</text:p>
          </table:table-cell>
          <table:table-cell table:style-name="ce15" office:value-type="float" office:value="68.60416" calcext:value-type="float">
            <text:p>6.860416E+01</text:p>
          </table:table-cell>
          <table:table-cell table:style-name="ce15" table:formula="of:=ABS(100*([.J14]-[.K14])/[.J14])" office:value-type="float" office:value="0.348365102077981" calcext:value-type="float">
            <text:p>3.48365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L8:.L27]))" office:value-type="float" office:value="1.04252695644501" calcext:value-type="float">
            <text:p>1.042527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4]+[.$B$12]" office:value-type="float" office:value="0.0375" calcext:value-type="float">
            <text:p>3.750000E-02</text:p>
          </table:table-cell>
          <table:table-cell table:style-name="ce15" table:formula="of:=[.$B$7]+([.$B$10]/(4*[.$B$8]))*([.$B$11]^2-[.$E15]^2)" office:value-type="float" office:value="68.8204690628061" calcext:value-type="float">
            <text:p>6.882047E+01</text:p>
          </table:table-cell>
          <table:table-cell table:style-name="ce15" office:value-type="float" office:value="68.85597" calcext:value-type="float">
            <text:p>6.885597E+01</text:p>
          </table:table-cell>
          <table:table-cell table:style-name="ce15" table:formula="of:=ABS(100*([.F15]-[.G15])/[.F15])" office:value-type="float" office:value="0.0515848521194064" calcext:value-type="float">
            <text:p>5.158485E-02</text:p>
          </table:table-cell>
          <table:table-cell/>
          <table:table-cell table:style-name="ce15" table:formula="of:=SQRT(1/([.$B$9]^2)+2*[.$F15]/[.$B$9])-1/[.$B$9]" office:value-type="float" office:value="66.5086027951833" calcext:value-type="float">
            <text:p>6.650860E+01</text:p>
          </table:table-cell>
          <table:table-cell table:style-name="ce15" office:value-type="float" office:value="66.7472" calcext:value-type="float">
            <text:p>6.674720E+01</text:p>
          </table:table-cell>
          <table:table-cell table:style-name="ce15" table:formula="of:=ABS(100*([.J15]-[.K15])/[.J15])" office:value-type="float" office:value="0.35874637985031" calcext:value-type="float">
            <text:p>3.58746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2]" office:value-type="float" office:value="0.0425" calcext:value-type="float">
            <text:p>4.250000E-02</text:p>
          </table:table-cell>
          <table:table-cell table:style-name="ce15" table:formula="of:=[.$B$7]+([.$B$10]/(4*[.$B$8]))*([.$B$11]^2-[.$E16]^2)" office:value-type="float" office:value="66.5480981391555" calcext:value-type="float">
            <text:p>6.654810E+01</text:p>
          </table:table-cell>
          <table:table-cell table:style-name="ce15" office:value-type="float" office:value="66.5836" calcext:value-type="float">
            <text:p>6.658360E+01</text:p>
          </table:table-cell>
          <table:table-cell table:style-name="ce15" table:formula="of:=ABS(100*([.F16]-[.G16])/[.F16])" office:value-type="float" office:value="0.0533476715898198" calcext:value-type="float">
            <text:p>5.334767E-02</text:p>
          </table:table-cell>
          <table:table-cell/>
          <table:table-cell table:style-name="ce15" table:formula="of:=SQRT(1/([.$B$9]^2)+2*[.$F16]/[.$B$9])-1/[.$B$9]" office:value-type="float" office:value="64.3817296047084" calcext:value-type="float">
            <text:p>6.438173E+01</text:p>
          </table:table-cell>
          <table:table-cell table:style-name="ce15" office:value-type="float" office:value="64.62082" calcext:value-type="float">
            <text:p>6.462082E+01</text:p>
          </table:table-cell>
          <table:table-cell table:style-name="ce15" table:formula="of:=ABS(100*([.J16]-[.K16])/[.J16])" office:value-type="float" office:value="0.371363734338202" calcext:value-type="float">
            <text:p>3.71363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2]" office:value-type="float" office:value="0.0475" calcext:value-type="float">
            <text:p>4.750000E-02</text:p>
          </table:table-cell>
          <table:table-cell table:style-name="ce15" table:formula="of:=[.$B$7]+([.$B$10]/(4*[.$B$8]))*([.$B$11]^2-[.$E17]^2)" office:value-type="float" office:value="63.9916808500485" calcext:value-type="float">
            <text:p>6.399168E+01</text:p>
          </table:table-cell>
          <table:table-cell table:style-name="ce15" office:value-type="float" office:value="64.02719" calcext:value-type="float">
            <text:p>6.402719E+01</text:p>
          </table:table-cell>
          <table:table-cell table:style-name="ce15" table:formula="of:=ABS(100*([.F17]-[.G17])/[.F17])" office:value-type="float" office:value="0.0554902597959388" calcext:value-type="float">
            <text:p>5.549026E-02</text:p>
          </table:table-cell>
          <table:table-cell/>
          <table:table-cell table:style-name="ce15" table:formula="of:=SQRT(1/([.$B$9]^2)+2*[.$F17]/[.$B$9])-1/[.$B$9]" office:value-type="float" office:value="61.9836892005794" calcext:value-type="float">
            <text:p>6.198369E+01</text:p>
          </table:table-cell>
          <table:table-cell table:style-name="ce15" office:value-type="float" office:value="62.22334" calcext:value-type="float">
            <text:p>6.222334E+01</text:p>
          </table:table-cell>
          <table:table-cell table:style-name="ce15" table:formula="of:=ABS(100*([.J17]-[.K17])/[.J17])" office:value-type="float" office:value="0.386635262456014" calcext:value-type="float">
            <text:p>3.86635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2]" office:value-type="float" office:value="0.0525" calcext:value-type="float">
            <text:p>5.250000E-02</text:p>
          </table:table-cell>
          <table:table-cell table:style-name="ce15" table:formula="of:=[.$B$7]+([.$B$10]/(4*[.$B$8]))*([.$B$11]^2-[.$E18]^2)" office:value-type="float" office:value="61.1512171954853" calcext:value-type="float">
            <text:p>6.115122E+01</text:p>
          </table:table-cell>
          <table:table-cell table:style-name="ce15" office:value-type="float" office:value="61.18672" calcext:value-type="float">
            <text:p>6.118672E+01</text:p>
          </table:table-cell>
          <table:table-cell table:style-name="ce15" table:formula="of:=ABS(100*([.F18]-[.G18])/[.F18])" office:value-type="float" office:value="0.0580573963086316" calcext:value-type="float">
            <text:p>5.805740E-02</text:p>
          </table:table-cell>
          <table:table-cell/>
          <table:table-cell table:style-name="ce15" table:formula="of:=SQRT(1/([.$B$9]^2)+2*[.$F18]/[.$B$9])-1/[.$B$9]" office:value-type="float" office:value="59.3125614665511" calcext:value-type="float">
            <text:p>5.931256E+01</text:p>
          </table:table-cell>
          <table:table-cell table:style-name="ce15" office:value-type="float" office:value="59.55284" calcext:value-type="float">
            <text:p>5.955284E+01</text:p>
          </table:table-cell>
          <table:table-cell table:style-name="ce15" table:formula="of:=ABS(100*([.J18]-[.K18])/[.J18])" office:value-type="float" office:value="0.405105642898989" calcext:value-type="float">
            <text:p>4.05105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2]" office:value-type="float" office:value="0.0575" calcext:value-type="float">
            <text:p>5.750000E-02</text:p>
          </table:table-cell>
          <table:table-cell table:style-name="ce15" table:formula="of:=[.$B$7]+([.$B$10]/(4*[.$B$8]))*([.$B$11]^2-[.$E19]^2)" office:value-type="float" office:value="58.0267071754657" calcext:value-type="float">
            <text:p>5.802671E+01</text:p>
          </table:table-cell>
          <table:table-cell table:style-name="ce15" office:value-type="float" office:value="58.06221" calcext:value-type="float">
            <text:p>5.806221E+01</text:p>
          </table:table-cell>
          <table:table-cell table:style-name="ce15" table:formula="of:=ABS(100*([.F19]-[.G19])/[.F19])" office:value-type="float" office:value="0.0611835933184404" calcext:value-type="float">
            <text:p>6.118359E-02</text:p>
          </table:table-cell>
          <table:table-cell/>
          <table:table-cell table:style-name="ce15" table:formula="of:=SQRT(1/([.$B$9]^2)+2*[.$F19]/[.$B$9])-1/[.$B$9]" office:value-type="float" office:value="56.3661862158878" calcext:value-type="float">
            <text:p>5.636619E+01</text:p>
          </table:table-cell>
          <table:table-cell table:style-name="ce15" office:value-type="float" office:value="56.60715" calcext:value-type="float">
            <text:p>5.660715E+01</text:p>
          </table:table-cell>
          <table:table-cell table:style-name="ce15" table:formula="of:=ABS(100*([.J19]-[.K19])/[.J19])" office:value-type="float" office:value="0.427497051493483" calcext:value-type="float">
            <text:p>4.2749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2]" office:value-type="float" office:value="0.0625" calcext:value-type="float">
            <text:p>6.250000E-02</text:p>
          </table:table-cell>
          <table:table-cell table:style-name="ce15" table:formula="of:=[.$B$7]+([.$B$10]/(4*[.$B$8]))*([.$B$11]^2-[.$E20]^2)" office:value-type="float" office:value="54.6181507899898" calcext:value-type="float">
            <text:p>5.461815E+01</text:p>
          </table:table-cell>
          <table:table-cell table:style-name="ce15" office:value-type="float" office:value="54.65366" calcext:value-type="float">
            <text:p>5.465366E+01</text:p>
          </table:table-cell>
          <table:table-cell table:style-name="ce15" table:formula="of:=ABS(100*([.F20]-[.G20])/[.F20])" office:value-type="float" office:value="0.0650135705743091" calcext:value-type="float">
            <text:p>6.501357E-02</text:p>
          </table:table-cell>
          <table:table-cell/>
          <table:table-cell table:style-name="ce15" table:formula="of:=SQRT(1/([.$B$9]^2)+2*[.$F20]/[.$B$9])-1/[.$B$9]" office:value-type="float" office:value="53.1421541486914" calcext:value-type="float">
            <text:p>5.314215E+01</text:p>
          </table:table-cell>
          <table:table-cell table:style-name="ce15" office:value-type="float" office:value="53.38388" calcext:value-type="float">
            <text:p>5.338388E+01</text:p>
          </table:table-cell>
          <table:table-cell table:style-name="ce15" table:formula="of:=ABS(100*([.J20]-[.K20])/[.J20])" office:value-type="float" office:value="0.454866490041577" calcext:value-type="float">
            <text:p>4.54866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2]" office:value-type="float" office:value="0.0675" calcext:value-type="float">
            <text:p>6.750000E-02</text:p>
          </table:table-cell>
          <table:table-cell table:style-name="ce15" table:formula="of:=[.$B$7]+([.$B$10]/(4*[.$B$8]))*([.$B$11]^2-[.$E21]^2)" office:value-type="float" office:value="50.9255480390575" calcext:value-type="float">
            <text:p>5.092555E+01</text:p>
          </table:table-cell>
          <table:table-cell table:style-name="ce15" office:value-type="float" office:value="50.96105" calcext:value-type="float">
            <text:p>5.096105E+01</text:p>
          </table:table-cell>
          <table:table-cell table:style-name="ce15" table:formula="of:=ABS(100*([.F21]-[.G21])/[.F21])" office:value-type="float" office:value="0.0697134587834781" calcext:value-type="float">
            <text:p>6.971346E-02</text:p>
          </table:table-cell>
          <table:table-cell/>
          <table:table-cell table:style-name="ce15" table:formula="of:=SQRT(1/([.$B$9]^2)+2*[.$F21]/[.$B$9])-1/[.$B$9]" office:value-type="float" office:value="49.6377965832253" calcext:value-type="float">
            <text:p>4.963780E+01</text:p>
          </table:table-cell>
          <table:table-cell table:style-name="ce15" office:value-type="float" office:value="49.88036" calcext:value-type="float">
            <text:p>4.988036E+01</text:p>
          </table:table-cell>
          <table:table-cell table:style-name="ce15" table:formula="of:=ABS(100*([.J21]-[.K21])/[.J21])" office:value-type="float" office:value="0.488666769017492" calcext:value-type="float">
            <text:p>4.88666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2]" office:value-type="float" office:value="0.0725" calcext:value-type="float">
            <text:p>7.250000E-02</text:p>
          </table:table-cell>
          <table:table-cell table:style-name="ce15" table:formula="of:=[.$B$7]+([.$B$10]/(4*[.$B$8]))*([.$B$11]^2-[.$E22]^2)" office:value-type="float" office:value="46.948898922669" calcext:value-type="float">
            <text:p>4.694890E+01</text:p>
          </table:table-cell>
          <table:table-cell table:style-name="ce15" office:value-type="float" office:value="46.9844" calcext:value-type="float">
            <text:p>4.698440E+01</text:p>
          </table:table-cell>
          <table:table-cell table:style-name="ce15" table:formula="of:=ABS(100*([.F22]-[.G22])/[.F22])" office:value-type="float" office:value="0.0756164215683015" calcext:value-type="float">
            <text:p>7.561642E-02</text:p>
          </table:table-cell>
          <table:table-cell/>
          <table:table-cell table:style-name="ce15" table:formula="of:=SQRT(1/([.$B$9]^2)+2*[.$F22]/[.$B$9])-1/[.$B$9]" office:value-type="float" office:value="45.8501738550461" calcext:value-type="float">
            <text:p>4.585017E+01</text:p>
          </table:table-cell>
          <table:table-cell table:style-name="ce15" office:value-type="float" office:value="46.09364" calcext:value-type="float">
            <text:p>4.609364E+01</text:p>
          </table:table-cell>
          <table:table-cell table:style-name="ce15" table:formula="of:=ABS(100*([.J22]-[.K22])/[.J22])" office:value-type="float" office:value="0.53100375523891" calcext:value-type="float">
            <text:p>5.31003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2]" office:value-type="float" office:value="0.0775" calcext:value-type="float">
            <text:p>7.750000E-02</text:p>
          </table:table-cell>
          <table:table-cell table:style-name="ce15" table:formula="of:=[.$B$7]+([.$B$10]/(4*[.$B$8]))*([.$B$11]^2-[.$E23]^2)" office:value-type="float" office:value="42.6882034408241" calcext:value-type="float">
            <text:p>4.268820E+01</text:p>
          </table:table-cell>
          <table:table-cell table:style-name="ce15" office:value-type="float" office:value="42.72371" calcext:value-type="float">
            <text:p>4.272371E+01</text:p>
          </table:table-cell>
          <table:table-cell table:style-name="ce15" table:formula="of:=ABS(100*([.F23]-[.G23])/[.F23])" office:value-type="float" office:value="0.0831765132143733" calcext:value-type="float">
            <text:p>8.317651E-02</text:p>
          </table:table-cell>
          <table:table-cell/>
          <table:table-cell table:style-name="ce15" table:formula="of:=SQRT(1/([.$B$9]^2)+2*[.$F23]/[.$B$9])-1/[.$B$9]" office:value-type="float" office:value="41.7760622608171" calcext:value-type="float">
            <text:p>4.177606E+01</text:p>
          </table:table-cell>
          <table:table-cell table:style-name="ce15" office:value-type="float" office:value="42.0205" calcext:value-type="float">
            <text:p>4.202050E+01</text:p>
          </table:table-cell>
          <table:table-cell table:style-name="ce15" table:formula="of:=ABS(100*([.J23]-[.K23])/[.J23])" office:value-type="float" office:value="0.585114359646559" calcext:value-type="float">
            <text:p>5.85114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2]" office:value-type="float" office:value="0.0825" calcext:value-type="float">
            <text:p>8.250000E-02</text:p>
          </table:table-cell>
          <table:table-cell table:style-name="ce15" table:formula="of:=[.$B$7]+([.$B$10]/(4*[.$B$8]))*([.$B$11]^2-[.$E24]^2)" office:value-type="float" office:value="38.1434615935228" calcext:value-type="float">
            <text:p>3.814346E+01</text:p>
          </table:table-cell>
          <table:table-cell table:style-name="ce15" office:value-type="float" office:value="38.17897" calcext:value-type="float">
            <text:p>3.817897E+01</text:p>
          </table:table-cell>
          <table:table-cell table:style-name="ce15" table:formula="of:=ABS(100*([.F24]-[.G24])/[.F24])" office:value-type="float" office:value="0.0930917252753634" calcext:value-type="float">
            <text:p>9.309173E-02</text:p>
          </table:table-cell>
          <table:table-cell/>
          <table:table-cell table:style-name="ce15" table:formula="of:=SQRT(1/([.$B$9]^2)+2*[.$F24]/[.$B$9])-1/[.$B$9]" office:value-type="float" office:value="37.4119394042807" calcext:value-type="float">
            <text:p>3.741194E+01</text:p>
          </table:table-cell>
          <table:table-cell table:style-name="ce15" office:value-type="float" office:value="37.65743" calcext:value-type="float">
            <text:p>3.765743E+01</text:p>
          </table:table-cell>
          <table:table-cell table:style-name="ce15" table:formula="of:=ABS(100*([.J24]-[.K24])/[.J24])" office:value-type="float" office:value="0.656182490478446" calcext:value-type="float">
            <text:p>6.56182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2]" office:value-type="float" office:value="0.0875" calcext:value-type="float">
            <text:p>8.750000E-02</text:p>
          </table:table-cell>
          <table:table-cell table:style-name="ce15" table:formula="of:=[.$B$7]+([.$B$10]/(4*[.$B$8]))*([.$B$11]^2-[.$E25]^2)" office:value-type="float" office:value="33.3146733807653" calcext:value-type="float">
            <text:p>3.331467E+01</text:p>
          </table:table-cell>
          <table:table-cell table:style-name="ce15" office:value-type="float" office:value="33.35018" calcext:value-type="float">
            <text:p>3.335018E+01</text:p>
          </table:table-cell>
          <table:table-cell table:style-name="ce15" table:formula="of:=ABS(100*([.F25]-[.G25])/[.F25])" office:value-type="float" office:value="0.106579520768196" calcext:value-type="float">
            <text:p>1.065795E-01</text:p>
          </table:table-cell>
          <table:table-cell/>
          <table:table-cell table:style-name="ce15" table:formula="of:=SQRT(1/([.$B$9]^2)+2*[.$F25]/[.$B$9])-1/[.$B$9]" office:value-type="float" office:value="32.753967779553" calcext:value-type="float">
            <text:p>3.275397E+01</text:p>
          </table:table-cell>
          <table:table-cell table:style-name="ce15" office:value-type="float" office:value="33.00059" calcext:value-type="float">
            <text:p>3.300059E+01</text:p>
          </table:table-cell>
          <table:table-cell table:style-name="ce15" table:formula="of:=ABS(100*([.J25]-[.K25])/[.J25])" office:value-type="float" office:value="0.752953724894779" calcext:value-type="float">
            <text:p>7.52953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2]" office:value-type="float" office:value="0.0925" calcext:value-type="float">
            <text:p>9.250000E-02</text:p>
          </table:table-cell>
          <table:table-cell table:style-name="ce15" table:formula="of:=[.$B$7]+([.$B$10]/(4*[.$B$8]))*([.$B$11]^2-[.$E26]^2)" office:value-type="float" office:value="28.2018388025514" calcext:value-type="float">
            <text:p>2.820184E+01</text:p>
          </table:table-cell>
          <table:table-cell table:style-name="ce15" office:value-type="float" office:value="28.23734" calcext:value-type="float">
            <text:p>2.823734E+01</text:p>
          </table:table-cell>
          <table:table-cell table:style-name="ce15" table:formula="of:=ABS(100*([.F26]-[.G26])/[.F26])" office:value-type="float" office:value="0.125882562825575" calcext:value-type="float">
            <text:p>1.258826E-01</text:p>
          </table:table-cell>
          <table:table-cell/>
          <table:table-cell table:style-name="ce15" table:formula="of:=SQRT(1/([.$B$9]^2)+2*[.$F26]/[.$B$9])-1/[.$B$9]" office:value-type="float" office:value="27.7979764010674" calcext:value-type="float">
            <text:p>2.779798E+01</text:p>
          </table:table-cell>
          <table:table-cell table:style-name="ce15" office:value-type="float" office:value="28.04581" calcext:value-type="float">
            <text:p>2.804581E+01</text:p>
          </table:table-cell>
          <table:table-cell table:style-name="ce15" table:formula="of:=ABS(100*([.J26]-[.K26])/[.J26])" office:value-type="float" office:value="0.891552663247236" calcext:value-type="float">
            <text:p>8.915527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2]" office:value-type="float" office:value="0.0975" calcext:value-type="float">
            <text:p>9.750000E-02</text:p>
          </table:table-cell>
          <table:table-cell table:style-name="ce15" table:formula="of:=[.$B$7]+([.$B$10]/(4*[.$B$8]))*([.$B$11]^2-[.$E27]^2)" office:value-type="float" office:value="22.8049578588812" calcext:value-type="float">
            <text:p>2.280496E+01</text:p>
          </table:table-cell>
          <table:table-cell table:style-name="ce15" office:value-type="float" office:value="22.84046" calcext:value-type="float">
            <text:p>2.284046E+01</text:p>
          </table:table-cell>
          <table:table-cell table:style-name="ce15" table:formula="of:=ABS(100*([.F27]-[.G27])/[.F27])" office:value-type="float" office:value="0.155677293238047" calcext:value-type="float">
            <text:p>1.556773E-01</text:p>
          </table:table-cell>
          <table:table-cell/>
          <table:table-cell table:style-name="ce15" table:formula="of:=SQRT(1/([.$B$9]^2)+2*[.$F27]/[.$B$9])-1/[.$B$9]" office:value-type="float" office:value="22.5394402594633" calcext:value-type="float">
            <text:p>2.253944E+01</text:p>
          </table:table-cell>
          <table:table-cell table:style-name="ce15" office:value-type="float" office:value="22.77442" calcext:value-type="float">
            <text:p>2.277442E+01</text:p>
          </table:table-cell>
          <table:table-cell table:style-name="ce15" table:formula="of:=ABS(100*([.J27]-[.K27])/[.J27])" office:value-type="float" office:value="1.04252695644501" calcext:value-type="float">
            <text:p>1.042527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6" table:style-name="ta16">
        <office:forms form:automatic-focus="false" form:apply-design-mode="false"/>
        <table:shapes>
          <draw:frame draw:z-index="0" draw:style-name="gr1" draw:text-style-name="P1" svg:width="15.995cm" svg:height="8.979cm" svg:x="26.689cm" svg:y="2.3cm">
            <draw:object draw:notify-on-update-of-ranges="heat16.E9:heat16.E28 heat16.G8:heat16.G8 heat16.G9:heat16.G28 heat16.E9:heat16.E28 heat16.F8:heat16.F8 heat16.F9:heat16.F2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3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6" table:number-columns-repeated="5"/>
          <table:table-cell table:number-columns-repeated="57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style-name="ce6"/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8]+([.$B$10]/(6*[.$B$9]))*([.$B$11]^2-[.$E9]^2)" office:value-type="float" office:value="171.420454545455" calcext:value-type="float">
            <text:p>1.714205E+02</text:p>
          </table:table-cell>
          <table:table-cell table:style-name="ce15" office:value-type="float" office:value="170.8385" calcext:value-type="float">
            <text:p>1.708385E+02</text:p>
          </table:table-cell>
          <table:table-cell table:style-name="ce15" table:formula="of:=ABS(100*([.F9]-[.G9])/[.F9])" office:value-type="float" office:value="0.339489559164984" calcext:value-type="float">
            <text:p>3.39489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2]" office:value-type="float" office:value="0.0075" calcext:value-type="float">
            <text:p>7.500000E-03</text:p>
          </table:table-cell>
          <table:table-cell table:style-name="ce15" table:formula="of:=[.$B$8]+([.$B$10]/(6*[.$B$9]))*([.$B$11]^2-[.$E10]^2)" office:value-type="float" office:value="170.662878787879" calcext:value-type="float">
            <text:p>1.706629E+02</text:p>
          </table:table-cell>
          <table:table-cell table:style-name="ce15" office:value-type="float" office:value="170.2703" calcext:value-type="float">
            <text:p>1.702703E+02</text:p>
          </table:table-cell>
          <table:table-cell table:style-name="ce15" table:formula="of:=ABS(100*([.F10]-[.G10])/[.F10])" office:value-type="float" office:value="0.230031738985818" calcext:value-type="float">
            <text:p>2.30031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2]" office:value-type="float" office:value="0.0125" calcext:value-type="float">
            <text:p>1.250000E-02</text:p>
          </table:table-cell>
          <table:table-cell table:style-name="ce15" table:formula="of:=[.$B$8]+([.$B$10]/(6*[.$B$9]))*([.$B$11]^2-[.$E11]^2)" office:value-type="float" office:value="169.147727272727" calcext:value-type="float">
            <text:p>1.691477E+02</text:p>
          </table:table-cell>
          <table:table-cell table:style-name="ce15" office:value-type="float" office:value="168.8499" calcext:value-type="float">
            <text:p>1.688499E+02</text:p>
          </table:table-cell>
          <table:table-cell table:style-name="ce15" table:formula="of:=ABS(100*([.F11]-[.G11])/[.F11])" office:value-type="float" office:value="0.176075243533601" calcext:value-type="float">
            <text:p>1.7607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2]" office:value-type="float" office:value="0.0175" calcext:value-type="float">
            <text:p>1.750000E-02</text:p>
          </table:table-cell>
          <table:table-cell table:style-name="ce15" table:formula="of:=[.$B$8]+([.$B$10]/(6*[.$B$9]))*([.$B$11]^2-[.$E12]^2)" office:value-type="float" office:value="166.875" calcext:value-type="float">
            <text:p>1.668750E+02</text:p>
          </table:table-cell>
          <table:table-cell table:style-name="ce15" office:value-type="float" office:value="166.6403" calcext:value-type="float">
            <text:p>1.666403E+02</text:p>
          </table:table-cell>
          <table:table-cell table:style-name="ce15" table:formula="of:=ABS(100*([.F12]-[.G12])/[.F12])" office:value-type="float" office:value="0.140644194756557" calcext:value-type="float">
            <text:p>1.40644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2]" office:value-type="float" office:value="0.0225" calcext:value-type="float">
            <text:p>2.250000E-02</text:p>
          </table:table-cell>
          <table:table-cell table:style-name="ce15" table:formula="of:=[.$B$8]+([.$B$10]/(6*[.$B$9]))*([.$B$11]^2-[.$E13]^2)" office:value-type="float" office:value="163.844696969697" calcext:value-type="float">
            <text:p>1.638447E+02</text:p>
          </table:table-cell>
          <table:table-cell table:style-name="ce15" office:value-type="float" office:value="163.6573" calcext:value-type="float">
            <text:p>1.636573E+02</text:p>
          </table:table-cell>
          <table:table-cell table:style-name="ce15" table:formula="of:=ABS(100*([.F13]-[.G13])/[.F13])" office:value-type="float" office:value="0.114374754363679" calcext:value-type="float">
            <text:p>1.1437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5" table:formula="of:=[.$E13]+[.$B$12]" office:value-type="float" office:value="0.0275" calcext:value-type="float">
            <text:p>2.750000E-02</text:p>
          </table:table-cell>
          <table:table-cell table:style-name="ce15" table:formula="of:=[.$B$8]+([.$B$10]/(6*[.$B$9]))*([.$B$11]^2-[.$E14]^2)" office:value-type="float" office:value="160.056818181818" calcext:value-type="float">
            <text:p>1.600568E+02</text:p>
          </table:table-cell>
          <table:table-cell table:style-name="ce15" office:value-type="float" office:value="159.9073" calcext:value-type="float">
            <text:p>1.599073E+02</text:p>
          </table:table-cell>
          <table:table-cell table:style-name="ce15" table:formula="of:=ABS(100*([.F14]-[.G14])/[.F14])" office:value-type="float" office:value="0.0934156904507181" calcext:value-type="float">
            <text:p>9.34156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9:.H28])" office:value-type="float" office:value="0.339489559164984" calcext:value-type="float">
            <text:p>3.394896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E14]+[.$B$12]" office:value-type="float" office:value="0.0325" calcext:value-type="float">
            <text:p>3.250000E-02</text:p>
          </table:table-cell>
          <table:table-cell table:style-name="ce15" table:formula="of:=[.$B$8]+([.$B$10]/(6*[.$B$9]))*([.$B$11]^2-[.$E15]^2)" office:value-type="float" office:value="155.511363636364" calcext:value-type="float">
            <text:p>1.555114E+02</text:p>
          </table:table-cell>
          <table:table-cell table:style-name="ce15" office:value-type="float" office:value="155.3934" calcext:value-type="float">
            <text:p>1.553934E+02</text:p>
          </table:table-cell>
          <table:table-cell table:style-name="ce15" table:formula="of:=ABS(100*([.F15]-[.G15])/[.F15])" office:value-type="float" office:value="0.0758553160396811" calcext:value-type="float">
            <text:p>7.58553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5" table:formula="of:=[.$E15]+[.$B$12]" office:value-type="float" office:value="0.0375" calcext:value-type="float">
            <text:p>3.750000E-02</text:p>
          </table:table-cell>
          <table:table-cell table:style-name="ce15" table:formula="of:=[.$B$8]+([.$B$10]/(6*[.$B$9]))*([.$B$11]^2-[.$E16]^2)" office:value-type="float" office:value="150.208333333333" calcext:value-type="float">
            <text:p>1.502083E+02</text:p>
          </table:table-cell>
          <table:table-cell table:style-name="ce15" office:value-type="float" office:value="150.1174" calcext:value-type="float">
            <text:p>1.501174E+02</text:p>
          </table:table-cell>
          <table:table-cell table:style-name="ce15" table:formula="of:=ABS(100*([.F16]-[.G16])/[.F16])" office:value-type="float" office:value="0.0605381414699574" calcext:value-type="float">
            <text:p>6.05381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2]" office:value-type="float" office:value="0.0425" calcext:value-type="float">
            <text:p>4.250000E-02</text:p>
          </table:table-cell>
          <table:table-cell table:style-name="ce15" table:formula="of:=[.$B$8]+([.$B$10]/(6*[.$B$9]))*([.$B$11]^2-[.$E17]^2)" office:value-type="float" office:value="144.147727272727" calcext:value-type="float">
            <text:p>1.441477E+02</text:p>
          </table:table-cell>
          <table:table-cell table:style-name="ce15" office:value-type="float" office:value="144.0805" calcext:value-type="float">
            <text:p>1.440805E+02</text:p>
          </table:table-cell>
          <table:table-cell table:style-name="ce15" table:formula="of:=ABS(100*([.F17]-[.G17])/[.F17])" office:value-type="float" office:value="0.0466377611350069" calcext:value-type="float">
            <text:p>4.663776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2]" office:value-type="float" office:value="0.0475" calcext:value-type="float">
            <text:p>4.750000E-02</text:p>
          </table:table-cell>
          <table:table-cell table:style-name="ce15" table:formula="of:=[.$B$8]+([.$B$10]/(6*[.$B$9]))*([.$B$11]^2-[.$E18]^2)" office:value-type="float" office:value="137.329545454546" calcext:value-type="float">
            <text:p>1.373295E+02</text:p>
          </table:table-cell>
          <table:table-cell table:style-name="ce15" office:value-type="float" office:value="137.2834" calcext:value-type="float">
            <text:p>1.372834E+02</text:p>
          </table:table-cell>
          <table:table-cell table:style-name="ce15" table:formula="of:=ABS(100*([.F18]-[.G18])/[.F18])" office:value-type="float" office:value="0.033601985933377" calcext:value-type="float">
            <text:p>3.36019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2]" office:value-type="float" office:value="0.0525" calcext:value-type="float">
            <text:p>5.250000E-02</text:p>
          </table:table-cell>
          <table:table-cell table:style-name="ce15" table:formula="of:=[.$B$8]+([.$B$10]/(6*[.$B$9]))*([.$B$11]^2-[.$E19]^2)" office:value-type="float" office:value="129.753787878788" calcext:value-type="float">
            <text:p>1.297538E+02</text:p>
          </table:table-cell>
          <table:table-cell table:style-name="ce15" office:value-type="float" office:value="129.7266" calcext:value-type="float">
            <text:p>1.297266E+02</text:p>
          </table:table-cell>
          <table:table-cell table:style-name="ce15" table:formula="of:=ABS(100*([.F19]-[.G19])/[.F19])" office:value-type="float" office:value="0.0209534374544784" calcext:value-type="float">
            <text:p>2.09534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2]" office:value-type="float" office:value="0.0575" calcext:value-type="float">
            <text:p>5.750000E-02</text:p>
          </table:table-cell>
          <table:table-cell table:style-name="ce15" table:formula="of:=[.$B$8]+([.$B$10]/(6*[.$B$9]))*([.$B$11]^2-[.$E20]^2)" office:value-type="float" office:value="121.420454545455" calcext:value-type="float">
            <text:p>1.214205E+02</text:p>
          </table:table-cell>
          <table:table-cell table:style-name="ce15" office:value-type="float" office:value="121.4104" calcext:value-type="float">
            <text:p>1.214104E+02</text:p>
          </table:table-cell>
          <table:table-cell table:style-name="ce15" table:formula="of:=ABS(100*([.F20]-[.G20])/[.F20])" office:value-type="float" office:value="0.00828076743135714" calcext:value-type="float">
            <text:p>8.280767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2]" office:value-type="float" office:value="0.0625" calcext:value-type="float">
            <text:p>6.250000E-02</text:p>
          </table:table-cell>
          <table:table-cell table:style-name="ce15" table:formula="of:=[.$B$8]+([.$B$10]/(6*[.$B$9]))*([.$B$11]^2-[.$E21]^2)" office:value-type="float" office:value="112.329545454546" calcext:value-type="float">
            <text:p>1.123295E+02</text:p>
          </table:table-cell>
          <table:table-cell table:style-name="ce15" office:value-type="float" office:value="112.3353" calcext:value-type="float">
            <text:p>1.123353E+02</text:p>
          </table:table-cell>
          <table:table-cell table:style-name="ce15" table:formula="of:=ABS(100*([.F21]-[.G21])/[.F21])" office:value-type="float" office:value="0.00512291350483476" calcext:value-type="float">
            <text:p>5.122914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2]" office:value-type="float" office:value="0.0675" calcext:value-type="float">
            <text:p>6.750000E-02</text:p>
          </table:table-cell>
          <table:table-cell table:style-name="ce15" table:formula="of:=[.$B$8]+([.$B$10]/(6*[.$B$9]))*([.$B$11]^2-[.$E22]^2)" office:value-type="float" office:value="102.481060606061" calcext:value-type="float">
            <text:p>1.024811E+02</text:p>
          </table:table-cell>
          <table:table-cell table:style-name="ce15" office:value-type="float" office:value="102.5014" calcext:value-type="float">
            <text:p>1.025014E+02</text:p>
          </table:table-cell>
          <table:table-cell table:style-name="ce15" table:formula="of:=ABS(100*([.F22]-[.G22])/[.F22])" office:value-type="float" office:value="0.0198469783769919" calcext:value-type="float">
            <text:p>1.984698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2]" office:value-type="float" office:value="0.0725" calcext:value-type="float">
            <text:p>7.250000E-02</text:p>
          </table:table-cell>
          <table:table-cell table:style-name="ce15" table:formula="of:=[.$B$8]+([.$B$10]/(6*[.$B$9]))*([.$B$11]^2-[.$E23]^2)" office:value-type="float" office:value="91.875" calcext:value-type="float">
            <text:p>9.187500E+01</text:p>
          </table:table-cell>
          <table:table-cell table:style-name="ce15" office:value-type="float" office:value="91.90887" calcext:value-type="float">
            <text:p>9.190887E+01</text:p>
          </table:table-cell>
          <table:table-cell table:style-name="ce15" table:formula="of:=ABS(100*([.F23]-[.G23])/[.F23])" office:value-type="float" office:value="0.0368653061224416" calcext:value-type="float">
            <text:p>3.6865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2]" office:value-type="float" office:value="0.0775" calcext:value-type="float">
            <text:p>7.750000E-02</text:p>
          </table:table-cell>
          <table:table-cell table:style-name="ce15" table:formula="of:=[.$B$8]+([.$B$10]/(6*[.$B$9]))*([.$B$11]^2-[.$E24]^2)" office:value-type="float" office:value="80.5113636363637" calcext:value-type="float">
            <text:p>8.051136E+01</text:p>
          </table:table-cell>
          <table:table-cell table:style-name="ce15" office:value-type="float" office:value="80.55786" calcext:value-type="float">
            <text:p>8.055786E+01</text:p>
          </table:table-cell>
          <table:table-cell table:style-name="ce15" table:formula="of:=ABS(100*([.F24]-[.G24])/[.F24])" office:value-type="float" office:value="0.0577513055750897" calcext:value-type="float">
            <text:p>5.7751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2]" office:value-type="float" office:value="0.0825" calcext:value-type="float">
            <text:p>8.250000E-02</text:p>
          </table:table-cell>
          <table:table-cell table:style-name="ce15" table:formula="of:=[.$B$8]+([.$B$10]/(6*[.$B$9]))*([.$B$11]^2-[.$E25]^2)" office:value-type="float" office:value="68.3901515151515" calcext:value-type="float">
            <text:p>6.839015E+01</text:p>
          </table:table-cell>
          <table:table-cell table:style-name="ce15" office:value-type="float" office:value="68.44848" calcext:value-type="float">
            <text:p>6.844848E+01</text:p>
          </table:table-cell>
          <table:table-cell table:style-name="ce15" table:formula="of:=ABS(100*([.F25]-[.G25])/[.F25])" office:value-type="float" office:value="0.0852878427028777" calcext:value-type="float">
            <text:p>8.52878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2]" office:value-type="float" office:value="0.0875" calcext:value-type="float">
            <text:p>8.750000E-02</text:p>
          </table:table-cell>
          <table:table-cell table:style-name="ce15" table:formula="of:=[.$B$8]+([.$B$10]/(6*[.$B$9]))*([.$B$11]^2-[.$E26]^2)" office:value-type="float" office:value="55.5113636363636" calcext:value-type="float">
            <text:p>5.551136E+01</text:p>
          </table:table-cell>
          <table:table-cell table:style-name="ce15" office:value-type="float" office:value="55.58084" calcext:value-type="float">
            <text:p>5.558084E+01</text:p>
          </table:table-cell>
          <table:table-cell table:style-name="ce15" table:formula="of:=ABS(100*([.F26]-[.G26])/[.F26])" office:value-type="float" office:value="0.12515701125903" calcext:value-type="float">
            <text:p>1.25157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2]" office:value-type="float" office:value="0.0925" calcext:value-type="float">
            <text:p>9.250000E-02</text:p>
          </table:table-cell>
          <table:table-cell table:style-name="ce15" table:formula="of:=[.$B$8]+([.$B$10]/(6*[.$B$9]))*([.$B$11]^2-[.$E27]^2)" office:value-type="float" office:value="41.875" calcext:value-type="float">
            <text:p>4.187500E+01</text:p>
          </table:table-cell>
          <table:table-cell table:style-name="ce15" office:value-type="float" office:value="41.95499" calcext:value-type="float">
            <text:p>4.195499E+01</text:p>
          </table:table-cell>
          <table:table-cell table:style-name="ce15" table:formula="of:=ABS(100*([.F27]-[.G27])/[.F27])" office:value-type="float" office:value="0.191020895522393" calcext:value-type="float">
            <text:p>1.910209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2]" office:value-type="float" office:value="0.0975" calcext:value-type="float">
            <text:p>9.750000E-02</text:p>
          </table:table-cell>
          <table:table-cell table:style-name="ce15" table:formula="of:=[.$B$8]+([.$B$10]/(6*[.$B$9]))*([.$B$11]^2-[.$E28]^2)" office:value-type="float" office:value="27.4810606060606" calcext:value-type="float">
            <text:p>2.748106E+01</text:p>
          </table:table-cell>
          <table:table-cell table:style-name="ce15" office:value-type="float" office:value="27.57102" calcext:value-type="float">
            <text:p>2.757102E+01</text:p>
          </table:table-cell>
          <table:table-cell table:style-name="ce15" table:formula="of:=ABS(100*([.F28]-[.G28])/[.F28])" office:value-type="float" office:value="0.327350516884938" calcext:value-type="float">
            <text:p>3.27350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4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5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17" table:style-name="ta17">
        <office:forms form:automatic-focus="false" form:apply-design-mode="false"/>
        <table:shapes>
          <draw:frame draw:z-index="0" draw:style-name="gr1" draw:text-style-name="P1" svg:width="18.45cm" svg:height="10.357cm" svg:x="26.604cm" svg:y="1.597cm">
            <draw:object draw:notify-on-update-of-ranges="heat17.E8:heat17.E27 heat17.G7:heat17.G7 heat17.G8:heat17.G27 heat17.E8:heat17.E27 heat17.F7:heat17.F7 heat17.F8:heat17.F2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with internal generation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4"/>
          <table:table-cell table:number-columns-repeated="57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office:value-type="string" calcext:value-type="string">
            <text:p>Tf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2]/2" office:value-type="float" office:value="0.0025" calcext:value-type="float">
            <text:p>2.500000E-03</text:p>
          </table:table-cell>
          <table:table-cell table:style-name="ce15" table:formula="of:=[.$B$7]+([.$B$9]/(3*[.$B$8]))*[.$B$11]+([.$B$10]/(6*[.$B$9]))*([.$B$11]^2-[.$E8]^2)" office:value-type="float" office:value="171.420491212121" calcext:value-type="float">
            <text:p>1.714205E+02</text:p>
          </table:table-cell>
          <table:table-cell table:style-name="ce15" office:value-type="float" office:value="171.1716" calcext:value-type="float">
            <text:p>1.711716E+02</text:p>
          </table:table-cell>
          <table:table-cell table:style-name="ce15" table:formula="of:=ABS(100*([.F8]-[.G8])/[.F8])" office:value-type="float" office:value="0.145193384035398" calcext:value-type="float">
            <text:p>1.45193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8]+[.$B$12]" office:value-type="float" office:value="0.0075" calcext:value-type="float">
            <text:p>7.500000E-03</text:p>
          </table:table-cell>
          <table:table-cell table:style-name="ce15" table:formula="of:=[.$B$7]+([.$B$9]/(3*[.$B$8]))*[.$B$11]+([.$B$10]/(6*[.$B$9]))*([.$B$11]^2-[.$E9]^2)" office:value-type="float" office:value="170.662915454545" calcext:value-type="float">
            <text:p>1.706629E+02</text:p>
          </table:table-cell>
          <table:table-cell table:style-name="ce15" office:value-type="float" office:value="170.6034" calcext:value-type="float">
            <text:p>1.706034E+02</text:p>
          </table:table-cell>
          <table:table-cell table:style-name="ce15" table:formula="of:=ABS(100*([.F9]-[.G9])/[.F9])" office:value-type="float" office:value="0.0348731031498431" calcext:value-type="float">
            <text:p>3.487310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9]+[.$B$12]" office:value-type="float" office:value="0.0125" calcext:value-type="float">
            <text:p>1.250000E-02</text:p>
          </table:table-cell>
          <table:table-cell table:style-name="ce15" table:formula="of:=[.$B$7]+([.$B$9]/(3*[.$B$8]))*[.$B$11]+([.$B$10]/(6*[.$B$9]))*([.$B$11]^2-[.$E10]^2)" office:value-type="float" office:value="169.147763939394" calcext:value-type="float">
            <text:p>1.691478E+02</text:p>
          </table:table-cell>
          <table:table-cell table:style-name="ce15" office:value-type="float" office:value="169.183" calcext:value-type="float">
            <text:p>1.691830E+02</text:p>
          </table:table-cell>
          <table:table-cell table:style-name="ce15" table:formula="of:=ABS(100*([.F10]-[.G10])/[.F10])" office:value-type="float" office:value="0.020831526107919" calcext:value-type="float">
            <text:p>2.083153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0]+[.$B$12]" office:value-type="float" office:value="0.0175" calcext:value-type="float">
            <text:p>1.750000E-02</text:p>
          </table:table-cell>
          <table:table-cell table:style-name="ce15" table:formula="of:=[.$B$7]+([.$B$9]/(3*[.$B$8]))*[.$B$11]+([.$B$10]/(6*[.$B$9]))*([.$B$11]^2-[.$E11]^2)" office:value-type="float" office:value="166.875036666667" calcext:value-type="float">
            <text:p>1.668750E+02</text:p>
          </table:table-cell>
          <table:table-cell table:style-name="ce15" office:value-type="float" office:value="166.9734" calcext:value-type="float">
            <text:p>1.669734E+02</text:p>
          </table:table-cell>
          <table:table-cell table:style-name="ce15" table:formula="of:=ABS(100*([.F11]-[.G11])/[.F11])" office:value-type="float" office:value="0.0589443066487401" calcext:value-type="float">
            <text:p>5.8944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1]/[.B13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1]+[.$B$12]" office:value-type="float" office:value="0.0225" calcext:value-type="float">
            <text:p>2.250000E-02</text:p>
          </table:table-cell>
          <table:table-cell table:style-name="ce15" table:formula="of:=[.$B$7]+([.$B$9]/(3*[.$B$8]))*[.$B$11]+([.$B$10]/(6*[.$B$9]))*([.$B$11]^2-[.$E12]^2)" office:value-type="float" office:value="163.844733636364" calcext:value-type="float">
            <text:p>1.638447E+02</text:p>
          </table:table-cell>
          <table:table-cell table:style-name="ce15" office:value-type="float" office:value="163.9904" calcext:value-type="float">
            <text:p>1.639904E+02</text:p>
          </table:table-cell>
          <table:table-cell table:style-name="ce15" table:formula="of:=ABS(100*([.F12]-[.G12])/[.F12])" office:value-type="float" office:value="0.0889051240177712" calcext:value-type="float">
            <text:p>8.89051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2]+[.$B$12]" office:value-type="float" office:value="0.0275" calcext:value-type="float">
            <text:p>2.750000E-02</text:p>
          </table:table-cell>
          <table:table-cell table:style-name="ce15" table:formula="of:=[.$B$7]+([.$B$9]/(3*[.$B$8]))*[.$B$11]+([.$B$10]/(6*[.$B$9]))*([.$B$11]^2-[.$E13]^2)" office:value-type="float" office:value="160.056854848485" calcext:value-type="float">
            <text:p>1.600569E+02</text:p>
          </table:table-cell>
          <table:table-cell table:style-name="ce15" office:value-type="float" office:value="160.2404" calcext:value-type="float">
            <text:p>1.602404E+02</text:p>
          </table:table-cell>
          <table:table-cell table:style-name="ce15" table:formula="of:=ABS(100*([.F13]-[.G13])/[.F13])" office:value-type="float" office:value="0.114674970771327" calcext:value-type="float">
            <text:p>1.14675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3]+[.$B$12]" office:value-type="float" office:value="0.0325" calcext:value-type="float">
            <text:p>3.250000E-02</text:p>
          </table:table-cell>
          <table:table-cell table:style-name="ce15" table:formula="of:=[.$B$7]+([.$B$9]/(3*[.$B$8]))*[.$B$11]+([.$B$10]/(6*[.$B$9]))*([.$B$11]^2-[.$E14]^2)" office:value-type="float" office:value="155.51140030303" calcext:value-type="float">
            <text:p>1.555114E+02</text:p>
          </table:table-cell>
          <table:table-cell table:style-name="ce15" office:value-type="float" office:value="155.7265" calcext:value-type="float">
            <text:p>1.557265E+02</text:p>
          </table:table-cell>
          <table:table-cell table:style-name="ce15" table:formula="of:=ABS(100*([.F14]-[.G14])/[.F14])" office:value-type="float" office:value="0.13831763880387" calcext:value-type="float">
            <text:p>1.38317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formula="of:=MAX([.H8:.H27])" office:value-type="float" office:value="1.53943171582361" calcext:value-type="float">
            <text:p>1.539432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4]+[.$B$12]" office:value-type="float" office:value="0.0375" calcext:value-type="float">
            <text:p>3.750000E-02</text:p>
          </table:table-cell>
          <table:table-cell table:style-name="ce15" table:formula="of:=[.$B$7]+([.$B$9]/(3*[.$B$8]))*[.$B$11]+([.$B$10]/(6*[.$B$9]))*([.$B$11]^2-[.$E15]^2)" office:value-type="float" office:value="150.20837" calcext:value-type="float">
            <text:p>1.502084E+02</text:p>
          </table:table-cell>
          <table:table-cell table:style-name="ce15" office:value-type="float" office:value="150.4506" calcext:value-type="float">
            <text:p>1.504506E+02</text:p>
          </table:table-cell>
          <table:table-cell table:style-name="ce15" table:formula="of:=ABS(100*([.F15]-[.G15])/[.F15])" office:value-type="float" office:value="0.16126265134227" calcext:value-type="float">
            <text:p>1.61262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5]+[.$B$12]" office:value-type="float" office:value="0.0425" calcext:value-type="float">
            <text:p>4.250000E-02</text:p>
          </table:table-cell>
          <table:table-cell table:style-name="ce15" table:formula="of:=[.$B$7]+([.$B$9]/(3*[.$B$8]))*[.$B$11]+([.$B$10]/(6*[.$B$9]))*([.$B$11]^2-[.$E16]^2)" office:value-type="float" office:value="144.147763939394" calcext:value-type="float">
            <text:p>1.441478E+02</text:p>
          </table:table-cell>
          <table:table-cell table:style-name="ce15" office:value-type="float" office:value="144.4136" calcext:value-type="float">
            <text:p>1.444136E+02</text:p>
          </table:table-cell>
          <table:table-cell table:style-name="ce15" table:formula="of:=ABS(100*([.F16]-[.G16])/[.F16])" office:value-type="float" office:value="0.184419135851302" calcext:value-type="float">
            <text:p>1.844191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6]+[.$B$12]" office:value-type="float" office:value="0.0475" calcext:value-type="float">
            <text:p>4.750000E-02</text:p>
          </table:table-cell>
          <table:table-cell table:style-name="ce15" table:formula="of:=[.$B$7]+([.$B$9]/(3*[.$B$8]))*[.$B$11]+([.$B$10]/(6*[.$B$9]))*([.$B$11]^2-[.$E17]^2)" office:value-type="float" office:value="137.329582121212" calcext:value-type="float">
            <text:p>1.373296E+02</text:p>
          </table:table-cell>
          <table:table-cell table:style-name="ce15" office:value-type="float" office:value="137.6165" calcext:value-type="float">
            <text:p>1.376165E+02</text:p>
          </table:table-cell>
          <table:table-cell table:style-name="ce15" table:formula="of:=ABS(100*([.F17]-[.G17])/[.F17])" office:value-type="float" office:value="0.208926492279533" calcext:value-type="float">
            <text:p>2.08926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7]+[.$B$12]" office:value-type="float" office:value="0.0525" calcext:value-type="float">
            <text:p>5.250000E-02</text:p>
          </table:table-cell>
          <table:table-cell table:style-name="ce15" table:formula="of:=[.$B$7]+([.$B$9]/(3*[.$B$8]))*[.$B$11]+([.$B$10]/(6*[.$B$9]))*([.$B$11]^2-[.$E18]^2)" office:value-type="float" office:value="129.753824545455" calcext:value-type="float">
            <text:p>1.297538E+02</text:p>
          </table:table-cell>
          <table:table-cell table:style-name="ce15" office:value-type="float" office:value="130.0597" calcext:value-type="float">
            <text:p>1.300597E+02</text:p>
          </table:table-cell>
          <table:table-cell table:style-name="ce15" table:formula="of:=ABS(100*([.F18]-[.G18])/[.F18])" office:value-type="float" office:value="0.235735212905304" calcext:value-type="float">
            <text:p>2.3573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8]+[.$B$12]" office:value-type="float" office:value="0.0575" calcext:value-type="float">
            <text:p>5.750000E-02</text:p>
          </table:table-cell>
          <table:table-cell table:style-name="ce15" table:formula="of:=[.$B$7]+([.$B$9]/(3*[.$B$8]))*[.$B$11]+([.$B$10]/(6*[.$B$9]))*([.$B$11]^2-[.$E19]^2)" office:value-type="float" office:value="121.420491212121" calcext:value-type="float">
            <text:p>1.214205E+02</text:p>
          </table:table-cell>
          <table:table-cell table:style-name="ce15" office:value-type="float" office:value="121.7436" calcext:value-type="float">
            <text:p>1.217436E+02</text:p>
          </table:table-cell>
          <table:table-cell table:style-name="ce15" table:formula="of:=ABS(100*([.F19]-[.G19])/[.F19])" office:value-type="float" office:value="0.266107297585" calcext:value-type="float">
            <text:p>2.661073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19]+[.$B$12]" office:value-type="float" office:value="0.0625" calcext:value-type="float">
            <text:p>6.250000E-02</text:p>
          </table:table-cell>
          <table:table-cell table:style-name="ce15" table:formula="of:=[.$B$7]+([.$B$9]/(3*[.$B$8]))*[.$B$11]+([.$B$10]/(6*[.$B$9]))*([.$B$11]^2-[.$E20]^2)" office:value-type="float" office:value="112.329582121212" calcext:value-type="float">
            <text:p>1.123296E+02</text:p>
          </table:table-cell>
          <table:table-cell table:style-name="ce15" office:value-type="float" office:value="112.6684" calcext:value-type="float">
            <text:p>1.126684E+02</text:p>
          </table:table-cell>
          <table:table-cell table:style-name="ce15" table:formula="of:=ABS(100*([.F20]-[.G20])/[.F20])" office:value-type="float" office:value="0.301628362173018" calcext:value-type="float">
            <text:p>3.01628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0]+[.$B$12]" office:value-type="float" office:value="0.0675" calcext:value-type="float">
            <text:p>6.750000E-02</text:p>
          </table:table-cell>
          <table:table-cell table:style-name="ce15" table:formula="of:=[.$B$7]+([.$B$9]/(3*[.$B$8]))*[.$B$11]+([.$B$10]/(6*[.$B$9]))*([.$B$11]^2-[.$E21]^2)" office:value-type="float" office:value="102.481097272727" calcext:value-type="float">
            <text:p>1.024811E+02</text:p>
          </table:table-cell>
          <table:table-cell table:style-name="ce15" office:value-type="float" office:value="102.8345" calcext:value-type="float">
            <text:p>1.028345E+02</text:p>
          </table:table-cell>
          <table:table-cell table:style-name="ce15" table:formula="of:=ABS(100*([.F21]-[.G21])/[.F21])" office:value-type="float" office:value="0.344846744109811" calcext:value-type="float">
            <text:p>3.44846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1]+[.$B$12]" office:value-type="float" office:value="0.0725" calcext:value-type="float">
            <text:p>7.250000E-02</text:p>
          </table:table-cell>
          <table:table-cell table:style-name="ce15" table:formula="of:=[.$B$7]+([.$B$9]/(3*[.$B$8]))*[.$B$11]+([.$B$10]/(6*[.$B$9]))*([.$B$11]^2-[.$E22]^2)" office:value-type="float" office:value="91.8750366666667" calcext:value-type="float">
            <text:p>9.187504E+01</text:p>
          </table:table-cell>
          <table:table-cell table:style-name="ce15" office:value-type="float" office:value="92.24199" calcext:value-type="float">
            <text:p>9.224199E+01</text:p>
          </table:table-cell>
          <table:table-cell table:style-name="ce15" table:formula="of:=ABS(100*([.F22]-[.G22])/[.F22])" office:value-type="float" office:value="0.399404829262434" calcext:value-type="float">
            <text:p>3.9940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2]+[.$B$12]" office:value-type="float" office:value="0.0775" calcext:value-type="float">
            <text:p>7.750000E-02</text:p>
          </table:table-cell>
          <table:table-cell table:style-name="ce15" table:formula="of:=[.$B$7]+([.$B$9]/(3*[.$B$8]))*[.$B$11]+([.$B$10]/(6*[.$B$9]))*([.$B$11]^2-[.$E23]^2)" office:value-type="float" office:value="80.5114003030303" calcext:value-type="float">
            <text:p>8.051140E+01</text:p>
          </table:table-cell>
          <table:table-cell table:style-name="ce15" office:value-type="float" office:value="80.89098" calcext:value-type="float">
            <text:p>8.089098E+01</text:p>
          </table:table-cell>
          <table:table-cell table:style-name="ce15" table:formula="of:=ABS(100*([.F23]-[.G23])/[.F23])" office:value-type="float" office:value="0.47146080622251" calcext:value-type="float">
            <text:p>4.71460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3]+[.$B$12]" office:value-type="float" office:value="0.0825" calcext:value-type="float">
            <text:p>8.250000E-02</text:p>
          </table:table-cell>
          <table:table-cell table:style-name="ce15" table:formula="of:=[.$B$7]+([.$B$9]/(3*[.$B$8]))*[.$B$11]+([.$B$10]/(6*[.$B$9]))*([.$B$11]^2-[.$E24]^2)" office:value-type="float" office:value="68.3901881818182" calcext:value-type="float">
            <text:p>6.839019E+01</text:p>
          </table:table-cell>
          <table:table-cell table:style-name="ce15" office:value-type="float" office:value="68.78161" calcext:value-type="float">
            <text:p>6.878161E+01</text:p>
          </table:table-cell>
          <table:table-cell table:style-name="ce15" table:formula="of:=ABS(100*([.F24]-[.G24])/[.F24])" office:value-type="float" office:value="0.572336220425634" calcext:value-type="float">
            <text:p>5.72336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4]+[.$B$12]" office:value-type="float" office:value="0.0875" calcext:value-type="float">
            <text:p>8.750000E-02</text:p>
          </table:table-cell>
          <table:table-cell table:style-name="ce15" table:formula="of:=[.$B$7]+([.$B$9]/(3*[.$B$8]))*[.$B$11]+([.$B$10]/(6*[.$B$9]))*([.$B$11]^2-[.$E25]^2)" office:value-type="float" office:value="55.5114003030303" calcext:value-type="float">
            <text:p>5.551140E+01</text:p>
          </table:table-cell>
          <table:table-cell table:style-name="ce15" office:value-type="float" office:value="55.91396" calcext:value-type="float">
            <text:p>5.591396E+01</text:p>
          </table:table-cell>
          <table:table-cell table:style-name="ce15" table:formula="of:=ABS(100*([.F25]-[.G25])/[.F25])" office:value-type="float" office:value="0.725183826695375" calcext:value-type="float">
            <text:p>7.25183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5]+[.$B$12]" office:value-type="float" office:value="0.0925" calcext:value-type="float">
            <text:p>9.250000E-02</text:p>
          </table:table-cell>
          <table:table-cell table:style-name="ce15" table:formula="of:=[.$B$7]+([.$B$9]/(3*[.$B$8]))*[.$B$11]+([.$B$10]/(6*[.$B$9]))*([.$B$11]^2-[.$E26]^2)" office:value-type="float" office:value="41.8750366666666" calcext:value-type="float">
            <text:p>4.187504E+01</text:p>
          </table:table-cell>
          <table:table-cell table:style-name="ce15" office:value-type="float" office:value="42.28812" calcext:value-type="float">
            <text:p>4.228812E+01</text:p>
          </table:table-cell>
          <table:table-cell table:style-name="ce15" table:formula="of:=ABS(100*([.F26]-[.G26])/[.F26])" office:value-type="float" office:value="0.986466797919773" calcext:value-type="float">
            <text:p>9.86466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6]+[.$B$12]" office:value-type="float" office:value="0.0975" calcext:value-type="float">
            <text:p>9.750000E-02</text:p>
          </table:table-cell>
          <table:table-cell table:style-name="ce15" table:formula="of:=[.$B$7]+([.$B$9]/(3*[.$B$8]))*[.$B$11]+([.$B$10]/(6*[.$B$9]))*([.$B$11]^2-[.$E27]^2)" office:value-type="float" office:value="27.4810972727273" calcext:value-type="float">
            <text:p>2.748110E+01</text:p>
          </table:table-cell>
          <table:table-cell table:style-name="ce15" office:value-type="float" office:value="27.90415" calcext:value-type="float">
            <text:p>2.790415E+01</text:p>
          </table:table-cell>
          <table:table-cell table:style-name="ce15" table:formula="of:=ABS(100*([.F27]-[.G27])/[.F27])" office:value-type="float" office:value="1.53943171582361" calcext:value-type="float">
            <text:p>1.53943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4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5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4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heat18" table:style-name="ta18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non-uniform cell sizes with internal generation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18.P33" table:end-x="0.005cm" table:end-y="0.351cm" draw:z-index="0" draw:name="Chart 1" draw:style-name="gr2" draw:text-style-name="P2" svg:width="28.963cm" svg:height="12.557cm" svg:x="1.906cm" svg:y="0.452cm">
              <draw:object draw:notify-on-update-of-ranges="heat18.B8:heat18.B27 heat18.C7:heat18.C7 heat18.C8:heat18.C2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565.4545" calcext:value-type="float">
            <text:p>5.65454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565.1515" calcext:value-type="float">
            <text:p>5.65151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564.5455" calcext:value-type="float">
            <text:p>5.6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563.6364" calcext:value-type="float">
            <text:p>5.636364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562.4242" calcext:value-type="float">
            <text:p>5.62424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560.9091" calcext:value-type="float">
            <text:p>5.60909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559.0909" calcext:value-type="float">
            <text:p>5.590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556.9697" calcext:value-type="float">
            <text:p>5.569697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554.5455" calcext:value-type="float">
            <text:p>5.5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551.8182" calcext:value-type="float">
            <text:p>5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42.7273" calcext:value-type="float">
            <text:p>5.4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20" calcext:value-type="float">
            <text:p>5.20000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489.697" calcext:value-type="float">
            <text:p>4.89697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51.8182" calcext:value-type="float">
            <text:p>4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06.3636" calcext:value-type="float">
            <text:p>4.063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53.3333" calcext:value-type="float">
            <text:p>3.53333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292.7273" calcext:value-type="float">
            <text:p>2.9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24.5455" calcext:value-type="float">
            <text:p>2.2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48.7879" calcext:value-type="float">
            <text:p>1.48787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65.45455" calcext:value-type="float">
            <text:p>6.545455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3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4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9" table:style-name="ta19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uniform cell sizes, 2 materials, with internal generation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% T(L) = T2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830" calcext:value-type="float">
            <text:p>8.300000E+02</text:p>
          </table:table-cell>
          <table:table-cell/>
          <table:table-cell table:style-name="ce15">
            <draw:frame table:end-cell-address="heat19.O32" table:end-x="2.033cm" table:end-y="0.135cm" draw:z-index="0" draw:name="Chart 1" draw:style-name="gr2" draw:text-style-name="P2" svg:width="26.05cm" svg:height="11.275cm" svg:x="0.125cm" svg:y="0.059cm">
              <draw:object draw:notify-on-update-of-ranges="heat19.B9:heat19.B28 heat19.C8:heat19.C8 heat19.C9:heat19.C2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5" table:number-columns-repeated="2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826.6667" calcext:value-type="float">
            <text:p>8.2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820" calcext:value-type="float">
            <text:p>8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810" calcext:value-type="float">
            <text:p>8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796.6667" calcext:value-type="float">
            <text:p>7.9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780" calcext:value-type="float">
            <text:p>7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760" calcext:value-type="float">
            <text:p>7.6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736.6667" calcext:value-type="float">
            <text:p>7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710" calcext:value-type="float">
            <text:p>7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680" calcext:value-type="float">
            <text:p>6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95" calcext:value-type="float">
            <text:p>5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70" calcext:value-type="float">
            <text:p>5.7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536.6667" calcext:value-type="float">
            <text:p>5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95" calcext:value-type="float">
            <text:p>4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45" calcext:value-type="float">
            <text:p>4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86.6667" calcext:value-type="float">
            <text:p>3.8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320" calcext:value-type="float">
            <text:p>3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45" calcext:value-type="float">
            <text:p>2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61.6667" calcext:value-type="float">
            <text:p>1.61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70" calcext:value-type="float">
            <text:p>7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3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20" table:style-name="ta20">
        <office:forms form:automatic-focus="false" form:apply-design-mode="false"/>
        <table:shapes>
          <draw:frame draw:z-index="0" draw:style-name="gr1" draw:text-style-name="P1" svg:width="16.608cm" svg:height="9.323cm" svg:x="12.1cm" svg:y="13.964cm">
            <draw:object draw:notify-on-update-of-ranges="heat20.E9:heat20.E28 heat20.K8:heat20.K8 heat20.K9:heat20.K28 heat20.E9:heat20.E28 heat20.J8:heat20.J8 heat20.J9:heat20.J2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9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" table:number-columns-repeated="50" table:default-cell-style-name="Default"/>
        <table:table-row table:style-name="ro1">
          <table:table-cell table:style-name="ce1" office:value-type="string" calcext:value-type="string">
            <text:p>% Steady-state, constant conductivity, spherical geometry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uniform cell sizes, 2 materials, with internal generation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Boundary conditions: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% q0) <text:s/>= 0.0</text:p>
          </table:table-cell>
          <table:table-cell table:style-name="ce1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% T(L) = T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B13]/2" office:value-type="float" office:value="0.0025" calcext:value-type="float">
            <text:p>2.500000E-03</text:p>
          </table:table-cell>
          <table:table-cell table:style-name="ce15" table:formula="of:=[.$B$8]+([.$B$11]/(6*[.$B$9]))*([.$B$12]^2-[.$E9]^2)" office:value-type="float" office:value="57.8491781970555" calcext:value-type="float">
            <text:p>5.784918E+01</text:p>
          </table:table-cell>
          <table:table-cell table:style-name="ce15" office:value-type="float" office:value="57.70371" calcext:value-type="float">
            <text:p>5.770371E+01</text:p>
          </table:table-cell>
          <table:table-cell table:style-name="ce15" table:formula="of:=ABS(100*([.F9]-[.G9])/[.F9])" office:value-type="float" office:value="0.251461129767399" calcext:value-type="float">
            <text:p>2.514611E-01</text:p>
          </table:table-cell>
          <table:table-cell/>
          <table:table-cell table:style-name="ce15" table:formula="of:=SQRT(1/([.$B$10]^2)+2*[.$F9]/[.$B$10])-1/[.$B$10]" office:value-type="float" office:value="56.1985212074517" calcext:value-type="float">
            <text:p>5.619852E+01</text:p>
          </table:table-cell>
          <table:table-cell table:style-name="ce15" office:value-type="float" office:value="56.26304" calcext:value-type="float">
            <text:p>5.626304E+01</text:p>
          </table:table-cell>
          <table:table-cell table:style-name="ce15" table:formula="of:=ABS(100*([.J9]-[.K9])/[.J9])" office:value-type="float" office:value="0.114805142843803" calcext:value-type="float">
            <text:p>1.14805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E9]+[.$B$13]" office:value-type="float" office:value="0.0075" calcext:value-type="float">
            <text:p>7.500000E-03</text:p>
          </table:table-cell>
          <table:table-cell table:style-name="ce15" table:formula="of:=[.$B$8]+([.$B$11]/(6*[.$B$9]))*([.$B$12]^2-[.$E10]^2)" office:value-type="float" office:value="57.6598139534179" calcext:value-type="float">
            <text:p>5.765981E+01</text:p>
          </table:table-cell>
          <table:table-cell table:style-name="ce15" office:value-type="float" office:value="57.56169" calcext:value-type="float">
            <text:p>5.756169E+01</text:p>
          </table:table-cell>
          <table:table-cell table:style-name="ce15" table:formula="of:=ABS(100*([.F10]-[.G10])/[.F10])" office:value-type="float" office:value="0.170177367372691" calcext:value-type="float">
            <text:p>1.701774E-01</text:p>
          </table:table-cell>
          <table:table-cell/>
          <table:table-cell table:style-name="ce15" table:formula="of:=SQRT(1/([.$B$10]^2)+2*[.$F10]/[.$B$10])-1/[.$B$10]" office:value-type="float" office:value="56.0196479349229" calcext:value-type="float">
            <text:p>5.601965E+01</text:p>
          </table:table-cell>
          <table:table-cell table:style-name="ce15" office:value-type="float" office:value="56.12889" calcext:value-type="float">
            <text:p>5.612889E+01</text:p>
          </table:table-cell>
          <table:table-cell table:style-name="ce15" table:formula="of:=ABS(100*([.J10]-[.K10])/[.J10])" office:value-type="float" office:value="0.195006696943216" calcext:value-type="float">
            <text:p>1.950067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E10]+[.$B$13]" office:value-type="float" office:value="0.0125" calcext:value-type="float">
            <text:p>1.250000E-02</text:p>
          </table:table-cell>
          <table:table-cell table:style-name="ce15" table:formula="of:=[.$B$8]+([.$B$11]/(6*[.$B$9]))*([.$B$12]^2-[.$E11]^2)" office:value-type="float" office:value="57.2810854661428" calcext:value-type="float">
            <text:p>5.728109E+01</text:p>
          </table:table-cell>
          <table:table-cell table:style-name="ce15" office:value-type="float" office:value="57.20663" calcext:value-type="float">
            <text:p>5.720663E+01</text:p>
          </table:table-cell>
          <table:table-cell table:style-name="ce15" table:formula="of:=ABS(100*([.F11]-[.G11])/[.F11])" office:value-type="float" office:value="0.129982638312299" calcext:value-type="float">
            <text:p>1.299826E-01</text:p>
          </table:table-cell>
          <table:table-cell/>
          <table:table-cell table:style-name="ce15" table:formula="of:=SQRT(1/([.$B$10]^2)+2*[.$F11]/[.$B$10])-1/[.$B$10]" office:value-type="float" office:value="55.661806572363" calcext:value-type="float">
            <text:p>5.566181E+01</text:p>
          </table:table-cell>
          <table:table-cell table:style-name="ce15" office:value-type="float" office:value="55.79346" calcext:value-type="float">
            <text:p>5.579346E+01</text:p>
          </table:table-cell>
          <table:table-cell table:style-name="ce15" table:formula="of:=ABS(100*([.J11]-[.K11])/[.J11])" office:value-type="float" office:value="0.236523813623978" calcext:value-type="float">
            <text:p>2.365238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E11]+[.$B$13]" office:value-type="float" office:value="0.0175" calcext:value-type="float">
            <text:p>1.750000E-02</text:p>
          </table:table-cell>
          <table:table-cell table:style-name="ce15" table:formula="of:=[.$B$8]+([.$B$11]/(6*[.$B$9]))*([.$B$12]^2-[.$E12]^2)" office:value-type="float" office:value="56.7129927352302" calcext:value-type="float">
            <text:p>5.671299E+01</text:p>
          </table:table-cell>
          <table:table-cell table:style-name="ce15" office:value-type="float" office:value="56.65432" calcext:value-type="float">
            <text:p>5.665432E+01</text:p>
          </table:table-cell>
          <table:table-cell table:style-name="ce15" table:formula="of:=ABS(100*([.F12]-[.G12])/[.F12])" office:value-type="float" office:value="0.103455544136221" calcext:value-type="float">
            <text:p>1.034555E-01</text:p>
          </table:table-cell>
          <table:table-cell/>
          <table:table-cell table:style-name="ce15" table:formula="of:=SQRT(1/([.$B$10]^2)+2*[.$F12]/[.$B$10])-1/[.$B$10]" office:value-type="float" office:value="55.1248072332398" calcext:value-type="float">
            <text:p>5.512481E+01</text:p>
          </table:table-cell>
          <table:table-cell table:style-name="ce15" office:value-type="float" office:value="55.27145" calcext:value-type="float">
            <text:p>5.527145E+01</text:p>
          </table:table-cell>
          <table:table-cell table:style-name="ce15" table:formula="of:=ABS(100*([.J12]-[.K12])/[.J12])" office:value-type="float" office:value="0.266019554752732" calcext:value-type="float">
            <text:p>2.660196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ltaX [m]</text:p>
          </table:table-cell>
          <table:table-cell table:formula="of:=[.B12]/[.B14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E12]+[.$B$13]" office:value-type="float" office:value="0.0225" calcext:value-type="float">
            <text:p>2.250000E-02</text:p>
          </table:table-cell>
          <table:table-cell table:style-name="ce15" table:formula="of:=[.$B$8]+([.$B$11]/(6*[.$B$9]))*([.$B$12]^2-[.$E13]^2)" office:value-type="float" office:value="55.95553576068" calcext:value-type="float">
            <text:p>5.595554E+01</text:p>
          </table:table-cell>
          <table:table-cell table:style-name="ce15" office:value-type="float" office:value="55.9087" calcext:value-type="float">
            <text:p>5.590870E+01</text:p>
          </table:table-cell>
          <table:table-cell table:style-name="ce15" table:formula="of:=ABS(100*([.F13]-[.G13])/[.F13])" office:value-type="float" office:value="0.0837017464728948" calcext:value-type="float">
            <text:p>8.370175E-02</text:p>
          </table:table-cell>
          <table:table-cell/>
          <table:table-cell table:style-name="ce15" table:formula="of:=SQRT(1/([.$B$10]^2)+2*[.$F13]/[.$B$10])-1/[.$B$10]" office:value-type="float" office:value="54.4083644573772" calcext:value-type="float">
            <text:p>5.440836E+01</text:p>
          </table:table-cell>
          <table:table-cell table:style-name="ce15" office:value-type="float" office:value="54.5663" calcext:value-type="float">
            <text:p>5.456630E+01</text:p>
          </table:table-cell>
          <table:table-cell table:style-name="ce15" table:formula="of:=ABS(100*([.J13]-[.K13])/[.J13])" office:value-type="float" office:value="0.290278055953257" calcext:value-type="float">
            <text:p>2.902781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E13]+[.$B$13]" office:value-type="float" office:value="0.0275" calcext:value-type="float">
            <text:p>2.750000E-02</text:p>
          </table:table-cell>
          <table:table-cell table:style-name="ce15" table:formula="of:=[.$B$8]+([.$B$11]/(6*[.$B$9]))*([.$B$12]^2-[.$E14]^2)" office:value-type="float" office:value="55.0087145424922" calcext:value-type="float">
            <text:p>5.500871E+01</text:p>
          </table:table-cell>
          <table:table-cell table:style-name="ce15" office:value-type="float" office:value="54.97134" calcext:value-type="float">
            <text:p>5.497134E+01</text:p>
          </table:table-cell>
          <table:table-cell table:style-name="ce15" table:formula="of:=ABS(100*([.F14]-[.G14])/[.F14])" office:value-type="float" office:value="0.0679429483183773" calcext:value-type="float">
            <text:p>6.794295E-02</text:p>
          </table:table-cell>
          <table:table-cell/>
          <table:table-cell table:style-name="ce15" table:formula="of:=SQRT(1/([.$B$10]^2)+2*[.$F14]/[.$B$10])-1/[.$B$10]" office:value-type="float" office:value="53.5120964501203" calcext:value-type="float">
            <text:p>5.351210E+01</text:p>
          </table:table-cell>
          <table:table-cell table:style-name="ce15" office:value-type="float" office:value="53.67914" calcext:value-type="float">
            <text:p>5.367914E+01</text:p>
          </table:table-cell>
          <table:table-cell table:style-name="ce15" table:formula="of:=ABS(100*([.J14]-[.K14])/[.J14])" office:value-type="float" office:value="0.312160354314211" calcext:value-type="float">
            <text:p>3.12160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5" table:formula="of:=[.$E14]+[.$B$13]" office:value-type="float" office:value="0.0325" calcext:value-type="float">
            <text:p>3.250000E-02</text:p>
          </table:table-cell>
          <table:table-cell table:style-name="ce15" table:formula="of:=[.$B$8]+([.$B$11]/(6*[.$B$9]))*([.$B$12]^2-[.$E15]^2)" office:value-type="float" office:value="53.8725290806669" calcext:value-type="float">
            <text:p>5.387253E+01</text:p>
          </table:table-cell>
          <table:table-cell table:style-name="ce15" office:value-type="float" office:value="53.84305" calcext:value-type="float">
            <text:p>5.384305E+01</text:p>
          </table:table-cell>
          <table:table-cell table:style-name="ce15" table:formula="of:=ABS(100*([.F15]-[.G15])/[.F15])" office:value-type="float" office:value="0.0547200607990053" calcext:value-type="float">
            <text:p>5.472006E-02</text:p>
          </table:table-cell>
          <table:table-cell/>
          <table:table-cell table:style-name="ce15" table:formula="of:=SQRT(1/([.$B$10]^2)+2*[.$F15]/[.$B$10])-1/[.$B$10]" office:value-type="float" office:value="52.4355240605323" calcext:value-type="float">
            <text:p>5.243552E+01</text:p>
          </table:table-cell>
          <table:table-cell table:style-name="ce15" office:value-type="float" office:value="52.61022" calcext:value-type="float">
            <text:p>5.261022E+01</text:p>
          </table:table-cell>
          <table:table-cell table:style-name="ce15" table:formula="of:=ABS(100*([.J15]-[.K15])/[.J15])" office:value-type="float" office:value="0.333163332678835" calcext:value-type="float">
            <text:p>3.331633E-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L9:.L28]))" office:value-type="float" office:value="1.03882074109621" calcext:value-type="float">
            <text:p>1.038821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E15]+[.$B$13]" office:value-type="float" office:value="0.0375" calcext:value-type="float">
            <text:p>3.750000E-02</text:p>
          </table:table-cell>
          <table:table-cell table:style-name="ce15" table:formula="of:=[.$B$8]+([.$B$11]/(6*[.$B$9]))*([.$B$12]^2-[.$E16]^2)" office:value-type="float" office:value="52.546979375204" calcext:value-type="float">
            <text:p>5.254698E+01</text:p>
          </table:table-cell>
          <table:table-cell table:style-name="ce15" office:value-type="float" office:value="52.52426" calcext:value-type="float">
            <text:p>5.252426E+01</text:p>
          </table:table-cell>
          <table:table-cell table:style-name="ce15" table:formula="of:=ABS(100*([.F16]-[.G16])/[.F16])" office:value-type="float" office:value="0.0432363105818574" calcext:value-type="float">
            <text:p>4.323631E-02</text:p>
          </table:table-cell>
          <table:table-cell/>
          <table:table-cell table:style-name="ce15" table:formula="of:=SQRT(1/([.$B$10]^2)+2*[.$F16]/[.$B$10])-1/[.$B$10]" office:value-type="float" office:value="51.1780694922121" calcext:value-type="float">
            <text:p>5.117807E+01</text:p>
          </table:table-cell>
          <table:table-cell table:style-name="ce15" office:value-type="float" office:value="51.35941" calcext:value-type="float">
            <text:p>5.135941E+01</text:p>
          </table:table-cell>
          <table:table-cell table:style-name="ce15" table:formula="of:=ABS(100*([.J16]-[.K16])/[.J16])" office:value-type="float" office:value="0.354332450573363" calcext:value-type="float">
            <text:p>3.543325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5" table:formula="of:=[.$E16]+[.$B$13]" office:value-type="float" office:value="0.0425" calcext:value-type="float">
            <text:p>4.250000E-02</text:p>
          </table:table-cell>
          <table:table-cell table:style-name="ce15" table:formula="of:=[.$B$8]+([.$B$11]/(6*[.$B$9]))*([.$B$12]^2-[.$E17]^2)" office:value-type="float" office:value="51.0320654261036" calcext:value-type="float">
            <text:p>5.103207E+01</text:p>
          </table:table-cell>
          <table:table-cell table:style-name="ce15" office:value-type="float" office:value="51.01526" calcext:value-type="float">
            <text:p>5.101526E+01</text:p>
          </table:table-cell>
          <table:table-cell table:style-name="ce15" table:formula="of:=ABS(100*([.F17]-[.G17])/[.F17])" office:value-type="float" office:value="0.0329311109854635" calcext:value-type="float">
            <text:p>3.293111E-02</text:p>
          </table:table-cell>
          <table:table-cell/>
          <table:table-cell table:style-name="ce15" table:formula="of:=SQRT(1/([.$B$10]^2)+2*[.$F17]/[.$B$10])-1/[.$B$10]" office:value-type="float" office:value="49.7390547385837" calcext:value-type="float">
            <text:p>4.973905E+01</text:p>
          </table:table-cell>
          <table:table-cell table:style-name="ce15" office:value-type="float" office:value="49.92627" calcext:value-type="float">
            <text:p>4.992627E+01</text:p>
          </table:table-cell>
          <table:table-cell table:style-name="ce15" table:formula="of:=ABS(100*([.J17]-[.K17])/[.J17])" office:value-type="float" office:value="0.376394892102879" calcext:value-type="float">
            <text:p>3.76394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5" table:formula="of:=[.$E17]+[.$B$13]" office:value-type="float" office:value="0.0475" calcext:value-type="float">
            <text:p>4.750000E-02</text:p>
          </table:table-cell>
          <table:table-cell table:style-name="ce15" table:formula="of:=[.$B$8]+([.$B$11]/(6*[.$B$9]))*([.$B$12]^2-[.$E18]^2)" office:value-type="float" office:value="49.3277872333657" calcext:value-type="float">
            <text:p>4.932779E+01</text:p>
          </table:table-cell>
          <table:table-cell table:style-name="ce15" office:value-type="float" office:value="49.31625" calcext:value-type="float">
            <text:p>4.931625E+01</text:p>
          </table:table-cell>
          <table:table-cell table:style-name="ce15" table:formula="of:=ABS(100*([.F18]-[.G18])/[.F18])" office:value-type="float" office:value="0.0233889132531017" calcext:value-type="float">
            <text:p>2.338891E-02</text:p>
          </table:table-cell>
          <table:table-cell/>
          <table:table-cell table:style-name="ce15" table:formula="of:=SQRT(1/([.$B$10]^2)+2*[.$F18]/[.$B$10])-1/[.$B$10]" office:value-type="float" office:value="48.1176997326788" calcext:value-type="float">
            <text:p>4.811770E+01</text:p>
          </table:table-cell>
          <table:table-cell table:style-name="ce15" office:value-type="float" office:value="48.31023" calcext:value-type="float">
            <text:p>4.831023E+01</text:p>
          </table:table-cell>
          <table:table-cell table:style-name="ce15" table:formula="of:=ABS(100*([.J18]-[.K18])/[.J18])" office:value-type="float" office:value="0.400123589429218" calcext:value-type="float">
            <text:p>4.001236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5" table:formula="of:=[.$E18]+[.$B$13]" office:value-type="float" office:value="0.0525" calcext:value-type="float">
            <text:p>5.250000E-02</text:p>
          </table:table-cell>
          <table:table-cell table:style-name="ce15" table:formula="of:=[.$B$8]+([.$B$11]/(6*[.$B$9]))*([.$B$12]^2-[.$E19]^2)" office:value-type="float" office:value="47.4341447969902" calcext:value-type="float">
            <text:p>4.743414E+01</text:p>
          </table:table-cell>
          <table:table-cell table:style-name="ce15" office:value-type="float" office:value="47.42734" calcext:value-type="float">
            <text:p>4.742734E+01</text:p>
          </table:table-cell>
          <table:table-cell table:style-name="ce15" table:formula="of:=ABS(100*([.F19]-[.G19])/[.F19])" office:value-type="float" office:value="0.0143457777499827" calcext:value-type="float">
            <text:p>1.434578E-02</text:p>
          </table:table-cell>
          <table:table-cell/>
          <table:table-cell table:style-name="ce15" table:formula="of:=SQRT(1/([.$B$10]^2)+2*[.$F19]/[.$B$10])-1/[.$B$10]" office:value-type="float" office:value="46.3131201994823" calcext:value-type="float">
            <text:p>4.631312E+01</text:p>
          </table:table-cell>
          <table:table-cell table:style-name="ce15" office:value-type="float" office:value="46.51051" calcext:value-type="float">
            <text:p>4.651051E+01</text:p>
          </table:table-cell>
          <table:table-cell table:style-name="ce15" table:formula="of:=ABS(100*([.J19]-[.K19])/[.J19])" office:value-type="float" office:value="0.426207087035914" calcext:value-type="float">
            <text:p>4.2620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5" table:formula="of:=[.$E19]+[.$B$13]" office:value-type="float" office:value="0.0575" calcext:value-type="float">
            <text:p>5.750000E-02</text:p>
          </table:table-cell>
          <table:table-cell table:style-name="ce15" table:formula="of:=[.$B$8]+([.$B$11]/(6*[.$B$9]))*([.$B$12]^2-[.$E20]^2)" office:value-type="float" office:value="45.3511381169771" calcext:value-type="float">
            <text:p>4.535114E+01</text:p>
          </table:table-cell>
          <table:table-cell table:style-name="ce15" office:value-type="float" office:value="45.34864" calcext:value-type="float">
            <text:p>4.534864E+01</text:p>
          </table:table-cell>
          <table:table-cell table:style-name="ce15" table:formula="of:=ABS(100*([.F20]-[.G20])/[.F20])" office:value-type="float" office:value="0.00550838872153278" calcext:value-type="float">
            <text:p>5.508389E-03</text:p>
          </table:table-cell>
          <table:table-cell/>
          <table:table-cell table:style-name="ce15" table:formula="of:=SQRT(1/([.$B$10]^2)+2*[.$F20]/[.$B$10])-1/[.$B$10]" office:value-type="float" office:value="44.3243251968316" calcext:value-type="float">
            <text:p>4.432433E+01</text:p>
          </table:table-cell>
          <table:table-cell table:style-name="ce15" office:value-type="float" office:value="44.52621" calcext:value-type="float">
            <text:p>4.452621E+01</text:p>
          </table:table-cell>
          <table:table-cell table:style-name="ce15" table:formula="of:=ABS(100*([.J20]-[.K20])/[.J20])" office:value-type="float" office:value="0.455471803060394" calcext:value-type="float">
            <text:p>4.554718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5" table:formula="of:=[.$E20]+[.$B$13]" office:value-type="float" office:value="0.0625" calcext:value-type="float">
            <text:p>6.250000E-02</text:p>
          </table:table-cell>
          <table:table-cell table:style-name="ce15" table:formula="of:=[.$B$8]+([.$B$11]/(6*[.$B$9]))*([.$B$12]^2-[.$E21]^2)" office:value-type="float" office:value="43.0787671933265" calcext:value-type="float">
            <text:p>4.307877E+01</text:p>
          </table:table-cell>
          <table:table-cell table:style-name="ce15" office:value-type="float" office:value="43.08021" calcext:value-type="float">
            <text:p>4.308021E+01</text:p>
          </table:table-cell>
          <table:table-cell table:style-name="ce15" table:formula="of:=ABS(100*([.F21]-[.G21])/[.F21])" office:value-type="float" office:value="0.0033492292548972" calcext:value-type="float">
            <text:p>3.349229E-03</text:p>
          </table:table-cell>
          <table:table-cell/>
          <table:table-cell table:style-name="ce15" table:formula="of:=SQRT(1/([.$B$10]^2)+2*[.$F21]/[.$B$10])-1/[.$B$10]" office:value-type="float" office:value="42.1502143285991" calcext:value-type="float">
            <text:p>4.215021E+01</text:p>
          </table:table-cell>
          <table:table-cell table:style-name="ce15" office:value-type="float" office:value="42.35632" calcext:value-type="float">
            <text:p>4.235632E+01</text:p>
          </table:table-cell>
          <table:table-cell table:style-name="ce15" table:formula="of:=ABS(100*([.J21]-[.K21])/[.J21])" office:value-type="float" office:value="0.48897894040144" calcext:value-type="float">
            <text:p>4.889789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5" table:formula="of:=[.$E21]+[.$B$13]" office:value-type="float" office:value="0.0675" calcext:value-type="float">
            <text:p>6.750000E-02</text:p>
          </table:table-cell>
          <table:table-cell table:style-name="ce15" table:formula="of:=[.$B$8]+([.$B$11]/(6*[.$B$9]))*([.$B$12]^2-[.$E22]^2)" office:value-type="float" office:value="40.6170320260384" calcext:value-type="float">
            <text:p>4.061703E+01</text:p>
          </table:table-cell>
          <table:table-cell table:style-name="ce15" office:value-type="float" office:value="40.62212" calcext:value-type="float">
            <text:p>4.062212E+01</text:p>
          </table:table-cell>
          <table:table-cell table:style-name="ce15" table:formula="of:=ABS(100*([.F22]-[.G22])/[.F22])" office:value-type="float" office:value="0.0125267005191043" calcext:value-type="float">
            <text:p>1.252670E-02</text:p>
          </table:table-cell>
          <table:table-cell/>
          <table:table-cell table:style-name="ce15" table:formula="of:=SQRT(1/([.$B$10]^2)+2*[.$F22]/[.$B$10])-1/[.$B$10]" office:value-type="float" office:value="39.7895746114406" calcext:value-type="float">
            <text:p>3.978957E+01</text:p>
          </table:table-cell>
          <table:table-cell table:style-name="ce15" office:value-type="float" office:value="39.99966" calcext:value-type="float">
            <text:p>3.999966E+01</text:p>
          </table:table-cell>
          <table:table-cell table:style-name="ce15" table:formula="of:=ABS(100*([.J22]-[.K22])/[.J22])" office:value-type="float" office:value="0.527991039389052" calcext:value-type="float">
            <text:p>5.279910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5" table:formula="of:=[.$E22]+[.$B$13]" office:value-type="float" office:value="0.0725" calcext:value-type="float">
            <text:p>7.250000E-02</text:p>
          </table:table-cell>
          <table:table-cell table:style-name="ce15" table:formula="of:=[.$B$8]+([.$B$11]/(6*[.$B$9]))*([.$B$12]^2-[.$E23]^2)" office:value-type="float" office:value="37.9659326151126" calcext:value-type="float">
            <text:p>3.796593E+01</text:p>
          </table:table-cell>
          <table:table-cell table:style-name="ce15" office:value-type="float" office:value="37.9744" calcext:value-type="float">
            <text:p>3.797440E+01</text:p>
          </table:table-cell>
          <table:table-cell table:style-name="ce15" table:formula="of:=ABS(100*([.F23]-[.G23])/[.F23])" office:value-type="float" office:value="0.0223025863033778" calcext:value-type="float">
            <text:p>2.230259E-02</text:p>
          </table:table-cell>
          <table:table-cell/>
          <table:table-cell table:style-name="ce15" table:formula="of:=SQRT(1/([.$B$10]^2)+2*[.$F23]/[.$B$10])-1/[.$B$10]" office:value-type="float" office:value="37.2410769737083" calcext:value-type="float">
            <text:p>3.724108E+01</text:p>
          </table:table-cell>
          <table:table-cell table:style-name="ce15" office:value-type="float" office:value="37.45495" calcext:value-type="float">
            <text:p>3.745495E+01</text:p>
          </table:table-cell>
          <table:table-cell table:style-name="ce15" table:formula="of:=ABS(100*([.J23]-[.K23])/[.J23])" office:value-type="float" office:value="0.574293343993898" calcext:value-type="float">
            <text:p>5.742933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5" table:formula="of:=[.$E23]+[.$B$13]" office:value-type="float" office:value="0.0775" calcext:value-type="float">
            <text:p>7.750000E-02</text:p>
          </table:table-cell>
          <table:table-cell table:style-name="ce15" table:formula="of:=[.$B$8]+([.$B$11]/(6*[.$B$9]))*([.$B$12]^2-[.$E24]^2)" office:value-type="float" office:value="35.1254689605494" calcext:value-type="float">
            <text:p>3.512547E+01</text:p>
          </table:table-cell>
          <table:table-cell table:style-name="ce15" office:value-type="float" office:value="35.13709" calcext:value-type="float">
            <text:p>3.513709E+01</text:p>
          </table:table-cell>
          <table:table-cell table:style-name="ce15" table:formula="of:=ABS(100*([.F24]-[.G24])/[.F24])" office:value-type="float" office:value="0.0330843681081553" calcext:value-type="float">
            <text:p>3.308437E-02</text:p>
          </table:table-cell>
          <table:table-cell/>
          <table:table-cell table:style-name="ce15" table:formula="of:=SQRT(1/([.$B$10]^2)+2*[.$F24]/[.$B$10])-1/[.$B$10]" office:value-type="float" office:value="34.5032723621737" calcext:value-type="float">
            <text:p>3.450327E+01</text:p>
          </table:table-cell>
          <table:table-cell table:style-name="ce15" office:value-type="float" office:value="34.72078" calcext:value-type="float">
            <text:p>3.472078E+01</text:p>
          </table:table-cell>
          <table:table-cell table:style-name="ce15" table:formula="of:=ABS(100*([.J24]-[.K24])/[.J24])" office:value-type="float" office:value="0.630397127388934" calcext:value-type="float">
            <text:p>6.30397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5" table:formula="of:=[.$E24]+[.$B$13]" office:value-type="float" office:value="0.0825" calcext:value-type="float">
            <text:p>8.250000E-02</text:p>
          </table:table-cell>
          <table:table-cell table:style-name="ce15" table:formula="of:=[.$B$8]+([.$B$11]/(6*[.$B$9]))*([.$B$12]^2-[.$E25]^2)" office:value-type="float" office:value="32.0956410623486" calcext:value-type="float">
            <text:p>3.209564E+01</text:p>
          </table:table-cell>
          <table:table-cell table:style-name="ce15" office:value-type="float" office:value="32.11022" calcext:value-type="float">
            <text:p>3.211022E+01</text:p>
          </table:table-cell>
          <table:table-cell table:style-name="ce15" table:formula="of:=ABS(100*([.F25]-[.G25])/[.F25])" office:value-type="float" office:value="0.0454234194079967" calcext:value-type="float">
            <text:p>4.542342E-02</text:p>
          </table:table-cell>
          <table:table-cell/>
          <table:table-cell table:style-name="ce15" table:formula="of:=SQRT(1/([.$B$10]^2)+2*[.$F25]/[.$B$10])-1/[.$B$10]" office:value-type="float" office:value="31.5745874289394" calcext:value-type="float">
            <text:p>3.157459E+01</text:p>
          </table:table-cell>
          <table:table-cell table:style-name="ce15" office:value-type="float" office:value="31.79559" calcext:value-type="float">
            <text:p>3.179559E+01</text:p>
          </table:table-cell>
          <table:table-cell table:style-name="ce15" table:formula="of:=ABS(100*([.J25]-[.K25])/[.J25])" office:value-type="float" office:value="0.69993811180594" calcext:value-type="float">
            <text:p>6.999381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5" table:formula="of:=[.$E25]+[.$B$13]" office:value-type="float" office:value="0.0875" calcext:value-type="float">
            <text:p>8.750000E-02</text:p>
          </table:table-cell>
          <table:table-cell table:style-name="ce15" table:formula="of:=[.$B$8]+([.$B$11]/(6*[.$B$9]))*([.$B$12]^2-[.$E26]^2)" office:value-type="float" office:value="28.8764489205102" calcext:value-type="float">
            <text:p>2.887645E+01</text:p>
          </table:table-cell>
          <table:table-cell table:style-name="ce15" office:value-type="float" office:value="28.89381" calcext:value-type="float">
            <text:p>2.889381E+01</text:p>
          </table:table-cell>
          <table:table-cell table:style-name="ce15" table:formula="of:=ABS(100*([.F26]-[.G26])/[.F26])" office:value-type="float" office:value="0.0601219337516079" calcext:value-type="float">
            <text:p>6.012193E-02</text:p>
          </table:table-cell>
          <table:table-cell/>
          <table:table-cell table:style-name="ce15" table:formula="of:=SQRT(1/([.$B$10]^2)+2*[.$F26]/[.$B$10])-1/[.$B$10]" office:value-type="float" office:value="28.4533197672882" calcext:value-type="float">
            <text:p>2.845332E+01</text:p>
          </table:table-cell>
          <table:table-cell table:style-name="ce15" office:value-type="float" office:value="28.67772" calcext:value-type="float">
            <text:p>2.867772E+01</text:p>
          </table:table-cell>
          <table:table-cell table:style-name="ce15" table:formula="of:=ABS(100*([.J26]-[.K26])/[.J26])" office:value-type="float" office:value="0.788660987705732" calcext:value-type="float">
            <text:p>7.886610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5" table:formula="of:=[.$E26]+[.$B$13]" office:value-type="float" office:value="0.0925" calcext:value-type="float">
            <text:p>9.250000E-02</text:p>
          </table:table-cell>
          <table:table-cell table:style-name="ce15" table:formula="of:=[.$B$8]+([.$B$11]/(6*[.$B$9]))*([.$B$12]^2-[.$E27]^2)" office:value-type="float" office:value="25.4678925350343" calcext:value-type="float">
            <text:p>2.546789E+01</text:p>
          </table:table-cell>
          <table:table-cell table:style-name="ce15" office:value-type="float" office:value="25.48789" calcext:value-type="float">
            <text:p>2.548789E+01</text:p>
          </table:table-cell>
          <table:table-cell table:style-name="ce15" table:formula="of:=ABS(100*([.F27]-[.G27])/[.F27])" office:value-type="float" office:value="0.0785202974224011" calcext:value-type="float">
            <text:p>7.852030E-02</text:p>
          </table:table-cell>
          <table:table-cell/>
          <table:table-cell table:style-name="ce15" table:formula="of:=SQRT(1/([.$B$10]^2)+2*[.$F27]/[.$B$10])-1/[.$B$10]" office:value-type="float" office:value="25.1376326611606" calcext:value-type="float">
            <text:p>2.513763E+01</text:p>
          </table:table-cell>
          <table:table-cell table:style-name="ce15" office:value-type="float" office:value="25.36534" calcext:value-type="float">
            <text:p>2.536534E+01</text:p>
          </table:table-cell>
          <table:table-cell table:style-name="ce15" table:formula="of:=ABS(100*([.J27]-[.K27])/[.J27])" office:value-type="float" office:value="0.905842415269222" calcext:value-type="float">
            <text:p>9.058424E-01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5" table:formula="of:=[.$E27]+[.$B$13]" office:value-type="float" office:value="0.0975" calcext:value-type="float">
            <text:p>9.750000E-02</text:p>
          </table:table-cell>
          <table:table-cell table:style-name="ce15" table:formula="of:=[.$B$8]+([.$B$11]/(6*[.$B$9]))*([.$B$12]^2-[.$E28]^2)" office:value-type="float" office:value="21.8699719059208" calcext:value-type="float">
            <text:p>2.186997E+01</text:p>
          </table:table-cell>
          <table:table-cell table:style-name="ce15" office:value-type="float" office:value="21.89246" calcext:value-type="float">
            <text:p>2.189246E+01</text:p>
          </table:table-cell>
          <table:table-cell table:style-name="ce15" table:formula="of:=ABS(100*([.F28]-[.G28])/[.F28])" office:value-type="float" office:value="0.10282635101649" calcext:value-type="float">
            <text:p>1.028264E-01</text:p>
          </table:table-cell>
          <table:table-cell/>
          <table:table-cell table:style-name="ce15" table:formula="of:=SQRT(1/([.$B$10]^2)+2*[.$F28]/[.$B$10])-1/[.$B$10]" office:value-type="float" office:value="21.6255493084083" calcext:value-type="float">
            <text:p>2.162555E+01</text:p>
          </table:table-cell>
          <table:table-cell table:style-name="ce15" office:value-type="float" office:value="21.8502" calcext:value-type="float">
            <text:p>2.185020E+01</text:p>
          </table:table-cell>
          <table:table-cell table:style-name="ce15" table:formula="of:=ABS(100*([.J28]-[.K28])/[.J28])" office:value-type="float" office:value="1.03882074109621" calcext:value-type="float">
            <text:p>1.038821E+00</text:p>
          </table:table-cell>
          <table:table-cell table:number-columns-repeated="52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5" loext:min-decimal-places="5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4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2:54:07.686140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t1" style:display-name="PageStyle_hea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4" style:display-name="PageStyle_hea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3" style:display-name="PageStyle_hea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5" style:display-name="PageStyle_hea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6" style:display-name="PageStyle_hea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" style:display-name="PageStyle_hea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7" style:display-name="PageStyle_hea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8" style:display-name="PageStyle_hea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0" style:display-name="PageStyle_hea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1" style:display-name="PageStyle_hea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2" style:display-name="PageStyle_hea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9" style:display-name="PageStyle_hea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3" style:display-name="PageStyle_hea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5" style:display-name="PageStyle_hea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6" style:display-name="PageStyle_hea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7" style:display-name="PageStyle_hea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8" style:display-name="PageStyle_hea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4" style:display-name="PageStyle_hea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9" style:display-name="PageStyle_hea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0" style:display-name="PageStyle_heat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tantillo</meta:initial-creator>
    <meta:creation-date>2020-05-24T17:06:53</meta:creation-date>
    <dc:date>2020-11-21T15:01:28.038907226</dc:date>
    <meta:generator>LibreOffice/6.4.6.2$Linux_X86_64 LibreOffice_project/40$Build-2</meta:generator>
    <meta:editing-duration>PT3H10M54S</meta:editing-duration>
    <meta:editing-cycles>45</meta:editing-cycles>
    <meta:document-statistic meta:table-count="20" meta:cell-count="2337" meta:object-count="2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maximum="0.15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39cm" svg:height="10.246cm" xlink:href=".." xlink:type="simple" chart:class="chart:scatter" chart:style-name="ch1">
        <chart:legend chart:legend-position="end" svg:x="2.193cm" svg:y="0.806cm" style:legend-expansion="custom" chartooo:width="3.829cm" chartooo:height="1.323cm" style:legend-expansion-aspect-ratio="2.89417989417989" chart:style-name="ch2"/>
        <chart:plot-area chart:style-name="ch3" table:cell-range-address="heat9.B10:heat9.C34 heat9.C9:heat9.C9" chart:data-source-has-labels="row" svg:x="0.46cm" svg:y="0.202cm" svg:width="21.758cm" svg:height="9.838cm">
          <chartooo:coordinate-region svg:x="1.514cm" svg:y="0.389cm" svg:width="20.704cm" svg:height="9.1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9.C10:heat9.C34" chart:label-cell-address="heat9.C9:heat9.C9" chart:class="chart:scatter">
            <chart:domain table:cell-range-address="heat9.B10:heat9.B34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9.C9:heat9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9.B10:heat9.B34</svg:desc>
                </draw:g>
              </table:table-cell>
              <table:table-cell office:value-type="float" office:value="20.66667">
                <text:p>20.66667</text:p>
                <draw:g>
                  <svg:desc>heat9.C10:heat9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23.33333">
                <text:p>2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24.66667">
                <text:p>24.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27.33333">
                <text:p>27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28.66667">
                <text:p>28.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31.33333">
                <text:p>31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36.66667">
                <text:p>3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0.66667">
                <text:p>40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43.33333">
                <text:p>43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4.66667">
                <text:p>44.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5">
                <text:p>0.115</text:p>
              </table:table-cell>
              <table:table-cell office:value-type="float" office:value="50.66667">
                <text:p>50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53.33333">
                <text:p>53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">
                <text:p>0.145</text:p>
              </table:table-cell>
              <table:table-cell office:value-type="float" office:value="58.66667">
                <text:p>58.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375cm" style:legend-expansion="custom" chartooo:width="3.084cm" chartooo:height="1.618cm" style:legend-expansion-aspect-ratio="1.90605686032138" chart:style-name="ch2"/>
        <chart:plot-area chart:style-name="ch3" table:cell-range-address="heat4.E7:heat4.F31 heat4.G6:heat4.G31 heat4.F6:heat4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4.G7:heat4.G31" chart:label-cell-address="heat4.G6:heat4.G6" chart:class="chart:scatter">
            <chart:domain table:cell-range-address="heat4.E7:heat4.E31"/>
            <chart:data-point chart:repeated="25"/>
          </chart:series>
          <chart:series chart:style-name="ch8" chart:values-cell-range-address="heat4.F7:heat4.F31" chart:label-cell-address="heat4.F6:heat4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4.G6:heat4.G6</svg:desc>
                </draw:g>
              </table:table-cell>
              <table:table-cell office:value-type="string">
                <text:p>exact [C] </text:p>
                <draw:g>
                  <svg:desc>heat4.F6:heat4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4.E7:heat4.E31</svg:desc>
                </draw:g>
              </table:table-cell>
              <table:table-cell office:value-type="float" office:value="27.99345">
                <text:p>27.99345</text:p>
                <draw:g>
                  <svg:desc>heat4.G7:heat4.G31</svg:desc>
                </draw:g>
              </table:table-cell>
              <table:table-cell office:value-type="float" office:value="27.9934468351423">
                <text:p>27.9934468351423</text:p>
                <draw:g>
                  <svg:desc>heat4.F7:heat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27.82407">
                <text:p>27.82407</text:p>
              </table:table-cell>
              <table:table-cell office:value-type="float" office:value="27.824070643422">
                <text:p>27.824070643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7.65469">
                <text:p>27.65469</text:p>
              </table:table-cell>
              <table:table-cell office:value-type="float" office:value="27.6546944517017">
                <text:p>27.654694451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27.48532">
                <text:p>27.48532</text:p>
              </table:table-cell>
              <table:table-cell office:value-type="float" office:value="27.4853182599814">
                <text:p>27.4853182599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27.31594">
                <text:p>27.31594</text:p>
              </table:table-cell>
              <table:table-cell office:value-type="float" office:value="27.3159420682611">
                <text:p>27.315942068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27.14657">
                <text:p>27.14657</text:p>
              </table:table-cell>
              <table:table-cell office:value-type="float" office:value="27.1465658765408">
                <text:p>27.1465658765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26.97719">
                <text:p>26.97719</text:p>
              </table:table-cell>
              <table:table-cell office:value-type="float" office:value="26.9771896848205">
                <text:p>26.977189684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26.80781">
                <text:p>26.80781</text:p>
              </table:table-cell>
              <table:table-cell office:value-type="float" office:value="26.8078134931002">
                <text:p>26.807813493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26.63844">
                <text:p>26.63844</text:p>
              </table:table-cell>
              <table:table-cell office:value-type="float" office:value="26.63843730138">
                <text:p>26.6384373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26.46906">
                <text:p>26.46906</text:p>
              </table:table-cell>
              <table:table-cell office:value-type="float" office:value="26.4690611096597">
                <text:p>26.4690611096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26.29968">
                <text:p>26.29968</text:p>
              </table:table-cell>
              <table:table-cell office:value-type="float" office:value="26.2996849179394">
                <text:p>26.2996849179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26.13031">
                <text:p>26.13031</text:p>
              </table:table-cell>
              <table:table-cell office:value-type="float" office:value="26.1303087262191">
                <text:p>26.1303087262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25.96093">
                <text:p>25.96093</text:p>
              </table:table-cell>
              <table:table-cell office:value-type="float" office:value="25.9609325344987">
                <text:p>25.9609325344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25.79156">
                <text:p>25.79156</text:p>
              </table:table-cell>
              <table:table-cell office:value-type="float" office:value="25.7915563427785">
                <text:p>25.7915563427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25.62218">
                <text:p>25.62218</text:p>
              </table:table-cell>
              <table:table-cell office:value-type="float" office:value="25.6221801510582">
                <text:p>25.6221801510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25.4528">
                <text:p>25.4528</text:p>
              </table:table-cell>
              <table:table-cell office:value-type="float" office:value="25.4528039593379">
                <text:p>25.4528039593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25.28343">
                <text:p>25.28343</text:p>
              </table:table-cell>
              <table:table-cell office:value-type="float" office:value="25.2834277676176">
                <text:p>25.2834277676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25.11405">
                <text:p>25.11405</text:p>
              </table:table-cell>
              <table:table-cell office:value-type="float" office:value="25.1140515758973">
                <text:p>25.1140515758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4.94468">
                <text:p>24.94468</text:p>
              </table:table-cell>
              <table:table-cell office:value-type="float" office:value="24.944675384177">
                <text:p>24.944675384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4.7753">
                <text:p>24.7753</text:p>
              </table:table-cell>
              <table:table-cell office:value-type="float" office:value="24.7752991924567">
                <text:p>24.7752991924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4.60592">
                <text:p>24.60592</text:p>
              </table:table-cell>
              <table:table-cell office:value-type="float" office:value="24.6059230007364">
                <text:p>24.6059230007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4.43655">
                <text:p>24.43655</text:p>
              </table:table-cell>
              <table:table-cell office:value-type="float" office:value="24.4365468090161">
                <text:p>24.4365468090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4.26717">
                <text:p>24.26717</text:p>
              </table:table-cell>
              <table:table-cell office:value-type="float" office:value="24.2671706172958">
                <text:p>24.2671706172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4.09779">
                <text:p>24.09779</text:p>
              </table:table-cell>
              <table:table-cell office:value-type="float" office:value="24.0977944255755">
                <text:p>24.0977944255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3.92842">
                <text:p>23.92842</text:p>
              </table:table-cell>
              <table:table-cell office:value-type="float" office:value="23.9284182338552">
                <text:p>23.9284182338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56cm" svg:height="10.305cm" xlink:href=".." xlink:type="simple" chart:class="chart:scatter" chart:column-mapping="2 1" chart:style-name="ch1">
        <chart:legend chart:legend-position="end" svg:x="13.441cm" svg:y="5.543cm" style:legend-expansion="custom" chartooo:width="3.539cm" chartooo:height="1.714cm" style:legend-expansion-aspect-ratio="2.06476079346558" chart:style-name="ch2"/>
        <chart:plot-area chart:style-name="ch3" table:cell-range-address="heat5.E9:heat5.F33 heat5.G8:heat5.G33 heat5.F8:heat5.F8" chart:data-source-has-labels="row" svg:x="2.107cm" svg:y="0.233cm" svg:width="15.785cm" svg:height="9.768cm">
          <chartooo:coordinate-region svg:x="3.205cm" svg:y="0.432cm" svg:width="14.355cm" svg:height="8.9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5.G9:heat5.G33" chart:label-cell-address="heat5.G8:heat5.G8" chart:class="chart:scatter">
            <chart:domain table:cell-range-address="heat5.E9:heat5.E33"/>
            <chart:data-point chart:repeated="25"/>
          </chart:series>
          <chart:series chart:style-name="ch8" chart:values-cell-range-address="heat5.F9:heat5.F33" chart:label-cell-address="heat5.F8:heat5.F8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5.G8:heat5.G8</svg:desc>
                </draw:g>
              </table:table-cell>
              <table:table-cell office:value-type="string">
                <text:p>exact [C] </text:p>
                <draw:g>
                  <svg:desc>heat5.F8:heat5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5.E9:heat5.E33</svg:desc>
                </draw:g>
              </table:table-cell>
              <table:table-cell office:value-type="float" office:value="30.44066">
                <text:p>30.44066</text:p>
                <draw:g>
                  <svg:desc>heat5.G9:heat5.G33</svg:desc>
                </draw:g>
              </table:table-cell>
              <table:table-cell office:value-type="float" office:value="30.4406557839377">
                <text:p>30.4406557839377</text:p>
                <draw:g>
                  <svg:desc>heat5.F9:hea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31.32197">
                <text:p>31.32197</text:p>
              </table:table-cell>
              <table:table-cell office:value-type="float" office:value="31.321967351813">
                <text:p>31.32196735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32.20328">
                <text:p>32.20328</text:p>
              </table:table-cell>
              <table:table-cell office:value-type="float" office:value="32.2032789196883">
                <text:p>32.203278919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33.08459">
                <text:p>33.08459</text:p>
              </table:table-cell>
              <table:table-cell office:value-type="float" office:value="33.0845904875636">
                <text:p>33.0845904875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33.9659">
                <text:p>33.9659</text:p>
              </table:table-cell>
              <table:table-cell office:value-type="float" office:value="33.9659020554389">
                <text:p>33.9659020554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34.84721">
                <text:p>34.84721</text:p>
              </table:table-cell>
              <table:table-cell office:value-type="float" office:value="34.8472136233142">
                <text:p>34.847213623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35.72853">
                <text:p>35.72853</text:p>
              </table:table-cell>
              <table:table-cell office:value-type="float" office:value="35.7285251911895">
                <text:p>35.7285251911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36.60984">
                <text:p>36.60984</text:p>
              </table:table-cell>
              <table:table-cell office:value-type="float" office:value="36.6098367590648">
                <text:p>36.6098367590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37.49115">
                <text:p>37.49115</text:p>
              </table:table-cell>
              <table:table-cell office:value-type="float" office:value="37.4911483269402">
                <text:p>37.491148326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38.37246">
                <text:p>38.37246</text:p>
              </table:table-cell>
              <table:table-cell office:value-type="float" office:value="38.3724598948155">
                <text:p>38.3724598948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39.25377">
                <text:p>39.25377</text:p>
              </table:table-cell>
              <table:table-cell office:value-type="float" office:value="39.2537714626908">
                <text:p>39.2537714626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40.13508">
                <text:p>40.13508</text:p>
              </table:table-cell>
              <table:table-cell office:value-type="float" office:value="40.1350830305661">
                <text:p>40.1350830305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41.01639">
                <text:p>41.01639</text:p>
              </table:table-cell>
              <table:table-cell office:value-type="float" office:value="41.0163945984414">
                <text:p>41.0163945984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41.89771">
                <text:p>41.89771</text:p>
              </table:table-cell>
              <table:table-cell office:value-type="float" office:value="41.8977061663167">
                <text:p>41.8977061663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42.77902">
                <text:p>42.77902</text:p>
              </table:table-cell>
              <table:table-cell office:value-type="float" office:value="42.779017734192">
                <text:p>42.779017734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43.66033">
                <text:p>43.66033</text:p>
              </table:table-cell>
              <table:table-cell office:value-type="float" office:value="43.6603293020673">
                <text:p>43.6603293020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44.54164">
                <text:p>44.54164</text:p>
              </table:table-cell>
              <table:table-cell office:value-type="float" office:value="44.5416408699427">
                <text:p>44.5416408699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45.42295">
                <text:p>45.42295</text:p>
              </table:table-cell>
              <table:table-cell office:value-type="float" office:value="45.422952437818">
                <text:p>45.422952437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46.30426">
                <text:p>46.30426</text:p>
              </table:table-cell>
              <table:table-cell office:value-type="float" office:value="46.3042640056933">
                <text:p>46.3042640056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47.18558">
                <text:p>47.18558</text:p>
              </table:table-cell>
              <table:table-cell office:value-type="float" office:value="47.1855755735686">
                <text:p>47.1855755735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48.06689">
                <text:p>48.06689</text:p>
              </table:table-cell>
              <table:table-cell office:value-type="float" office:value="48.0668871414439">
                <text:p>48.0668871414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48.9482">
                <text:p>48.9482</text:p>
              </table:table-cell>
              <table:table-cell office:value-type="float" office:value="48.9481987093192">
                <text:p>48.9481987093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49.82951">
                <text:p>49.82951</text:p>
              </table:table-cell>
              <table:table-cell office:value-type="float" office:value="49.8295102771945">
                <text:p>49.8295102771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50.71082">
                <text:p>50.71082</text:p>
              </table:table-cell>
              <table:table-cell office:value-type="float" office:value="50.7108218450698">
                <text:p>50.7108218450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51.59213">
                <text:p>51.59213</text:p>
              </table:table-cell>
              <table:table-cell office:value-type="float" office:value="51.5921334129452">
                <text:p>51.59213341294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48cm" svg:height="10.469cm" xlink:href=".." xlink:type="simple" chart:class="chart:scatter" chart:column-mapping="2 1" chart:style-name="ch1">
        <chart:legend chart:legend-position="end" svg:x="13.447cm" svg:y="1.602cm" style:legend-expansion="custom" chartooo:width="3.595cm" chartooo:height="1.401cm" style:legend-expansion-aspect-ratio="2.56602426837973" chart:style-name="ch2"/>
        <chart:plot-area chart:style-name="ch3" table:cell-range-address="heat6.E7:heat6.F31 heat6.G6:heat6.G31 heat6.F6:heat6.F6" chart:data-source-has-labels="row" svg:x="2.158cm" svg:y="0.24cm" svg:width="16.014cm" svg:height="9.91cm">
          <chartooo:coordinate-region svg:x="3.256cm" svg:y="0.439cm" svg:width="14.584cm" svg:height="9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6.G7:heat6.G31" chart:label-cell-address="heat6.G6:heat6.G6" chart:class="chart:scatter">
            <chart:domain table:cell-range-address="heat6.E7:heat6.E31"/>
            <chart:data-point chart:repeated="25"/>
          </chart:series>
          <chart:series chart:style-name="ch8" chart:values-cell-range-address="heat6.F7:heat6.F31" chart:label-cell-address="heat6.F6:heat6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6.G6:heat6.G6</svg:desc>
                </draw:g>
              </table:table-cell>
              <table:table-cell office:value-type="string">
                <text:p>exact [C] </text:p>
                <draw:g>
                  <svg:desc>heat6.F6:heat6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6.E7:heat6.E31</svg:desc>
                </draw:g>
              </table:table-cell>
              <table:table-cell office:value-type="float" office:value="41.59213">
                <text:p>41.59213</text:p>
                <draw:g>
                  <svg:desc>heat6.G7:heat6.G31</svg:desc>
                </draw:g>
              </table:table-cell>
              <table:table-cell office:value-type="float" office:value="41.5921334129452">
                <text:p>41.5921334129452</text:p>
                <draw:g>
                  <svg:desc>heat6.F7:heat6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40.71082">
                <text:p>40.71082</text:p>
              </table:table-cell>
              <table:table-cell office:value-type="float" office:value="40.7108218450698">
                <text:p>40.7108218450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39.82951">
                <text:p>39.82951</text:p>
              </table:table-cell>
              <table:table-cell office:value-type="float" office:value="39.8295102771945">
                <text:p>39.829510277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38.9482">
                <text:p>38.9482</text:p>
              </table:table-cell>
              <table:table-cell office:value-type="float" office:value="38.9481987093192">
                <text:p>38.948198709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38.06689">
                <text:p>38.06689</text:p>
              </table:table-cell>
              <table:table-cell office:value-type="float" office:value="38.0668871414439">
                <text:p>38.066887141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37.18558">
                <text:p>37.18558</text:p>
              </table:table-cell>
              <table:table-cell office:value-type="float" office:value="37.1855755735686">
                <text:p>37.185575573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36.30426">
                <text:p>36.30426</text:p>
              </table:table-cell>
              <table:table-cell office:value-type="float" office:value="36.3042640056933">
                <text:p>36.3042640056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35.42295">
                <text:p>35.42295</text:p>
              </table:table-cell>
              <table:table-cell office:value-type="float" office:value="35.422952437818">
                <text:p>35.422952437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34.54164">
                <text:p>34.54164</text:p>
              </table:table-cell>
              <table:table-cell office:value-type="float" office:value="34.5416408699427">
                <text:p>34.5416408699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33.66033">
                <text:p>33.66033</text:p>
              </table:table-cell>
              <table:table-cell office:value-type="float" office:value="33.6603293020673">
                <text:p>33.6603293020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32.77902">
                <text:p>32.77902</text:p>
              </table:table-cell>
              <table:table-cell office:value-type="float" office:value="32.779017734192">
                <text:p>32.779017734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31.89771">
                <text:p>31.89771</text:p>
              </table:table-cell>
              <table:table-cell office:value-type="float" office:value="31.8977061663167">
                <text:p>31.8977061663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31.01639">
                <text:p>31.01639</text:p>
              </table:table-cell>
              <table:table-cell office:value-type="float" office:value="31.0163945984414">
                <text:p>31.0163945984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30.13508">
                <text:p>30.13508</text:p>
              </table:table-cell>
              <table:table-cell office:value-type="float" office:value="30.1350830305661">
                <text:p>30.1350830305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29.25377">
                <text:p>29.25377</text:p>
              </table:table-cell>
              <table:table-cell office:value-type="float" office:value="29.2537714626908">
                <text:p>29.2537714626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28.37246">
                <text:p>28.37246</text:p>
              </table:table-cell>
              <table:table-cell office:value-type="float" office:value="28.3724598948155">
                <text:p>28.3724598948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27.49115">
                <text:p>27.49115</text:p>
              </table:table-cell>
              <table:table-cell office:value-type="float" office:value="27.4911483269401">
                <text:p>27.4911483269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26.60984">
                <text:p>26.60984</text:p>
              </table:table-cell>
              <table:table-cell office:value-type="float" office:value="26.6098367590648">
                <text:p>26.6098367590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5.72853">
                <text:p>25.72853</text:p>
              </table:table-cell>
              <table:table-cell office:value-type="float" office:value="25.7285251911895">
                <text:p>25.7285251911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4.84721">
                <text:p>24.84721</text:p>
              </table:table-cell>
              <table:table-cell office:value-type="float" office:value="24.8472136233142">
                <text:p>24.8472136233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3.9659">
                <text:p>23.9659</text:p>
              </table:table-cell>
              <table:table-cell office:value-type="float" office:value="23.9659020554389">
                <text:p>23.9659020554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3.08459">
                <text:p>23.08459</text:p>
              </table:table-cell>
              <table:table-cell office:value-type="float" office:value="23.0845904875636">
                <text:p>23.0845904875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2.20328">
                <text:p>22.20328</text:p>
              </table:table-cell>
              <table:table-cell office:value-type="float" office:value="22.2032789196883">
                <text:p>22.2032789196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1.32197">
                <text:p>21.32197</text:p>
              </table:table-cell>
              <table:table-cell office:value-type="float" office:value="21.321967351813">
                <text:p>21.321967351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0.44066">
                <text:p>20.44066</text:p>
              </table:table-cell>
              <table:table-cell office:value-type="float" office:value="20.4406557839376">
                <text:p>20.44065578393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58cm" svg:height="9.52cm" xlink:href=".." xlink:type="simple" chart:class="chart:scatter" chart:column-mapping="2 1" chart:style-name="ch1">
        <chart:legend chart:legend-position="end" svg:x="12.534cm" svg:y="0.676cm" style:legend-expansion="custom" chartooo:width="3.269cm" chartooo:height="1.914cm" style:legend-expansion-aspect-ratio="1.70794148380355" chart:style-name="ch2"/>
        <chart:plot-area chart:style-name="ch3" table:cell-range-address="heat7.E7:heat7.F26 heat7.G6:heat7.G26 heat7.F6:heat7.F6" chart:data-source-has-labels="row" svg:x="1.677cm" svg:y="0.2cm" svg:width="14.877cm" svg:height="9.088cm">
          <chartooo:coordinate-region svg:x="2.96cm" svg:y="0.399cm" svg:width="13.26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7.G7:heat7.G26" chart:label-cell-address="heat7.G6:heat7.G6" chart:class="chart:scatter">
            <chart:domain table:cell-range-address="heat7.E7:heat7.E26"/>
            <chart:data-point chart:repeated="20"/>
          </chart:series>
          <chart:series chart:style-name="ch8" chart:values-cell-range-address="heat7.F7:heat7.F26" chart:label-cell-address="heat7.F6:heat7.F6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7.G6:heat7.G6</svg:desc>
                </draw:g>
              </table:table-cell>
              <table:table-cell office:value-type="string">
                <text:p>exact [C] </text:p>
                <draw:g>
                  <svg:desc>heat7.F6:heat7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7.E7:heat7.E26</svg:desc>
                </draw:g>
              </table:table-cell>
              <table:table-cell office:value-type="float" office:value="31.12919">
                <text:p>31.12919</text:p>
                <draw:g>
                  <svg:desc>heat7.G7:heat7.G26</svg:desc>
                </draw:g>
              </table:table-cell>
              <table:table-cell office:value-type="float" office:value="30.8509601152094">
                <text:p>30.8509601152094</text:p>
                <draw:g>
                  <svg:desc>heat7.F7:heat7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1.16173">
                <text:p>51.16173</text:p>
              </table:table-cell>
              <table:table-cell office:value-type="float" office:value="50.8835018663651">
                <text:p>50.8835018663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68.96844">
                <text:p>68.96844</text:p>
              </table:table-cell>
              <table:table-cell office:value-type="float" office:value="68.6902056451703">
                <text:p>68.6902056451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84.5493">
                <text:p>84.5493</text:p>
              </table:table-cell>
              <table:table-cell office:value-type="float" office:value="84.2710714516248">
                <text:p>84.2710714516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97.90433">
                <text:p>97.90433</text:p>
              </table:table-cell>
              <table:table-cell office:value-type="float" office:value="97.6260992857286">
                <text:p>97.6260992857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09.0335">
                <text:p>109.0335</text:p>
              </table:table-cell>
              <table:table-cell office:value-type="float" office:value="108.755289147482">
                <text:p>108.755289147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17.9369">
                <text:p>117.9369</text:p>
              </table:table-cell>
              <table:table-cell office:value-type="float" office:value="117.658641036884">
                <text:p>117.65864103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24.6144">
                <text:p>124.6144</text:p>
              </table:table-cell>
              <table:table-cell office:value-type="float" office:value="124.336154953936">
                <text:p>124.336154953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29.0661">
                <text:p>129.0661</text:p>
              </table:table-cell>
              <table:table-cell office:value-type="float" office:value="128.787830898638">
                <text:p>128.787830898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1.2919">
                <text:p>131.2919</text:p>
              </table:table-cell>
              <table:table-cell office:value-type="float" office:value="131.013668870988">
                <text:p>131.013668870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31.2919">
                <text:p>131.2919</text:p>
              </table:table-cell>
              <table:table-cell office:value-type="float" office:value="131.013668870988">
                <text:p>131.01366887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9.0661">
                <text:p>129.0661</text:p>
              </table:table-cell>
              <table:table-cell office:value-type="float" office:value="128.787830898638">
                <text:p>128.787830898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24.6144">
                <text:p>124.6144</text:p>
              </table:table-cell>
              <table:table-cell office:value-type="float" office:value="124.336154953936">
                <text:p>124.336154953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17.9369">
                <text:p>117.9369</text:p>
              </table:table-cell>
              <table:table-cell office:value-type="float" office:value="117.658641036884">
                <text:p>117.658641036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109.0335">
                <text:p>109.0335</text:p>
              </table:table-cell>
              <table:table-cell office:value-type="float" office:value="108.755289147482">
                <text:p>108.755289147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97.90433">
                <text:p>97.90433</text:p>
              </table:table-cell>
              <table:table-cell office:value-type="float" office:value="97.6260992857286">
                <text:p>97.6260992857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84.5493">
                <text:p>84.5493</text:p>
              </table:table-cell>
              <table:table-cell office:value-type="float" office:value="84.2710714516247">
                <text:p>84.2710714516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8.96844">
                <text:p>68.96844</text:p>
              </table:table-cell>
              <table:table-cell office:value-type="float" office:value="68.6902056451702">
                <text:p>68.6902056451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51.16173">
                <text:p>51.16173</text:p>
              </table:table-cell>
              <table:table-cell office:value-type="float" office:value="50.8835018663651">
                <text:p>50.8835018663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31.12919">
                <text:p>31.12919</text:p>
              </table:table-cell>
              <table:table-cell office:value-type="float" office:value="30.8509601152094">
                <text:p>30.85096011520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0 2 1" chart:style-name="ch1">
        <chart:legend chart:legend-position="end" svg:x="11.689cm" svg:y="0.824cm" style:legend-expansion="custom" chartooo:width="3.084cm" chartooo:height="1.349cm" style:legend-expansion-aspect-ratio="2.28613787991104" chart:style-name="ch2"/>
        <chart:plot-area chart:style-name="ch3" table:cell-range-address="heat8.E8:heat8.E27 heat8.J7:heat8.K27" chart:data-source-has-labels="row" svg:x="1.51cm" svg:y="0.178cm" svg:width="14.125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8.K8:heat8.K27" chart:label-cell-address="heat8.K7:heat8.K7" chart:class="chart:scatter">
            <chart:domain table:cell-range-address="heat8.E8:heat8.E27"/>
            <chart:data-point chart:repeated="20"/>
          </chart:series>
          <chart:series chart:style-name="ch8" chart:values-cell-range-address="heat8.J8:heat8.J27" chart:label-cell-address="heat8.J7:heat8.J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8.K7:heat8.K7</svg:desc>
                </draw:g>
              </table:table-cell>
              <table:table-cell office:value-type="string">
                <text:p>exact [C] </text:p>
                <draw:g>
                  <svg:desc>heat8.J7:heat8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8.E8:heat8.E27</svg:desc>
                </draw:g>
              </table:table-cell>
              <table:table-cell office:value-type="float" office:value="31.01004">
                <text:p>31.01004</text:p>
                <draw:g>
                  <svg:desc>heat8.K8:heat8.K27</svg:desc>
                </draw:g>
              </table:table-cell>
              <table:table-cell office:value-type="float" office:value="30.5887828139917">
                <text:p>30.5887828139917</text:p>
                <draw:g>
                  <svg:desc>heat8.J8:heat8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0.63603">
                <text:p>50.63603</text:p>
              </table:table-cell>
              <table:table-cell office:value-type="float" office:value="50.2114581534358">
                <text:p>50.2114581534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67.76638">
                <text:p>67.76638</text:p>
              </table:table-cell>
              <table:table-cell office:value-type="float" office:value="67.3382128076515">
                <text:p>67.3382128076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82.52469">
                <text:p>82.52469</text:p>
              </table:table-cell>
              <table:table-cell office:value-type="float" office:value="82.0925095212684">
                <text:p>82.0925095212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95.01097">
                <text:p>95.01097</text:p>
              </table:table-cell>
              <table:table-cell office:value-type="float" office:value="94.5742457839796">
                <text:p>94.5742457839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05.3055">
                <text:p>105.3055</text:p>
              </table:table-cell>
              <table:table-cell office:value-type="float" office:value="104.863588229639">
                <text:p>104.863588229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13.4715">
                <text:p>113.4715</text:p>
              </table:table-cell>
              <table:table-cell office:value-type="float" office:value="113.023804274924">
                <text:p>113.023804274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19.5576">
                <text:p>119.5576</text:p>
              </table:table-cell>
              <table:table-cell office:value-type="float" office:value="119.103346025452">
                <text:p>119.103346025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23.5989">
                <text:p>123.5989</text:p>
              </table:table-cell>
              <table:table-cell office:value-type="float" office:value="123.137357893696">
                <text:p>123.137357893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25.6184">
                <text:p>125.6184</text:p>
              </table:table-cell>
              <table:table-cell office:value-type="float" office:value="125.148722916306">
                <text:p>125.148722916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25.6274">
                <text:p>125.6274</text:p>
              </table:table-cell>
              <table:table-cell office:value-type="float" office:value="125.148722916306">
                <text:p>125.148722916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3.6259">
                <text:p>123.6259</text:p>
              </table:table-cell>
              <table:table-cell office:value-type="float" office:value="123.137357893696">
                <text:p>123.137357893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9.6027">
                <text:p>119.6027</text:p>
              </table:table-cell>
              <table:table-cell office:value-type="float" office:value="119.103346025452">
                <text:p>119.103346025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13.535">
                <text:p>113.535</text:p>
              </table:table-cell>
              <table:table-cell office:value-type="float" office:value="113.023804274924">
                <text:p>113.023804274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105.3878">
                <text:p>105.3878</text:p>
              </table:table-cell>
              <table:table-cell office:value-type="float" office:value="104.863588229639">
                <text:p>104.86358822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95.11254">
                <text:p>95.11254</text:p>
              </table:table-cell>
              <table:table-cell office:value-type="float" office:value="94.5742457839793">
                <text:p>94.5742457839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82.64616">
                <text:p>82.64616</text:p>
              </table:table-cell>
              <table:table-cell office:value-type="float" office:value="82.0925095212684">
                <text:p>82.092509521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7.90856">
                <text:p>67.90856</text:p>
              </table:table-cell>
              <table:table-cell office:value-type="float" office:value="67.3382128076515">
                <text:p>67.3382128076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50.79992">
                <text:p>50.79992</text:p>
              </table:table-cell>
              <table:table-cell office:value-type="float" office:value="50.2114581534357">
                <text:p>50.2114581534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31.00032">
                <text:p>31.00032</text:p>
              </table:table-cell>
              <table:table-cell office:value-type="float" office:value="30.5887828139917">
                <text:p>30.588782813991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052cm" style:legend-expansion="custom" chartooo:width="3.084cm" chartooo:height="1.525cm" style:legend-expansion-aspect-ratio="2.02229508196721" chart:style-name="ch2"/>
        <chart:plot-area chart:style-name="ch3" table:cell-range-address="heat11.E8:heat11.F27 heat11.G7:heat11.G27 heat11.F7:heat11.F7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1.G8:heat11.G27" chart:label-cell-address="heat11.G7:heat11.G7" chart:class="chart:scatter">
            <chart:domain table:cell-range-address="heat11.E8:heat11.E27"/>
            <chart:data-point chart:repeated="20"/>
          </chart:series>
          <chart:series chart:style-name="ch8" chart:values-cell-range-address="heat11.F8:heat11.F27" chart:label-cell-address="heat11.F7:heat11.F7" chart:class="chart:scatter">
            <chart:domain table:cell-range-address="heat11.E8:heat11.E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1.G7:heat11.G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exact [C]</text:p>
                <draw:g>
                  <svg:desc>heat11.F7:heat1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1.E8:heat11.E27</svg:desc>
                </draw:g>
              </table:table-cell>
              <table:table-cell office:value-type="float" office:value="86.81818">
                <text:p>86.81818</text:p>
                <draw:g>
                  <svg:desc>heat11.G8:heat11.G27</svg:desc>
                </draw:g>
              </table:table-cell>
              <table:table-cell office:value-type="float" office:value="0.0125">
                <text:p>0.0125</text:p>
                <draw:g>
                  <svg:desc>heat11.E8:heat11.E28</svg:desc>
                </draw:g>
              </table:table-cell>
              <table:table-cell office:value-type="float" office:value="86.7826704545455">
                <text:p>86.7826704545455</text:p>
                <draw:g>
                  <svg:desc>heat11.F8:heat1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86.53409">
                <text:p>86.53409</text:p>
              </table:table-cell>
              <table:table-cell office:value-type="float" office:value="0.0375">
                <text:p>0.0375</text:p>
              </table:table-cell>
              <table:table-cell office:value-type="float" office:value="86.4985795454546">
                <text:p>86.4985795454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85.96591">
                <text:p>85.96591</text:p>
              </table:table-cell>
              <table:table-cell office:value-type="float" office:value="0.0625">
                <text:p>0.0625</text:p>
              </table:table-cell>
              <table:table-cell office:value-type="float" office:value="85.9303977272727">
                <text:p>85.930397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85.11364">
                <text:p>85.11364</text:p>
              </table:table-cell>
              <table:table-cell office:value-type="float" office:value="0.0875">
                <text:p>0.0875</text:p>
              </table:table-cell>
              <table:table-cell office:value-type="float" office:value="85.078125">
                <text:p>85.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83.97727">
                <text:p>83.97727</text:p>
              </table:table-cell>
              <table:table-cell office:value-type="float" office:value="0.1125">
                <text:p>0.1125</text:p>
              </table:table-cell>
              <table:table-cell office:value-type="float" office:value="83.9417613636364">
                <text:p>83.941761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82.55682">
                <text:p>82.55682</text:p>
              </table:table-cell>
              <table:table-cell office:value-type="float" office:value="0.1375">
                <text:p>0.1375</text:p>
              </table:table-cell>
              <table:table-cell office:value-type="float" office:value="82.5213068181818">
                <text:p>82.521306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80.85227">
                <text:p>80.85227</text:p>
              </table:table-cell>
              <table:table-cell office:value-type="float" office:value="0.1625">
                <text:p>0.1625</text:p>
              </table:table-cell>
              <table:table-cell office:value-type="float" office:value="80.8167613636364">
                <text:p>80.816761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78.86364">
                <text:p>78.86364</text:p>
              </table:table-cell>
              <table:table-cell office:value-type="float" office:value="0.1875">
                <text:p>0.1875</text:p>
              </table:table-cell>
              <table:table-cell office:value-type="float" office:value="78.828125">
                <text:p>78.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76.59091">
                <text:p>76.59091</text:p>
              </table:table-cell>
              <table:table-cell office:value-type="float" office:value="0.2125">
                <text:p>0.2125</text:p>
              </table:table-cell>
              <table:table-cell office:value-type="float" office:value="76.5553977272727">
                <text:p>76.555397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74.03409">
                <text:p>74.03409</text:p>
              </table:table-cell>
              <table:table-cell office:value-type="float" office:value="0.2375">
                <text:p>0.2375</text:p>
              </table:table-cell>
              <table:table-cell office:value-type="float" office:value="73.9985795454546">
                <text:p>73.998579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71.19318">
                <text:p>71.19318</text:p>
              </table:table-cell>
              <table:table-cell office:value-type="float" office:value="0.2625">
                <text:p>0.2625</text:p>
              </table:table-cell>
              <table:table-cell office:value-type="float" office:value="71.1576704545455">
                <text:p>71.157670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68.06818">
                <text:p>68.06818</text:p>
              </table:table-cell>
              <table:table-cell office:value-type="float" office:value="0.2875">
                <text:p>0.2875</text:p>
              </table:table-cell>
              <table:table-cell office:value-type="float" office:value="68.0326704545455">
                <text:p>68.03267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64.65909">
                <text:p>64.65909</text:p>
              </table:table-cell>
              <table:table-cell office:value-type="float" office:value="0.3125">
                <text:p>0.3125</text:p>
              </table:table-cell>
              <table:table-cell office:value-type="float" office:value="64.6235795454546">
                <text:p>64.623579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60.96591">
                <text:p>60.96591</text:p>
              </table:table-cell>
              <table:table-cell office:value-type="float" office:value="0.3375">
                <text:p>0.3375</text:p>
              </table:table-cell>
              <table:table-cell office:value-type="float" office:value="60.9303977272727">
                <text:p>60.930397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56.98864">
                <text:p>56.98864</text:p>
              </table:table-cell>
              <table:table-cell office:value-type="float" office:value="0.3625">
                <text:p>0.3625</text:p>
              </table:table-cell>
              <table:table-cell office:value-type="float" office:value="56.953125">
                <text:p>56.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52.72727">
                <text:p>52.72727</text:p>
              </table:table-cell>
              <table:table-cell office:value-type="float" office:value="0.3875">
                <text:p>0.3875</text:p>
              </table:table-cell>
              <table:table-cell office:value-type="float" office:value="52.6917613636364">
                <text:p>52.691761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48.18182">
                <text:p>48.18182</text:p>
              </table:table-cell>
              <table:table-cell office:value-type="float" office:value="0.4125">
                <text:p>0.4125</text:p>
              </table:table-cell>
              <table:table-cell office:value-type="float" office:value="48.1463068181818">
                <text:p>48.146306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43.35227">
                <text:p>43.35227</text:p>
              </table:table-cell>
              <table:table-cell office:value-type="float" office:value="0.4375">
                <text:p>0.4375</text:p>
              </table:table-cell>
              <table:table-cell office:value-type="float" office:value="43.3167613636363">
                <text:p>43.3167613636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38.23864">
                <text:p>38.23864</text:p>
              </table:table-cell>
              <table:table-cell office:value-type="float" office:value="0.4625">
                <text:p>0.4625</text:p>
              </table:table-cell>
              <table:table-cell office:value-type="float" office:value="38.203125">
                <text:p>38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32.84091">
                <text:p>32.84091</text:p>
              </table:table-cell>
              <table:table-cell office:value-type="float" office:value="0.4875">
                <text:p>0.4875</text:p>
              </table:table-cell>
              <table:table-cell office:value-type="float" office:value="32.8053977272727">
                <text:p>32.8053977272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1.375cm" style:legend-expansion="custom" chartooo:width="3.084cm" chartooo:height="1.202cm" style:legend-expansion-aspect-ratio="2.5657237936772" chart:style-name="ch2"/>
        <chart:plot-area chart:style-name="ch3" table:cell-range-address="heat12.E9:heat12.F28 heat12.G8:heat12.G28 heat12.F8:heat12.F8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2.G9:heat12.G28" chart:label-cell-address="heat12.G8:heat12.G8" chart:class="chart:scatter">
            <chart:domain table:cell-range-address="heat12.E9:heat12.E28"/>
            <chart:data-point chart:repeated="20"/>
          </chart:series>
          <chart:series chart:style-name="ch8" chart:values-cell-range-address="heat12.F9:heat12.F28" chart:label-cell-address="heat12.F8:heat12.F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2.G8:heat12.G8</svg:desc>
                </draw:g>
              </table:table-cell>
              <table:table-cell office:value-type="string">
                <text:p>exact [C]</text:p>
                <draw:g>
                  <svg:desc>heat12.F8:heat12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2.E9:heat12.E28</svg:desc>
                </draw:g>
              </table:table-cell>
              <table:table-cell office:value-type="float" office:value="88.06818">
                <text:p>88.06818</text:p>
                <draw:g>
                  <svg:desc>heat12.G9:heat12.G28</svg:desc>
                </draw:g>
              </table:table-cell>
              <table:table-cell office:value-type="float" office:value="87.7826704545455">
                <text:p>87.7826704545455</text:p>
                <draw:g>
                  <svg:desc>heat12.F9:heat1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87.78409">
                <text:p>87.78409</text:p>
              </table:table-cell>
              <table:table-cell office:value-type="float" office:value="86.4985795454546">
                <text:p>86.4985795454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87.21591">
                <text:p>87.21591</text:p>
              </table:table-cell>
              <table:table-cell office:value-type="float" office:value="85.9303977272727">
                <text:p>85.930397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86.36364">
                <text:p>86.36364</text:p>
              </table:table-cell>
              <table:table-cell office:value-type="float" office:value="85.078125">
                <text:p>85.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85.22727">
                <text:p>85.22727</text:p>
              </table:table-cell>
              <table:table-cell office:value-type="float" office:value="83.9417613636364">
                <text:p>83.941761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83.80682">
                <text:p>83.80682</text:p>
              </table:table-cell>
              <table:table-cell office:value-type="float" office:value="82.5213068181818">
                <text:p>82.521306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82.10227">
                <text:p>82.10227</text:p>
              </table:table-cell>
              <table:table-cell office:value-type="float" office:value="80.8167613636364">
                <text:p>80.816761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80.11364">
                <text:p>80.11364</text:p>
              </table:table-cell>
              <table:table-cell office:value-type="float" office:value="78.828125">
                <text:p>78.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77.84091">
                <text:p>77.84091</text:p>
              </table:table-cell>
              <table:table-cell office:value-type="float" office:value="76.5553977272727">
                <text:p>76.555397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75.28409">
                <text:p>75.28409</text:p>
              </table:table-cell>
              <table:table-cell office:value-type="float" office:value="73.9985795454546">
                <text:p>73.998579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72.44318">
                <text:p>72.44318</text:p>
              </table:table-cell>
              <table:table-cell office:value-type="float" office:value="71.1576704545455">
                <text:p>71.157670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69.31818">
                <text:p>69.31818</text:p>
              </table:table-cell>
              <table:table-cell office:value-type="float" office:value="68.0326704545455">
                <text:p>68.03267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65.90909">
                <text:p>65.90909</text:p>
              </table:table-cell>
              <table:table-cell office:value-type="float" office:value="64.6235795454546">
                <text:p>64.623579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62.21591">
                <text:p>62.21591</text:p>
              </table:table-cell>
              <table:table-cell office:value-type="float" office:value="60.9303977272727">
                <text:p>60.930397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58.23864">
                <text:p>58.23864</text:p>
              </table:table-cell>
              <table:table-cell office:value-type="float" office:value="56.953125">
                <text:p>56.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53.97727">
                <text:p>53.97727</text:p>
              </table:table-cell>
              <table:table-cell office:value-type="float" office:value="52.6917613636364">
                <text:p>52.691761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49.43182">
                <text:p>49.43182</text:p>
              </table:table-cell>
              <table:table-cell office:value-type="float" office:value="48.1463068181818">
                <text:p>48.146306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44.60227">
                <text:p>44.60227</text:p>
              </table:table-cell>
              <table:table-cell office:value-type="float" office:value="43.3167613636363">
                <text:p>43.3167613636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39.48864">
                <text:p>39.48864</text:p>
              </table:table-cell>
              <table:table-cell office:value-type="float" office:value="38.203125">
                <text:p>38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34.09091">
                <text:p>34.09091</text:p>
              </table:table-cell>
              <table:table-cell office:value-type="float" office:value="32.8053977272727">
                <text:p>32.80539772727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0 2 1" chart:style-name="ch1">
        <chart:legend chart:legend-position="end" svg:x="11.663cm" svg:y="0.486cm" style:legend-expansion="custom" chartooo:width="3.084cm" chartooo:height="1.714cm" style:legend-expansion-aspect-ratio="1.79929988331389" chart:style-name="ch2"/>
        <chart:plot-area chart:style-name="ch3" table:cell-range-address="heat15.E8:heat15.E27 heat15.J7:heat15.K27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5.K8:heat15.K27" chart:label-cell-address="heat15.K7:heat15.K7" chart:class="chart:scatter">
            <chart:domain table:cell-range-address="heat15.E8:heat15.E27"/>
            <chart:data-point chart:repeated="20"/>
          </chart:series>
          <chart:series chart:style-name="ch8" chart:values-cell-range-address="heat15.J8:heat15.J27" chart:label-cell-address="heat15.J7:heat15.J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5.K7:heat15.K7</svg:desc>
                </draw:g>
              </table:table-cell>
              <table:table-cell office:value-type="string">
                <text:p>exact [C] </text:p>
                <draw:g>
                  <svg:desc>heat15.J7:heat15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5.E8:heat15.E27</svg:desc>
                </draw:g>
              </table:table-cell>
              <table:table-cell office:value-type="float" office:value="74.15498">
                <text:p>74.15498</text:p>
                <draw:g>
                  <svg:desc>heat15.K8:heat15.K27</svg:desc>
                </draw:g>
              </table:table-cell>
              <table:table-cell office:value-type="float" office:value="73.9180936388258">
                <text:p>73.9180936388258</text:p>
                <draw:g>
                  <svg:desc>heat15.J8:heat15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73.89133">
                <text:p>73.89133</text:p>
              </table:table-cell>
              <table:table-cell office:value-type="float" office:value="73.6543864950892">
                <text:p>73.6543864950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73.36384">
                <text:p>73.36384</text:p>
              </table:table-cell>
              <table:table-cell office:value-type="float" office:value="73.1267696200702">
                <text:p>73.1267696200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72.57209">
                <text:p>72.57209</text:p>
              </table:table-cell>
              <table:table-cell office:value-type="float" office:value="72.3348370595112">
                <text:p>72.334837059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71.51547">
                <text:p>71.51547</text:p>
              </table:table-cell>
              <table:table-cell office:value-type="float" office:value="71.2779779271053">
                <text:p>71.2779779271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70.19317">
                <text:p>70.19317</text:p>
              </table:table-cell>
              <table:table-cell office:value-type="float" office:value="69.9553740388643">
                <text:p>69.9553740388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68.60416">
                <text:p>68.60416</text:p>
              </table:table-cell>
              <table:table-cell office:value-type="float" office:value="68.3659967257198">
                <text:p>68.3659967257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66.7472">
                <text:p>66.7472</text:p>
              </table:table-cell>
              <table:table-cell office:value-type="float" office:value="66.5086027951833">
                <text:p>66.5086027951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64.62082">
                <text:p>64.62082</text:p>
              </table:table-cell>
              <table:table-cell office:value-type="float" office:value="64.3817296047084">
                <text:p>64.3817296047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62.22334">
                <text:p>62.22334</text:p>
              </table:table-cell>
              <table:table-cell office:value-type="float" office:value="61.9836892005794">
                <text:p>61.9836892005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59.55284">
                <text:p>59.55284</text:p>
              </table:table-cell>
              <table:table-cell office:value-type="float" office:value="59.3125614665511">
                <text:p>59.3125614665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56.60715">
                <text:p>56.60715</text:p>
              </table:table-cell>
              <table:table-cell office:value-type="float" office:value="56.3661862158878">
                <text:p>56.3661862158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53.38388">
                <text:p>53.38388</text:p>
              </table:table-cell>
              <table:table-cell office:value-type="float" office:value="53.1421541486914">
                <text:p>53.1421541486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49.88036">
                <text:p>49.88036</text:p>
              </table:table-cell>
              <table:table-cell office:value-type="float" office:value="49.6377965832253">
                <text:p>49.6377965832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46.09364">
                <text:p>46.09364</text:p>
              </table:table-cell>
              <table:table-cell office:value-type="float" office:value="45.8501738550461">
                <text:p>45.8501738550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2.0205">
                <text:p>42.0205</text:p>
              </table:table-cell>
              <table:table-cell office:value-type="float" office:value="41.7760622608171">
                <text:p>41.7760622608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37.65743">
                <text:p>37.65743</text:p>
              </table:table-cell>
              <table:table-cell office:value-type="float" office:value="37.4119394042807">
                <text:p>37.4119394042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33.00059">
                <text:p>33.00059</text:p>
              </table:table-cell>
              <table:table-cell office:value-type="float" office:value="32.753967779553">
                <text:p>32.753967779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28.04581">
                <text:p>28.04581</text:p>
              </table:table-cell>
              <table:table-cell office:value-type="float" office:value="27.7979764010674">
                <text:p>27.7979764010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2.77442">
                <text:p>22.77442</text:p>
              </table:table-cell>
              <table:table-cell office:value-type="float" office:value="22.5394402594633">
                <text:p>22.53944025946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column-mapping="2 1" chart:style-name="ch1">
        <chart:legend chart:legend-position="end" svg:x="11.535cm" svg:y="0.376cm" style:legend-expansion="custom" chartooo:width="3.084cm" chartooo:height="1.806cm" style:legend-expansion-aspect-ratio="1.70764119601329" chart:style-name="ch2"/>
        <chart:plot-area chart:style-name="ch3" table:cell-range-address="heat16.E9:heat16.F28 heat16.G8:heat16.G28 heat16.F8:heat16.F8" chart:data-source-has-labels="row" svg:x="1.51cm" svg:y="0.178cm" svg:width="14.125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6.G9:heat16.G28" chart:label-cell-address="heat16.G8:heat16.G8" chart:class="chart:scatter">
            <chart:domain table:cell-range-address="heat16.E9:heat16.E28"/>
            <chart:data-point chart:repeated="20"/>
          </chart:series>
          <chart:series chart:style-name="ch8" chart:values-cell-range-address="heat16.F9:heat16.F28" chart:label-cell-address="heat16.F8:heat16.F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6.G8:heat16.G8</svg:desc>
                </draw:g>
              </table:table-cell>
              <table:table-cell office:value-type="string">
                <text:p>exact [C]</text:p>
                <draw:g>
                  <svg:desc>heat16.F8:heat16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6.E9:heat16.E28</svg:desc>
                </draw:g>
              </table:table-cell>
              <table:table-cell office:value-type="float" office:value="170.8385">
                <text:p>170.8385</text:p>
                <draw:g>
                  <svg:desc>heat16.G9:heat16.G28</svg:desc>
                </draw:g>
              </table:table-cell>
              <table:table-cell office:value-type="float" office:value="171.420454545455">
                <text:p>171.420454545455</text:p>
                <draw:g>
                  <svg:desc>heat16.F9:heat16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170.2703">
                <text:p>170.2703</text:p>
              </table:table-cell>
              <table:table-cell office:value-type="float" office:value="170.662878787879">
                <text:p>170.66287878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168.8499">
                <text:p>168.8499</text:p>
              </table:table-cell>
              <table:table-cell office:value-type="float" office:value="169.147727272727">
                <text:p>169.147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166.6403">
                <text:p>166.6403</text:p>
              </table:table-cell>
              <table:table-cell office:value-type="float" office:value="166.875">
                <text:p>16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163.6573">
                <text:p>163.6573</text:p>
              </table:table-cell>
              <table:table-cell office:value-type="float" office:value="163.844696969697">
                <text:p>163.844696969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59.9073">
                <text:p>159.9073</text:p>
              </table:table-cell>
              <table:table-cell office:value-type="float" office:value="160.056818181818">
                <text:p>160.056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55.3934">
                <text:p>155.3934</text:p>
              </table:table-cell>
              <table:table-cell office:value-type="float" office:value="155.511363636364">
                <text:p>155.511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50.1174">
                <text:p>150.1174</text:p>
              </table:table-cell>
              <table:table-cell office:value-type="float" office:value="150.208333333333">
                <text:p>150.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44.0805">
                <text:p>144.0805</text:p>
              </table:table-cell>
              <table:table-cell office:value-type="float" office:value="144.147727272727">
                <text:p>144.147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7.2834">
                <text:p>137.2834</text:p>
              </table:table-cell>
              <table:table-cell office:value-type="float" office:value="137.329545454546">
                <text:p>137.32954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29.7266">
                <text:p>129.7266</text:p>
              </table:table-cell>
              <table:table-cell office:value-type="float" office:value="129.753787878788">
                <text:p>129.75378787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1.4104">
                <text:p>121.4104</text:p>
              </table:table-cell>
              <table:table-cell office:value-type="float" office:value="121.420454545455">
                <text:p>121.42045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2.3353">
                <text:p>112.3353</text:p>
              </table:table-cell>
              <table:table-cell office:value-type="float" office:value="112.329545454546">
                <text:p>112.329545454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02.5014">
                <text:p>102.5014</text:p>
              </table:table-cell>
              <table:table-cell office:value-type="float" office:value="102.481060606061">
                <text:p>102.481060606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91.90887">
                <text:p>91.90887</text:p>
              </table:table-cell>
              <table:table-cell office:value-type="float" office:value="91.875">
                <text:p>91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80.55786">
                <text:p>80.55786</text:p>
              </table:table-cell>
              <table:table-cell office:value-type="float" office:value="80.5113636363637">
                <text:p>80.5113636363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8.44848">
                <text:p>68.44848</text:p>
              </table:table-cell>
              <table:table-cell office:value-type="float" office:value="68.3901515151515">
                <text:p>68.390151515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55.58084">
                <text:p>55.58084</text:p>
              </table:table-cell>
              <table:table-cell office:value-type="float" office:value="55.5113636363636">
                <text:p>55.511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1.95499">
                <text:p>41.95499</text:p>
              </table:table-cell>
              <table:table-cell office:value-type="float" office:value="41.875">
                <text:p>4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7.57102">
                <text:p>27.57102</text:p>
              </table:table-cell>
              <table:table-cell office:value-type="float" office:value="27.4810606060606">
                <text:p>27.48106060606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51cm" svg:height="10.358cm" xlink:href=".." xlink:type="simple" chart:class="chart:scatter" chart:column-mapping="2 1" chart:style-name="ch1">
        <chart:legend chart:legend-position="end" svg:x="13.587cm" svg:y="0.434cm" style:legend-expansion="custom" chartooo:width="3.557cm" chartooo:height="1.73cm" style:legend-expansion-aspect-ratio="2.05606936416185" chart:style-name="ch2"/>
        <chart:plot-area chart:style-name="ch3" table:cell-range-address="heat17.E8:heat17.F27 heat17.G7:heat17.G27 heat17.F7:heat17.F7" chart:data-source-has-labels="row" svg:x="1.938cm" svg:y="0.235cm" svg:width="16.044cm" svg:height="9.814cm">
          <chartooo:coordinate-region svg:x="3.221cm" svg:y="0.434cm" svg:width="14.429cm" svg:height="8.9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7.G8:heat17.G27" chart:label-cell-address="heat17.G7:heat17.G7" chart:class="chart:scatter">
            <chart:domain table:cell-range-address="heat17.E8:heat17.E27"/>
            <chart:data-point chart:repeated="20"/>
          </chart:series>
          <chart:series chart:style-name="ch8" chart:values-cell-range-address="heat17.F8:heat17.F27" chart:label-cell-address="heat17.F7:heat17.F7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7.G7:heat17.G7</svg:desc>
                </draw:g>
              </table:table-cell>
              <table:table-cell office:value-type="string">
                <text:p>exact [C]</text:p>
                <draw:g>
                  <svg:desc>heat17.F7:heat17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7.E8:heat17.E27</svg:desc>
                </draw:g>
              </table:table-cell>
              <table:table-cell office:value-type="float" office:value="171.1716">
                <text:p>171.1716</text:p>
                <draw:g>
                  <svg:desc>heat17.G8:heat17.G27</svg:desc>
                </draw:g>
              </table:table-cell>
              <table:table-cell office:value-type="float" office:value="171.420491212121">
                <text:p>171.420491212121</text:p>
                <draw:g>
                  <svg:desc>heat17.F8:heat17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170.6034">
                <text:p>170.6034</text:p>
              </table:table-cell>
              <table:table-cell office:value-type="float" office:value="170.662915454545">
                <text:p>170.66291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169.183">
                <text:p>169.183</text:p>
              </table:table-cell>
              <table:table-cell office:value-type="float" office:value="169.147763939394">
                <text:p>169.147763939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166.9734">
                <text:p>166.9734</text:p>
              </table:table-cell>
              <table:table-cell office:value-type="float" office:value="166.875036666667">
                <text:p>166.87503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163.9904">
                <text:p>163.9904</text:p>
              </table:table-cell>
              <table:table-cell office:value-type="float" office:value="163.844733636364">
                <text:p>163.84473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160.2404">
                <text:p>160.2404</text:p>
              </table:table-cell>
              <table:table-cell office:value-type="float" office:value="160.056854848485">
                <text:p>160.056854848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155.7265">
                <text:p>155.7265</text:p>
              </table:table-cell>
              <table:table-cell office:value-type="float" office:value="155.51140030303">
                <text:p>155.51140030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150.4506">
                <text:p>150.4506</text:p>
              </table:table-cell>
              <table:table-cell office:value-type="float" office:value="150.20837">
                <text:p>150.20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144.4136">
                <text:p>144.4136</text:p>
              </table:table-cell>
              <table:table-cell office:value-type="float" office:value="144.147763939394">
                <text:p>144.147763939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137.6165">
                <text:p>137.6165</text:p>
              </table:table-cell>
              <table:table-cell office:value-type="float" office:value="137.329582121212">
                <text:p>137.329582121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130.0597">
                <text:p>130.0597</text:p>
              </table:table-cell>
              <table:table-cell office:value-type="float" office:value="129.753824545455">
                <text:p>129.75382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121.7436">
                <text:p>121.7436</text:p>
              </table:table-cell>
              <table:table-cell office:value-type="float" office:value="121.420491212121">
                <text:p>121.420491212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112.6684">
                <text:p>112.6684</text:p>
              </table:table-cell>
              <table:table-cell office:value-type="float" office:value="112.329582121212">
                <text:p>112.329582121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102.8345">
                <text:p>102.8345</text:p>
              </table:table-cell>
              <table:table-cell office:value-type="float" office:value="102.481097272727">
                <text:p>102.48109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92.24199">
                <text:p>92.24199</text:p>
              </table:table-cell>
              <table:table-cell office:value-type="float" office:value="91.8750366666667">
                <text:p>91.87503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80.89098">
                <text:p>80.89098</text:p>
              </table:table-cell>
              <table:table-cell office:value-type="float" office:value="80.5114003030303">
                <text:p>80.5114003030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8.78161">
                <text:p>68.78161</text:p>
              </table:table-cell>
              <table:table-cell office:value-type="float" office:value="68.3901881818182">
                <text:p>68.39018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55.91396">
                <text:p>55.91396</text:p>
              </table:table-cell>
              <table:table-cell office:value-type="float" office:value="55.5114003030303">
                <text:p>55.511400303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2.28812">
                <text:p>42.28812</text:p>
              </table:table-cell>
              <table:table-cell office:value-type="float" office:value="41.8750366666666">
                <text:p>41.8750366666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7.90415">
                <text:p>27.90415</text:p>
              </table:table-cell>
              <table:table-cell office:value-type="float" office:value="27.4810972727273">
                <text:p>27.48109727272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914cm" svg:height="12.025cm" xlink:href=".." xlink:type="simple" chart:class="chart:scatter" chart:style-name="ch1">
        <chart:legend chart:legend-position="end" svg:x="20.318cm" svg:y="7.653cm" style:legend-expansion="custom" chartooo:width="3.061cm" chartooo:height="1.379cm" style:legend-expansion-aspect-ratio="2.21972443799855" chart:style-name="ch2"/>
        <chart:plot-area chart:style-name="ch3" table:cell-range-address="heat10.B8:heat10.C32 heat10.C7:heat10.C7" chart:data-source-has-labels="row" svg:x="2.052cm" svg:y="0.24cm" svg:width="23.234cm" svg:height="11.544cm">
          <chartooo:coordinate-region svg:x="3.106cm" svg:y="0.426cm" svg:width="21.808cm" svg:height="10.8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0.C8:heat10.C32" chart:label-cell-address="heat10.C7:heat10.C7" chart:class="chart:scatter">
            <chart:domain table:cell-range-address="heat10.B8:heat10.B32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0.C7:heat10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0.B8:heat10.B32</svg:desc>
                </draw:g>
              </table:table-cell>
              <table:table-cell office:value-type="float" office:value="22.39293">
                <text:p>22.39293</text:p>
                <draw:g>
                  <svg:desc>heat10.C8:heat10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6.9288">
                <text:p>26.9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31.21467">
                <text:p>31.2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35.25054">
                <text:p>35.25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39.0364">
                <text:p>39.0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42.57227">
                <text:p>42.57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45.85814">
                <text:p>45.85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48.894">
                <text:p>48.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51.67987">
                <text:p>51.67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54.21574">
                <text:p>54.2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56.50161">
                <text:p>56.50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58.53747">
                <text:p>58.53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60.32334">
                <text:p>60.32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61.85921">
                <text:p>61.85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63.14507">
                <text:p>63.14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64.18094">
                <text:p>64.18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4.96681">
                <text:p>64.96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5.50268">
                <text:p>65.50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65.78854">
                <text:p>65.78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65.82441">
                <text:p>65.82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">
                <text:p>0.11</text:p>
              </table:table-cell>
              <table:table-cell office:value-type="float" office:value="65.38544">
                <text:p>65.38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">
                <text:p>0.13</text:p>
              </table:table-cell>
              <table:table-cell office:value-type="float" office:value="64.89979">
                <text:p>64.8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64.01413">
                <text:p>64.01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62.72848">
                <text:p>62.72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61.04283">
                <text:p>61.04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09cm" svg:height="9.324cm" xlink:href=".." xlink:type="simple" chart:class="chart:scatter" chart:column-mapping="0 2 1" chart:style-name="ch1">
        <chart:legend chart:legend-position="end" svg:x="12.105cm" svg:y="0.889cm" style:legend-expansion="custom" chartooo:width="3.202cm" chartooo:height="1.698cm" style:legend-expansion-aspect-ratio="1.88574793875147" chart:style-name="ch2"/>
        <chart:plot-area chart:style-name="ch3" table:cell-range-address="heat20.E9:heat20.E28 heat20.J8:heat20.K28" chart:data-source-has-labels="row" svg:x="1.802cm" svg:y="0.192cm" svg:width="14.419cm" svg:height="8.918cm">
          <chartooo:coordinate-region svg:x="2.9cm" svg:y="0.391cm" svg:width="12.989cm" svg:height="8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20.K9:heat20.K28" chart:label-cell-address="heat20.K8:heat20.K8" chart:class="chart:scatter">
            <chart:domain table:cell-range-address="heat20.E9:heat20.E28"/>
            <chart:data-point chart:repeated="20"/>
          </chart:series>
          <chart:series chart:style-name="ch8" chart:values-cell-range-address="heat20.J9:heat20.J28" chart:label-cell-address="heat20.J8:heat20.J8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20.K8:heat20.K8</svg:desc>
                </draw:g>
              </table:table-cell>
              <table:table-cell office:value-type="string">
                <text:p>exact [C] </text:p>
                <draw:g>
                  <svg:desc>heat20.J8:heat20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20.E9:heat20.E28</svg:desc>
                </draw:g>
              </table:table-cell>
              <table:table-cell office:value-type="float" office:value="56.26304">
                <text:p>56.26304</text:p>
                <draw:g>
                  <svg:desc>heat20.K9:heat20.K28</svg:desc>
                </draw:g>
              </table:table-cell>
              <table:table-cell office:value-type="float" office:value="56.1985212074517">
                <text:p>56.1985212074517</text:p>
                <draw:g>
                  <svg:desc>heat20.J9:heat20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56.12889">
                <text:p>56.12889</text:p>
              </table:table-cell>
              <table:table-cell office:value-type="float" office:value="56.0196479349229">
                <text:p>56.0196479349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55.79346">
                <text:p>55.79346</text:p>
              </table:table-cell>
              <table:table-cell office:value-type="float" office:value="55.661806572363">
                <text:p>55.66180657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55.27145">
                <text:p>55.27145</text:p>
              </table:table-cell>
              <table:table-cell office:value-type="float" office:value="55.1248072332398">
                <text:p>55.124807233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54.5663">
                <text:p>54.5663</text:p>
              </table:table-cell>
              <table:table-cell office:value-type="float" office:value="54.4083644573772">
                <text:p>54.4083644573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53.67914">
                <text:p>53.67914</text:p>
              </table:table-cell>
              <table:table-cell office:value-type="float" office:value="53.5120964501203">
                <text:p>53.512096450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52.61022">
                <text:p>52.61022</text:p>
              </table:table-cell>
              <table:table-cell office:value-type="float" office:value="52.4355240605323">
                <text:p>52.4355240605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51.35941">
                <text:p>51.35941</text:p>
              </table:table-cell>
              <table:table-cell office:value-type="float" office:value="51.1780694922121">
                <text:p>51.178069492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49.92627">
                <text:p>49.92627</text:p>
              </table:table-cell>
              <table:table-cell office:value-type="float" office:value="49.7390547385837">
                <text:p>49.7390547385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48.31023">
                <text:p>48.31023</text:p>
              </table:table-cell>
              <table:table-cell office:value-type="float" office:value="48.1176997326788">
                <text:p>48.1176997326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46.51051">
                <text:p>46.51051</text:p>
              </table:table-cell>
              <table:table-cell office:value-type="float" office:value="46.3131201994823">
                <text:p>46.3131201994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44.52621">
                <text:p>44.52621</text:p>
              </table:table-cell>
              <table:table-cell office:value-type="float" office:value="44.3243251968316">
                <text:p>44.3243251968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42.35632">
                <text:p>42.35632</text:p>
              </table:table-cell>
              <table:table-cell office:value-type="float" office:value="42.1502143285991">
                <text:p>42.1502143285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9.99966">
                <text:p>39.99966</text:p>
              </table:table-cell>
              <table:table-cell office:value-type="float" office:value="39.7895746114406">
                <text:p>39.789574611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7.45495">
                <text:p>37.45495</text:p>
              </table:table-cell>
              <table:table-cell office:value-type="float" office:value="37.2410769737083">
                <text:p>37.2410769737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34.72078">
                <text:p>34.72078</text:p>
              </table:table-cell>
              <table:table-cell office:value-type="float" office:value="34.5032723621737">
                <text:p>34.5032723621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31.79559">
                <text:p>31.79559</text:p>
              </table:table-cell>
              <table:table-cell office:value-type="float" office:value="31.5745874289394">
                <text:p>31.5745874289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28.67772">
                <text:p>28.67772</text:p>
              </table:table-cell>
              <table:table-cell office:value-type="float" office:value="28.4533197672882">
                <text:p>28.4533197672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25.36534">
                <text:p>25.36534</text:p>
              </table:table-cell>
              <table:table-cell office:value-type="float" office:value="25.1376326611606">
                <text:p>25.1376326611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21.8502">
                <text:p>21.8502</text:p>
              </table:table-cell>
              <table:table-cell office:value-type="float" office:value="21.6255493084083">
                <text:p>21.625549308408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592cm" svg:height="12.659cm" xlink:href=".." xlink:type="simple" chart:class="chart:scatter" chart:style-name="ch1">
        <chart:legend chart:legend-position="end" svg:x="15.665cm" svg:y="0.631cm" style:legend-expansion="custom" chartooo:width="3.466cm" chartooo:height="1.852cm" style:legend-expansion-aspect-ratio="1.87149028077754" chart:style-name="ch2"/>
        <chart:plot-area chart:style-name="ch3" table:cell-range-address="heat13.B8:heat13.C37 heat13.C7:heat13.C7" chart:data-source-has-labels="row" svg:x="0.2cm" svg:y="0.253cm" svg:width="19.969cm" svg:height="12.152cm">
          <chartooo:coordinate-region svg:x="1.465cm" svg:y="0.439cm" svg:width="18.332cm" svg:height="11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3.C8:heat13.C37" chart:label-cell-address="heat13.C7:heat13.C7" chart:class="chart:scatter">
            <chart:domain table:cell-range-address="heat13.B8:heat13.B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3.C7:heat13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3.B8:heat13.B37</svg:desc>
                </draw:g>
              </table:table-cell>
              <table:table-cell office:value-type="float" office:value="111.8182">
                <text:p>111.8182</text:p>
                <draw:g>
                  <svg:desc>heat13.C8:heat13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111.5341">
                <text:p>111.5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10.9659">
                <text:p>110.9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110.1136">
                <text:p>110.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108.9773">
                <text:p>108.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107.5568">
                <text:p>107.5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105.8523">
                <text:p>105.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103.8636">
                <text:p>103.8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101.5909">
                <text:p>101.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99.03409">
                <text:p>99.0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96.19318">
                <text:p>96.19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93.06818">
                <text:p>93.06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89.65909">
                <text:p>89.65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85.96591">
                <text:p>85.96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81.98864">
                <text:p>81.98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77.72727">
                <text:p>77.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73.18182">
                <text:p>73.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68.35227">
                <text:p>68.35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3.23864">
                <text:p>63.2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57.84091">
                <text:p>57.8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5">
                <text:p>0.505</text:p>
              </table:table-cell>
              <table:table-cell office:value-type="float" office:value="53.86364">
                <text:p>53.8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5">
                <text:p>0.515</text:p>
              </table:table-cell>
              <table:table-cell office:value-type="float" office:value="51.54545">
                <text:p>51.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">
                <text:p>0.525</text:p>
              </table:table-cell>
              <table:table-cell office:value-type="float" office:value="49.18182">
                <text:p>49.18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5">
                <text:p>0.535</text:p>
              </table:table-cell>
              <table:table-cell office:value-type="float" office:value="46.77273">
                <text:p>46.7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">
                <text:p>0.545</text:p>
              </table:table-cell>
              <table:table-cell office:value-type="float" office:value="44.31818">
                <text:p>44.3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">
                <text:p>0.555</text:p>
              </table:table-cell>
              <table:table-cell office:value-type="float" office:value="41.81818">
                <text:p>41.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5">
                <text:p>0.565</text:p>
              </table:table-cell>
              <table:table-cell office:value-type="float" office:value="39.27273">
                <text:p>39.27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">
                <text:p>0.575</text:p>
              </table:table-cell>
              <table:table-cell office:value-type="float" office:value="36.68182">
                <text:p>36.68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5">
                <text:p>0.585</text:p>
              </table:table-cell>
              <table:table-cell office:value-type="float" office:value="34.04545">
                <text:p>34.0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5">
                <text:p>0.595</text:p>
              </table:table-cell>
              <table:table-cell office:value-type="float" office:value="31.36364">
                <text:p>31.36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style-name="ch1">
        <chart:legend chart:legend-position="end" svg:x="11.561cm" svg:y="0.512cm" style:legend-expansion="custom" chartooo:width="3.084cm" chartooo:height="1.202cm" style:legend-expansion-aspect-ratio="2.5657237936772" chart:style-name="ch2"/>
        <chart:plot-area chart:style-name="ch3" table:cell-range-address="heat14.E9:heat14.F28 heat14.F8:heat14.F8" chart:data-source-has-labels="row" svg:x="1.51cm" svg:y="0.178cm" svg:width="14.12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4.F9:heat14.F28" chart:label-cell-address="heat14.F8:heat14.F8" chart:class="chart:scatter">
            <chart:domain table:cell-range-address="heat14.E9:heat14.E28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4.F8:heat14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4.E9:heat14.E28</svg:desc>
                </draw:g>
              </table:table-cell>
              <table:table-cell office:value-type="float" office:value="223.75">
                <text:p>223.75</text:p>
                <draw:g>
                  <svg:desc>heat14.F9:heat14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223.625">
                <text:p>22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221.875">
                <text:p>22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166.25">
                <text:p>16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8.964cm" svg:height="12.559cm" xlink:href=".." xlink:type="simple" chart:class="chart:scatter" chart:style-name="ch1">
        <chart:legend chart:legend-position="end" svg:x="20.221cm" svg:y="1.415cm" style:legend-expansion="custom" chartooo:width="3.416cm" chartooo:height="1.528cm" style:legend-expansion-aspect-ratio="2.23560209424084" chart:style-name="ch2"/>
        <chart:plot-area chart:style-name="ch3" table:cell-range-address="heat18.B8:heat18.C27 heat18.C7:heat18.C7" chart:data-source-has-labels="row" svg:x="0.578cm" svg:y="0.25cm" svg:width="27.757cm" svg:height="12.056cm">
          <chartooo:coordinate-region svg:x="1.843cm" svg:y="0.436cm" svg:width="26.12cm" svg:height="11.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8.C8:heat18.C27" chart:label-cell-address="heat18.C7:heat18.C7" chart:class="chart:scatter">
            <chart:domain table:cell-range-address="heat18.B8:heat18.B2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8.C7:heat18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8.B8:heat18.B27</svg:desc>
                </draw:g>
              </table:table-cell>
              <table:table-cell office:value-type="float" office:value="565.4545">
                <text:p>565.4545</text:p>
                <draw:g>
                  <svg:desc>heat18.C8:heat18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565.1515">
                <text:p>565.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564.5455">
                <text:p>564.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563.6364">
                <text:p>563.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562.4242">
                <text:p>562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560.9091">
                <text:p>560.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559.0909">
                <text:p>559.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556.9697">
                <text:p>556.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554.5455">
                <text:p>554.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551.8182">
                <text:p>551.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42.7273">
                <text:p>542.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489.697">
                <text:p>489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51.8182">
                <text:p>451.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06.3636">
                <text:p>406.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53.3333">
                <text:p>353.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292.7273">
                <text:p>292.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24.5455">
                <text:p>224.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48.7879">
                <text:p>148.7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65.45455">
                <text:p>65.45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6.049cm" svg:height="11.278cm" xlink:href=".." xlink:type="simple" chart:class="chart:scatter" chart:style-name="ch1">
        <chart:legend chart:legend-position="end" svg:x="20.636cm" svg:y="1.642cm" style:legend-expansion="custom" chartooo:width="3.441cm" chartooo:height="1.082cm" style:legend-expansion-aspect-ratio="3.18022181146026" chart:style-name="ch2"/>
        <chart:plot-area chart:style-name="ch3" table:cell-range-address="heat19.B9:heat19.C28 heat19.C8:heat19.C8" chart:data-source-has-labels="row" svg:x="0.52cm" svg:y="0.224cm" svg:width="25.157cm" svg:height="10.827cm">
          <chartooo:coordinate-region svg:x="1.785cm" svg:y="0.41cm" svg:width="23.52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9.C9:heat19.C28" chart:label-cell-address="heat19.C8:heat19.C8" chart:class="chart:scatter">
            <chart:domain table:cell-range-address="heat19.B9:heat19.B28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9.C8:heat19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9.B9:heat19.B28</svg:desc>
                </draw:g>
              </table:table-cell>
              <table:table-cell office:value-type="float" office:value="830">
                <text:p>830</text:p>
                <draw:g>
                  <svg:desc>heat19.C9:heat19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826.6667">
                <text:p>82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796.6667">
                <text:p>79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736.6667">
                <text:p>736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536.6667">
                <text:p>536.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86.6667">
                <text:p>386.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61.6667">
                <text:p>161.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style-name="ch1">
        <chart:legend chart:legend-position="end" svg:x="11.817cm" svg:y="5.771cm" style:legend-expansion="custom" chartooo:width="3.084cm" chartooo:height="0.959cm" style:legend-expansion-aspect-ratio="3.21584984358707" chart:style-name="ch2"/>
        <chart:plot-area chart:style-name="ch3" table:cell-range-address="heat1.E7:heat1.F11 heat1.G6:heat1.G11 heat1.F6:heat1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at1.G7:heat1.G11" chart:label-cell-address="heat1.G6:heat1.G6" chart:class="chart:scatter">
            <chart:domain table:cell-range-address="heat1.E7:heat1.E11"/>
            <chart:data-point chart:repeated="5"/>
          </chart:series>
          <chart:series chart:style-name="ch7" chart:values-cell-range-address="heat1.F7:heat1.F11" chart:label-cell-address="heat1.F6:heat1.F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1.G6:heat1.G6</svg:desc>
                </draw:g>
              </table:table-cell>
              <table:table-cell office:value-type="string">
                <text:p>exact [C] </text:p>
                <draw:g>
                  <svg:desc>heat1.F6:hea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.E7:heat1.E11</svg:desc>
                </draw:g>
              </table:table-cell>
              <table:table-cell office:value-type="float" office:value="12">
                <text:p>12</text:p>
                <draw:g>
                  <svg:desc>heat1.G7:heat1.G11</svg:desc>
                </draw:g>
              </table:table-cell>
              <table:table-cell office:value-type="float" office:value="12">
                <text:p>12</text:p>
                <draw:g>
                  <svg:desc>heat1.F7:hea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39cm" svg:height="9.846cm" xlink:href=".." xlink:type="simple" chart:class="chart:scatter" chart:style-name="ch1">
        <chart:legend chart:legend-position="end" svg:x="13.407cm" svg:y="4.229cm" style:legend-expansion="custom" chartooo:width="3.381cm" chartooo:height="1.051cm" style:legend-expansion-aspect-ratio="3.21693625118934" chart:style-name="ch2"/>
        <chart:plot-area chart:style-name="ch3" table:cell-range-address="heat2.E7:heat2.F31 heat2.G6:heat2.G31 heat2.F6:heat2.F6" chart:data-source-has-labels="row" svg:x="1.964cm" svg:y="0.214cm" svg:width="15.146cm" svg:height="9.37cm">
          <chartooo:coordinate-region svg:x="3.062cm" svg:y="0.413cm" svg:width="13.716cm" svg:height="8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2.G7:heat2.G31" chart:label-cell-address="heat2.G6:heat2.G6" chart:class="chart:scatter">
            <chart:domain table:cell-range-address="heat2.E7:heat2.E31"/>
            <chart:data-point chart:repeated="25"/>
          </chart:series>
          <chart:series chart:style-name="ch8" chart:values-cell-range-address="heat2.F7:heat2.F31" chart:label-cell-address="heat2.F6:heat2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2.G6:heat2.G6</svg:desc>
                </draw:g>
              </table:table-cell>
              <table:table-cell office:value-type="string">
                <text:p>exact [C] </text:p>
                <draw:g>
                  <svg:desc>heat2.F6:heat2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2.E7:heat2.E31</svg:desc>
                </draw:g>
              </table:table-cell>
              <table:table-cell office:value-type="float" office:value="10.27513">
                <text:p>10.27513</text:p>
                <draw:g>
                  <svg:desc>heat2.G7:heat2.G31</svg:desc>
                </draw:g>
              </table:table-cell>
              <table:table-cell office:value-type="float" office:value="10.275127951693">
                <text:p>10.275127951693</text:p>
                <draw:g>
                  <svg:desc>heat2.F7:heat2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0.82538">
                <text:p>10.82538</text:p>
              </table:table-cell>
              <table:table-cell office:value-type="float" office:value="10.8253838550791">
                <text:p>10.8253838550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11.37564">
                <text:p>11.37564</text:p>
              </table:table-cell>
              <table:table-cell office:value-type="float" office:value="11.3756397584652">
                <text:p>11.3756397584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11.9259">
                <text:p>11.9259</text:p>
              </table:table-cell>
              <table:table-cell office:value-type="float" office:value="11.9258956618512">
                <text:p>11.925895661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12.47615">
                <text:p>12.47615</text:p>
              </table:table-cell>
              <table:table-cell office:value-type="float" office:value="12.4761515652373">
                <text:p>12.4761515652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13.02641">
                <text:p>13.02641</text:p>
              </table:table-cell>
              <table:table-cell office:value-type="float" office:value="13.0264074686234">
                <text:p>13.0264074686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13.57666">
                <text:p>13.57666</text:p>
              </table:table-cell>
              <table:table-cell office:value-type="float" office:value="13.5766633720094">
                <text:p>13.576663372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14.12692">
                <text:p>14.12692</text:p>
              </table:table-cell>
              <table:table-cell office:value-type="float" office:value="14.1269192753955">
                <text:p>14.1269192753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14.67718">
                <text:p>14.67718</text:p>
              </table:table-cell>
              <table:table-cell office:value-type="float" office:value="14.6771751787816">
                <text:p>14.6771751787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5.22743">
                <text:p>15.22743</text:p>
              </table:table-cell>
              <table:table-cell office:value-type="float" office:value="15.2274310821677">
                <text:p>15.2274310821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15.77769">
                <text:p>15.77769</text:p>
              </table:table-cell>
              <table:table-cell office:value-type="float" office:value="15.7776869855537">
                <text:p>15.7776869855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16.32794">
                <text:p>16.32794</text:p>
              </table:table-cell>
              <table:table-cell office:value-type="float" office:value="16.3279428889398">
                <text:p>16.3279428889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16.8782">
                <text:p>16.8782</text:p>
              </table:table-cell>
              <table:table-cell office:value-type="float" office:value="16.8781987923259">
                <text:p>16.8781987923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17.42845">
                <text:p>17.42845</text:p>
              </table:table-cell>
              <table:table-cell office:value-type="float" office:value="17.4284546957119">
                <text:p>17.428454695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17.97871">
                <text:p>17.97871</text:p>
              </table:table-cell>
              <table:table-cell office:value-type="float" office:value="17.978710599098">
                <text:p>17.97871059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18.52897">
                <text:p>18.52897</text:p>
              </table:table-cell>
              <table:table-cell office:value-type="float" office:value="18.5289665024841">
                <text:p>18.5289665024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19.07922">
                <text:p>19.07922</text:p>
              </table:table-cell>
              <table:table-cell office:value-type="float" office:value="19.0792224058701">
                <text:p>19.0792224058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19.62948">
                <text:p>19.62948</text:p>
              </table:table-cell>
              <table:table-cell office:value-type="float" office:value="19.6294783092562">
                <text:p>19.6294783092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20.17973">
                <text:p>20.17973</text:p>
              </table:table-cell>
              <table:table-cell office:value-type="float" office:value="20.1797342126423">
                <text:p>20.179734212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20.72999">
                <text:p>20.72999</text:p>
              </table:table-cell>
              <table:table-cell office:value-type="float" office:value="20.7299901160283">
                <text:p>20.7299901160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21.28025">
                <text:p>21.28025</text:p>
              </table:table-cell>
              <table:table-cell office:value-type="float" office:value="21.2802460194144">
                <text:p>21.2802460194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21.8305">
                <text:p>21.8305</text:p>
              </table:table-cell>
              <table:table-cell office:value-type="float" office:value="21.8305019228005">
                <text:p>21.8305019228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22.38076">
                <text:p>22.38076</text:p>
              </table:table-cell>
              <table:table-cell office:value-type="float" office:value="22.3807578261865">
                <text:p>22.3807578261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22.93101">
                <text:p>22.93101</text:p>
              </table:table-cell>
              <table:table-cell office:value-type="float" office:value="22.9310137295726">
                <text:p>22.931013729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23.48127">
                <text:p>23.48127</text:p>
              </table:table-cell>
              <table:table-cell office:value-type="float" office:value="23.4812696329587">
                <text:p>23.4812696329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0.0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8cm" xlink:href=".." xlink:type="simple" chart:class="chart:scatter" chart:style-name="ch1">
        <chart:legend chart:legend-position="end" svg:x="11.535cm" svg:y="1.375cm" style:legend-expansion="custom" chartooo:width="3.084cm" chartooo:height="1.202cm" style:legend-expansion-aspect-ratio="2.5657237936772" chart:style-name="ch2"/>
        <chart:plot-area chart:style-name="ch3" table:cell-range-address="heat3.E7:heat3.F31 heat3.G6:heat3.G31 heat3.F6:heat3.F6" chart:data-source-has-labels="row" svg:x="1.695cm" svg:y="0.178cm" svg:width="13.94cm" svg:height="8.621cm">
          <chartooo:coordinate-region svg:x="2.793cm" svg:y="0.377cm" svg:width="12.51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3.G7:heat3.G31" chart:label-cell-address="heat3.G6:heat3.G6" chart:class="chart:scatter">
            <chart:domain table:cell-range-address="heat3.E7:heat3.E31"/>
            <chart:data-point chart:repeated="25"/>
          </chart:series>
          <chart:series chart:style-name="ch8" chart:values-cell-range-address="heat3.F7:heat3.F31" chart:label-cell-address="heat3.F6:heat3.F6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lmost [C]</text:p>
                <draw:g>
                  <svg:desc>heat3.G6:heat3.G6</svg:desc>
                </draw:g>
              </table:table-cell>
              <table:table-cell office:value-type="string">
                <text:p>exact [C] </text:p>
                <draw:g>
                  <svg:desc>heat3.F6:hea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heat3.E7:heat3.E31</svg:desc>
                </draw:g>
              </table:table-cell>
              <table:table-cell office:value-type="float" office:value="23.48127">
                <text:p>23.48127</text:p>
                <draw:g>
                  <svg:desc>heat3.G7:heat3.G31</svg:desc>
                </draw:g>
              </table:table-cell>
              <table:table-cell office:value-type="float" office:value="23.4812696329587">
                <text:p>23.4812696329587</text:p>
                <draw:g>
                  <svg:desc>heat3.F7:heat3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22.93101">
                <text:p>22.93101</text:p>
              </table:table-cell>
              <table:table-cell office:value-type="float" office:value="22.9310137295726">
                <text:p>22.931013729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2.38076">
                <text:p>22.38076</text:p>
              </table:table-cell>
              <table:table-cell office:value-type="float" office:value="22.3807578261865">
                <text:p>22.3807578261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">
                <text:p>0.007</text:p>
              </table:table-cell>
              <table:table-cell office:value-type="float" office:value="21.8305">
                <text:p>21.8305</text:p>
              </table:table-cell>
              <table:table-cell office:value-type="float" office:value="21.8305019228005">
                <text:p>21.8305019228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21.28025">
                <text:p>21.28025</text:p>
              </table:table-cell>
              <table:table-cell office:value-type="float" office:value="21.2802460194144">
                <text:p>21.280246019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20.72999">
                <text:p>20.72999</text:p>
              </table:table-cell>
              <table:table-cell office:value-type="float" office:value="20.7299901160283">
                <text:p>20.7299901160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20.17973">
                <text:p>20.17973</text:p>
              </table:table-cell>
              <table:table-cell office:value-type="float" office:value="20.1797342126423">
                <text:p>20.17973421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19.62948">
                <text:p>19.62948</text:p>
              </table:table-cell>
              <table:table-cell office:value-type="float" office:value="19.6294783092562">
                <text:p>19.6294783092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">
                <text:p>0.017</text:p>
              </table:table-cell>
              <table:table-cell office:value-type="float" office:value="19.07922">
                <text:p>19.07922</text:p>
              </table:table-cell>
              <table:table-cell office:value-type="float" office:value="19.0792224058701">
                <text:p>19.0792224058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18.52897">
                <text:p>18.52897</text:p>
              </table:table-cell>
              <table:table-cell office:value-type="float" office:value="18.5289665024841">
                <text:p>18.5289665024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">
                <text:p>0.021</text:p>
              </table:table-cell>
              <table:table-cell office:value-type="float" office:value="17.97871">
                <text:p>17.97871</text:p>
              </table:table-cell>
              <table:table-cell office:value-type="float" office:value="17.978710599098">
                <text:p>17.978710599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">
                <text:p>0.023</text:p>
              </table:table-cell>
              <table:table-cell office:value-type="float" office:value="17.42845">
                <text:p>17.42845</text:p>
              </table:table-cell>
              <table:table-cell office:value-type="float" office:value="17.4284546957119">
                <text:p>17.4284546957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">
                <text:p>0.025</text:p>
              </table:table-cell>
              <table:table-cell office:value-type="float" office:value="16.8782">
                <text:p>16.8782</text:p>
              </table:table-cell>
              <table:table-cell office:value-type="float" office:value="16.8781987923259">
                <text:p>16.8781987923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16.32794">
                <text:p>16.32794</text:p>
              </table:table-cell>
              <table:table-cell office:value-type="float" office:value="16.3279428889398">
                <text:p>16.3279428889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">
                <text:p>0.029</text:p>
              </table:table-cell>
              <table:table-cell office:value-type="float" office:value="15.77769">
                <text:p>15.77769</text:p>
              </table:table-cell>
              <table:table-cell office:value-type="float" office:value="15.7776869855537">
                <text:p>15.7776869855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15.22743">
                <text:p>15.22743</text:p>
              </table:table-cell>
              <table:table-cell office:value-type="float" office:value="15.2274310821676">
                <text:p>15.2274310821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">
                <text:p>0.033</text:p>
              </table:table-cell>
              <table:table-cell office:value-type="float" office:value="14.67718">
                <text:p>14.67718</text:p>
              </table:table-cell>
              <table:table-cell office:value-type="float" office:value="14.6771751787816">
                <text:p>14.6771751787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">
                <text:p>0.035</text:p>
              </table:table-cell>
              <table:table-cell office:value-type="float" office:value="14.12692">
                <text:p>14.12692</text:p>
              </table:table-cell>
              <table:table-cell office:value-type="float" office:value="14.1269192753955">
                <text:p>14.1269192753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">
                <text:p>0.037</text:p>
              </table:table-cell>
              <table:table-cell office:value-type="float" office:value="13.57666">
                <text:p>13.57666</text:p>
              </table:table-cell>
              <table:table-cell office:value-type="float" office:value="13.5766633720094">
                <text:p>13.5766633720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">
                <text:p>0.039</text:p>
              </table:table-cell>
              <table:table-cell office:value-type="float" office:value="13.02641">
                <text:p>13.02641</text:p>
              </table:table-cell>
              <table:table-cell office:value-type="float" office:value="13.0264074686234">
                <text:p>13.0264074686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">
                <text:p>0.041</text:p>
              </table:table-cell>
              <table:table-cell office:value-type="float" office:value="12.47615">
                <text:p>12.47615</text:p>
              </table:table-cell>
              <table:table-cell office:value-type="float" office:value="12.4761515652373">
                <text:p>12.4761515652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">
                <text:p>0.043</text:p>
              </table:table-cell>
              <table:table-cell office:value-type="float" office:value="11.9259">
                <text:p>11.9259</text:p>
              </table:table-cell>
              <table:table-cell office:value-type="float" office:value="11.9258956618512">
                <text:p>11.9258956618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11.37564">
                <text:p>11.37564</text:p>
              </table:table-cell>
              <table:table-cell office:value-type="float" office:value="11.3756397584652">
                <text:p>11.3756397584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7">
                <text:p>0.047</text:p>
              </table:table-cell>
              <table:table-cell office:value-type="float" office:value="10.82538">
                <text:p>10.82538</text:p>
              </table:table-cell>
              <table:table-cell office:value-type="float" office:value="10.8253838550791">
                <text:p>10.8253838550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9">
                <text:p>0.049</text:p>
              </table:table-cell>
              <table:table-cell office:value-type="float" office:value="10.27513">
                <text:p>10.27513</text:p>
              </table:table-cell>
              <table:table-cell office:value-type="float" office:value="10.275127951693">
                <text:p>10.2751279516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